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style style:name="ce3" style:family="table-cell" style:parent-style-name="Default" style:data-style-name="N0"/>
    <style:style style:name="ce4" style:family="table-cell" style:parent-style-name="Borde_32_derecho" style:data-style-name="N0">
      <style:table-cell-properties fo:border-top="none" fo:border-bottom="none" fo:border-left="none" fo:border-right="thin solid #185C6D" style:vertical-align="automatic" fo:background-color="#185C6D" style:repeat-content="false"/>
      <style:paragraph-properties fo:text-align="start" fo:margin-left="0.353cm"/>
      <style:text-properties fo:color="#FFFFFF"/>
    </style:style>
    <style:style style:name="ce5" style:family="table-cell" style:parent-style-name="Borde_32_superior" style:data-style-name="N0">
      <style:table-cell-properties fo:border-top="thin solid #185C6D" fo:border-bottom="none" fo:border-left="none" fo:border-right="none" style:vertical-align="middle"/>
      <style:text-properties fo:color="#185C6D" fo:font-size="12pt" style:font-size-asian="12pt" style:font-size-complex="12pt" fo:font-weight="bold" style:font-weight-asian="bold" style:font-weight-complex="bold"/>
    </style:style>
    <style:style style:name="ce6" style:family="table-cell" style:parent-style-name="Etiqueta" style:data-style-name="N0">
      <style:table-cell-properties style:vertical-align="middle" fo:background-color="transparent" style:cell-protect="protected"/>
      <style:text-properties fo:color="#185C6D" fo:font-weight="bold" style:font-weight-asian="bold" style:font-weight-complex="bold"/>
    </style:style>
    <style:style style:name="ce7"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style>
    <style:style style:name="ce8" style:family="table-cell" style:parent-style-name="Borde_32_superior" style:data-style-name="N0">
      <style:table-cell-properties fo:border-top="thin solid #185C6D" fo:border-bottom="none" fo:border-left="none" fo:border-right="none" style:vertical-align="middle" style:repeat-content="false"/>
      <style:paragraph-properties fo:text-align="start" fo:margin-left="0.353cm"/>
      <style:text-properties fo:color="#404040" fo:font-size="12pt" style:font-size-asian="12pt" style:font-size-complex="12pt"/>
    </style:style>
    <style:style style:name="ce9" style:family="table-cell" style:parent-style-name="T_237_tulo" style:data-style-name="N0">
      <style:table-cell-properties fo:border-top="none" fo:border-bottom="thin solid #185C6D" fo:border-left="none" fo:border-right="none" style:vertical-align="middle" style:repeat-content="false"/>
      <style:paragraph-properties fo:text-align="center"/>
      <style:text-properties fo:color="#185C6D" fo:font-size="18pt" style:font-size-asian="18pt" style:font-size-complex="18pt" fo:font-weight="bold" style:font-weight-asian="bold" style:font-weight-complex="bold"/>
    </style:style>
    <style:style style:name="ce10" style:family="table-cell" style:parent-style-name="Borde_32_superior" style:data-style-name="N0">
      <style:table-cell-properties style:vertical-align="automatic" fo:wrap-option="wrap"/>
      <style:text-properties fo:color="#000000"/>
    </style:style>
    <style:style style:name="ce11" style:family="table-cell" style:parent-style-name="Encabezado_32_4" style:data-style-name="N0">
      <style:table-cell-properties style:vertical-align="automatic"/>
      <style:text-properties fo:color="#185C6D" fo:font-size="12pt" style:font-size-asian="12pt" style:font-size-complex="12pt" fo:font-weight="bold" style:font-weight-asian="bold" style:font-weight-complex="bold"/>
    </style:style>
    <style:style style:name="ce12" style:family="table-cell" style:parent-style-name="T_237_tulo_32_2" style:data-style-name="N0">
      <style:table-cell-properties style:vertical-align="middle" style:repeat-content="false"/>
      <style:paragraph-properties fo:text-align="start" fo:margin-left="0.706cm"/>
      <style:text-properties fo:color="#185C6D" fo:font-size="17pt" style:font-size-asian="17pt" style:font-size-complex="17pt" fo:font-weight="bold" style:font-weight-asian="bold" style:font-weight-complex="bold"/>
    </style:style>
    <style:style style:name="ce13" style:family="table-cell" style:parent-style-name="T_237_tulo" style:data-style-name="N0">
      <style:table-cell-properties style:vertical-align="middle" style:repeat-content="false"/>
      <style:paragraph-properties fo:text-align="center"/>
      <style:text-properties fo:color="#185C6D" fo:font-size="18pt" style:font-size-asian="18pt" style:font-size-complex="18pt" fo:font-weight="bold" style:font-weight-asian="bold" style:font-weight-complex="bold"/>
    </style:style>
    <style:style style:name="ce14" style:family="table-cell" style:parent-style-name="Borde_32_derecho" style:data-style-name="N0">
      <style:table-cell-properties fo:border-top="none" fo:border-bottom="none" fo:border-left="none" fo:border-right="thin solid #185C6D" style:vertical-align="automatic" fo:wrap-option="wrap"/>
      <style:text-properties fo:color="#000000"/>
    </style:style>
    <style:style style:name="ce15" style:family="table-cell" style:parent-style-name="D_237_as_32_de_32_la_32_semana" style:data-style-name="N0">
      <style:table-cell-properties fo:border-top="none" fo:border-bottom="none" fo:border-left="thin solid #D7F0F7" fo:border-right="thin solid #FFFFFF" style:vertical-align="automatic" fo:background-color="#185C6D" style:cell-protect="protected" style:repeat-content="false"/>
      <style:paragraph-properties fo:text-align="start" fo:margin-left="0.353cm"/>
      <style:text-properties fo:color="#FFFFFF"/>
    </style:style>
    <style:style style:name="ce16" style:family="table-cell" style:parent-style-name="Encabezado_32_4" style:data-style-name="N0">
      <style:table-cell-properties style:vertical-align="automatic" fo:background-color="transparent"/>
      <style:text-properties fo:color="#185C6D" fo:font-size="12pt" style:font-size-asian="12pt" style:font-size-complex="12pt" fo:font-weight="bold" style:font-weight-asian="bold" style:font-weight-complex="bold"/>
    </style:style>
    <style:style style:name="ce17" style:family="table-cell" style:parent-style-name="T_237_tulo_32_3" style:data-style-name="N0">
      <style:table-cell-properties style:vertical-align="middle" style:repeat-content="false"/>
      <style:paragraph-properties fo:text-align="start" fo:margin-left="0cm"/>
      <style:text-properties fo:color="#185C6D" fo:font-size="12pt" style:font-size-asian="12pt" style:font-size-complex="12pt" fo:font-weight="bold" style:font-weight-asian="bold" style:font-weight-complex="bold"/>
    </style:style>
    <style:style style:name="ce18" style:family="table-cell" style:parent-style-name="Default" style:data-style-name="N0"/>
    <style:style style:name="ce19" style:family="table-cell" style:parent-style-name="Borde_32_inferior" style:data-style-name="N0">
      <style:table-cell-properties fo:border-top="none" fo:border-bottom="thin solid #185C6D" fo:border-left="none" fo:border-right="none" style:vertical-align="automatic" fo:wrap-option="wrap"/>
      <style:text-properties fo:color="#000000"/>
    </style:style>
    <style:style style:name="ce20" style:family="table-cell" style:parent-style-name="Encabezado_32_de_32_la_32_tabla_32_en_32_blanco" style:data-style-name="N0">
      <style:table-cell-properties style:cell-protect="protected"/>
      <style:text-properties fo:color="#FFFFFF"/>
    </style:style>
    <style:style style:name="ce21" style:family="table-cell" style:parent-style-name="Encabezado_32_4" style:data-style-name="N0">
      <style:table-cell-properties fo:border-top="none" fo:border-bottom="thin solid #185C6D" fo:border-left="none" fo:border-right="none" style:vertical-align="automatic"/>
      <style:text-properties fo:color="#185C6D" fo:font-size="12pt" style:font-size-asian="12pt" style:font-size-complex="12pt" fo:font-weight="bold" style:font-weight-asian="bold" style:font-weight-complex="bold"/>
    </style:style>
    <style:style style:name="ce22" style:family="table-cell" style:parent-style-name="Hora" style:data-style-name="N25">
      <style:table-cell-properties style:vertical-align="automatic" style:cell-protect="protected" style:repeat-content="false"/>
      <style:paragraph-properties fo:text-align="start" fo:margin-left="0.353cm"/>
      <style:text-properties fo:color="#000000"/>
    </style:style>
    <style:style style:name="ce23" style:family="table-cell" style:parent-style-name="Hora" style:data-style-name="N25">
      <style:table-cell-properties fo:border-top="none" fo:border-bottom="none" fo:border-left="thin solid #FFFFFF" fo:border-right="none" style:vertical-align="automatic" style:cell-protect="protected" style:repeat-content="false"/>
      <style:paragraph-properties fo:text-align="start" fo:margin-left="0.353cm"/>
      <style:text-properties fo:color="#000000"/>
    </style:style>
    <style:style style:name="ce24" style:family="table-cell" style:parent-style-name="Encabezado_32_1" style:data-style-name="N41">
      <style:table-cell-properties fo:border-top="thin solid #185C6D" fo:border-bottom="none" fo:border-left="none" fo:border-right="none" style:vertical-align="middle" style:repeat-content="false"/>
      <style:paragraph-properties fo:text-align="center"/>
      <style:text-properties fo:color="#185C6D" fo:font-size="24pt" style:font-size-asian="24pt" style:font-size-complex="24pt" fo:font-weight="bold" style:font-weight-asian="bold" style:font-weight-complex="bold"/>
    </style:style>
    <style:style style:name="ce25" style:family="table-cell" style:parent-style-name="Hora" style:data-style-name="N25">
      <style:table-cell-properties fo:border-top="thin solid #FFFFFF" fo:border-bottom="none" fo:border-left="thin solid #FFFFFF" fo:border-right="none" style:vertical-align="automatic" style:cell-protect="protected" style:repeat-content="false"/>
      <style:paragraph-properties fo:text-align="start" fo:margin-left="0.353cm"/>
      <style:text-properties fo:color="#000000"/>
    </style:style>
    <style:style style:name="ce26" style:family="table-cell" style:parent-style-name="D_237_as_32_de_32_la_32_semana" style:data-style-name="N0">
      <style:table-cell-properties fo:border-top="none" fo:border-bottom="none" fo:border-left="thin solid #D7F0F7" fo:border-right="thin solid #FFFFFF" style:vertical-align="automatic" fo:background-color="#185C6D" style:cell-protect="protected" style:repeat-content="false"/>
      <style:paragraph-properties fo:text-align="start" fo:margin-left="0.353cm"/>
      <style:text-properties fo:color="#FFFFFF"/>
    </style:style>
    <style:style style:name="ce27" style:family="table-cell" style:parent-style-name="Encabezado_32_de_32_la_32_tabla_32_en_32_blanco" style:data-style-name="N0">
      <style:table-cell-properties fo:border-top="none" fo:border-bottom="none" fo:border-left="none" fo:border-right="thin solid #185C6D" style:vertical-align="automatic" fo:wrap-option="wrap" style:cell-protect="protected"/>
      <style:text-properties fo:color="#FFFFFF"/>
    </style:style>
    <style:style style:name="ce28"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style>
    <style:style style:name="ce29"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style>
    <style:style style:name="ce30"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style>
    <style:style style:name="ce31"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style>
    <style:style style:name="ce32"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style>
    <style:style style:name="ce33" style:family="table-cell" style:parent-style-name="Encabezado_32_4" style:data-style-name="N0">
      <style:table-cell-properties fo:border-top="thin solid #185C6D" fo:border-bottom="none" fo:border-left="none" fo:border-right="none" style:vertical-align="automatic"/>
      <style:text-properties fo:color="#185C6D" fo:font-size="12pt" style:font-size-asian="12pt" style:font-size-complex="12pt" fo:font-weight="bold" style:font-weight-asian="bold" style:font-weight-complex="bold"/>
    </style:style>
    <style:style style:name="ce34" style:family="table-cell" style:parent-style-name="Hora" style:data-style-name="N25">
      <style:table-cell-properties style:vertical-align="automatic" style:cell-protect="protected" style:repeat-content="false"/>
      <style:paragraph-properties fo:text-align="start" fo:margin-left="0.353cm"/>
      <style:text-properties fo:color="#000000"/>
    </style:style>
    <style:style style:name="ce35" style:family="table-cell" style:parent-style-name="Encabezado_32_1" style:data-style-name="N41">
      <style:table-cell-properties style:vertical-align="middle" style:repeat-content="false"/>
      <style:paragraph-properties fo:text-align="center"/>
      <style:text-properties fo:color="#185C6D" fo:font-size="24pt" style:font-size-asian="24pt" style:font-size-complex="24pt" fo:font-weight="bold" style:font-weight-asian="bold" style:font-weight-complex="bold"/>
    </style:style>
    <style:style style:name="ce36" style:family="table-cell" style:parent-style-name="Hora" style:data-style-name="N25">
      <style:table-cell-properties style:vertical-align="automatic" style:cell-protect="protected" style:repeat-content="false"/>
      <style:paragraph-properties fo:text-align="start" fo:margin-left="0.353cm"/>
      <style:text-properties fo:color="#000000"/>
    </style:style>
    <style:style style:name="ce37" style:family="table-cell" style:parent-style-name="Hora" style:data-style-name="N25">
      <style:table-cell-properties style:vertical-align="automatic" style:cell-protect="protected" style:repeat-content="false"/>
      <style:paragraph-properties fo:text-align="start" fo:margin-left="0.353cm"/>
      <style:text-properties fo:color="#000000"/>
    </style:style>
    <style:style style:name="ce38" style:family="table-cell" style:parent-style-name="Hora" style:data-style-name="N25">
      <style:table-cell-properties fo:border-top="none" fo:border-bottom="none" fo:border-left="thin solid #FFFFFF" fo:border-right="none" style:vertical-align="automatic" style:cell-protect="protected" style:repeat-content="false"/>
      <style:paragraph-properties fo:text-align="start" fo:margin-left="0.353cm"/>
      <style:text-properties fo:color="#000000"/>
    </style:style>
    <style:style style:name="ce39" style:family="table-cell" style:parent-style-name="Hora" style:data-style-name="N25">
      <style:table-cell-properties fo:border-top="thin solid #FFFFFF" fo:border-bottom="none" fo:border-left="thin solid #FFFFFF" fo:border-right="none" style:vertical-align="automatic" style:cell-protect="protected" style:repeat-content="false"/>
      <style:paragraph-properties fo:text-align="start" fo:margin-left="0.353cm"/>
      <style:text-properties fo:color="#000000"/>
    </style:style>
    <style:style style:name="ce40" style:family="table-cell" style:parent-style-name="Fecha" style:data-style-name="N1">
      <style:table-cell-properties fo:border-top="none" fo:border-bottom="thin solid #185C6D" fo:border-left="none"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41" style:family="table-cell" style:parent-style-name="Fecha" style:data-style-name="N1">
      <style:table-cell-properties style:vertical-align="automatic" fo:background-color="transparent" style:cell-protect="protected" style:repeat-content="false"/>
      <style:paragraph-properties fo:text-align="center"/>
      <style:text-properties fo:font-weight="bold" style:font-weight-asian="bold" style:font-weight-complex="bold"/>
    </style:style>
    <style:style style:name="ce42" style:family="table-cell" style:parent-style-name="Fecha" style:data-style-name="N1">
      <style:table-cell-properties fo:border-top="thin solid #185C6D" fo:border-bottom="none" fo:border-left="none"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43" style:family="table-cell" style:parent-style-name="Encabezado_32_4" style:data-style-name="N0">
      <style:table-cell-properties fo:border-top="none" fo:border-bottom="thin solid #185C6D" fo:border-left="none" fo:border-right="none" style:vertical-align="automatic" fo:background-color="transparent"/>
      <style:text-properties fo:color="#185C6D" fo:font-size="12pt" style:font-size-asian="12pt" style:font-size-complex="12pt" fo:font-weight="bold" style:font-weight-asian="bold" style:font-weight-complex="bold"/>
    </style:style>
    <style:style style:name="ce44" style:family="table-cell" style:parent-style-name="Alineaci_243_n_32_del_32_calendario" style:data-style-name="N40">
      <style:table-cell-properties fo:border-top="none" fo:border-bottom="thin solid #185C6D" fo:border-left="none" fo:border-right="none" style:vertical-align="middle" fo:background-color="transparent" style:cell-protect="protected" style:repeat-content="false"/>
      <style:paragraph-properties fo:text-align="start" fo:margin-left="0.353cm"/>
      <style:text-properties fo:color="#404040" fo:font-size="12pt" style:font-size-asian="12pt" style:font-size-complex="12pt"/>
    </style:style>
    <style:style style:name="ce45"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style>
    <style:style style:name="ce46" style:family="table-cell" style:parent-style-name="Hora" style:data-style-name="N25">
      <style:table-cell-properties style:vertical-align="automatic" style:cell-protect="protected" style:repeat-content="false"/>
      <style:paragraph-properties fo:text-align="start" fo:margin-left="0.353cm"/>
      <style:text-properties fo:color="#000000"/>
    </style:style>
    <style:style style:name="ce47" style:family="table-cell" style:parent-style-name="Fecha" style:data-style-name="N1">
      <style:table-cell-properties style:vertical-align="automatic" fo:background-color="transparent" style:cell-protect="protected" style:repeat-content="false"/>
      <style:paragraph-properties fo:text-align="center"/>
      <style:text-properties fo:font-weight="bold" style:font-weight-asian="bold" style:font-weight-complex="bold"/>
    </style:style>
    <style:style style:name="ce48"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style>
    <style:style style:name="ce49" style:family="table-cell" style:parent-style-name="Hora" style:data-style-name="N25">
      <style:table-cell-properties style:vertical-align="automatic" style:cell-protect="protected" style:repeat-content="false"/>
      <style:paragraph-properties fo:text-align="start" fo:margin-left="0.353cm"/>
      <style:text-properties fo:color="#000000"/>
    </style:style>
    <style:style style:name="ce50" style:family="table-cell" style:parent-style-name="Encabezado_32_4" style:data-style-name="N0">
      <style:table-cell-properties style:vertical-align="automatic"/>
      <style:text-properties fo:color="#185C6D" fo:font-size="12pt" style:font-size-asian="12pt" style:font-size-complex="12pt" fo:font-weight="bold" style:font-weight-asian="bold" style:font-weight-complex="bold"/>
    </style:style>
    <style:style style:name="ce51"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style>
    <style:style style:name="ce52"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style>
    <style:style style:name="ce53" style:family="table-cell" style:parent-style-name="Default" style:data-style-name="N0">
      <style:table-cell-properties style:vertical-align="automatic" fo:wrap-option="wrap"/>
    </style:style>
    <style:style style:name="ce54" style:family="table-cell" style:parent-style-name="Default" style:data-style-name="N0">
      <style:table-cell-properties style:vertical-align="automatic" fo:wrap-option="wrap"/>
    </style:style>
    <style:style style:name="ce55" style:family="table-cell" style:parent-style-name="Borde_32_inferior" style:data-style-name="N0">
      <style:table-cell-properties fo:border-top="none" fo:border-bottom="thin solid #185C6D" fo:border-left="none" fo:border-right="none" style:vertical-align="automatic" fo:wrap-option="wrap"/>
      <style:text-properties fo:color="#404040" fo:font-size="10pt" style:font-size-asian="10pt" style:font-size-complex="10pt"/>
    </style:style>
    <style:style style:name="ce56" style:family="table-cell" style:parent-style-name="Default" style:data-style-name="N40">
      <style:table-cell-properties style:vertical-align="automatic" fo:wrap-option="wrap" fo:background-color="transparent"/>
      <style:text-properties fo:color="#404040" fo:font-size="12pt" style:font-size-asian="12pt" style:font-size-complex="12pt"/>
    </style:style>
    <style:style style:name="ce57" style:family="table-cell" style:parent-style-name="Borde_32_inferior" style:data-style-name="N25">
      <style:table-cell-properties fo:border-top="none" fo:border-bottom="thin solid #185C6D" fo:border-left="none" fo:border-right="none" style:vertical-align="automatic" fo:background-color="transparent"/>
    </style:style>
    <style:style style:name="ce58" style:family="table-cell" style:parent-style-name="Borde_32_superior" style:data-style-name="N0">
      <style:table-cell-properties fo:border-top="thin solid #185C6D" fo:border-bottom="none" fo:border-left="none" fo:border-right="none" style:vertical-align="automatic" fo:wrap-option="wrap"/>
      <style:text-properties fo:color="#000000"/>
    </style:style>
    <style:style style:name="ce59" style:family="table-cell" style:parent-style-name="Hora" style:data-style-name="N25">
      <style:table-cell-properties style:vertical-align="automatic" style:cell-protect="protected" style:repeat-content="false"/>
      <style:paragraph-properties fo:text-align="start" fo:margin-left="0.353cm"/>
      <style:text-properties fo:color="#000000"/>
    </style:style>
    <style:style style:name="ce60" style:family="table-cell" style:parent-style-name="Default" style:data-style-name="N0">
      <style:table-cell-properties fo:border-top="thin solid #185C6D" fo:border-bottom="none" fo:border-left="none" fo:border-right="none" style:vertical-align="automatic" fo:wrap-option="wrap"/>
    </style:style>
    <style:style style:name="ce61" style:family="table-cell" style:parent-style-name="Default" style:data-style-name="N0">
      <style:table-cell-properties style:vertical-align="automatic" fo:wrap-option="wrap"/>
    </style:style>
    <style:style style:name="ce62" style:family="table-cell" style:parent-style-name="D_237_as_32_de_32_la_32_semana" style:data-style-name="N0">
      <style:table-cell-properties fo:border-top="none" fo:border-bottom="none" fo:border-left="thin solid #D7F0F7" fo:border-right="none" style:vertical-align="automatic" fo:background-color="#185C6D" style:cell-protect="protected" style:repeat-content="false"/>
      <style:paragraph-properties fo:text-align="start" fo:margin-left="0.353cm"/>
      <style:text-properties fo:color="#FFFFFF"/>
    </style:style>
    <style:style style:name="ce63" style:family="table-cell" style:parent-style-name="D_237_as_32_de_32_la_32_semana" style:data-style-name="N0">
      <style:table-cell-properties fo:border-top="none" fo:border-bottom="none" fo:border-left="none" fo:border-right="thin solid #D7F0F7" style:vertical-align="automatic" fo:background-color="#185C6D" style:cell-protect="protected" style:repeat-content="false"/>
      <style:paragraph-properties fo:text-align="start" fo:margin-left="0.353cm"/>
      <style:text-properties fo:color="#FFFFFF"/>
    </style:style>
    <style:style style:name="ce64" style:family="table-cell" style:parent-style-name="Hora" style:data-style-name="N25">
      <style:table-cell-properties fo:border-top="none" fo:border-bottom="none" fo:border-left="thin solid #FFFFFF" fo:border-right="thin solid #FFFFFF" style:vertical-align="automatic" style:cell-protect="protected" style:repeat-content="false"/>
      <style:paragraph-properties fo:text-align="start" fo:margin-left="0.353cm"/>
      <style:text-properties fo:color="#000000"/>
    </style:style>
    <style:style style:name="ce65"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style>
    <style:style style:name="ce66" style:family="table-cell" style:parent-style-name="Hora" style:data-style-name="N25">
      <style:table-cell-properties fo:border-top="none" fo:border-bottom="none" fo:border-left="thin solid #FFFFFF" fo:border-right="none" style:vertical-align="automatic" style:cell-protect="protected" style:repeat-content="false"/>
      <style:paragraph-properties fo:text-align="start" fo:margin-left="0.353cm"/>
      <style:text-properties fo:color="#000000"/>
    </style:style>
    <style:style style:name="ce67"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style>
    <style:style style:name="ce68" style:family="table-cell" style:parent-style-name="Hora" style:data-style-name="N25">
      <style:table-cell-properties style:vertical-align="automatic" style:cell-protect="protected" style:repeat-content="false"/>
      <style:paragraph-properties fo:text-align="start" fo:margin-left="0.353cm"/>
      <style:text-properties fo:color="#000000"/>
    </style:style>
    <style:style style:name="ce69"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style>
    <style:style style:name="ce70" style:family="table-cell" style:parent-style-name="Hora" style:data-style-name="N25">
      <style:table-cell-properties style:vertical-align="automatic" style:cell-protect="protected" style:repeat-content="false"/>
      <style:paragraph-properties fo:text-align="start" fo:margin-left="0.353cm"/>
      <style:text-properties fo:color="#000000"/>
    </style:style>
    <style:style style:name="ce71" style:family="table-cell" style:parent-style-name="Hora" style:data-style-name="N25">
      <style:table-cell-properties fo:border-top="none" fo:border-bottom="none" fo:border-left="thin solid #FFFFFF" fo:border-right="thin solid #FFFFFF" style:vertical-align="automatic" style:cell-protect="protected" style:repeat-content="false"/>
      <style:paragraph-properties fo:text-align="start" fo:margin-left="0.353cm"/>
      <style:text-properties fo:color="#000000"/>
    </style:style>
    <style:style style:name="ce72" style:family="table-cell" style:parent-style-name="Hora" style:data-style-name="N25">
      <style:table-cell-properties fo:border-top="none" fo:border-bottom="none" fo:border-left="thin solid #FFFFFF" fo:border-right="none" style:vertical-align="automatic" style:cell-protect="protected" style:repeat-content="false"/>
      <style:paragraph-properties fo:text-align="center"/>
      <style:text-properties fo:color="#000000"/>
    </style:style>
    <style:style style:name="ce73" style:family="table-cell" style:parent-style-name="Hora" style:data-style-name="N25">
      <style:table-cell-properties fo:border-top="none" fo:border-bottom="none" fo:border-left="none" fo:border-right="thin solid #FFFFFF" style:vertical-align="automatic" style:cell-protect="protected" style:repeat-content="false"/>
      <style:paragraph-properties fo:text-align="center"/>
      <style:text-properties fo:color="#000000"/>
    </style:style>
    <style:style style:name="ce74" style:family="table-cell" style:parent-style-name="Hora" style:data-style-name="N25">
      <style:table-cell-properties fo:border-top="none" fo:border-bottom="none" fo:border-left="thin solid #FFFFFF" fo:border-right="thin solid #FFFFFF" style:vertical-align="automatic" style:cell-protect="protected" style:repeat-content="false"/>
      <style:paragraph-properties fo:text-align="center"/>
      <style:text-properties fo:color="#000000"/>
    </style:style>
    <style:style style:name="ce75" style:family="table-cell" style:parent-style-name="Default" style:data-style-name="N0">
      <style:table-cell-properties fo:background-color="#F2F2F2"/>
      <style:text-properties fo:color="#FF0000"/>
    </style:style>
    <style:style style:name="ce76" style:family="table-cell" style:parent-style-name="Fecha" style:data-style-name="N1">
      <style:table-cell-properties fo:border-top="thin solid #185C6D" fo:border-bottom="none" fo:border-left="none" fo:border-right="none" style:vertical-align="automatic" fo:background-color="transparent" style:cell-protect="protected" style:repeat-content="false"/>
      <style:paragraph-properties fo:text-align="start" fo:margin-left="0cm"/>
      <style:text-properties fo:font-weight="bold" style:font-weight-asian="bold" style:font-weight-complex="bold"/>
    </style:style>
    <style:style style:name="ce77" style:family="table-cell" style:parent-style-name="Fecha" style:data-style-name="N1">
      <style:table-cell-properties style:vertical-align="automatic" fo:background-color="transparent" style:cell-protect="protected" style:repeat-content="false"/>
      <style:paragraph-properties fo:text-align="start" fo:margin-left="0cm"/>
      <style:text-properties fo:font-weight="bold" style:font-weight-asian="bold" style:font-weight-complex="bold"/>
    </style:style>
    <style:style style:name="ce78" style:family="table-cell" style:parent-style-name="Fecha" style:data-style-name="N1">
      <style:table-cell-properties fo:border-top="none" fo:border-bottom="thin solid #185C6D" fo:border-left="none" fo:border-right="none" style:vertical-align="automatic" fo:background-color="transparent" style:cell-protect="protected" style:repeat-content="false"/>
      <style:paragraph-properties fo:text-align="start" fo:margin-left="0cm"/>
      <style:text-properties fo:font-weight="bold" style:font-weight-asian="bold" style:font-weight-complex="bold"/>
    </style:style>
    <style:style style:name="ce79" style:family="table-cell" style:parent-style-name="D_237_as_32_de_32_la_32_semana" style:data-style-name="N0">
      <style:table-cell-properties fo:border-top="none" fo:border-bottom="none" fo:border-left="thin solid #D7F0F7" fo:border-right="thin solid #D7F0F7" style:vertical-align="automatic" fo:background-color="#185C6D" style:cell-protect="protected" style:repeat-content="false"/>
      <style:paragraph-properties fo:text-align="start" fo:margin-left="0.353cm"/>
      <style:text-properties fo:color="#FFFFFF"/>
    </style:style>
    <style:style style:name="co1" style:family="table-column">
      <style:table-column-properties fo:break-before="auto" style:column-width="0.555625cm"/>
    </style:style>
    <style:style style:name="co2" style:family="table-column">
      <style:table-column-properties fo:break-before="auto" style:column-width="4.365625cm"/>
    </style:style>
    <style:style style:name="co3" style:family="table-column">
      <style:table-column-properties fo:break-before="auto" style:column-width="2.24895833333333cm"/>
    </style:style>
    <style:style style:name="co4" style:family="table-column">
      <style:table-column-properties fo:break-before="auto" style:column-width="14.9489583333333cm"/>
    </style:style>
    <style:style style:name="co5" style:family="table-column">
      <style:table-column-properties fo:break-before="auto" style:column-width="1.825625cm"/>
    </style:style>
    <style:style style:name="ro1" style:family="table-row">
      <style:table-row-properties style:row-height="30pt" style:use-optimal-row-height="false" fo:break-before="auto"/>
    </style:style>
    <style:style style:name="ta1" style:family="table" style:master-page-name="mp1">
      <style:table-properties table:display="true" style:writing-mode="lr-tb"/>
    </style:style>
    <style:style style:name="ce80"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DAY([.C3])&gt;8)" style:apply-style-name="cf1" style:base-cell-address="Ene.C3"/>
      <style:map style:condition="of:is-true-formula(VLOOKUP(DAY([.C3]);$$AssignmentDays;1;FALSE)=DAY([.C3]))" style:apply-style-name="cf2" style:base-cell-address="Ene.C3"/>
    </style:style>
    <style:style style:name="ce81"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VLOOKUP(DAY([.C3]);$$AssignmentDays;1;FALSE)=DAY([.C3]))" style:apply-style-name="cf2" style:base-cell-address="Ene.C3"/>
    </style:style>
    <style:style style:name="ce82"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AND(DAY([.C7])&gt;=1;DAY([.C7])&lt;=15))" style:apply-style-name="cf1" style:base-cell-address="Ene.C7"/>
      <style:map style:condition="of:is-true-formula(VLOOKUP(DAY([.C3]);$$AssignmentDays;1;FALSE)=DAY([.C3]))" style:apply-style-name="cf2" style:base-cell-address="Ene.C3"/>
    </style:style>
    <style:style style:name="ce83" style:family="table-cell" style:parent-style-name="Alineaci_243_n_32_del_32_calendario" style:data-style-name="N40">
      <style:table-cell-properties fo:border-top="none" fo:border-bottom="thin solid #185C6D" fo:border-left="none" fo:border-right="none"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AND(DAY([.C7])&gt;=1;DAY([.C7])&lt;=15))" style:apply-style-name="cf1" style:base-cell-address="Ene.C7"/>
      <style:map style:condition="of:is-true-formula(VLOOKUP(DAY([.C3]);$$AssignmentDays;1;FALSE)=DAY([.C3]))" style:apply-style-name="cf2" style:base-cell-address="Ene.C3"/>
    </style:style>
    <style:style style:name="ce84" style:family="table-cell" style:parent-style-name="Hora" style:data-style-name="N25">
      <style:table-cell-properties style:vertical-align="automatic" style:cell-protect="protected" style:repeat-content="false"/>
      <style:paragraph-properties fo:text-align="start" fo:margin-left="0.353cm"/>
      <style:text-properties fo:color="#000000"/>
      <style:map style:condition="of:is-true-formula(COLUMN([.B11])&gt;2)" style:apply-style-name="cf6" style:base-cell-address="Ene.B12"/>
      <style:map style:condition="of:is-true-formula([.B12]&lt;&gt;&quot;&quot;)" style:apply-style-name="cf3" style:base-cell-address="Ene.B12"/>
    </style:style>
    <style:style style:name="ce85" style:family="table-cell" style:parent-style-name="Hora" style:data-style-name="N25">
      <style:table-cell-properties fo:border-top="none" fo:border-bottom="none" fo:border-left="thin solid #FFFFFF" fo:border-right="thin solid #FFFFFF" style:vertical-align="automatic" style:cell-protect="protected" style:repeat-content="false"/>
      <style:paragraph-properties fo:text-align="start" fo:margin-left="0.353cm"/>
      <style:text-properties fo:color="#000000"/>
      <style:map style:condition="of:is-true-formula(COLUMN([.B11])&gt;2)" style:apply-style-name="cf6" style:base-cell-address="Ene.B12"/>
      <style:map style:condition="of:is-true-formula([.B12]&lt;&gt;&quot;&quot;)" style:apply-style-name="cf3" style:base-cell-address="Ene.B12"/>
    </style:style>
    <style:style style:name="ce86" style:family="table-cell" style:parent-style-name="Hora" style:data-style-name="N25">
      <style:table-cell-properties fo:border-top="none"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1])&gt;2)" style:apply-style-name="cf6" style:base-cell-address="Ene.B12"/>
      <style:map style:condition="of:is-true-formula([.B12]&lt;&gt;&quot;&quot;)" style:apply-style-name="cf3" style:base-cell-address="Ene.B12"/>
    </style:style>
    <style:style style:name="ce87" style:family="table-cell" style:parent-style-name="Hora" style:data-style-name="N25">
      <style:table-cell-properties style:vertical-align="automatic" style:cell-protect="protected" style:repeat-content="false"/>
      <style:paragraph-properties fo:text-align="start" fo:margin-left="0.353cm"/>
      <style:text-properties fo:color="#000000"/>
      <style:map style:condition="of:is-true-formula(COLUMN([.B11])&gt;2)" style:apply-style-name="cf6" style:base-cell-address="Ene.B12"/>
      <style:map style:condition="of:is-true-formula([.B12]&lt;&gt;&quot;&quot;)" style:apply-style-name="cf3" style:base-cell-address="Ene.B12"/>
    </style:style>
    <style:style style:name="ce88"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1])&gt;2)" style:apply-style-name="cf6" style:base-cell-address="Ene.B12"/>
      <style:map style:condition="of:is-true-formula(COLUMN([.B12])&gt;=2)" style:apply-style-name="cf5" style:base-cell-address="Ene.B13"/>
      <style:map style:condition="of:is-true-formula([.B13]&lt;&gt;&quot;&quot;)" style:apply-style-name="cf4" style:base-cell-address="Ene.B13"/>
    </style:style>
    <style:style style:name="ce89"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1])&gt;2)" style:apply-style-name="cf6" style:base-cell-address="Ene.B12"/>
      <style:map style:condition="of:is-true-formula(COLUMN([.B12])&gt;=2)" style:apply-style-name="cf5" style:base-cell-address="Ene.B13"/>
      <style:map style:condition="of:is-true-formula([.B13]&lt;&gt;&quot;&quot;)" style:apply-style-name="cf4" style:base-cell-address="Ene.B13"/>
    </style:style>
    <style:style style:name="ce90"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1])&gt;2)" style:apply-style-name="cf6" style:base-cell-address="Ene.B12"/>
      <style:map style:condition="of:is-true-formula(COLUMN([.B12])&gt;=2)" style:apply-style-name="cf5" style:base-cell-address="Ene.B13"/>
      <style:map style:condition="of:is-true-formula([.B13]&lt;&gt;&quot;&quot;)" style:apply-style-name="cf4" style:base-cell-address="Ene.B13"/>
    </style:style>
    <style:style style:name="ce91"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1])&gt;2)" style:apply-style-name="cf6" style:base-cell-address="Ene.B12"/>
      <style:map style:condition="of:is-true-formula(COLUMN([.B12])&gt;=2)" style:apply-style-name="cf5" style:base-cell-address="Ene.B13"/>
      <style:map style:condition="of:is-true-formula([.B13]&lt;&gt;&quot;&quot;)" style:apply-style-name="cf4" style:base-cell-address="Ene.B13"/>
    </style:style>
    <style:style style:name="ce92" style:family="table-cell" style:parent-style-name="Hora" style:data-style-name="N25">
      <style:table-cell-properties style:vertical-align="automatic" style:cell-protect="protected" style:repeat-content="false"/>
      <style:paragraph-properties fo:text-align="start" fo:margin-left="0.353cm"/>
      <style:text-properties fo:color="#000000"/>
      <style:map style:condition="of:is-true-formula(COLUMN([.B11])&gt;2)" style:apply-style-name="cf6" style:base-cell-address="Ene.B12"/>
      <style:map style:condition="of:is-true-formula([.B12]&lt;&gt;&quot;&quot;)" style:apply-style-name="cf3" style:base-cell-address="Ene.B12"/>
    </style:style>
    <style:style style:name="ce93" style:family="table-cell" style:parent-style-name="Hora" style:data-style-name="N25">
      <style:table-cell-properties style:vertical-align="automatic" style:cell-protect="protected" style:repeat-content="false"/>
      <style:paragraph-properties fo:text-align="start" fo:margin-left="0.353cm"/>
      <style:text-properties fo:color="#000000"/>
      <style:map style:condition="of:is-true-formula(COLUMN([.B11])&gt;2)" style:apply-style-name="cf6" style:base-cell-address="Ene.B12"/>
      <style:map style:condition="of:is-true-formula([.B12]&lt;&gt;&quot;&quot;)" style:apply-style-name="cf3" style:base-cell-address="Ene.B12"/>
    </style:style>
    <style:style style:name="ce94"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1])&gt;2)" style:apply-style-name="cf6" style:base-cell-address="Ene.B12"/>
      <style:map style:condition="of:is-true-formula([.B13]&lt;&gt;&quot;&quot;)" style:apply-style-name="cf4" style:base-cell-address="Ene.B13"/>
    </style:style>
    <style:style style:name="ce95"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1])&gt;2)" style:apply-style-name="cf6" style:base-cell-address="Ene.B12"/>
      <style:map style:condition="of:is-true-formula([.B13]&lt;&gt;&quot;&quot;)" style:apply-style-name="cf4" style:base-cell-address="Ene.B13"/>
    </style:style>
    <style:style style:name="ce96"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1])&gt;2)" style:apply-style-name="cf6" style:base-cell-address="Ene.B12"/>
      <style:map style:condition="of:is-true-formula([.B13]&lt;&gt;&quot;&quot;)" style:apply-style-name="cf4" style:base-cell-address="Ene.B13"/>
    </style:style>
    <style:style style:name="ce97"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DAY([.C3])&gt;8)" style:apply-style-name="cf1" style:base-cell-address="Feb.C3"/>
      <style:map style:condition="of:is-true-formula(VLOOKUP(DAY([.C3]);$$AssignmentDays;1;FALSE)=DAY([.C3]))" style:apply-style-name="cf2" style:base-cell-address="Feb.C3"/>
    </style:style>
    <style:style style:name="ce98"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VLOOKUP(DAY([.C3]);$$AssignmentDays;1;FALSE)=DAY([.C3]))" style:apply-style-name="cf2" style:base-cell-address="Feb.C3"/>
    </style:style>
    <style:style style:name="ce99"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AND(DAY([.C7])&gt;=1;DAY([.C7])&lt;=15))" style:apply-style-name="cf1" style:base-cell-address="Feb.C7"/>
      <style:map style:condition="of:is-true-formula(VLOOKUP(DAY([.C3]);$$AssignmentDays;1;FALSE)=DAY([.C3]))" style:apply-style-name="cf2" style:base-cell-address="Feb.C3"/>
    </style:style>
    <style:style style:name="ce100" style:family="table-cell" style:parent-style-name="Hora" style:data-style-name="N25">
      <style:table-cell-properties style:vertical-align="automatic" style:cell-protect="protected" style:repeat-content="false"/>
      <style:paragraph-properties fo:text-align="start" fo:margin-left="0.353cm"/>
      <style:text-properties fo:color="#000000"/>
      <style:map style:condition="of:is-true-formula(COLUMN([.B12])&gt;2)" style:apply-style-name="cf6" style:base-cell-address="Feb.B12"/>
      <style:map style:condition="of:is-true-formula([.B12]&lt;&gt;&quot;&quot;)" style:apply-style-name="cf3" style:base-cell-address="Feb.B12"/>
    </style:style>
    <style:style style:name="ce101" style:family="table-cell" style:parent-style-name="Hora" style:data-style-name="N25">
      <style:table-cell-properties fo:border-top="none" fo:border-bottom="none" fo:border-left="thin solid #FFFFFF" fo:border-right="thin solid #FFFFFF" style:vertical-align="automatic" style:cell-protect="protected" style:repeat-content="false"/>
      <style:paragraph-properties fo:text-align="start" fo:margin-left="0.353cm"/>
      <style:text-properties fo:color="#000000"/>
      <style:map style:condition="of:is-true-formula(COLUMN([.B12])&gt;2)" style:apply-style-name="cf6" style:base-cell-address="Feb.B12"/>
      <style:map style:condition="of:is-true-formula([.B12]&lt;&gt;&quot;&quot;)" style:apply-style-name="cf3" style:base-cell-address="Feb.B12"/>
    </style:style>
    <style:style style:name="ce102" style:family="table-cell" style:parent-style-name="Hora" style:data-style-name="N25">
      <style:table-cell-properties fo:border-top="none"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2])&gt;2)" style:apply-style-name="cf6" style:base-cell-address="Feb.B12"/>
      <style:map style:condition="of:is-true-formula([.B12]&lt;&gt;&quot;&quot;)" style:apply-style-name="cf3" style:base-cell-address="Feb.B12"/>
    </style:style>
    <style:style style:name="ce103"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Feb.B12"/>
      <style:map style:condition="of:is-true-formula(COLUMN([.B12])&gt;=2)" style:apply-style-name="cf5" style:base-cell-address="Feb.B13"/>
      <style:map style:condition="of:is-true-formula([.B13]&lt;&gt;&quot;&quot;)" style:apply-style-name="cf7" style:base-cell-address="Feb.B13"/>
    </style:style>
    <style:style style:name="ce104"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Feb.B12"/>
      <style:map style:condition="of:is-true-formula(COLUMN([.B12])&gt;=2)" style:apply-style-name="cf5" style:base-cell-address="Feb.B13"/>
      <style:map style:condition="of:is-true-formula([.B13]&lt;&gt;&quot;&quot;)" style:apply-style-name="cf7" style:base-cell-address="Feb.B13"/>
    </style:style>
    <style:style style:name="ce105"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Feb.B12"/>
      <style:map style:condition="of:is-true-formula(COLUMN([.B12])&gt;=2)" style:apply-style-name="cf5" style:base-cell-address="Feb.B13"/>
      <style:map style:condition="of:is-true-formula([.B13]&lt;&gt;&quot;&quot;)" style:apply-style-name="cf7" style:base-cell-address="Feb.B13"/>
    </style:style>
    <style:style style:name="ce106"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Feb.B12"/>
      <style:map style:condition="of:is-true-formula(COLUMN([.B12])&gt;=2)" style:apply-style-name="cf5" style:base-cell-address="Feb.B13"/>
      <style:map style:condition="of:is-true-formula([.B13]&lt;&gt;&quot;&quot;)" style:apply-style-name="cf7" style:base-cell-address="Feb.B13"/>
    </style:style>
    <style:style style:name="ce107" style:family="table-cell" style:parent-style-name="Hora" style:data-style-name="N25">
      <style:table-cell-properties style:vertical-align="automatic" style:cell-protect="protected" style:repeat-content="false"/>
      <style:paragraph-properties fo:text-align="start" fo:margin-left="0.353cm"/>
      <style:text-properties fo:color="#000000"/>
      <style:map style:condition="of:is-true-formula(COLUMN([.B12])&gt;2)" style:apply-style-name="cf6" style:base-cell-address="Feb.B12"/>
      <style:map style:condition="of:is-true-formula([.B12]&lt;&gt;&quot;&quot;)" style:apply-style-name="cf3" style:base-cell-address="Feb.B12"/>
    </style:style>
    <style:style style:name="ce108" style:family="table-cell" style:parent-style-name="Hora" style:data-style-name="N25">
      <style:table-cell-properties fo:border-top="thin solid #FFFFFF"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2])&gt;2)" style:apply-style-name="cf6" style:base-cell-address="Feb.B12"/>
      <style:map style:condition="of:is-true-formula([.B12]&lt;&gt;&quot;&quot;)" style:apply-style-name="cf3" style:base-cell-address="Feb.B12"/>
    </style:style>
    <style:style style:name="ce109"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map style:condition="of:is-true-formula(COLUMN([.B12])&gt;2)" style:apply-style-name="cf6" style:base-cell-address="Feb.B12"/>
      <style:map style:condition="of:is-true-formula([.B13]&lt;&gt;&quot;&quot;)" style:apply-style-name="cf7" style:base-cell-address="Feb.B13"/>
    </style:style>
    <style:style style:name="ce110"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map style:condition="of:is-true-formula(COLUMN([.B12])&gt;2)" style:apply-style-name="cf6" style:base-cell-address="Feb.B12"/>
      <style:map style:condition="of:is-true-formula([.B13]&lt;&gt;&quot;&quot;)" style:apply-style-name="cf7" style:base-cell-address="Feb.B13"/>
    </style:style>
    <style:style style:name="ce111"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Feb.B12"/>
      <style:map style:condition="of:is-true-formula([.B13]&lt;&gt;&quot;&quot;)" style:apply-style-name="cf7" style:base-cell-address="Feb.B13"/>
    </style:style>
    <style:style style:name="ce112"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DAY([.C3])&gt;8)" style:apply-style-name="cf1" style:base-cell-address="Mar.C3"/>
      <style:map style:condition="of:is-true-formula(VLOOKUP(DAY([.C3]);$$AssignmentDays;1;FALSE)=DAY([.C3]))" style:apply-style-name="cf2" style:base-cell-address="Mar.C3"/>
    </style:style>
    <style:style style:name="ce113"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VLOOKUP(DAY([.C3]);$$AssignmentDays;1;FALSE)=DAY([.C3]))" style:apply-style-name="cf2" style:base-cell-address="Mar.C3"/>
    </style:style>
    <style:style style:name="ce114"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AND(DAY([.C7])&gt;=1;DAY([.C7])&lt;=15))" style:apply-style-name="cf1" style:base-cell-address="Mar.C7"/>
      <style:map style:condition="of:is-true-formula(VLOOKUP(DAY([.C3]);$$AssignmentDays;1;FALSE)=DAY([.C3]))" style:apply-style-name="cf2" style:base-cell-address="Mar.C3"/>
    </style:style>
    <style:style style:name="ce115" style:family="table-cell" style:parent-style-name="Hora" style:data-style-name="N25">
      <style:table-cell-properties style:vertical-align="automatic" style:cell-protect="protected" style:repeat-content="false"/>
      <style:paragraph-properties fo:text-align="start" fo:margin-left="0.353cm"/>
      <style:text-properties fo:color="#000000"/>
      <style:map style:condition="of:is-true-formula(COLUMN([.B12])&gt;2)" style:apply-style-name="cf6" style:base-cell-address="Mar.B12"/>
      <style:map style:condition="of:is-true-formula([.B12]&lt;&gt;&quot;&quot;)" style:apply-style-name="cf3" style:base-cell-address="Mar.B12"/>
    </style:style>
    <style:style style:name="ce116" style:family="table-cell" style:parent-style-name="Hora" style:data-style-name="N25">
      <style:table-cell-properties fo:border-top="none" fo:border-bottom="none" fo:border-left="thin solid #FFFFFF" fo:border-right="thin solid #FFFFFF" style:vertical-align="automatic" style:cell-protect="protected" style:repeat-content="false"/>
      <style:paragraph-properties fo:text-align="start" fo:margin-left="0.353cm"/>
      <style:text-properties fo:color="#000000"/>
      <style:map style:condition="of:is-true-formula(COLUMN([.B12])&gt;2)" style:apply-style-name="cf6" style:base-cell-address="Mar.B12"/>
      <style:map style:condition="of:is-true-formula([.B12]&lt;&gt;&quot;&quot;)" style:apply-style-name="cf3" style:base-cell-address="Mar.B12"/>
    </style:style>
    <style:style style:name="ce117" style:family="table-cell" style:parent-style-name="Hora" style:data-style-name="N25">
      <style:table-cell-properties fo:border-top="none"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2])&gt;2)" style:apply-style-name="cf6" style:base-cell-address="Mar.B12"/>
      <style:map style:condition="of:is-true-formula([.B12]&lt;&gt;&quot;&quot;)" style:apply-style-name="cf3" style:base-cell-address="Mar.B12"/>
    </style:style>
    <style:style style:name="ce118"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Mar.B12"/>
      <style:map style:condition="of:is-true-formula(COLUMN([.B12])&gt;=2)" style:apply-style-name="cf5" style:base-cell-address="Mar.B13"/>
      <style:map style:condition="of:is-true-formula([.B13]&lt;&gt;&quot;&quot;)" style:apply-style-name="cf7" style:base-cell-address="Mar.B13"/>
    </style:style>
    <style:style style:name="ce119"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Mar.B12"/>
      <style:map style:condition="of:is-true-formula(COLUMN([.B12])&gt;=2)" style:apply-style-name="cf5" style:base-cell-address="Mar.B13"/>
      <style:map style:condition="of:is-true-formula([.B13]&lt;&gt;&quot;&quot;)" style:apply-style-name="cf7" style:base-cell-address="Mar.B13"/>
    </style:style>
    <style:style style:name="ce120"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Mar.B12"/>
      <style:map style:condition="of:is-true-formula(COLUMN([.B12])&gt;=2)" style:apply-style-name="cf5" style:base-cell-address="Mar.B13"/>
      <style:map style:condition="of:is-true-formula([.B13]&lt;&gt;&quot;&quot;)" style:apply-style-name="cf7" style:base-cell-address="Mar.B13"/>
    </style:style>
    <style:style style:name="ce121"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Mar.B12"/>
      <style:map style:condition="of:is-true-formula(COLUMN([.B12])&gt;=2)" style:apply-style-name="cf5" style:base-cell-address="Mar.B13"/>
      <style:map style:condition="of:is-true-formula([.B13]&lt;&gt;&quot;&quot;)" style:apply-style-name="cf7" style:base-cell-address="Mar.B13"/>
    </style:style>
    <style:style style:name="ce122" style:family="table-cell" style:parent-style-name="Hora" style:data-style-name="N25">
      <style:table-cell-properties fo:border-top="thin solid #FFFFFF"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2])&gt;2)" style:apply-style-name="cf6" style:base-cell-address="Mar.B12"/>
      <style:map style:condition="of:is-true-formula([.B12]&lt;&gt;&quot;&quot;)" style:apply-style-name="cf3" style:base-cell-address="Mar.B12"/>
    </style:style>
    <style:style style:name="ce123"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Mar.B12"/>
      <style:map style:condition="of:is-true-formula([.B13]&lt;&gt;&quot;&quot;)" style:apply-style-name="cf7" style:base-cell-address="Mar.B13"/>
    </style:style>
    <style:style style:name="ce124"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Mar.B12"/>
      <style:map style:condition="of:is-true-formula([.B13]&lt;&gt;&quot;&quot;)" style:apply-style-name="cf7" style:base-cell-address="Mar.B13"/>
    </style:style>
    <style:style style:name="ce125"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Mar.B12"/>
      <style:map style:condition="of:is-true-formula([.B13]&lt;&gt;&quot;&quot;)" style:apply-style-name="cf7" style:base-cell-address="Mar.B13"/>
    </style:style>
    <style:style style:name="ce126"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DAY([.C3])&gt;8)" style:apply-style-name="cf1" style:base-cell-address="Abr.C3"/>
      <style:map style:condition="of:is-true-formula(VLOOKUP(DAY([.C3]);$$AssignmentDays;1;FALSE)=DAY([.C3]))" style:apply-style-name="cf2" style:base-cell-address="Abr.C3"/>
    </style:style>
    <style:style style:name="ce127"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VLOOKUP(DAY([.C3]);$$AssignmentDays;1;FALSE)=DAY([.C3]))" style:apply-style-name="cf2" style:base-cell-address="Abr.C3"/>
    </style:style>
    <style:style style:name="ce128"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AND(DAY([.C7])&gt;=1;DAY([.C7])&lt;=15))" style:apply-style-name="cf1" style:base-cell-address="Abr.C7"/>
      <style:map style:condition="of:is-true-formula(VLOOKUP(DAY([.C3]);$$AssignmentDays;1;FALSE)=DAY([.C3]))" style:apply-style-name="cf2" style:base-cell-address="Abr.C3"/>
    </style:style>
    <style:style style:name="ce129" style:family="table-cell" style:parent-style-name="Hora" style:data-style-name="N25">
      <style:table-cell-properties style:vertical-align="automatic" style:cell-protect="protected" style:repeat-content="false"/>
      <style:paragraph-properties fo:text-align="start" fo:margin-left="0.353cm"/>
      <style:text-properties fo:color="#000000"/>
      <style:map style:condition="of:is-true-formula(COLUMN([.B12])&gt;2)" style:apply-style-name="cf6" style:base-cell-address="Abr.B12"/>
      <style:map style:condition="of:is-true-formula([.B12]&lt;&gt;&quot;&quot;)" style:apply-style-name="cf3" style:base-cell-address="Abr.B12"/>
    </style:style>
    <style:style style:name="ce130" style:family="table-cell" style:parent-style-name="Hora" style:data-style-name="N25">
      <style:table-cell-properties fo:border-top="none" fo:border-bottom="none" fo:border-left="thin solid #FFFFFF" fo:border-right="thin solid #FFFFFF" style:vertical-align="automatic" style:cell-protect="protected" style:repeat-content="false"/>
      <style:paragraph-properties fo:text-align="start" fo:margin-left="0.353cm"/>
      <style:text-properties fo:color="#000000"/>
      <style:map style:condition="of:is-true-formula(COLUMN([.B12])&gt;2)" style:apply-style-name="cf6" style:base-cell-address="Abr.B12"/>
      <style:map style:condition="of:is-true-formula([.B12]&lt;&gt;&quot;&quot;)" style:apply-style-name="cf3" style:base-cell-address="Abr.B12"/>
    </style:style>
    <style:style style:name="ce131" style:family="table-cell" style:parent-style-name="Hora" style:data-style-name="N25">
      <style:table-cell-properties fo:border-top="none"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2])&gt;2)" style:apply-style-name="cf6" style:base-cell-address="Abr.B12"/>
      <style:map style:condition="of:is-true-formula([.B12]&lt;&gt;&quot;&quot;)" style:apply-style-name="cf3" style:base-cell-address="Abr.B12"/>
    </style:style>
    <style:style style:name="ce132"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Abr.B12"/>
      <style:map style:condition="of:is-true-formula(COLUMN([.B12])&gt;=2)" style:apply-style-name="cf5" style:base-cell-address="Abr.B13"/>
      <style:map style:condition="of:is-true-formula([.B13]&lt;&gt;&quot;&quot;)" style:apply-style-name="cf7" style:base-cell-address="Abr.B13"/>
    </style:style>
    <style:style style:name="ce133"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Abr.B12"/>
      <style:map style:condition="of:is-true-formula(COLUMN([.B12])&gt;=2)" style:apply-style-name="cf5" style:base-cell-address="Abr.B13"/>
      <style:map style:condition="of:is-true-formula([.B13]&lt;&gt;&quot;&quot;)" style:apply-style-name="cf7" style:base-cell-address="Abr.B13"/>
    </style:style>
    <style:style style:name="ce134"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Abr.B12"/>
      <style:map style:condition="of:is-true-formula(COLUMN([.B12])&gt;=2)" style:apply-style-name="cf5" style:base-cell-address="Abr.B13"/>
      <style:map style:condition="of:is-true-formula([.B13]&lt;&gt;&quot;&quot;)" style:apply-style-name="cf7" style:base-cell-address="Abr.B13"/>
    </style:style>
    <style:style style:name="ce135"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Abr.B12"/>
      <style:map style:condition="of:is-true-formula(COLUMN([.B12])&gt;=2)" style:apply-style-name="cf5" style:base-cell-address="Abr.B13"/>
      <style:map style:condition="of:is-true-formula([.B13]&lt;&gt;&quot;&quot;)" style:apply-style-name="cf7" style:base-cell-address="Abr.B13"/>
    </style:style>
    <style:style style:name="ce136" style:family="table-cell" style:parent-style-name="Hora" style:data-style-name="N25">
      <style:table-cell-properties fo:border-top="thin solid #FFFFFF"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2])&gt;2)" style:apply-style-name="cf6" style:base-cell-address="Abr.B12"/>
      <style:map style:condition="of:is-true-formula([.B12]&lt;&gt;&quot;&quot;)" style:apply-style-name="cf3" style:base-cell-address="Abr.B12"/>
    </style:style>
    <style:style style:name="ce137"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Abr.B12"/>
      <style:map style:condition="of:is-true-formula([.B13]&lt;&gt;&quot;&quot;)" style:apply-style-name="cf7" style:base-cell-address="Abr.B13"/>
    </style:style>
    <style:style style:name="ce138"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Abr.B12"/>
      <style:map style:condition="of:is-true-formula([.B13]&lt;&gt;&quot;&quot;)" style:apply-style-name="cf7" style:base-cell-address="Abr.B13"/>
    </style:style>
    <style:style style:name="ce139"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Abr.B12"/>
      <style:map style:condition="of:is-true-formula([.B13]&lt;&gt;&quot;&quot;)" style:apply-style-name="cf7" style:base-cell-address="Abr.B13"/>
    </style:style>
    <style:style style:name="ce140"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DAY([.C3])&gt;8)" style:apply-style-name="cf1" style:base-cell-address="May.C3"/>
      <style:map style:condition="of:is-true-formula(VLOOKUP(DAY([.C3]);$$AssignmentDays;1;FALSE)=DAY([.C3]))" style:apply-style-name="cf2" style:base-cell-address="May.C3"/>
    </style:style>
    <style:style style:name="ce141"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VLOOKUP(DAY([.C3]);$$AssignmentDays;1;FALSE)=DAY([.C3]))" style:apply-style-name="cf2" style:base-cell-address="May.C3"/>
    </style:style>
    <style:style style:name="ce142"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AND(DAY([.C7])&gt;=1;DAY([.C7])&lt;=15))" style:apply-style-name="cf1" style:base-cell-address="May.C7"/>
      <style:map style:condition="of:is-true-formula(VLOOKUP(DAY([.C3]);$$AssignmentDays;1;FALSE)=DAY([.C3]))" style:apply-style-name="cf2" style:base-cell-address="May.C3"/>
    </style:style>
    <style:style style:name="ce143" style:family="table-cell" style:parent-style-name="Hora" style:data-style-name="N25">
      <style:table-cell-properties style:vertical-align="automatic" style:cell-protect="protected" style:repeat-content="false"/>
      <style:paragraph-properties fo:text-align="start" fo:margin-left="0.353cm"/>
      <style:text-properties fo:color="#000000"/>
      <style:map style:condition="of:is-true-formula(COLUMN([.B11])&gt;2)" style:apply-style-name="cf6" style:base-cell-address="May.B12"/>
      <style:map style:condition="of:is-true-formula([.B12]&lt;&gt;&quot;&quot;)" style:apply-style-name="cf3" style:base-cell-address="May.B12"/>
    </style:style>
    <style:style style:name="ce144" style:family="table-cell" style:parent-style-name="Hora" style:data-style-name="N25">
      <style:table-cell-properties fo:border-top="none" fo:border-bottom="none" fo:border-left="thin solid #FFFFFF" fo:border-right="thin solid #FFFFFF" style:vertical-align="automatic" style:cell-protect="protected" style:repeat-content="false"/>
      <style:paragraph-properties fo:text-align="start" fo:margin-left="0.353cm"/>
      <style:text-properties fo:color="#000000"/>
      <style:map style:condition="of:is-true-formula(COLUMN([.B11])&gt;2)" style:apply-style-name="cf6" style:base-cell-address="May.B12"/>
      <style:map style:condition="of:is-true-formula([.B12]&lt;&gt;&quot;&quot;)" style:apply-style-name="cf3" style:base-cell-address="May.B12"/>
    </style:style>
    <style:style style:name="ce145" style:family="table-cell" style:parent-style-name="Hora" style:data-style-name="N25">
      <style:table-cell-properties fo:border-top="none"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1])&gt;2)" style:apply-style-name="cf6" style:base-cell-address="May.B12"/>
      <style:map style:condition="of:is-true-formula([.B12]&lt;&gt;&quot;&quot;)" style:apply-style-name="cf3" style:base-cell-address="May.B12"/>
    </style:style>
    <style:style style:name="ce146"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1])&gt;2)" style:apply-style-name="cf6" style:base-cell-address="May.B12"/>
      <style:map style:condition="of:is-true-formula(COLUMN([.B12])&gt;=2)" style:apply-style-name="cf5" style:base-cell-address="May.B13"/>
      <style:map style:condition="of:is-true-formula([.B13]&lt;&gt;&quot;&quot;)" style:apply-style-name="cf7" style:base-cell-address="May.B13"/>
    </style:style>
    <style:style style:name="ce147"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1])&gt;2)" style:apply-style-name="cf6" style:base-cell-address="May.B12"/>
      <style:map style:condition="of:is-true-formula(COLUMN([.B12])&gt;=2)" style:apply-style-name="cf5" style:base-cell-address="May.B13"/>
      <style:map style:condition="of:is-true-formula([.B13]&lt;&gt;&quot;&quot;)" style:apply-style-name="cf7" style:base-cell-address="May.B13"/>
    </style:style>
    <style:style style:name="ce148"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1])&gt;2)" style:apply-style-name="cf6" style:base-cell-address="May.B12"/>
      <style:map style:condition="of:is-true-formula(COLUMN([.B12])&gt;=2)" style:apply-style-name="cf5" style:base-cell-address="May.B13"/>
      <style:map style:condition="of:is-true-formula([.B13]&lt;&gt;&quot;&quot;)" style:apply-style-name="cf7" style:base-cell-address="May.B13"/>
    </style:style>
    <style:style style:name="ce149"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1])&gt;2)" style:apply-style-name="cf6" style:base-cell-address="May.B12"/>
      <style:map style:condition="of:is-true-formula(COLUMN([.B12])&gt;=2)" style:apply-style-name="cf5" style:base-cell-address="May.B13"/>
      <style:map style:condition="of:is-true-formula([.B13]&lt;&gt;&quot;&quot;)" style:apply-style-name="cf7" style:base-cell-address="May.B13"/>
    </style:style>
    <style:style style:name="ce150" style:family="table-cell" style:parent-style-name="Hora" style:data-style-name="N25">
      <style:table-cell-properties style:vertical-align="automatic" style:cell-protect="protected" style:repeat-content="false"/>
      <style:paragraph-properties fo:text-align="start" fo:margin-left="0.353cm"/>
      <style:text-properties fo:color="#000000"/>
      <style:map style:condition="of:is-true-formula(COLUMN([.B11])&gt;2)" style:apply-style-name="cf6" style:base-cell-address="May.B12"/>
      <style:map style:condition="of:is-true-formula([.B12]&lt;&gt;&quot;&quot;)" style:apply-style-name="cf3" style:base-cell-address="May.B12"/>
    </style:style>
    <style:style style:name="ce151" style:family="table-cell" style:parent-style-name="Hora" style:data-style-name="N25">
      <style:table-cell-properties fo:border-top="thin solid #FFFFFF"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1])&gt;2)" style:apply-style-name="cf6" style:base-cell-address="May.B12"/>
      <style:map style:condition="of:is-true-formula([.B12]&lt;&gt;&quot;&quot;)" style:apply-style-name="cf3" style:base-cell-address="May.B12"/>
    </style:style>
    <style:style style:name="ce152"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1])&gt;2)" style:apply-style-name="cf6" style:base-cell-address="May.B12"/>
      <style:map style:condition="of:is-true-formula([.B13]&lt;&gt;&quot;&quot;)" style:apply-style-name="cf7" style:base-cell-address="May.B13"/>
    </style:style>
    <style:style style:name="ce153"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1])&gt;2)" style:apply-style-name="cf6" style:base-cell-address="May.B12"/>
      <style:map style:condition="of:is-true-formula([.B13]&lt;&gt;&quot;&quot;)" style:apply-style-name="cf7" style:base-cell-address="May.B13"/>
    </style:style>
    <style:style style:name="ce154"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1])&gt;2)" style:apply-style-name="cf6" style:base-cell-address="May.B12"/>
      <style:map style:condition="of:is-true-formula([.B13]&lt;&gt;&quot;&quot;)" style:apply-style-name="cf7" style:base-cell-address="May.B13"/>
    </style:style>
    <style:style style:name="ce155"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DAY([.C3])&gt;8)" style:apply-style-name="cf1" style:base-cell-address="Jun.C3"/>
      <style:map style:condition="of:is-true-formula(VLOOKUP(DAY([.C3]);$$AssignmentDays;1;FALSE)=DAY([.C3]))" style:apply-style-name="cf2" style:base-cell-address="Jun.C3"/>
    </style:style>
    <style:style style:name="ce156"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VLOOKUP(DAY([.C3]);$$AssignmentDays;1;FALSE)=DAY([.C3]))" style:apply-style-name="cf2" style:base-cell-address="Jun.C3"/>
    </style:style>
    <style:style style:name="ce157"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AND(DAY([.C7])&gt;=1;DAY([.C7])&lt;=15))" style:apply-style-name="cf1" style:base-cell-address="Jun.C7"/>
      <style:map style:condition="of:is-true-formula(VLOOKUP(DAY([.C3]);$$AssignmentDays;1;FALSE)=DAY([.C3]))" style:apply-style-name="cf2" style:base-cell-address="Jun.C3"/>
    </style:style>
    <style:style style:name="ce158" style:family="table-cell" style:parent-style-name="Hora" style:data-style-name="N25">
      <style:table-cell-properties style:vertical-align="automatic" style:cell-protect="protected" style:repeat-content="false"/>
      <style:paragraph-properties fo:text-align="start" fo:margin-left="0.353cm"/>
      <style:text-properties fo:color="#000000"/>
      <style:map style:condition="of:is-true-formula(COLUMN([.B12])&gt;2)" style:apply-style-name="cf6" style:base-cell-address="Jun.B12"/>
      <style:map style:condition="of:is-true-formula([.B12]&lt;&gt;&quot;&quot;)" style:apply-style-name="cf3" style:base-cell-address="Jun.B12"/>
    </style:style>
    <style:style style:name="ce159" style:family="table-cell" style:parent-style-name="Hora" style:data-style-name="N25">
      <style:table-cell-properties fo:border-top="none" fo:border-bottom="none" fo:border-left="thin solid #FFFFFF" fo:border-right="thin solid #FFFFFF" style:vertical-align="automatic" style:cell-protect="protected" style:repeat-content="false"/>
      <style:paragraph-properties fo:text-align="start" fo:margin-left="0.353cm"/>
      <style:text-properties fo:color="#000000"/>
      <style:map style:condition="of:is-true-formula(COLUMN([.B12])&gt;2)" style:apply-style-name="cf6" style:base-cell-address="Jun.B12"/>
      <style:map style:condition="of:is-true-formula([.B12]&lt;&gt;&quot;&quot;)" style:apply-style-name="cf3" style:base-cell-address="Jun.B12"/>
    </style:style>
    <style:style style:name="ce160" style:family="table-cell" style:parent-style-name="Hora" style:data-style-name="N25">
      <style:table-cell-properties fo:border-top="none"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2])&gt;2)" style:apply-style-name="cf6" style:base-cell-address="Jun.B12"/>
      <style:map style:condition="of:is-true-formula([.B12]&lt;&gt;&quot;&quot;)" style:apply-style-name="cf3" style:base-cell-address="Jun.B12"/>
    </style:style>
    <style:style style:name="ce161"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Jun.B12"/>
      <style:map style:condition="of:is-true-formula(COLUMN([.B13])&gt;=2)" style:apply-style-name="cf5" style:base-cell-address="Jun.B13"/>
      <style:map style:condition="of:is-true-formula([.B13]&lt;&gt;&quot;&quot;)" style:apply-style-name="cf7" style:base-cell-address="Jun.B13"/>
    </style:style>
    <style:style style:name="ce162"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Jun.B12"/>
      <style:map style:condition="of:is-true-formula(COLUMN([.B13])&gt;=2)" style:apply-style-name="cf5" style:base-cell-address="Jun.B13"/>
      <style:map style:condition="of:is-true-formula([.B13]&lt;&gt;&quot;&quot;)" style:apply-style-name="cf7" style:base-cell-address="Jun.B13"/>
    </style:style>
    <style:style style:name="ce163"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Jun.B12"/>
      <style:map style:condition="of:is-true-formula(COLUMN([.B13])&gt;=2)" style:apply-style-name="cf5" style:base-cell-address="Jun.B13"/>
      <style:map style:condition="of:is-true-formula([.B13]&lt;&gt;&quot;&quot;)" style:apply-style-name="cf7" style:base-cell-address="Jun.B13"/>
    </style:style>
    <style:style style:name="ce164"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Jun.B12"/>
      <style:map style:condition="of:is-true-formula(COLUMN([.B13])&gt;=2)" style:apply-style-name="cf5" style:base-cell-address="Jun.B13"/>
      <style:map style:condition="of:is-true-formula([.B13]&lt;&gt;&quot;&quot;)" style:apply-style-name="cf7" style:base-cell-address="Jun.B13"/>
    </style:style>
    <style:style style:name="ce165" style:family="table-cell" style:parent-style-name="Hora" style:data-style-name="N25">
      <style:table-cell-properties fo:border-top="thin solid #FFFFFF"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2])&gt;2)" style:apply-style-name="cf6" style:base-cell-address="Jun.B12"/>
      <style:map style:condition="of:is-true-formula([.B12]&lt;&gt;&quot;&quot;)" style:apply-style-name="cf3" style:base-cell-address="Jun.B12"/>
    </style:style>
    <style:style style:name="ce166"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Jun.B12"/>
      <style:map style:condition="of:is-true-formula([.B13]&lt;&gt;&quot;&quot;)" style:apply-style-name="cf7" style:base-cell-address="Jun.B13"/>
    </style:style>
    <style:style style:name="ce167"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Jun.B12"/>
      <style:map style:condition="of:is-true-formula([.B13]&lt;&gt;&quot;&quot;)" style:apply-style-name="cf7" style:base-cell-address="Jun.B13"/>
    </style:style>
    <style:style style:name="ce168"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Jun.B12"/>
      <style:map style:condition="of:is-true-formula([.B13]&lt;&gt;&quot;&quot;)" style:apply-style-name="cf7" style:base-cell-address="Jun.B13"/>
    </style:style>
    <style:style style:name="ce169"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DAY([.C3])&gt;8)" style:apply-style-name="cf1" style:base-cell-address="Jul.C3"/>
      <style:map style:condition="of:is-true-formula(VLOOKUP(DAY([.C3]);$$AssignmentDays;1;FALSE)=DAY([.C3]))" style:apply-style-name="cf2" style:base-cell-address="Jul.C3"/>
    </style:style>
    <style:style style:name="ce170"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VLOOKUP(DAY([.C3]);$$AssignmentDays;1;FALSE)=DAY([.C3]))" style:apply-style-name="cf2" style:base-cell-address="Jul.C3"/>
    </style:style>
    <style:style style:name="ce171"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AND(DAY([.C7])&gt;=1;DAY([.C7])&lt;=15))" style:apply-style-name="cf1" style:base-cell-address="Jul.C7"/>
      <style:map style:condition="of:is-true-formula(VLOOKUP(DAY([.C3]);$$AssignmentDays;1;FALSE)=DAY([.C3]))" style:apply-style-name="cf2" style:base-cell-address="Jul.C3"/>
    </style:style>
    <style:style style:name="ce172" style:family="table-cell" style:parent-style-name="Hora" style:data-style-name="N25">
      <style:table-cell-properties style:vertical-align="automatic" style:cell-protect="protected" style:repeat-content="false"/>
      <style:paragraph-properties fo:text-align="start" fo:margin-left="0.353cm"/>
      <style:text-properties fo:color="#000000"/>
      <style:map style:condition="of:is-true-formula(COLUMN([.B12])&gt;2)" style:apply-style-name="cf6" style:base-cell-address="Jul.B12"/>
      <style:map style:condition="of:is-true-formula([.B12]&lt;&gt;&quot;&quot;)" style:apply-style-name="cf3" style:base-cell-address="Jul.B12"/>
    </style:style>
    <style:style style:name="ce173" style:family="table-cell" style:parent-style-name="Hora" style:data-style-name="N25">
      <style:table-cell-properties fo:border-top="none" fo:border-bottom="none" fo:border-left="thin solid #FFFFFF" fo:border-right="thin solid #FFFFFF" style:vertical-align="automatic" style:cell-protect="protected" style:repeat-content="false"/>
      <style:paragraph-properties fo:text-align="start" fo:margin-left="0.353cm"/>
      <style:text-properties fo:color="#000000"/>
      <style:map style:condition="of:is-true-formula(COLUMN([.B12])&gt;2)" style:apply-style-name="cf6" style:base-cell-address="Jul.B12"/>
      <style:map style:condition="of:is-true-formula([.B12]&lt;&gt;&quot;&quot;)" style:apply-style-name="cf3" style:base-cell-address="Jul.B12"/>
    </style:style>
    <style:style style:name="ce174" style:family="table-cell" style:parent-style-name="Hora" style:data-style-name="N25">
      <style:table-cell-properties fo:border-top="none"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2])&gt;2)" style:apply-style-name="cf6" style:base-cell-address="Jul.B12"/>
      <style:map style:condition="of:is-true-formula([.B12]&lt;&gt;&quot;&quot;)" style:apply-style-name="cf3" style:base-cell-address="Jul.B12"/>
    </style:style>
    <style:style style:name="ce175"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Jul.B12"/>
      <style:map style:condition="of:is-true-formula(COLUMN([.B13])&gt;=2)" style:apply-style-name="cf5" style:base-cell-address="Jul.B13"/>
      <style:map style:condition="of:is-true-formula([.B13]&lt;&gt;&quot;&quot;)" style:apply-style-name="cf7" style:base-cell-address="Jul.B13"/>
    </style:style>
    <style:style style:name="ce176"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Jul.B12"/>
      <style:map style:condition="of:is-true-formula(COLUMN([.B13])&gt;=2)" style:apply-style-name="cf5" style:base-cell-address="Jul.B13"/>
      <style:map style:condition="of:is-true-formula([.B13]&lt;&gt;&quot;&quot;)" style:apply-style-name="cf7" style:base-cell-address="Jul.B13"/>
    </style:style>
    <style:style style:name="ce177"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Jul.B12"/>
      <style:map style:condition="of:is-true-formula(COLUMN([.B13])&gt;=2)" style:apply-style-name="cf5" style:base-cell-address="Jul.B13"/>
      <style:map style:condition="of:is-true-formula([.B13]&lt;&gt;&quot;&quot;)" style:apply-style-name="cf7" style:base-cell-address="Jul.B13"/>
    </style:style>
    <style:style style:name="ce178" style:family="table-cell" style:parent-style-name="Hora" style:data-style-name="N25">
      <style:table-cell-properties fo:border-top="thin solid #FFFFFF"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2])&gt;2)" style:apply-style-name="cf6" style:base-cell-address="Jul.B12"/>
      <style:map style:condition="of:is-true-formula([.B12]&lt;&gt;&quot;&quot;)" style:apply-style-name="cf3" style:base-cell-address="Jul.B12"/>
    </style:style>
    <style:style style:name="ce179"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Jul.B12"/>
      <style:map style:condition="of:is-true-formula(COLUMN([.B13])&gt;=2)" style:apply-style-name="cf5" style:base-cell-address="Jul.B13"/>
      <style:map style:condition="of:is-true-formula([.B13]&lt;&gt;&quot;&quot;)" style:apply-style-name="cf7" style:base-cell-address="Jul.B13"/>
    </style:style>
    <style:style style:name="ce180"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Jul.B12"/>
      <style:map style:condition="of:is-true-formula([.B13]&lt;&gt;&quot;&quot;)" style:apply-style-name="cf7" style:base-cell-address="Jul.B13"/>
    </style:style>
    <style:style style:name="ce181"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Jul.B12"/>
      <style:map style:condition="of:is-true-formula([.B13]&lt;&gt;&quot;&quot;)" style:apply-style-name="cf7" style:base-cell-address="Jul.B13"/>
    </style:style>
    <style:style style:name="ce182"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Jul.B12"/>
      <style:map style:condition="of:is-true-formula([.B13]&lt;&gt;&quot;&quot;)" style:apply-style-name="cf7" style:base-cell-address="Jul.B13"/>
    </style:style>
    <style:style style:name="ce183"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DAY([.C3])&gt;8)" style:apply-style-name="cf1" style:base-cell-address="Ago.C3"/>
      <style:map style:condition="of:is-true-formula(VLOOKUP(DAY([.C3]);$$AssignmentDays;1;FALSE)=DAY([.C3]))" style:apply-style-name="cf2" style:base-cell-address="Ago.C3"/>
    </style:style>
    <style:style style:name="ce184"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VLOOKUP(DAY([.C3]);$$AssignmentDays;1;FALSE)=DAY([.C3]))" style:apply-style-name="cf2" style:base-cell-address="Ago.C3"/>
    </style:style>
    <style:style style:name="ce185"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AND(DAY([.C7])&gt;=1;DAY([.C7])&lt;=15))" style:apply-style-name="cf1" style:base-cell-address="Ago.C7"/>
      <style:map style:condition="of:is-true-formula(VLOOKUP(DAY([.C3]);$$AssignmentDays;1;FALSE)=DAY([.C3]))" style:apply-style-name="cf2" style:base-cell-address="Ago.C3"/>
    </style:style>
    <style:style style:name="ce186" style:family="table-cell" style:parent-style-name="Hora" style:data-style-name="N25">
      <style:table-cell-properties style:vertical-align="automatic" style:cell-protect="protected" style:repeat-content="false"/>
      <style:paragraph-properties fo:text-align="start" fo:margin-left="0.353cm"/>
      <style:text-properties fo:color="#000000"/>
      <style:map style:condition="of:is-true-formula(COLUMN([.B12])&gt;2)" style:apply-style-name="cf6" style:base-cell-address="Ago.B12"/>
      <style:map style:condition="of:is-true-formula([.B12]&lt;&gt;&quot;&quot;)" style:apply-style-name="cf3" style:base-cell-address="Ago.B12"/>
    </style:style>
    <style:style style:name="ce187" style:family="table-cell" style:parent-style-name="Hora" style:data-style-name="N25">
      <style:table-cell-properties fo:border-top="none" fo:border-bottom="none" fo:border-left="thin solid #FFFFFF" fo:border-right="thin solid #FFFFFF" style:vertical-align="automatic" style:cell-protect="protected" style:repeat-content="false"/>
      <style:paragraph-properties fo:text-align="start" fo:margin-left="0.353cm"/>
      <style:text-properties fo:color="#000000"/>
      <style:map style:condition="of:is-true-formula(COLUMN([.B12])&gt;2)" style:apply-style-name="cf6" style:base-cell-address="Ago.B12"/>
      <style:map style:condition="of:is-true-formula([.B12]&lt;&gt;&quot;&quot;)" style:apply-style-name="cf3" style:base-cell-address="Ago.B12"/>
    </style:style>
    <style:style style:name="ce188" style:family="table-cell" style:parent-style-name="Hora" style:data-style-name="N25">
      <style:table-cell-properties fo:border-top="none"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2])&gt;2)" style:apply-style-name="cf6" style:base-cell-address="Ago.B12"/>
      <style:map style:condition="of:is-true-formula([.B12]&lt;&gt;&quot;&quot;)" style:apply-style-name="cf3" style:base-cell-address="Ago.B12"/>
    </style:style>
    <style:style style:name="ce189"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Ago.B12"/>
      <style:map style:condition="of:is-true-formula(COLUMN([.B13])&gt;=2)" style:apply-style-name="cf5" style:base-cell-address="Ago.B13"/>
      <style:map style:condition="of:is-true-formula([.B12]&lt;&gt;&quot;&quot;)" style:apply-style-name="cf7" style:base-cell-address="Ago.B13"/>
    </style:style>
    <style:style style:name="ce190"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Ago.B12"/>
      <style:map style:condition="of:is-true-formula(COLUMN([.B13])&gt;=2)" style:apply-style-name="cf5" style:base-cell-address="Ago.B13"/>
      <style:map style:condition="of:is-true-formula([.B12]&lt;&gt;&quot;&quot;)" style:apply-style-name="cf7" style:base-cell-address="Ago.B13"/>
    </style:style>
    <style:style style:name="ce191"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Ago.B12"/>
      <style:map style:condition="of:is-true-formula(COLUMN([.B13])&gt;=2)" style:apply-style-name="cf5" style:base-cell-address="Ago.B13"/>
      <style:map style:condition="of:is-true-formula([.B12]&lt;&gt;&quot;&quot;)" style:apply-style-name="cf7" style:base-cell-address="Ago.B13"/>
    </style:style>
    <style:style style:name="ce192" style:family="table-cell" style:parent-style-name="Hora" style:data-style-name="N25">
      <style:table-cell-properties fo:border-top="thin solid #FFFFFF"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2])&gt;2)" style:apply-style-name="cf6" style:base-cell-address="Ago.B12"/>
      <style:map style:condition="of:is-true-formula([.B12]&lt;&gt;&quot;&quot;)" style:apply-style-name="cf3" style:base-cell-address="Ago.B12"/>
    </style:style>
    <style:style style:name="ce193"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Ago.B12"/>
      <style:map style:condition="of:is-true-formula(COLUMN([.B13])&gt;=2)" style:apply-style-name="cf5" style:base-cell-address="Ago.B13"/>
      <style:map style:condition="of:is-true-formula([.B12]&lt;&gt;&quot;&quot;)" style:apply-style-name="cf7" style:base-cell-address="Ago.B13"/>
    </style:style>
    <style:style style:name="ce194"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Ago.B12"/>
      <style:map style:condition="of:is-true-formula([.B12]&lt;&gt;&quot;&quot;)" style:apply-style-name="cf7" style:base-cell-address="Ago.B13"/>
    </style:style>
    <style:style style:name="ce195"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Ago.B12"/>
      <style:map style:condition="of:is-true-formula([.B12]&lt;&gt;&quot;&quot;)" style:apply-style-name="cf7" style:base-cell-address="Ago.B13"/>
    </style:style>
    <style:style style:name="ce196"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Ago.B12"/>
      <style:map style:condition="of:is-true-formula([.B12]&lt;&gt;&quot;&quot;)" style:apply-style-name="cf7" style:base-cell-address="Ago.B13"/>
    </style:style>
    <style:style style:name="ce197"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DAY([.C3])&gt;8)" style:apply-style-name="cf1" style:base-cell-address="Sep.C3"/>
      <style:map style:condition="of:is-true-formula(VLOOKUP(DAY([.C3]);$$AssignmentDays;1;FALSE)=DAY([.C3]))" style:apply-style-name="cf2" style:base-cell-address="Sep.C3"/>
    </style:style>
    <style:style style:name="ce198"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VLOOKUP(DAY([.C3]);$$AssignmentDays;1;FALSE)=DAY([.C3]))" style:apply-style-name="cf2" style:base-cell-address="Sep.C3"/>
    </style:style>
    <style:style style:name="ce199"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AND(DAY([.C7])&gt;=1;DAY([.C7])&lt;=15))" style:apply-style-name="cf1" style:base-cell-address="Sep.C7"/>
      <style:map style:condition="of:is-true-formula(VLOOKUP(DAY([.C3]);$$AssignmentDays;1;FALSE)=DAY([.C3]))" style:apply-style-name="cf2" style:base-cell-address="Sep.C3"/>
    </style:style>
    <style:style style:name="ce200" style:family="table-cell" style:parent-style-name="Hora" style:data-style-name="N25">
      <style:table-cell-properties style:vertical-align="automatic" style:cell-protect="protected" style:repeat-content="false"/>
      <style:paragraph-properties fo:text-align="start" fo:margin-left="0.353cm"/>
      <style:text-properties fo:color="#000000"/>
      <style:map style:condition="of:is-true-formula(COLUMN([.B12])&gt;2)" style:apply-style-name="cf6" style:base-cell-address="Sep.B12"/>
      <style:map style:condition="of:is-true-formula([.B12]&lt;&gt;&quot;&quot;)" style:apply-style-name="cf3" style:base-cell-address="Sep.B12"/>
    </style:style>
    <style:style style:name="ce201" style:family="table-cell" style:parent-style-name="Hora" style:data-style-name="N25">
      <style:table-cell-properties fo:border-top="none" fo:border-bottom="none" fo:border-left="thin solid #FFFFFF" fo:border-right="thin solid #FFFFFF" style:vertical-align="automatic" style:cell-protect="protected" style:repeat-content="false"/>
      <style:paragraph-properties fo:text-align="start" fo:margin-left="0.353cm"/>
      <style:text-properties fo:color="#000000"/>
      <style:map style:condition="of:is-true-formula(COLUMN([.B12])&gt;2)" style:apply-style-name="cf6" style:base-cell-address="Sep.B12"/>
      <style:map style:condition="of:is-true-formula([.B12]&lt;&gt;&quot;&quot;)" style:apply-style-name="cf3" style:base-cell-address="Sep.B12"/>
    </style:style>
    <style:style style:name="ce202" style:family="table-cell" style:parent-style-name="Hora" style:data-style-name="N25">
      <style:table-cell-properties fo:border-top="none"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2])&gt;2)" style:apply-style-name="cf6" style:base-cell-address="Sep.B12"/>
      <style:map style:condition="of:is-true-formula([.B12]&lt;&gt;&quot;&quot;)" style:apply-style-name="cf3" style:base-cell-address="Sep.B12"/>
    </style:style>
    <style:style style:name="ce203"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Sep.B12"/>
      <style:map style:condition="of:is-true-formula(COLUMN([.B13])&gt;=2)" style:apply-style-name="cf5" style:base-cell-address="Sep.B13"/>
      <style:map style:condition="of:is-true-formula([.B13]&lt;&gt;&quot;&quot;)" style:apply-style-name="cf7" style:base-cell-address="Sep.B13"/>
    </style:style>
    <style:style style:name="ce204"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Sep.B12"/>
      <style:map style:condition="of:is-true-formula(COLUMN([.B13])&gt;=2)" style:apply-style-name="cf5" style:base-cell-address="Sep.B13"/>
      <style:map style:condition="of:is-true-formula([.B13]&lt;&gt;&quot;&quot;)" style:apply-style-name="cf7" style:base-cell-address="Sep.B13"/>
    </style:style>
    <style:style style:name="ce205"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Sep.B12"/>
      <style:map style:condition="of:is-true-formula(COLUMN([.B13])&gt;=2)" style:apply-style-name="cf5" style:base-cell-address="Sep.B13"/>
      <style:map style:condition="of:is-true-formula([.B13]&lt;&gt;&quot;&quot;)" style:apply-style-name="cf7" style:base-cell-address="Sep.B13"/>
    </style:style>
    <style:style style:name="ce206"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Sep.B12"/>
      <style:map style:condition="of:is-true-formula(COLUMN([.B13])&gt;=2)" style:apply-style-name="cf5" style:base-cell-address="Sep.B13"/>
      <style:map style:condition="of:is-true-formula([.B13]&lt;&gt;&quot;&quot;)" style:apply-style-name="cf7" style:base-cell-address="Sep.B13"/>
    </style:style>
    <style:style style:name="ce207" style:family="table-cell" style:parent-style-name="Hora" style:data-style-name="N25">
      <style:table-cell-properties fo:border-top="thin solid #FFFFFF"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2])&gt;2)" style:apply-style-name="cf6" style:base-cell-address="Sep.B12"/>
      <style:map style:condition="of:is-true-formula([.B12]&lt;&gt;&quot;&quot;)" style:apply-style-name="cf3" style:base-cell-address="Sep.B12"/>
    </style:style>
    <style:style style:name="ce208"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Sep.B12"/>
      <style:map style:condition="of:is-true-formula([.B13]&lt;&gt;&quot;&quot;)" style:apply-style-name="cf7" style:base-cell-address="Sep.B13"/>
    </style:style>
    <style:style style:name="ce209"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Sep.B12"/>
      <style:map style:condition="of:is-true-formula([.B13]&lt;&gt;&quot;&quot;)" style:apply-style-name="cf7" style:base-cell-address="Sep.B13"/>
    </style:style>
    <style:style style:name="ce210"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Sep.B12"/>
      <style:map style:condition="of:is-true-formula([.B13]&lt;&gt;&quot;&quot;)" style:apply-style-name="cf7" style:base-cell-address="Sep.B13"/>
    </style:style>
    <style:style style:name="ce211"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DAY([.C3])&gt;8)" style:apply-style-name="cf1" style:base-cell-address="Oct.C3"/>
      <style:map style:condition="of:is-true-formula(VLOOKUP(DAY([.C3]);$$AssignmentDays;1;FALSE)=DAY([.C3]))" style:apply-style-name="cf2" style:base-cell-address="Oct.C3"/>
    </style:style>
    <style:style style:name="ce212"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VLOOKUP(DAY([.C3]);$$AssignmentDays;1;FALSE)=DAY([.C3]))" style:apply-style-name="cf2" style:base-cell-address="Oct.C3"/>
    </style:style>
    <style:style style:name="ce213"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AND(DAY([.C7])&gt;=1;DAY([.C7])&lt;=15))" style:apply-style-name="cf1" style:base-cell-address="Oct.C7"/>
      <style:map style:condition="of:is-true-formula(VLOOKUP(DAY([.C3]);$$AssignmentDays;1;FALSE)=DAY([.C3]))" style:apply-style-name="cf2" style:base-cell-address="Oct.C3"/>
    </style:style>
    <style:style style:name="ce214" style:family="table-cell" style:parent-style-name="Hora" style:data-style-name="N25">
      <style:table-cell-properties style:vertical-align="automatic" style:cell-protect="protected" style:repeat-content="false"/>
      <style:paragraph-properties fo:text-align="start" fo:margin-left="0.353cm"/>
      <style:text-properties fo:color="#000000"/>
      <style:map style:condition="of:is-true-formula(COLUMN([.B12])&gt;2)" style:apply-style-name="cf6" style:base-cell-address="Oct.B12"/>
      <style:map style:condition="of:is-true-formula([.B12]&lt;&gt;&quot;&quot;)" style:apply-style-name="cf3" style:base-cell-address="Oct.B12"/>
    </style:style>
    <style:style style:name="ce215" style:family="table-cell" style:parent-style-name="Hora" style:data-style-name="N25">
      <style:table-cell-properties style:vertical-align="automatic" style:cell-protect="protected" style:repeat-content="false"/>
      <style:paragraph-properties fo:text-align="start" fo:margin-left="0.353cm"/>
      <style:text-properties fo:color="#000000"/>
      <style:map style:condition="of:is-true-formula(COLUMN([.B12])&gt;2)" style:apply-style-name="cf6" style:base-cell-address="Oct.B12"/>
      <style:map style:condition="of:is-true-formula([.B12]&lt;&gt;&quot;&quot;)" style:apply-style-name="cf3" style:base-cell-address="Oct.B12"/>
    </style:style>
    <style:style style:name="ce216" style:family="table-cell" style:parent-style-name="Hora" style:data-style-name="N25">
      <style:table-cell-properties fo:border-top="none"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2])&gt;2)" style:apply-style-name="cf6" style:base-cell-address="Oct.B12"/>
      <style:map style:condition="of:is-true-formula([.B12]&lt;&gt;&quot;&quot;)" style:apply-style-name="cf3" style:base-cell-address="Oct.B12"/>
    </style:style>
    <style:style style:name="ce217"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Oct.B12"/>
      <style:map style:condition="of:is-true-formula(COLUMN([.B13])&gt;=2)" style:apply-style-name="cf5" style:base-cell-address="Oct.B13"/>
      <style:map style:condition="of:is-true-formula(COLUMN([.B11])&gt;2)" style:apply-style-name="cf8" style:base-cell-address="Oct.B13"/>
      <style:map style:condition="of:is-true-formula([.B13]&lt;&gt;&quot;&quot;)" style:apply-style-name="cf7" style:base-cell-address="Oct.B13"/>
    </style:style>
    <style:style style:name="ce218"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Oct.B12"/>
      <style:map style:condition="of:is-true-formula(COLUMN([.B13])&gt;=2)" style:apply-style-name="cf5" style:base-cell-address="Oct.B13"/>
      <style:map style:condition="of:is-true-formula(COLUMN([.B11])&gt;2)" style:apply-style-name="cf8" style:base-cell-address="Oct.B13"/>
      <style:map style:condition="of:is-true-formula([.B13]&lt;&gt;&quot;&quot;)" style:apply-style-name="cf7" style:base-cell-address="Oct.B13"/>
    </style:style>
    <style:style style:name="ce219"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Oct.B12"/>
      <style:map style:condition="of:is-true-formula(COLUMN([.B13])&gt;=2)" style:apply-style-name="cf5" style:base-cell-address="Oct.B13"/>
      <style:map style:condition="of:is-true-formula(COLUMN([.B11])&gt;2)" style:apply-style-name="cf8" style:base-cell-address="Oct.B13"/>
      <style:map style:condition="of:is-true-formula([.B13]&lt;&gt;&quot;&quot;)" style:apply-style-name="cf7" style:base-cell-address="Oct.B13"/>
    </style:style>
    <style:style style:name="ce220"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Oct.B12"/>
      <style:map style:condition="of:is-true-formula(COLUMN([.B13])&gt;=2)" style:apply-style-name="cf5" style:base-cell-address="Oct.B13"/>
      <style:map style:condition="of:is-true-formula(COLUMN([.B11])&gt;2)" style:apply-style-name="cf8" style:base-cell-address="Oct.B13"/>
      <style:map style:condition="of:is-true-formula([.B13]&lt;&gt;&quot;&quot;)" style:apply-style-name="cf7" style:base-cell-address="Oct.B13"/>
    </style:style>
    <style:style style:name="ce221" style:family="table-cell" style:parent-style-name="Hora" style:data-style-name="N25">
      <style:table-cell-properties fo:border-top="thin solid #FFFFFF"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2])&gt;2)" style:apply-style-name="cf6" style:base-cell-address="Oct.B12"/>
      <style:map style:condition="of:is-true-formula([.B12]&lt;&gt;&quot;&quot;)" style:apply-style-name="cf3" style:base-cell-address="Oct.B12"/>
    </style:style>
    <style:style style:name="ce222"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Oct.B12"/>
      <style:map style:condition="of:is-true-formula(COLUMN([.B12])&gt;2)" style:apply-style-name="cf6" style:base-cell-address="Oct.B31"/>
      <style:map style:condition="of:is-true-formula([.B13]&lt;&gt;&quot;&quot;)" style:apply-style-name="cf7" style:base-cell-address="Oct.B13"/>
    </style:style>
    <style:style style:name="ce223"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Oct.B12"/>
      <style:map style:condition="of:is-true-formula(COLUMN([.B12])&gt;2)" style:apply-style-name="cf6" style:base-cell-address="Oct.B31"/>
      <style:map style:condition="of:is-true-formula([.B13]&lt;&gt;&quot;&quot;)" style:apply-style-name="cf7" style:base-cell-address="Oct.B13"/>
    </style:style>
    <style:style style:name="ce224"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Oct.B12"/>
      <style:map style:condition="of:is-true-formula(COLUMN([.B12])&gt;2)" style:apply-style-name="cf6" style:base-cell-address="Oct.B31"/>
      <style:map style:condition="of:is-true-formula([.B13]&lt;&gt;&quot;&quot;)" style:apply-style-name="cf7" style:base-cell-address="Oct.B13"/>
    </style:style>
    <style:style style:name="ce225"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DAY([.C3])&gt;8)" style:apply-style-name="cf1" style:base-cell-address="Nov.C3"/>
      <style:map style:condition="of:is-true-formula(VLOOKUP(DAY([.C3]);$$AssignmentDays;1;FALSE)=DAY([.C3]))" style:apply-style-name="cf2" style:base-cell-address="Nov.C3"/>
    </style:style>
    <style:style style:name="ce226"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VLOOKUP(DAY([.C3]);$$AssignmentDays;1;FALSE)=DAY([.C3]))" style:apply-style-name="cf2" style:base-cell-address="Nov.C3"/>
    </style:style>
    <style:style style:name="ce227"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AND(DAY([.C7])&gt;=1;DAY([.C7])&lt;=15))" style:apply-style-name="cf1" style:base-cell-address="Nov.C7"/>
      <style:map style:condition="of:is-true-formula(VLOOKUP(DAY([.C3]);$$AssignmentDays;1;FALSE)=DAY([.C3]))" style:apply-style-name="cf2" style:base-cell-address="Nov.C3"/>
    </style:style>
    <style:style style:name="ce228" style:family="table-cell" style:parent-style-name="Hora" style:data-style-name="N25">
      <style:table-cell-properties style:vertical-align="automatic" style:cell-protect="protected" style:repeat-content="false"/>
      <style:paragraph-properties fo:text-align="start" fo:margin-left="0.353cm"/>
      <style:text-properties fo:color="#000000"/>
      <style:map style:condition="of:is-true-formula(COLUMN([.B12])&gt;2)" style:apply-style-name="cf6" style:base-cell-address="Nov.B12"/>
      <style:map style:condition="of:is-true-formula([.B12]&lt;&gt;&quot;&quot;)" style:apply-style-name="cf3" style:base-cell-address="Nov.B12"/>
    </style:style>
    <style:style style:name="ce229" style:family="table-cell" style:parent-style-name="Hora" style:data-style-name="N25">
      <style:table-cell-properties fo:border-top="none" fo:border-bottom="none" fo:border-left="thin solid #FFFFFF" fo:border-right="thin solid #FFFFFF" style:vertical-align="automatic" style:cell-protect="protected" style:repeat-content="false"/>
      <style:paragraph-properties fo:text-align="center"/>
      <style:text-properties fo:color="#000000"/>
      <style:map style:condition="of:is-true-formula(COLUMN([.B12])&gt;2)" style:apply-style-name="cf6" style:base-cell-address="Nov.B12"/>
      <style:map style:condition="of:is-true-formula([.B12]&lt;&gt;&quot;&quot;)" style:apply-style-name="cf3" style:base-cell-address="Nov.B12"/>
    </style:style>
    <style:style style:name="ce230" style:family="table-cell" style:parent-style-name="Hora" style:data-style-name="N25">
      <style:table-cell-properties fo:border-top="none" fo:border-bottom="none" fo:border-left="thin solid #FFFFFF" fo:border-right="thin solid #FFFFFF" style:vertical-align="automatic" style:cell-protect="protected" style:repeat-content="false"/>
      <style:paragraph-properties fo:text-align="start" fo:margin-left="0.353cm"/>
      <style:text-properties fo:color="#000000"/>
      <style:map style:condition="of:is-true-formula(COLUMN([.B12])&gt;2)" style:apply-style-name="cf6" style:base-cell-address="Nov.B12"/>
      <style:map style:condition="of:is-true-formula([.B12]&lt;&gt;&quot;&quot;)" style:apply-style-name="cf3" style:base-cell-address="Nov.B12"/>
    </style:style>
    <style:style style:name="ce231" style:family="table-cell" style:parent-style-name="Hora" style:data-style-name="N25">
      <style:table-cell-properties fo:border-top="none"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2])&gt;2)" style:apply-style-name="cf6" style:base-cell-address="Nov.B12"/>
      <style:map style:condition="of:is-true-formula([.B12]&lt;&gt;&quot;&quot;)" style:apply-style-name="cf3" style:base-cell-address="Nov.B12"/>
    </style:style>
    <style:style style:name="ce232"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Nov.B12"/>
      <style:map style:condition="of:is-true-formula(COLUMN([.B13])&gt;=2)" style:apply-style-name="cf5" style:base-cell-address="Nov.B13"/>
      <style:map style:condition="of:is-true-formula([.B13]&lt;&gt;&quot;&quot;)" style:apply-style-name="cf7" style:base-cell-address="Nov.B13"/>
    </style:style>
    <style:style style:name="ce233"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Nov.B12"/>
      <style:map style:condition="of:is-true-formula(COLUMN([.B13])&gt;=2)" style:apply-style-name="cf5" style:base-cell-address="Nov.B13"/>
      <style:map style:condition="of:is-true-formula([.B13]&lt;&gt;&quot;&quot;)" style:apply-style-name="cf7" style:base-cell-address="Nov.B13"/>
    </style:style>
    <style:style style:name="ce234"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Nov.B12"/>
      <style:map style:condition="of:is-true-formula(COLUMN([.B13])&gt;=2)" style:apply-style-name="cf5" style:base-cell-address="Nov.B13"/>
      <style:map style:condition="of:is-true-formula([.B13]&lt;&gt;&quot;&quot;)" style:apply-style-name="cf7" style:base-cell-address="Nov.B13"/>
    </style:style>
    <style:style style:name="ce235" style:family="table-cell" style:parent-style-name="Hora" style:data-style-name="N25">
      <style:table-cell-properties style:vertical-align="automatic" style:cell-protect="protected" style:repeat-content="false"/>
      <style:paragraph-properties fo:text-align="start" fo:margin-left="0.353cm"/>
      <style:text-properties fo:color="#000000"/>
      <style:map style:condition="of:is-true-formula(COLUMN([.B12])&gt;2)" style:apply-style-name="cf6" style:base-cell-address="Nov.B12"/>
      <style:map style:condition="of:is-true-formula([.B12]&lt;&gt;&quot;&quot;)" style:apply-style-name="cf3" style:base-cell-address="Nov.B12"/>
    </style:style>
    <style:style style:name="ce236" style:family="table-cell" style:parent-style-name="Hora" style:data-style-name="N25">
      <style:table-cell-properties fo:border-top="thin solid #FFFFFF"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2])&gt;2)" style:apply-style-name="cf6" style:base-cell-address="Nov.B12"/>
      <style:map style:condition="of:is-true-formula([.B12]&lt;&gt;&quot;&quot;)" style:apply-style-name="cf3" style:base-cell-address="Nov.B12"/>
    </style:style>
    <style:style style:name="ce237"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G13])&gt;2)" style:apply-style-name="cf6" style:base-cell-address="Nov.G13"/>
      <style:map style:condition="of:is-true-formula(COLUMN([.G13])&gt;=2)" style:apply-style-name="cf5" style:base-cell-address="Nov.G13"/>
      <style:map style:condition="of:is-true-formula([.G13]&lt;&gt;&quot;&quot;)" style:apply-style-name="cf7" style:base-cell-address="Nov.G13"/>
    </style:style>
    <style:style style:name="ce238"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Nov.B12"/>
      <style:map style:condition="of:is-true-formula(COLUMN([.B13])&gt;=2)" style:apply-style-name="cf5" style:base-cell-address="Nov.B13"/>
      <style:map style:condition="of:is-true-formula([.B13]&lt;&gt;&quot;&quot;)" style:apply-style-name="cf7" style:base-cell-address="Nov.B13"/>
    </style:style>
    <style:style style:name="ce239" style:family="table-cell" style:parent-style-name="Hora" style:data-style-name="N25">
      <style:table-cell-properties fo:border-top="none" fo:border-bottom="none" fo:border-left="thin solid #FFFFFF" fo:border-right="thin solid #FFFFFF" style:vertical-align="automatic" style:cell-protect="protected" style:repeat-content="false"/>
      <style:paragraph-properties fo:text-align="start" fo:margin-left="0.353cm"/>
      <style:text-properties fo:color="#000000"/>
      <style:map style:condition="of:is-true-formula(COLUMN([.G20])&gt;2)" style:apply-style-name="cf6" style:base-cell-address="Nov.G20"/>
      <style:map style:condition="of:is-true-formula(COLUMN([.G20])&gt;=2)" style:apply-style-name="cf5" style:base-cell-address="Nov.G20"/>
      <style:map style:condition="of:is-true-formula([.G20]&lt;&gt;&quot;&quot;)" style:apply-style-name="cf3" style:base-cell-address="Nov.G20"/>
      <style:map style:condition="of:is-true-formula([.G20]&lt;&gt;&quot;&quot;)" style:apply-style-name="cf7" style:base-cell-address="Nov.G20"/>
    </style:style>
    <style:style style:name="ce240"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Nov.B12"/>
      <style:map style:condition="of:is-true-formula([.B13]&lt;&gt;&quot;&quot;)" style:apply-style-name="cf7" style:base-cell-address="Nov.B13"/>
    </style:style>
    <style:style style:name="ce241"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Nov.B12"/>
      <style:map style:condition="of:is-true-formula([.B13]&lt;&gt;&quot;&quot;)" style:apply-style-name="cf7" style:base-cell-address="Nov.B13"/>
    </style:style>
    <style:style style:name="ce242"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Nov.B12"/>
      <style:map style:condition="of:is-true-formula([.B13]&lt;&gt;&quot;&quot;)" style:apply-style-name="cf7" style:base-cell-address="Nov.B13"/>
    </style:style>
    <style:style style:name="ce243" style:family="table-cell" style:parent-style-name="Hora" style:data-style-name="N25">
      <style:table-cell-properties fo:border-top="none" fo:border-bottom="none" fo:border-left="thin solid #FFFFFF" fo:border-right="thin solid #FFFFFF" style:vertical-align="automatic" style:cell-protect="protected" style:repeat-content="false"/>
      <style:paragraph-properties fo:text-align="start" fo:margin-left="0.353cm"/>
      <style:text-properties fo:color="#000000"/>
      <style:map style:condition="of:is-true-formula(COLUMN([.B12])&gt;2)" style:apply-style-name="cf6" style:base-cell-address="Nov.B12"/>
      <style:map style:condition="of:is-true-formula(COLUMN([.B13])&gt;=2)" style:apply-style-name="cf5" style:base-cell-address="Nov.B13"/>
      <style:map style:condition="of:is-true-formula([.B12]&lt;&gt;&quot;&quot;)" style:apply-style-name="cf3" style:base-cell-address="Nov.B12"/>
      <style:map style:condition="of:is-true-formula([.B13]&lt;&gt;&quot;&quot;)" style:apply-style-name="cf7" style:base-cell-address="Nov.B13"/>
    </style:style>
    <style:style style:name="ce244"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DAY([.C3])&gt;8)" style:apply-style-name="cf1" style:base-cell-address="Dic.C3"/>
      <style:map style:condition="of:is-true-formula(VLOOKUP(DAY([.C3]);$$AssignmentDays;1;FALSE)=DAY([.C3]))" style:apply-style-name="cf2" style:base-cell-address="Dic.C3"/>
    </style:style>
    <style:style style:name="ce245"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VLOOKUP(DAY([.C3]);$$AssignmentDays;1;FALSE)=DAY([.C3]))" style:apply-style-name="cf2" style:base-cell-address="Dic.C3"/>
    </style:style>
    <style:style style:name="ce246" style:family="table-cell" style:parent-style-name="Alineaci_243_n_32_del_32_calendario" style:data-style-name="N40">
      <style:table-cell-properties style:vertical-align="middle" fo:background-color="transparent" style:cell-protect="protected" style:repeat-content="false"/>
      <style:paragraph-properties fo:text-align="start" fo:margin-left="0.353cm"/>
      <style:text-properties fo:color="#404040" fo:font-size="12pt" style:font-size-asian="12pt" style:font-size-complex="12pt"/>
      <style:map style:condition="of:is-true-formula(AND(DAY([.C7])&gt;=1;DAY([.C7])&lt;=15))" style:apply-style-name="cf1" style:base-cell-address="Dic.C7"/>
      <style:map style:condition="of:is-true-formula(VLOOKUP(DAY([.C3]);$$AssignmentDays;1;FALSE)=DAY([.C3]))" style:apply-style-name="cf2" style:base-cell-address="Dic.C3"/>
    </style:style>
    <style:style style:name="ce247" style:family="table-cell" style:parent-style-name="Hora" style:data-style-name="N25">
      <style:table-cell-properties style:vertical-align="automatic" style:cell-protect="protected" style:repeat-content="false"/>
      <style:paragraph-properties fo:text-align="start" fo:margin-left="0.353cm"/>
      <style:text-properties fo:color="#000000"/>
      <style:map style:condition="of:is-true-formula(COLUMN([.B12])&gt;2)" style:apply-style-name="cf6" style:base-cell-address="Dic.B12"/>
      <style:map style:condition="of:is-true-formula([.B12]&lt;&gt;&quot;&quot;)" style:apply-style-name="cf3" style:base-cell-address="Dic.B12"/>
    </style:style>
    <style:style style:name="ce248" style:family="table-cell" style:parent-style-name="Hora" style:data-style-name="N25">
      <style:table-cell-properties fo:border-top="none" fo:border-bottom="none" fo:border-left="thin solid #FFFFFF" fo:border-right="thin solid #FFFFFF" style:vertical-align="automatic" style:cell-protect="protected" style:repeat-content="false"/>
      <style:paragraph-properties fo:text-align="start" fo:margin-left="0.353cm"/>
      <style:text-properties fo:color="#000000"/>
      <style:map style:condition="of:is-true-formula(COLUMN([.B12])&gt;2)" style:apply-style-name="cf6" style:base-cell-address="Dic.B12"/>
      <style:map style:condition="of:is-true-formula([.B12]&lt;&gt;&quot;&quot;)" style:apply-style-name="cf3" style:base-cell-address="Dic.B12"/>
    </style:style>
    <style:style style:name="ce249" style:family="table-cell" style:parent-style-name="Hora" style:data-style-name="N25">
      <style:table-cell-properties fo:border-top="none"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2])&gt;2)" style:apply-style-name="cf6" style:base-cell-address="Dic.B12"/>
      <style:map style:condition="of:is-true-formula([.B12]&lt;&gt;&quot;&quot;)" style:apply-style-name="cf3" style:base-cell-address="Dic.B12"/>
    </style:style>
    <style:style style:name="ce250"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Dic.B12"/>
      <style:map style:condition="of:is-true-formula(COLUMN([.B13])&gt;=2)" style:apply-style-name="cf5" style:base-cell-address="Dic.B13"/>
      <style:map style:condition="of:is-true-formula([.B13]&lt;&gt;&quot;&quot;)" style:apply-style-name="cf7" style:base-cell-address="Dic.B13"/>
    </style:style>
    <style:style style:name="ce251"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Dic.B12"/>
      <style:map style:condition="of:is-true-formula(COLUMN([.B13])&gt;=2)" style:apply-style-name="cf5" style:base-cell-address="Dic.B13"/>
      <style:map style:condition="of:is-true-formula([.B13]&lt;&gt;&quot;&quot;)" style:apply-style-name="cf7" style:base-cell-address="Dic.B13"/>
    </style:style>
    <style:style style:name="ce252"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Dic.B12"/>
      <style:map style:condition="of:is-true-formula(COLUMN([.B13])&gt;=2)" style:apply-style-name="cf5" style:base-cell-address="Dic.B13"/>
      <style:map style:condition="of:is-true-formula([.B13]&lt;&gt;&quot;&quot;)" style:apply-style-name="cf7" style:base-cell-address="Dic.B13"/>
    </style:style>
    <style:style style:name="ce253" style:family="table-cell" style:parent-style-name="Relleno_32_de_32_programaci_243_n_32_semanal" style:data-style-name="N0">
      <style:table-cell-properties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Dic.B12"/>
      <style:map style:condition="of:is-true-formula(COLUMN([.B13])&gt;=2)" style:apply-style-name="cf5" style:base-cell-address="Dic.B13"/>
      <style:map style:condition="of:is-true-formula([.B13]&lt;&gt;&quot;&quot;)" style:apply-style-name="cf7" style:base-cell-address="Dic.B13"/>
    </style:style>
    <style:style style:name="ce254" style:family="table-cell" style:parent-style-name="Hora" style:data-style-name="N25">
      <style:table-cell-properties fo:border-top="thin solid #FFFFFF" fo:border-bottom="none" fo:border-left="thin solid #FFFFFF" fo:border-right="none" style:vertical-align="automatic" style:cell-protect="protected" style:repeat-content="false"/>
      <style:paragraph-properties fo:text-align="start" fo:margin-left="0.353cm"/>
      <style:text-properties fo:color="#000000"/>
      <style:map style:condition="of:is-true-formula(COLUMN([.B12])&gt;2)" style:apply-style-name="cf6" style:base-cell-address="Dic.B12"/>
      <style:map style:condition="of:is-true-formula([.B12]&lt;&gt;&quot;&quot;)" style:apply-style-name="cf3" style:base-cell-address="Dic.B12"/>
    </style:style>
    <style:style style:name="ce255"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Dic.B12"/>
      <style:map style:condition="of:is-true-formula([.B13]&lt;&gt;&quot;&quot;)" style:apply-style-name="cf7" style:base-cell-address="Dic.B13"/>
    </style:style>
    <style:style style:name="ce256"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Dic.B12"/>
      <style:map style:condition="of:is-true-formula([.B13]&lt;&gt;&quot;&quot;)" style:apply-style-name="cf7" style:base-cell-address="Dic.B13"/>
    </style:style>
    <style:style style:name="ce257" style:family="table-cell" style:parent-style-name="Relleno_32_de_32_programaci_243_n_32_semanal" style:data-style-name="N0">
      <style:table-cell-properties fo:border-top="none" fo:border-bottom="thin solid #185C6D" fo:border-left="none" fo:border-right="none" style:vertical-align="top" fo:background-color="#F2F2F2" style:cell-protect="protected" style:repeat-content="false"/>
      <style:paragraph-properties fo:text-align="start" fo:margin-left="0.353cm"/>
      <style:text-properties fo:color="#000000"/>
      <style:map style:condition="of:is-true-formula(COLUMN([.B12])&gt;2)" style:apply-style-name="cf6" style:base-cell-address="Dic.B12"/>
      <style:map style:condition="of:is-true-formula([.B13]&lt;&gt;&quot;&quot;)" style:apply-style-name="cf7" style:base-cell-address="Dic.B13"/>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display="true">
            <text:p>Escriba el año en esta celda.</text:p>
          </table:help-message>
          <table:error-message table:display="true"/>
        </table:content-validation>
        <table:content-validation table:name="val2">
          <table:help-message table:display="true">
            <text:p>Prepare una programación semanal y cree una lista de tareas en esta hoja de cálculo. El calendario mensual resalta automáticamente las entradas de la lista de tareas. Escriba el año natural en la celda B1.</text:p>
          </table:help-message>
          <table:error-message table:display="true"/>
        </table:content-validation>
        <table:content-validation table:name="val3">
          <table:help-message table:display="true">
            <text:p>El calendario de enero resalta automáticamente las entradas de la lista de tareas para el mes. Las fuentes más oscuras indican tareas. Las fuentes más claras indican días que pertenecen al mes anterior o siguiente.</text:p>
          </table:help-message>
          <table:error-message table:display="true"/>
        </table:content-validation>
        <table:content-validation table:name="val4">
          <table:help-message table:display="true">
            <text:p>Las celdas C2 a I2 contienen días de la semana.</text:p>
          </table:help-message>
          <table:error-message table:display="true"/>
        </table:content-validation>
        <table:content-validation table:name="val5">
          <table:help-message table:display="true">
            <text:p>Si esta celda no contiene el número 1, se trata de un día del mes anterior. Las celdas C3 a I8 contienen fechas para el mes actual.</text:p>
          </table:help-message>
          <table:error-message table:display="true"/>
        </table:content-validation>
        <table:content-validation table:name="val6">
          <table:help-message table:display="true">
            <text:p>Escriba la hora de la clase y debajo, en una nueva fila, el nombre de clase para cada día de la semana en las columnas B a I. Repita este patrón para todas las clases en las filas posteriores.</text:p>
          </table:help-message>
          <table:error-message table:display="true"/>
        </table:content-validation>
        <table:content-validation table:name="val7">
          <table:help-message table:display="true">
            <text:p>Escriba la clase en esta fila, de la columna B a la I.</text:p>
          </table:help-message>
          <table:error-message table:display="true"/>
        </table:content-validation>
        <table:content-validation table:name="val8">
          <table:help-message table:display="true">
            <text:p>Escriba en esta columna el día de la tarea del mes que corresponda al día de la semana de la columna J. Esta fecha resaltará la tarea en el calendario de la izquierda.</text:p>
          </table:help-message>
          <table:error-message table:display="true"/>
        </table:content-validation>
        <table:content-validation table:name="val9">
          <table:help-message table:display="true">
            <text:p>Escriba la hora en esta fila, de la columna B a la I.</text:p>
          </table:help-message>
          <table:error-message table:display="true"/>
        </table:content-validation>
        <table:content-validation table:name="val10">
          <table:help-message table:display="true">
            <text:p>Escriba en esta columna los detalles de la tarea correspondientes al día de la semana de la columna J y al día de la columna K del mes del calendario de la izquierda.</text:p>
          </table:help-message>
          <table:error-message table:display="true"/>
        </table:content-validation>
        <table:content-validation table:name="val11">
          <table:help-message table:display="true">
            <text:p>Si esta fila contiene un número menor que el número o la fila de números anterior, en ese caso, esta fila contiene fechas para el próximo mes del calendario.</text:p>
          </table:help-message>
          <table:error-message table:display="true"/>
        </table:content-validation>
        <table:content-validation table:name="val12">
          <table:help-message table:display="true">
            <text:p>Los días de la semana se agrupan en esta columna con 6 filas para las tareas para cada día laborable agrupado del mes. Inserte las nuevas filas para agregar más tareas. El calendario a la izquierda resaltará elementos.</text:p>
          </table:help-message>
          <table:error-message table:display="true"/>
        </table:content-validation>
        <table:content-validation table:name="val13">
          <table:help-message table:display="true">
            <text:p>Los días de la semana se encuentran en esta fila, del lunes al viernes.</text:p>
          </table:help-message>
          <table:error-message table:display="true"/>
        </table:content-validation>
        <table:content-validation table:name="val14">
          <table:help-message table:display="true">
            <text:p>El calendario de febrero resalta automáticamente las entradas de la lista de tareas para el mes. Las fuentes más oscuras indican tareas. Las fuentes más claras indican días que pertenecen al mes anterior o siguiente.</text:p>
          </table:help-message>
          <table:error-message table:display="true"/>
        </table:content-validation>
        <table:content-validation table:name="val15">
          <table:help-message table:display="true">
            <text:p>El año se actualiza automáticamente. Para cambiar el año, actualice la celda B1 en la hoja de cálculo de Ene.</text:p>
          </table:help-message>
          <table:error-message table:display="true"/>
        </table:content-validation>
        <table:content-validation table:name="val16">
          <table:help-message table:display="true">
            <text:p>Prepare una programación semanal y cree una lista de tareas en esta hoja de cálculo. Las tareas se resaltan automáticamente en el calendario mensual del año especificado en B1 de la hoja de cálculo de Ene.</text:p>
          </table:help-message>
          <table:error-message table:display="true"/>
        </table:content-validation>
        <table:content-validation table:name="val17">
          <table:help-message table:display="true">
            <text:p>Las celdas C2 a I2 contienen días de la semana.</text:p>
          </table:help-message>
          <table:error-message table:display="true"/>
        </table:content-validation>
        <table:content-validation table:name="val18">
          <table:help-message table:display="true">
            <text:p>Si esta celda no contiene el número 1, se trata de un día del mes anterior. Las celdas C3 a I8 contienen fechas para el mes actual.</text:p>
          </table:help-message>
          <table:error-message table:display="true"/>
        </table:content-validation>
        <table:content-validation table:name="val19">
          <table:help-message table:display="true">
            <text:p>Si esta fila contiene un número menor que el número o la fila de números anterior, en ese caso, esta fila contiene fechas para el próximo mes del calendario.</text:p>
          </table:help-message>
          <table:error-message table:display="true"/>
        </table:content-validation>
        <table:content-validation table:name="val20">
          <table:help-message table:display="true">
            <text:p>Escriba la hora en esta fila, de la columna B a la I.</text:p>
          </table:help-message>
          <table:error-message table:display="true"/>
        </table:content-validation>
        <table:content-validation table:name="val21">
          <table:help-message table:display="true">
            <text:p>Escriba la clase en esta fila, de la columna B a la I.</text:p>
          </table:help-message>
          <table:error-message table:display="true"/>
        </table:content-validation>
        <table:content-validation table:name="val22">
          <table:help-message table:display="true">
            <text:p>Los días de la semana se agrupan en esta columna con 6 filas para las tareas para cada día laborable agrupado del mes. Inserte las nuevas filas para agregar más tareas. El calendario a la izquierda resaltará elementos.</text:p>
          </table:help-message>
          <table:error-message table:display="true"/>
        </table:content-validation>
        <table:content-validation table:name="val23">
          <table:help-message table:display="true">
            <text:p>Escriba en esta columna los detalles de la tarea correspondientes al día de la semana de la columna J y al día de la columna K del mes del calendario de la izquierda.</text:p>
          </table:help-message>
          <table:error-message table:display="true"/>
        </table:content-validation>
        <table:content-validation table:name="val24">
          <table:help-message table:display="true">
            <text:p>Escriba en esta columna el día de la tarea del mes que corresponda al día de la semana de la columna J. Esta fecha resaltará la tarea en el calendario de la izquierda.</text:p>
          </table:help-message>
          <table:error-message table:display="true"/>
        </table:content-validation>
        <table:content-validation table:name="val25">
          <table:help-message table:display="true">
            <text:p>Los días de la semana se encuentran en esta fila, del lunes al viernes.</text:p>
          </table:help-message>
          <table:error-message table:display="true"/>
        </table:content-validation>
        <table:content-validation table:name="val26">
          <table:help-message table:display="true">
            <text:p>Escriba la hora de la clase y debajo, en una nueva fila, el nombre de clase para cada día de la semana en las columnas B a I. Repita este patrón para todas las clases en las filas posteriores.</text:p>
          </table:help-message>
          <table:error-message table:display="true"/>
        </table:content-validation>
        <table:content-validation table:name="val27">
          <table:help-message table:display="true">
            <text:p>Escriba la clase en esta fila, de la columna B a la I.</text:p>
          </table:help-message>
          <table:error-message table:display="true"/>
        </table:content-validation>
        <table:content-validation table:name="val28">
          <table:help-message table:display="true">
            <text:p>Escriba la hora en esta fila, de la columna B a la I.</text:p>
          </table:help-message>
          <table:error-message table:display="true"/>
        </table:content-validation>
        <table:content-validation table:name="val29">
          <table:help-message table:display="true">
            <text:p>Si esta fila contiene un número menor que el número o la fila de números anterior, en ese caso, esta fila contiene fechas para el próximo mes del calendario.</text:p>
          </table:help-message>
          <table:error-message table:display="true"/>
        </table:content-validation>
        <table:content-validation table:name="val30">
          <table:help-message table:display="true">
            <text:p>Si esta celda no contiene el número 1, se trata de un día del mes anterior. Las celdas C3 a I8 contienen fechas para el mes actual.</text:p>
          </table:help-message>
          <table:error-message table:display="true"/>
        </table:content-validation>
        <table:content-validation table:name="val31">
          <table:help-message table:display="true">
            <text:p>Las celdas C2 a I2 contienen días de la semana.</text:p>
          </table:help-message>
          <table:error-message table:display="true"/>
        </table:content-validation>
        <table:content-validation table:name="val32">
          <table:help-message table:display="true">
            <text:p>Prepare una programación semanal y cree una lista de tareas en esta hoja de cálculo. Las tareas se resaltan automáticamente en el calendario mensual del año especificado en B1 de la hoja de cálculo de Ene.</text:p>
          </table:help-message>
          <table:error-message table:display="true"/>
        </table:content-validation>
        <table:content-validation table:name="val33">
          <table:help-message table:display="true">
            <text:p>El año se actualiza automáticamente. Para cambiar el año, actualice la celda B1 en la hoja de cálculo de Ene.</text:p>
          </table:help-message>
          <table:error-message table:display="true"/>
        </table:content-validation>
        <table:content-validation table:name="val34">
          <table:help-message table:display="true">
            <text:p>El calendario de marzo resalta automáticamente las entradas de la lista de tareas para el mes. Las fuentes más oscuras indican tareas. Las fuentes más claras indican días que pertenecen al mes anterior o siguiente.</text:p>
          </table:help-message>
          <table:error-message table:display="true"/>
        </table:content-validation>
        <table:content-validation table:name="val35">
          <table:help-message table:display="true">
            <text:p>Los días de la semana se agrupan en esta columna con 6 filas para las tareas para cada día laborable agrupado del mes. Inserte las nuevas filas para agregar más tareas. El calendario a la izquierda resaltará elementos.</text:p>
          </table:help-message>
          <table:error-message table:display="true"/>
        </table:content-validation>
        <table:content-validation table:name="val36">
          <table:help-message table:display="true">
            <text:p>Escriba en esta columna los detalles de la tarea correspondientes al día de la semana de la columna J y al día de la columna K del mes del calendario de la izquierda.</text:p>
          </table:help-message>
          <table:error-message table:display="true"/>
        </table:content-validation>
        <table:content-validation table:name="val37">
          <table:help-message table:display="true">
            <text:p>Escriba en esta columna el día de la tarea del mes que corresponda al día de la semana de la columna J. Esta fecha resaltará la tarea en el calendario de la izquierda.</text:p>
          </table:help-message>
          <table:error-message table:display="true"/>
        </table:content-validation>
        <table:content-validation table:name="val38">
          <table:help-message table:display="true">
            <text:p>Los días de la semana se encuentran en esta fila, del lunes al viernes.</text:p>
          </table:help-message>
          <table:error-message table:display="true"/>
        </table:content-validation>
        <table:content-validation table:name="val39">
          <table:help-message table:display="true">
            <text:p>Escriba la hora de la clase y debajo, en una nueva fila, el nombre de clase para cada día de la semana en las columnas B a I. Repita este patrón para todas las clases en las filas posteriores.</text:p>
          </table:help-message>
          <table:error-message table:display="true"/>
        </table:content-validation>
        <table:content-validation table:name="val40">
          <table:help-message table:display="true">
            <text:p>El calendario de abril resalta automáticamente las entradas de la lista de tareas para el mes. Las fuentes más oscuras indican tareas. Las fuentes más claras indican días que pertenecen al mes anterior o siguiente.</text:p>
          </table:help-message>
          <table:error-message table:display="true"/>
        </table:content-validation>
        <table:content-validation table:name="val41">
          <table:help-message table:display="true">
            <text:p>El año se actualiza automáticamente. Para cambiar el año, actualice la celda B1 en la hoja de cálculo de Ene.</text:p>
          </table:help-message>
          <table:error-message table:display="true"/>
        </table:content-validation>
        <table:content-validation table:name="val42">
          <table:help-message table:display="true">
            <text:p>Prepare una programación semanal y cree una lista de tareas en esta hoja de cálculo. Las tareas se resaltan automáticamente en el calendario mensual del año especificado en B1 de la hoja de cálculo de Ene.</text:p>
          </table:help-message>
          <table:error-message table:display="true"/>
        </table:content-validation>
        <table:content-validation table:name="val43">
          <table:help-message table:display="true">
            <text:p>Las celdas C2 a I2 contienen días de la semana.</text:p>
          </table:help-message>
          <table:error-message table:display="true"/>
        </table:content-validation>
        <table:content-validation table:name="val44">
          <table:help-message table:display="true">
            <text:p>Si esta celda no contiene el número 1, se trata de un día del mes anterior. Las celdas C3 a I8 contienen fechas para el mes actual.</text:p>
          </table:help-message>
          <table:error-message table:display="true"/>
        </table:content-validation>
        <table:content-validation table:name="val45">
          <table:help-message table:display="true">
            <text:p>Si esta fila contiene un número menor que el número o la fila de números anterior, en ese caso, esta fila contiene fechas para el próximo mes del calendario.</text:p>
          </table:help-message>
          <table:error-message table:display="true"/>
        </table:content-validation>
        <table:content-validation table:name="val46">
          <table:help-message table:display="true">
            <text:p>Escriba la hora en esta fila, de la columna B a la I.</text:p>
          </table:help-message>
          <table:error-message table:display="true"/>
        </table:content-validation>
        <table:content-validation table:name="val47">
          <table:help-message table:display="true">
            <text:p>Escriba la clase en esta fila, de la columna B a la I.</text:p>
          </table:help-message>
          <table:error-message table:display="true"/>
        </table:content-validation>
        <table:content-validation table:name="val48">
          <table:help-message table:display="true">
            <text:p>Los días de la semana se agrupan en esta columna con 6 filas para las tareas para cada día laborable agrupado del mes. Inserte las nuevas filas para agregar más tareas. El calendario a la izquierda resaltará elementos.</text:p>
          </table:help-message>
          <table:error-message table:display="true"/>
        </table:content-validation>
        <table:content-validation table:name="val49">
          <table:help-message table:display="true">
            <text:p>Escriba en esta columna los detalles de la tarea correspondientes al día de la semana de la columna J y al día de la columna K del mes del calendario de la izquierda.</text:p>
          </table:help-message>
          <table:error-message table:display="true"/>
        </table:content-validation>
        <table:content-validation table:name="val50">
          <table:help-message table:display="true">
            <text:p>Escriba en esta columna el día de la tarea del mes que corresponda al día de la semana de la columna J. Esta fecha resaltará la tarea en el calendario de la izquierda.</text:p>
          </table:help-message>
          <table:error-message table:display="true"/>
        </table:content-validation>
        <table:content-validation table:name="val51">
          <table:help-message table:display="true">
            <text:p>Los días de la semana se encuentran en esta fila, del lunes al viernes.</text:p>
          </table:help-message>
          <table:error-message table:display="true"/>
        </table:content-validation>
        <table:content-validation table:name="val52">
          <table:help-message table:display="true">
            <text:p>Escriba la hora de la clase y debajo, en una nueva fila, el nombre de clase para cada día de la semana en las columnas B a I. Repita este patrón para todas las clases en las filas posteriores.</text:p>
          </table:help-message>
          <table:error-message table:display="true"/>
        </table:content-validation>
        <table:content-validation table:name="val53">
          <table:help-message table:display="true">
            <text:p>Escriba la clase en esta fila, de la columna B a la I.</text:p>
          </table:help-message>
          <table:error-message table:display="true"/>
        </table:content-validation>
        <table:content-validation table:name="val54">
          <table:help-message table:display="true">
            <text:p>Escriba la hora en esta fila, de la columna B a la I.</text:p>
          </table:help-message>
          <table:error-message table:display="true"/>
        </table:content-validation>
        <table:content-validation table:name="val55">
          <table:help-message table:display="true">
            <text:p>Si esta fila contiene un número menor que el número o la fila de números anterior, en ese caso, esta fila contiene fechas para el próximo mes del calendario.</text:p>
          </table:help-message>
          <table:error-message table:display="true"/>
        </table:content-validation>
        <table:content-validation table:name="val56">
          <table:help-message table:display="true">
            <text:p>Si esta celda no contiene el número 1, se trata de un día del mes anterior. Las celdas C3 a I8 contienen fechas para el mes actual.</text:p>
          </table:help-message>
          <table:error-message table:display="true"/>
        </table:content-validation>
        <table:content-validation table:name="val57">
          <table:help-message table:display="true">
            <text:p>Las celdas C2 a I2 contienen días de la semana.</text:p>
          </table:help-message>
          <table:error-message table:display="true"/>
        </table:content-validation>
        <table:content-validation table:name="val58">
          <table:help-message table:display="true">
            <text:p>Prepare una programación semanal y cree una lista de tareas en esta hoja de cálculo. Las tareas se resaltan automáticamente en el calendario mensual del año especificado en B1 de la hoja de cálculo de Ene.</text:p>
          </table:help-message>
          <table:error-message table:display="true"/>
        </table:content-validation>
        <table:content-validation table:name="val59">
          <table:help-message table:display="true">
            <text:p>El año se actualiza automáticamente. Para cambiar el año, actualice la celda B1 en la hoja de cálculo de Ene.</text:p>
          </table:help-message>
          <table:error-message table:display="true"/>
        </table:content-validation>
        <table:content-validation table:name="val60">
          <table:help-message table:display="true">
            <text:p>El calendario de mayo resalta automáticamente las entradas de la lista de tareas para el mes. Las fuentes más oscuras indican tareas. Las fuentes más claras indican días que pertenecen al mes anterior o siguiente.</text:p>
          </table:help-message>
          <table:error-message table:display="true"/>
        </table:content-validation>
        <table:content-validation table:name="val61">
          <table:help-message table:display="true">
            <text:p>Los días de la semana se agrupan en esta columna con 6 filas para las tareas para cada día laborable agrupado del mes. Inserte las nuevas filas para agregar más tareas. El calendario a la izquierda resaltará elementos.</text:p>
          </table:help-message>
          <table:error-message table:display="true"/>
        </table:content-validation>
        <table:content-validation table:name="val62">
          <table:help-message table:display="true">
            <text:p>Escriba en esta columna los detalles de la tarea correspondientes al día de la semana de la columna J y al día de la columna K del mes del calendario de la izquierda.</text:p>
          </table:help-message>
          <table:error-message table:display="true"/>
        </table:content-validation>
        <table:content-validation table:name="val63">
          <table:help-message table:display="true">
            <text:p>Escriba en esta columna el día de la tarea del mes que corresponda al día de la semana de la columna J. Esta fecha resaltará la tarea en el calendario de la izquierda.</text:p>
          </table:help-message>
          <table:error-message table:display="true"/>
        </table:content-validation>
        <table:content-validation table:name="val64">
          <table:help-message table:display="true">
            <text:p>Los días de la semana se encuentran en esta fila, del lunes al viernes.</text:p>
          </table:help-message>
          <table:error-message table:display="true"/>
        </table:content-validation>
        <table:content-validation table:name="val65">
          <table:help-message table:display="true">
            <text:p>Escriba la hora de la clase y debajo, en una nueva fila, el nombre de clase para cada día de la semana en las columnas B a I. Repita este patrón para todas las clases en las filas posteriores.</text:p>
          </table:help-message>
          <table:error-message table:display="true"/>
        </table:content-validation>
        <table:content-validation table:name="val66">
          <table:help-message table:display="true">
            <text:p>El calendario de junio resalta automáticamente las entradas de la lista de tareas para el mes. Las fuentes más oscuras indican tareas. Las fuentes más claras indican días que pertenecen al mes anterior o siguiente.</text:p>
          </table:help-message>
          <table:error-message table:display="true"/>
        </table:content-validation>
        <table:content-validation table:name="val67">
          <table:help-message table:display="true">
            <text:p>El año se actualiza automáticamente. Para cambiar el año, actualice la celda B1 en la hoja de cálculo de Ene.</text:p>
          </table:help-message>
          <table:error-message table:display="true"/>
        </table:content-validation>
        <table:content-validation table:name="val68">
          <table:help-message table:display="true">
            <text:p>Prepare una programación semanal y cree una lista de tareas en esta hoja de cálculo. Las tareas se resaltan automáticamente en el calendario mensual del año especificado en B1 de la hoja de cálculo de Ene.</text:p>
          </table:help-message>
          <table:error-message table:display="true"/>
        </table:content-validation>
        <table:content-validation table:name="val69">
          <table:help-message table:display="true">
            <text:p>Las celdas C2 a I2 contienen días de la semana.</text:p>
          </table:help-message>
          <table:error-message table:display="true"/>
        </table:content-validation>
        <table:content-validation table:name="val70">
          <table:help-message table:display="true">
            <text:p>Si esta celda no contiene el número 1, se trata de un día del mes anterior. Las celdas C3 a I8 contienen fechas para el mes actual.</text:p>
          </table:help-message>
          <table:error-message table:display="true"/>
        </table:content-validation>
        <table:content-validation table:name="val71">
          <table:help-message table:display="true">
            <text:p>Si esta fila contiene un número menor que el número o la fila de números anterior, en ese caso, esta fila contiene fechas para el próximo mes del calendario.</text:p>
          </table:help-message>
          <table:error-message table:display="true"/>
        </table:content-validation>
        <table:content-validation table:name="val72">
          <table:help-message table:display="true">
            <text:p>Escriba la hora en esta fila, de la columna B a la I.</text:p>
          </table:help-message>
          <table:error-message table:display="true"/>
        </table:content-validation>
        <table:content-validation table:name="val73">
          <table:help-message table:display="true">
            <text:p>Escriba la clase en esta fila, de la columna B a la I.</text:p>
          </table:help-message>
          <table:error-message table:display="true"/>
        </table:content-validation>
        <table:content-validation table:name="val74">
          <table:help-message table:display="true">
            <text:p>Los días de la semana se agrupan en esta columna con 6 filas para las tareas para cada día laborable agrupado del mes. Inserte las nuevas filas para agregar más tareas. El calendario a la izquierda resaltará elementos.</text:p>
          </table:help-message>
          <table:error-message table:display="true"/>
        </table:content-validation>
        <table:content-validation table:name="val75">
          <table:help-message table:display="true">
            <text:p>Escriba en esta columna los detalles de la tarea correspondientes al día de la semana de la columna J y al día de la columna K del mes del calendario de la izquierda.</text:p>
          </table:help-message>
          <table:error-message table:display="true"/>
        </table:content-validation>
        <table:content-validation table:name="val76">
          <table:help-message table:display="true">
            <text:p>Escriba en esta columna el día de la tarea del mes que corresponda al día de la semana de la columna J. Esta fecha resaltará la tarea en el calendario de la izquierda.</text:p>
          </table:help-message>
          <table:error-message table:display="true"/>
        </table:content-validation>
        <table:content-validation table:name="val77">
          <table:help-message table:display="true">
            <text:p>Los días de la semana se encuentran en esta fila, del lunes al viernes.</text:p>
          </table:help-message>
          <table:error-message table:display="true"/>
        </table:content-validation>
        <table:content-validation table:name="val78">
          <table:help-message table:display="true">
            <text:p>Escriba la hora de la clase y debajo, en una nueva fila, el nombre de clase para cada día de la semana en las columnas B a I. Repita este patrón para todas las clases en las filas posteriores.</text:p>
          </table:help-message>
          <table:error-message table:display="true"/>
        </table:content-validation>
        <table:content-validation table:name="val79">
          <table:help-message table:display="true">
            <text:p>Escriba la clase en esta fila, de la columna B a la I.</text:p>
          </table:help-message>
          <table:error-message table:display="true"/>
        </table:content-validation>
        <table:content-validation table:name="val80">
          <table:help-message table:display="true">
            <text:p>Escriba la hora en esta fila, de la columna B a la I.</text:p>
          </table:help-message>
          <table:error-message table:display="true"/>
        </table:content-validation>
        <table:content-validation table:name="val81">
          <table:help-message table:display="true">
            <text:p>Si esta fila contiene un número menor que el número o la fila de números anterior, en ese caso, esta fila contiene fechas para el próximo mes del calendario.</text:p>
          </table:help-message>
          <table:error-message table:display="true"/>
        </table:content-validation>
        <table:content-validation table:name="val82">
          <table:help-message table:display="true">
            <text:p>Si esta celda no contiene el número 1, se trata de un día del mes anterior. Las celdas C3 a I8 contienen fechas para el mes actual.</text:p>
          </table:help-message>
          <table:error-message table:display="true"/>
        </table:content-validation>
        <table:content-validation table:name="val83">
          <table:help-message table:display="true">
            <text:p>Las celdas C2 a I2 contienen días de la semana.</text:p>
          </table:help-message>
          <table:error-message table:display="true"/>
        </table:content-validation>
        <table:content-validation table:name="val84">
          <table:help-message table:display="true">
            <text:p>Prepare una programación semanal y cree una lista de tareas en esta hoja de cálculo. Las tareas se resaltan automáticamente en el calendario mensual del año especificado en B1 de la hoja de cálculo de Ene.</text:p>
          </table:help-message>
          <table:error-message table:display="true"/>
        </table:content-validation>
        <table:content-validation table:name="val85">
          <table:help-message table:display="true">
            <text:p>El año se actualiza automáticamente. Para cambiar el año, actualice la celda B1 en la hoja de cálculo de Ene.</text:p>
          </table:help-message>
          <table:error-message table:display="true"/>
        </table:content-validation>
        <table:content-validation table:name="val86">
          <table:help-message table:display="true">
            <text:p>El calendario de julio resalta automáticamente las entradas de la lista de tareas para el mes. Las fuentes más oscuras indican tareas. Las fuentes más claras indican días que pertenecen al mes anterior o siguiente.</text:p>
          </table:help-message>
          <table:error-message table:display="true"/>
        </table:content-validation>
        <table:content-validation table:name="val87">
          <table:help-message table:display="true">
            <text:p>Los días de la semana se agrupan en esta columna con 6 filas para las tareas para cada día laborable agrupado del mes. Inserte las nuevas filas para agregar más tareas. El calendario a la izquierda resaltará elementos.</text:p>
          </table:help-message>
          <table:error-message table:display="true"/>
        </table:content-validation>
        <table:content-validation table:name="val88">
          <table:help-message table:display="true">
            <text:p>Escriba en esta columna los detalles de la tarea correspondientes al día de la semana de la columna J y al día de la columna K del mes del calendario de la izquierda.</text:p>
          </table:help-message>
          <table:error-message table:display="true"/>
        </table:content-validation>
        <table:content-validation table:name="val89">
          <table:help-message table:display="true">
            <text:p>Escriba en esta columna el día de la tarea del mes que corresponda al día de la semana de la columna J. Esta fecha resaltará la tarea en el calendario de la izquierda.</text:p>
          </table:help-message>
          <table:error-message table:display="true"/>
        </table:content-validation>
        <table:content-validation table:name="val90">
          <table:help-message table:display="true">
            <text:p>Los días de la semana se encuentran en esta fila, del lunes al viernes.</text:p>
          </table:help-message>
          <table:error-message table:display="true"/>
        </table:content-validation>
        <table:content-validation table:name="val91">
          <table:help-message table:display="true">
            <text:p>Escriba la hora de la clase y debajo, en una nueva fila, el nombre de clase para cada día de la semana en las columnas B a I. Repita este patrón para todas las clases en las filas posteriores.</text:p>
          </table:help-message>
          <table:error-message table:display="true"/>
        </table:content-validation>
        <table:content-validation table:name="val92">
          <table:help-message table:display="true">
            <text:p>El calendario de agosto resalta automáticamente las entradas de la lista de tareas para el mes. Las fuentes más oscuras indican tareas. Las fuentes más claras indican días que pertenecen al mes anterior o siguiente.</text:p>
          </table:help-message>
          <table:error-message table:display="true"/>
        </table:content-validation>
        <table:content-validation table:name="val93">
          <table:help-message table:display="true">
            <text:p>El año se actualiza automáticamente. Para cambiar el año, actualice la celda B1 en la hoja de cálculo de Ene.</text:p>
          </table:help-message>
          <table:error-message table:display="true"/>
        </table:content-validation>
        <table:content-validation table:name="val94">
          <table:help-message table:display="true">
            <text:p>Prepare una programación semanal y cree una lista de tareas en esta hoja de cálculo. Las tareas se resaltan automáticamente en el calendario mensual del año especificado en B1 de la hoja de cálculo de Ene.</text:p>
          </table:help-message>
          <table:error-message table:display="true"/>
        </table:content-validation>
        <table:content-validation table:name="val95">
          <table:help-message table:display="true">
            <text:p>Las celdas C2 a I2 contienen días de la semana.</text:p>
          </table:help-message>
          <table:error-message table:display="true"/>
        </table:content-validation>
        <table:content-validation table:name="val96">
          <table:help-message table:display="true">
            <text:p>Si esta celda no contiene el número 1, se trata de un día del mes anterior. Las celdas C3 a I8 contienen fechas para el mes actual.</text:p>
          </table:help-message>
          <table:error-message table:display="true"/>
        </table:content-validation>
        <table:content-validation table:name="val97">
          <table:help-message table:display="true">
            <text:p>Si esta fila contiene un número menor que el número o la fila de números anterior, en ese caso, esta fila contiene fechas para el próximo mes del calendario.</text:p>
          </table:help-message>
          <table:error-message table:display="true"/>
        </table:content-validation>
        <table:content-validation table:name="val98">
          <table:help-message table:display="true">
            <text:p>Escriba la hora en esta fila, de la columna B a la I.</text:p>
          </table:help-message>
          <table:error-message table:display="true"/>
        </table:content-validation>
        <table:content-validation table:name="val99">
          <table:help-message table:display="true">
            <text:p>Escriba la clase en esta fila, de la columna B a la I.</text:p>
          </table:help-message>
          <table:error-message table:display="true"/>
        </table:content-validation>
        <table:content-validation table:name="val100">
          <table:help-message table:display="true">
            <text:p>Los días de la semana se agrupan en esta columna con 6 filas para las tareas para cada día laborable agrupado del mes. Inserte las nuevas filas para agregar más tareas. El calendario a la izquierda resaltará elementos.</text:p>
          </table:help-message>
          <table:error-message table:display="true"/>
        </table:content-validation>
        <table:content-validation table:name="val101">
          <table:help-message table:display="true">
            <text:p>Escriba en esta columna los detalles de la tarea correspondientes al día de la semana de la columna J y al día de la columna K del mes del calendario de la izquierda.</text:p>
          </table:help-message>
          <table:error-message table:display="true"/>
        </table:content-validation>
        <table:content-validation table:name="val102">
          <table:help-message table:display="true">
            <text:p>Escriba en esta columna el día de la tarea del mes que corresponda al día de la semana de la columna J. Esta fecha resaltará la tarea en el calendario de la izquierda.</text:p>
          </table:help-message>
          <table:error-message table:display="true"/>
        </table:content-validation>
        <table:content-validation table:name="val103">
          <table:help-message table:display="true">
            <text:p>Los días de la semana se encuentran en esta fila, del lunes al viernes.</text:p>
          </table:help-message>
          <table:error-message table:display="true"/>
        </table:content-validation>
        <table:content-validation table:name="val104">
          <table:help-message table:display="true">
            <text:p>Escriba la hora de la clase y debajo, en una nueva fila, el nombre de clase para cada día de la semana en las columnas B a I. Repita este patrón para todas las clases en las filas posteriores.</text:p>
          </table:help-message>
          <table:error-message table:display="true"/>
        </table:content-validation>
        <table:content-validation table:name="val105">
          <table:help-message table:display="true">
            <text:p>Escriba la clase en esta fila, de la columna B a la I.</text:p>
          </table:help-message>
          <table:error-message table:display="true"/>
        </table:content-validation>
        <table:content-validation table:name="val106">
          <table:help-message table:display="true">
            <text:p>Escriba la hora en esta fila, de la columna B a la I.</text:p>
          </table:help-message>
          <table:error-message table:display="true"/>
        </table:content-validation>
        <table:content-validation table:name="val107">
          <table:help-message table:display="true">
            <text:p>Si esta fila contiene un número menor que el número o la fila de números anterior, en ese caso, esta fila contiene fechas para el próximo mes del calendario.</text:p>
          </table:help-message>
          <table:error-message table:display="true"/>
        </table:content-validation>
        <table:content-validation table:name="val108">
          <table:help-message table:display="true">
            <text:p>Si esta celda no contiene el número 1, se trata de un día del mes anterior. Las celdas C3 a I8 contienen fechas para el mes actual.</text:p>
          </table:help-message>
          <table:error-message table:display="true"/>
        </table:content-validation>
        <table:content-validation table:name="val109">
          <table:help-message table:display="true">
            <text:p>Las celdas C2 a I2 contienen días de la semana.</text:p>
          </table:help-message>
          <table:error-message table:display="true"/>
        </table:content-validation>
        <table:content-validation table:name="val110">
          <table:help-message table:display="true">
            <text:p>Prepare una programación semanal y cree una lista de tareas en esta hoja de cálculo. Las tareas se resaltan automáticamente en el calendario mensual del año especificado en B1 de la hoja de cálculo de Ene.</text:p>
          </table:help-message>
          <table:error-message table:display="true"/>
        </table:content-validation>
        <table:content-validation table:name="val111">
          <table:help-message table:display="true">
            <text:p>El año se actualiza automáticamente. Para cambiar el año, actualice la celda B1 en la hoja de cálculo de Ene.</text:p>
          </table:help-message>
          <table:error-message table:display="true"/>
        </table:content-validation>
        <table:content-validation table:name="val112">
          <table:help-message table:display="true">
            <text:p>El calendario de septiembre resalta automáticamente las entradas de la lista de tareas para el mes. Las fuentes más oscuras indican tareas. Las fuentes más claras indican días que pertenecen al mes anterior o siguiente.</text:p>
          </table:help-message>
          <table:error-message table:display="true"/>
        </table:content-validation>
        <table:content-validation table:name="val113">
          <table:help-message table:display="true">
            <text:p>Los días de la semana se agrupan en esta columna con 6 filas para las tareas para cada día laborable agrupado del mes. Inserte las nuevas filas para agregar más tareas. El calendario a la izquierda resaltará elementos.</text:p>
          </table:help-message>
          <table:error-message table:display="true"/>
        </table:content-validation>
        <table:content-validation table:name="val114">
          <table:help-message table:display="true">
            <text:p>Escriba en esta columna los detalles de la tarea correspondientes al día de la semana de la columna J y al día de la columna K del mes del calendario de la izquierda.</text:p>
          </table:help-message>
          <table:error-message table:display="true"/>
        </table:content-validation>
        <table:content-validation table:name="val115">
          <table:help-message table:display="true">
            <text:p>Escriba en esta columna el día de la tarea del mes que corresponda al día de la semana de la columna J. Esta fecha resaltará la tarea en el calendario de la izquierda.</text:p>
          </table:help-message>
          <table:error-message table:display="true"/>
        </table:content-validation>
        <table:content-validation table:name="val116">
          <table:help-message table:display="true">
            <text:p>Los días de la semana se encuentran en esta fila, del lunes al viernes.</text:p>
          </table:help-message>
          <table:error-message table:display="true"/>
        </table:content-validation>
        <table:content-validation table:name="val117">
          <table:help-message table:display="true">
            <text:p>Escriba la hora de la clase y debajo, en una nueva fila, el nombre de clase para cada día de la semana en las columnas B a I. Repita este patrón para todas las clases en las filas posteriores.</text:p>
          </table:help-message>
          <table:error-message table:display="true"/>
        </table:content-validation>
        <table:content-validation table:name="val118">
          <table:help-message table:display="true">
            <text:p>El calendario de octubre resalta automáticamente las entradas de la lista de tareas para el mes. Las fuentes más oscuras indican tareas. Las fuentes más claras indican días que pertenecen al mes anterior o siguiente.</text:p>
          </table:help-message>
          <table:error-message table:display="true"/>
        </table:content-validation>
        <table:content-validation table:name="val119">
          <table:help-message table:display="true">
            <text:p>El año se actualiza automáticamente. Para cambiar el año, actualice la celda B1 en la hoja de cálculo de Ene.</text:p>
          </table:help-message>
          <table:error-message table:display="true"/>
        </table:content-validation>
        <table:content-validation table:name="val120">
          <table:help-message table:display="true">
            <text:p>Prepare una programación semanal y cree una lista de tareas en esta hoja de cálculo. Las tareas se resaltan automáticamente en el calendario mensual del año especificado en B1 de la hoja de cálculo de Ene.</text:p>
          </table:help-message>
          <table:error-message table:display="true"/>
        </table:content-validation>
        <table:content-validation table:name="val121">
          <table:help-message table:display="true">
            <text:p>Las celdas C2 a I2 contienen días de la semana.</text:p>
          </table:help-message>
          <table:error-message table:display="true"/>
        </table:content-validation>
        <table:content-validation table:name="val122">
          <table:help-message table:display="true">
            <text:p>Si esta celda no contiene el número 1, se trata de un día del mes anterior. Las celdas C3 a I8 contienen fechas para el mes actual.</text:p>
          </table:help-message>
          <table:error-message table:display="true"/>
        </table:content-validation>
        <table:content-validation table:name="val123">
          <table:help-message table:display="true">
            <text:p>Si esta fila contiene un número menor que el número o la fila de números anterior, en ese caso, esta fila contiene fechas para el próximo mes del calendario.</text:p>
          </table:help-message>
          <table:error-message table:display="true"/>
        </table:content-validation>
        <table:content-validation table:name="val124">
          <table:help-message table:display="true">
            <text:p>Escriba la hora en esta fila, de la columna B a la I.</text:p>
          </table:help-message>
          <table:error-message table:display="true"/>
        </table:content-validation>
        <table:content-validation table:name="val125">
          <table:help-message table:display="true">
            <text:p>Escriba la clase en esta fila, de la columna B a la I.</text:p>
          </table:help-message>
          <table:error-message table:display="true"/>
        </table:content-validation>
        <table:content-validation table:name="val126">
          <table:help-message table:display="true">
            <text:p>Los días de la semana se agrupan en esta columna con 6 filas para las tareas para cada día laborable agrupado del mes. Inserte las nuevas filas para agregar más tareas. El calendario a la izquierda resaltará elementos.</text:p>
          </table:help-message>
          <table:error-message table:display="true"/>
        </table:content-validation>
        <table:content-validation table:name="val127">
          <table:help-message table:display="true">
            <text:p>Escriba en esta columna los detalles de la tarea correspondientes al día de la semana de la columna J y al día de la columna K del mes del calendario de la izquierda.</text:p>
          </table:help-message>
          <table:error-message table:display="true"/>
        </table:content-validation>
        <table:content-validation table:name="val128">
          <table:help-message table:display="true">
            <text:p>Escriba en esta columna el día de la tarea del mes que corresponda al día de la semana de la columna J. Esta fecha resaltará la tarea en el calendario de la izquierda.</text:p>
          </table:help-message>
          <table:error-message table:display="true"/>
        </table:content-validation>
        <table:content-validation table:name="val129">
          <table:help-message table:display="true">
            <text:p>Los días de la semana se encuentran en esta fila, del lunes al viernes.</text:p>
          </table:help-message>
          <table:error-message table:display="true"/>
        </table:content-validation>
        <table:content-validation table:name="val130">
          <table:help-message table:display="true">
            <text:p>Escriba la hora de la clase y debajo, en una nueva fila, el nombre de clase para cada día de la semana en las columnas B a I. Repita este patrón para todas las clases en las filas posteriores.</text:p>
          </table:help-message>
          <table:error-message table:display="true"/>
        </table:content-validation>
        <table:content-validation table:name="val131">
          <table:help-message table:display="true">
            <text:p>Escriba la clase en esta fila, de la columna B a la I.</text:p>
          </table:help-message>
          <table:error-message table:display="true"/>
        </table:content-validation>
        <table:content-validation table:name="val132">
          <table:help-message table:display="true">
            <text:p>Escriba la hora en esta fila, de la columna B a la I.</text:p>
          </table:help-message>
          <table:error-message table:display="true"/>
        </table:content-validation>
        <table:content-validation table:name="val133">
          <table:help-message table:display="true">
            <text:p>Si esta fila contiene un número menor que el número o la fila de números anterior, en ese caso, esta fila contiene fechas para el próximo mes del calendario.</text:p>
          </table:help-message>
          <table:error-message table:display="true"/>
        </table:content-validation>
        <table:content-validation table:name="val134">
          <table:help-message table:display="true">
            <text:p>Si esta celda no contiene el número 1, se trata de un día del mes anterior. Las celdas C3 a I8 contienen fechas para el mes actual.</text:p>
          </table:help-message>
          <table:error-message table:display="true"/>
        </table:content-validation>
        <table:content-validation table:name="val135">
          <table:help-message table:display="true">
            <text:p>Las celdas C2 a I2 contienen días de la semana.</text:p>
          </table:help-message>
          <table:error-message table:display="true"/>
        </table:content-validation>
        <table:content-validation table:name="val136">
          <table:help-message table:display="true">
            <text:p>Prepare una programación semanal y cree una lista de tareas en esta hoja de cálculo. Las tareas se resaltan automáticamente en el calendario mensual del año especificado en B1 de la hoja de cálculo de Ene.</text:p>
          </table:help-message>
          <table:error-message table:display="true"/>
        </table:content-validation>
        <table:content-validation table:name="val137">
          <table:help-message table:display="true">
            <text:p>El año se actualiza automáticamente. Para cambiar el año, actualice la celda B1 en la hoja de cálculo de Ene.</text:p>
          </table:help-message>
          <table:error-message table:display="true"/>
        </table:content-validation>
        <table:content-validation table:name="val138">
          <table:help-message table:display="true">
            <text:p>El calendario de noviembre resalta automáticamente las entradas de la lista de tareas para el mes. Las fuentes más oscuras indican tareas. Las fuentes más claras indican días que pertenecen al mes anterior o siguiente.</text:p>
          </table:help-message>
          <table:error-message table:display="true"/>
        </table:content-validation>
        <table:content-validation table:name="val139">
          <table:help-message table:display="true">
            <text:p>Los días de la semana se agrupan en esta columna con 6 filas para las tareas para cada día laborable agrupado del mes. Inserte las nuevas filas para agregar más tareas. El calendario a la izquierda resaltará elementos.</text:p>
          </table:help-message>
          <table:error-message table:display="true"/>
        </table:content-validation>
        <table:content-validation table:name="val140">
          <table:help-message table:display="true">
            <text:p>Escriba en esta columna los detalles de la tarea correspondientes al día de la semana de la columna J y al día de la columna K del mes del calendario de la izquierda.</text:p>
          </table:help-message>
          <table:error-message table:display="true"/>
        </table:content-validation>
        <table:content-validation table:name="val141">
          <table:help-message table:display="true">
            <text:p>Escriba en esta columna el día de la tarea del mes que corresponda al día de la semana de la columna J. Esta fecha resaltará la tarea en el calendario de la izquierda.</text:p>
          </table:help-message>
          <table:error-message table:display="true"/>
        </table:content-validation>
        <table:content-validation table:name="val142">
          <table:help-message table:display="true">
            <text:p>Los días de la semana se encuentran en esta fila, del lunes al viernes.</text:p>
          </table:help-message>
          <table:error-message table:display="true"/>
        </table:content-validation>
        <table:content-validation table:name="val143">
          <table:help-message table:display="true">
            <text:p>Escriba la hora de la clase y debajo, en una nueva fila, el nombre de clase para cada día de la semana en las columnas B a I. Repita este patrón para todas las clases en las filas posteriores.</text:p>
          </table:help-message>
          <table:error-message table:display="true"/>
        </table:content-validation>
        <table:content-validation table:name="val144">
          <table:help-message table:display="true">
            <text:p>El calendario de diciembre resalta automáticamente las entradas de la lista de tareas para el mes. Las fuentes más oscuras indican tareas. Las fuentes más claras indican días que pertenecen al mes anterior o siguiente.</text:p>
          </table:help-message>
          <table:error-message table:display="true"/>
        </table:content-validation>
        <table:content-validation table:name="val145">
          <table:help-message table:display="true">
            <text:p>El año se actualiza automáticamente. Para cambiar el año, actualice la celda B1 en la hoja de cálculo de Ene.</text:p>
          </table:help-message>
          <table:error-message table:display="true"/>
        </table:content-validation>
        <table:content-validation table:name="val146">
          <table:help-message table:display="true">
            <text:p>Prepare una programación semanal y cree una lista de tareas en esta hoja de cálculo. Las tareas se resaltan automáticamente en el calendario mensual del año especificado en B1 de la hoja de cálculo de Ene.</text:p>
          </table:help-message>
          <table:error-message table:display="true"/>
        </table:content-validation>
        <table:content-validation table:name="val147">
          <table:help-message table:display="true">
            <text:p>Las celdas C2 a I2 contienen días de la semana.</text:p>
          </table:help-message>
          <table:error-message table:display="true"/>
        </table:content-validation>
        <table:content-validation table:name="val148">
          <table:help-message table:display="true">
            <text:p>Si esta celda no contiene el número 1, se trata de un día del mes anterior. Las celdas C3 a I8 contienen fechas para el mes actual.</text:p>
          </table:help-message>
          <table:error-message table:display="true"/>
        </table:content-validation>
        <table:content-validation table:name="val149">
          <table:help-message table:display="true">
            <text:p>Si esta fila contiene un número menor que el número o la fila de números anterior, en ese caso, esta fila contiene fechas para el próximo mes del calendario.</text:p>
          </table:help-message>
          <table:error-message table:display="true"/>
        </table:content-validation>
        <table:content-validation table:name="val150">
          <table:help-message table:display="true">
            <text:p>Escriba la hora en esta fila, de la columna B a la I.</text:p>
          </table:help-message>
          <table:error-message table:display="true"/>
        </table:content-validation>
        <table:content-validation table:name="val151">
          <table:help-message table:display="true">
            <text:p>Escriba la clase en esta fila, de la columna B a la I.</text:p>
          </table:help-message>
          <table:error-message table:display="true"/>
        </table:content-validation>
        <table:content-validation table:name="val152">
          <table:help-message table:display="true">
            <text:p>Los días de la semana se agrupan en esta columna con 6 filas para las tareas para cada día laborable agrupado del mes. Inserte las nuevas filas para agregar más tareas. El calendario a la izquierda resaltará elementos.</text:p>
          </table:help-message>
          <table:error-message table:display="true"/>
        </table:content-validation>
        <table:content-validation table:name="val153">
          <table:help-message table:display="true">
            <text:p>Escriba en esta columna los detalles de la tarea correspondientes al día de la semana de la columna J y al día de la columna K del mes del calendario de la izquierda.</text:p>
          </table:help-message>
          <table:error-message table:display="true"/>
        </table:content-validation>
        <table:content-validation table:name="val154">
          <table:help-message table:display="true">
            <text:p>Escriba en esta columna el día de la tarea del mes que corresponda al día de la semana de la columna J. Esta fecha resaltará la tarea en el calendario de la izquierda.</text:p>
          </table:help-message>
          <table:error-message table:display="true"/>
        </table:content-validation>
        <table:content-validation table:name="val155">
          <table:help-message table:display="true">
            <text:p>Los días de la semana se encuentran en esta fila, del lunes al viernes.</text:p>
          </table:help-message>
          <table:error-message table:display="true"/>
        </table:content-validation>
        <table:content-validation table:name="val156">
          <table:help-message table:display="true">
            <text:p>Escriba la hora de la clase y debajo, en una nueva fila, el nombre de clase para cada día de la semana en las columnas B a I. Repita este patrón para todas las clases en las filas posteriores.</text:p>
          </table:help-message>
          <table:error-message table:display="true"/>
        </table:content-validation>
      </table:content-validations>
      <table:table table:name="Ene" table:style-name="ta1">
        <table:table-column table:style-name="co1"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1" table:default-cell-style-name="ce1"/>
        <table:table-column table:style-name="co5" table:number-columns-repeated="16371" table:default-cell-style-name="ce1"/>
        <table:table-row table:style-name="ro1">
          <table:table-cell table:content-validation-name="val2" table:style-name="ce18"/>
          <table:table-cell office:value-type="float" office:value="2019" table:formula="of:=YEAR(TODAY())" table:content-validation-name="val1" table:style-name="ce9">
            <text:p>2019</text:p>
          </table:table-cell>
          <table:table-cell office:value-type="string" table:style-name="ce6">
            <text:p>Escriba el año natural en la celda B1 a la izquierda.</text:p>
          </table:table-cell>
          <table:table-cell table:number-columns-repeated="6" table:style-name="ce2"/>
          <table:table-cell office:value-type="string" table:content-validation-name="val12" table:style-name="ce20">
            <text:p>Día de la semana</text:p>
          </table:table-cell>
          <table:table-cell office:value-type="string" table:content-validation-name="val8" table:style-name="ce20">
            <text:p>día de calendario</text:p>
          </table:table-cell>
          <table:table-cell office:value-type="string" table:content-validation-name="val10" table:style-name="ce12">
            <text:p>TAREAS</text:p>
          </table:table-cell>
          <table:table-cell table:number-columns-repeated="16372"/>
        </table:table-row>
        <table:table-row table:style-name="ro1">
          <table:table-cell table:style-name="ce14"/>
          <table:table-cell office:value-type="string" table:content-validation-name="val3" table:style-name="ce35">
            <text:p>ENE</text:p>
          </table:table-cell>
          <table:table-cell office:value-type="string" table:content-validation-name="val4" table:style-name="ce8">
            <text:p>LU</text:p>
          </table:table-cell>
          <table:table-cell office:value-type="string" table:style-name="ce8">
            <text:p>MA</text:p>
          </table:table-cell>
          <table:table-cell office:value-type="string" table:style-name="ce8">
            <text:p>MI</text:p>
          </table:table-cell>
          <table:table-cell office:value-type="string" table:style-name="ce8">
            <text:p>JU</text:p>
          </table:table-cell>
          <table:table-cell office:value-type="string" table:style-name="ce8">
            <text:p>VI</text:p>
          </table:table-cell>
          <table:table-cell office:value-type="string" table:style-name="ce8">
            <text:p>SÁ</text:p>
          </table:table-cell>
          <table:table-cell office:value-type="string" table:style-name="ce8">
            <text:p>DO</text:p>
          </table:table-cell>
          <table:table-cell office:value-type="string" table:style-name="ce11">
            <text:p>LU</text:p>
          </table:table-cell>
          <table:table-cell office:value-type="float" office:value="2" table:style-name="ce47">
            <text:p>2</text:p>
          </table:table-cell>
          <table:table-cell office:value-type="string" table:style-name="ce53">
            <text:p>Francés: Fecha de entrega del borrador del primer artículo</text:p>
          </table:table-cell>
          <table:table-cell table:number-columns-repeated="16372"/>
        </table:table-row>
        <table:table-row table:style-name="ro1">
          <table:table-cell table:style-name="ce14"/>
          <table:table-cell table:style-name="ce18"/>
          <table:table-cell office:value-type="date" office:date-value="2018-12-31T00:00:00" table:formula="of:=IF(DAY($$JanDom1)=1;$$JanDom1-6;$$JanDom1+1)" table:content-validation-name="val5" table:style-name="ce80">
            <text:p>31</text:p>
          </table:table-cell>
          <table:table-cell office:value-type="date" office:date-value="2019-01-01T00:00:00" table:formula="of:=IF(DAY($$JanDom1)=1;$$JanDom1-5;$$JanDom1+2)" table:style-name="ce80">
            <text:p>1</text:p>
          </table:table-cell>
          <table:table-cell office:value-type="date" office:date-value="2019-01-02T00:00:00" table:formula="of:=IF(DAY($$JanDom1)=1;$$JanDom1-4;$$JanDom1+3)" table:style-name="ce80">
            <text:p>2</text:p>
          </table:table-cell>
          <table:table-cell office:value-type="date" office:date-value="2019-01-03T00:00:00" table:formula="of:=IF(DAY($$JanDom1)=1;$$JanDom1-3;$$JanDom1+4)" table:style-name="ce80">
            <text:p>3</text:p>
          </table:table-cell>
          <table:table-cell office:value-type="date" office:date-value="2019-01-04T00:00:00" table:formula="of:=IF(DAY($$JanDom1)=1;$$JanDom1-2;$$JanDom1+5)" table:style-name="ce80">
            <text:p>4</text:p>
          </table:table-cell>
          <table:table-cell office:value-type="date" office:date-value="2019-01-05T00:00:00" table:formula="of:=IF(DAY($$JanDom1)=1;$$JanDom1-1;$$JanDom1+6)" table:style-name="ce80">
            <text:p>5</text:p>
          </table:table-cell>
          <table:table-cell office:value-type="date" office:date-value="2019-01-06T00:00:00" table:formula="of:=IF(DAY($$JanDom1)=1;$$JanDom1;$$JanDom1+7)" table:style-name="ce81">
            <text:p>6</text:p>
          </table:table-cell>
          <table:table-cell table:style-name="ce11"/>
          <table:table-cell table:style-name="ce41"/>
          <table:table-cell table:style-name="ce53"/>
          <table:table-cell table:number-columns-repeated="16372"/>
        </table:table-row>
        <table:table-row table:style-name="ro1">
          <table:table-cell table:style-name="ce14"/>
          <table:table-cell table:style-name="ce18"/>
          <table:table-cell office:value-type="date" office:date-value="2019-01-07T00:00:00" table:formula="of:=IF(DAY($$JanDom1)=1;$$JanDom1+1;$$JanDom1+8)" table:style-name="ce81">
            <text:p>7</text:p>
          </table:table-cell>
          <table:table-cell office:value-type="date" office:date-value="2019-01-08T00:00:00" table:formula="of:=IF(DAY($$JanDom1)=1;$$JanDom1+2;$$JanDom1+9)" table:style-name="ce81">
            <text:p>8</text:p>
          </table:table-cell>
          <table:table-cell office:value-type="date" office:date-value="2019-01-09T00:00:00" table:formula="of:=IF(DAY($$JanDom1)=1;$$JanDom1+3;$$JanDom1+10)" table:style-name="ce81">
            <text:p>9</text:p>
          </table:table-cell>
          <table:table-cell office:value-type="date" office:date-value="2019-01-10T00:00:00" table:formula="of:=IF(DAY($$JanDom1)=1;$$JanDom1+4;$$JanDom1+11)" table:style-name="ce81">
            <text:p>10</text:p>
          </table:table-cell>
          <table:table-cell office:value-type="date" office:date-value="2019-01-11T00:00:00" table:formula="of:=IF(DAY($$JanDom1)=1;$$JanDom1+5;$$JanDom1+12)" table:style-name="ce81">
            <text:p>11</text:p>
          </table:table-cell>
          <table:table-cell office:value-type="date" office:date-value="2019-01-12T00:00:00" table:formula="of:=IF(DAY($$JanDom1)=1;$$JanDom1+6;$$JanDom1+13)" table:style-name="ce81">
            <text:p>12</text:p>
          </table:table-cell>
          <table:table-cell office:value-type="date" office:date-value="2019-01-13T00:00:00" table:formula="of:=IF(DAY($$JanDom1)=1;$$JanDom1+7;$$JanDom1+14)" table:style-name="ce81">
            <text:p>13</text:p>
          </table:table-cell>
          <table:table-cell table:style-name="ce11"/>
          <table:table-cell table:style-name="ce41"/>
          <table:table-cell table:style-name="ce53"/>
          <table:table-cell table:number-columns-repeated="16372"/>
        </table:table-row>
        <table:table-row table:style-name="ro1">
          <table:table-cell table:style-name="ce14"/>
          <table:table-cell table:style-name="ce18"/>
          <table:table-cell office:value-type="date" office:date-value="2019-01-14T00:00:00" table:formula="of:=IF(DAY($$JanDom1)=1;$$JanDom1+8;$$JanDom1+15)" table:style-name="ce81">
            <text:p>14</text:p>
          </table:table-cell>
          <table:table-cell office:value-type="date" office:date-value="2019-01-15T00:00:00" table:formula="of:=IF(DAY($$JanDom1)=1;$$JanDom1+9;$$JanDom1+16)" table:style-name="ce81">
            <text:p>15</text:p>
          </table:table-cell>
          <table:table-cell office:value-type="date" office:date-value="2019-01-16T00:00:00" table:formula="of:=IF(DAY($$JanDom1)=1;$$JanDom1+10;$$JanDom1+17)" table:style-name="ce81">
            <text:p>16</text:p>
          </table:table-cell>
          <table:table-cell office:value-type="date" office:date-value="2019-01-17T00:00:00" table:formula="of:=IF(DAY($$JanDom1)=1;$$JanDom1+11;$$JanDom1+18)" table:style-name="ce81">
            <text:p>17</text:p>
          </table:table-cell>
          <table:table-cell office:value-type="date" office:date-value="2019-01-18T00:00:00" table:formula="of:=IF(DAY($$JanDom1)=1;$$JanDom1+12;$$JanDom1+19)" table:style-name="ce81">
            <text:p>18</text:p>
          </table:table-cell>
          <table:table-cell office:value-type="date" office:date-value="2019-01-19T00:00:00" table:formula="of:=IF(DAY($$JanDom1)=1;$$JanDom1+13;$$JanDom1+20)" table:style-name="ce81">
            <text:p>19</text:p>
          </table:table-cell>
          <table:table-cell office:value-type="date" office:date-value="2019-01-20T00:00:00" table:formula="of:=IF(DAY($$JanDom1)=1;$$JanDom1+14;$$JanDom1+21)" table:style-name="ce81">
            <text:p>20</text:p>
          </table:table-cell>
          <table:table-cell table:style-name="ce11"/>
          <table:table-cell table:style-name="ce41"/>
          <table:table-cell table:style-name="ce53"/>
          <table:table-cell table:number-columns-repeated="16372"/>
        </table:table-row>
        <table:table-row table:style-name="ro1">
          <table:table-cell table:style-name="ce14"/>
          <table:table-cell table:style-name="ce18"/>
          <table:table-cell office:value-type="date" office:date-value="2019-01-21T00:00:00" table:formula="of:=IF(DAY($$JanDom1)=1;$$JanDom1+15;$$JanDom1+22)" table:style-name="ce81">
            <text:p>21</text:p>
          </table:table-cell>
          <table:table-cell office:value-type="date" office:date-value="2019-01-22T00:00:00" table:formula="of:=IF(DAY($$JanDom1)=1;$$JanDom1+16;$$JanDom1+23)" table:style-name="ce81">
            <text:p>22</text:p>
          </table:table-cell>
          <table:table-cell office:value-type="date" office:date-value="2019-01-23T00:00:00" table:formula="of:=IF(DAY($$JanDom1)=1;$$JanDom1+17;$$JanDom1+24)" table:style-name="ce81">
            <text:p>23</text:p>
          </table:table-cell>
          <table:table-cell office:value-type="date" office:date-value="2019-01-24T00:00:00" table:formula="of:=IF(DAY($$JanDom1)=1;$$JanDom1+18;$$JanDom1+25)" table:style-name="ce81">
            <text:p>24</text:p>
          </table:table-cell>
          <table:table-cell office:value-type="date" office:date-value="2019-01-25T00:00:00" table:formula="of:=IF(DAY($$JanDom1)=1;$$JanDom1+19;$$JanDom1+26)" table:style-name="ce81">
            <text:p>25</text:p>
          </table:table-cell>
          <table:table-cell office:value-type="date" office:date-value="2019-01-26T00:00:00" table:formula="of:=IF(DAY($$JanDom1)=1;$$JanDom1+20;$$JanDom1+27)" table:style-name="ce81">
            <text:p>26</text:p>
          </table:table-cell>
          <table:table-cell office:value-type="date" office:date-value="2019-01-27T00:00:00" table:formula="of:=IF(DAY($$JanDom1)=1;$$JanDom1+21;$$JanDom1+28)" table:style-name="ce81">
            <text:p>27</text:p>
          </table:table-cell>
          <table:table-cell table:style-name="ce11"/>
          <table:table-cell table:style-name="ce41"/>
          <table:table-cell table:style-name="ce53"/>
          <table:table-cell table:number-columns-repeated="16372"/>
        </table:table-row>
        <table:table-row table:style-name="ro1">
          <table:table-cell table:style-name="ce14"/>
          <table:table-cell table:style-name="ce18"/>
          <table:table-cell office:value-type="date" office:date-value="2019-01-28T00:00:00" table:formula="of:=IF(DAY($$JanDom1)=1;$$JanDom1+22;$$JanDom1+29)" table:style-name="ce82">
            <text:p>28</text:p>
          </table:table-cell>
          <table:table-cell office:value-type="date" office:date-value="2019-01-29T00:00:00" table:formula="of:=IF(DAY($$JanDom1)=1;$$JanDom1+23;$$JanDom1+30)" table:style-name="ce82">
            <text:p>29</text:p>
          </table:table-cell>
          <table:table-cell office:value-type="date" office:date-value="2019-01-30T00:00:00" table:formula="of:=IF(DAY($$JanDom1)=1;$$JanDom1+24;$$JanDom1+31)" table:style-name="ce82">
            <text:p>30</text:p>
          </table:table-cell>
          <table:table-cell office:value-type="date" office:date-value="2019-01-31T00:00:00" table:formula="of:=IF(DAY($$JanDom1)=1;$$JanDom1+25;$$JanDom1+32)" table:style-name="ce82">
            <text:p>31</text:p>
          </table:table-cell>
          <table:table-cell office:value-type="date" office:date-value="2019-02-01T00:00:00" table:formula="of:=IF(DAY($$JanDom1)=1;$$JanDom1+26;$$JanDom1+33)" table:style-name="ce82">
            <text:p>1</text:p>
          </table:table-cell>
          <table:table-cell office:value-type="date" office:date-value="2019-02-02T00:00:00" table:formula="of:=IF(DAY($$JanDom1)=1;$$JanDom1+27;$$JanDom1+34)" table:style-name="ce82">
            <text:p>2</text:p>
          </table:table-cell>
          <table:table-cell office:value-type="date" office:date-value="2019-02-03T00:00:00" table:formula="of:=IF(DAY($$JanDom1)=1;$$JanDom1+28;$$JanDom1+35)" table:style-name="ce82">
            <text:p>3</text:p>
          </table:table-cell>
          <table:table-cell table:style-name="ce21"/>
          <table:table-cell table:style-name="ce40"/>
          <table:table-cell table:style-name="ce19"/>
          <table:table-cell table:number-columns-repeated="16372"/>
        </table:table-row>
        <table:table-row table:style-name="ro1">
          <table:table-cell table:style-name="ce14"/>
          <table:table-cell table:style-name="ce19"/>
          <table:table-cell office:value-type="date" office:date-value="2019-02-04T00:00:00" table:formula="of:=IF(DAY($$JanDom1)=1;$$JanDom1+29;$$JanDom1+36)" table:content-validation-name="val11" table:style-name="ce83">
            <text:p>4</text:p>
          </table:table-cell>
          <table:table-cell office:value-type="date" office:date-value="2019-02-05T00:00:00" table:formula="of:=IF(DAY($$JanDom1)=1;$$JanDom1+30;$$JanDom1+37)" table:style-name="ce83">
            <text:p>5</text:p>
          </table:table-cell>
          <table:table-cell office:value-type="date" office:date-value="2019-02-06T00:00:00" table:formula="of:=IF(DAY($$JanDom1)=1;$$JanDom1+31;$$JanDom1+38)" table:style-name="ce83">
            <text:p>6</text:p>
          </table:table-cell>
          <table:table-cell office:value-type="date" office:date-value="2019-02-07T00:00:00" table:formula="of:=IF(DAY($$JanDom1)=1;$$JanDom1+32;$$JanDom1+39)" table:style-name="ce83">
            <text:p>7</text:p>
          </table:table-cell>
          <table:table-cell office:value-type="date" office:date-value="2019-02-08T00:00:00" table:formula="of:=IF(DAY($$JanDom1)=1;$$JanDom1+33;$$JanDom1+40)" table:style-name="ce83">
            <text:p>8</text:p>
          </table:table-cell>
          <table:table-cell office:value-type="date" office:date-value="2019-02-09T00:00:00" table:formula="of:=IF(DAY($$JanDom1)=1;$$JanDom1+34;$$JanDom1+41)" table:style-name="ce83">
            <text:p>9</text:p>
          </table:table-cell>
          <table:table-cell office:value-type="date" office:date-value="2019-02-10T00:00:00" table:formula="of:=IF(DAY($$JanDom1)=1;$$JanDom1+35;$$JanDom1+42)" table:style-name="ce83">
            <text:p>10</text:p>
          </table:table-cell>
          <table:table-cell office:value-type="string" table:style-name="ce11">
            <text:p>MA</text:p>
          </table:table-cell>
          <table:table-cell office:value-type="float" office:value="17" table:style-name="ce41">
            <text:p>17</text:p>
          </table:table-cell>
          <table:table-cell office:value-type="string" table:style-name="ce53">
            <text:p>Historia del arte: Prueba</text:p>
          </table:table-cell>
          <table:table-cell table:number-columns-repeated="16372"/>
        </table:table-row>
        <table:table-row table:style-name="ro1">
          <table:table-cell table:style-name="ce14"/>
          <table:table-cell table:style-name="ce18"/>
          <table:table-cell table:number-columns-repeated="7" table:style-name="ce58"/>
          <table:table-cell table:style-name="ce11"/>
          <table:table-cell table:style-name="ce41"/>
          <table:table-cell table:style-name="ce53"/>
          <table:table-cell table:number-columns-repeated="16372"/>
        </table:table-row>
        <table:table-row table:style-name="ro1">
          <table:table-cell table:style-name="ce14"/>
          <table:table-cell office:value-type="string" table:content-validation-name="val6" table:style-name="ce17">
            <text:p>PROGRAMACIÓN SEMANAL</text:p>
          </table:table-cell>
          <table:table-cell table:number-columns-repeated="7" table:style-name="ce10"/>
          <table:table-cell table:style-name="ce11"/>
          <table:table-cell table:style-name="ce41"/>
          <table:table-cell table:style-name="ce53"/>
          <table:table-cell table:number-columns-repeated="16372"/>
        </table:table-row>
        <table:table-row table:style-name="ro1">
          <table:table-cell office:value-type="string" table:style-name="ce27">
            <text:p>Día de la semana</text:p>
          </table:table-cell>
          <table:table-cell office:value-type="string" table:content-validation-name="val13" table:style-name="ce15">
            <text:p>LU</text:p>
          </table:table-cell>
          <table:table-cell office:value-type="string" table:number-columns-spanned="2" table:number-rows-spanned="1" table:style-name="ce79">
            <text:p>MA</text:p>
          </table:table-cell>
          <table:covered-table-cell/>
          <table:table-cell office:value-type="string" table:number-columns-spanned="2" table:number-rows-spanned="1" table:style-name="ce79">
            <text:p>MI</text:p>
          </table:table-cell>
          <table:covered-table-cell/>
          <table:table-cell office:value-type="string" table:number-columns-spanned="2" table:number-rows-spanned="1" table:style-name="ce79">
            <text:p>JU</text:p>
          </table:table-cell>
          <table:covered-table-cell/>
          <table:table-cell office:value-type="string" table:style-name="ce4">
            <text:p>VI</text:p>
          </table:table-cell>
          <table:table-cell table:style-name="ce11"/>
          <table:table-cell table:style-name="ce41"/>
          <table:table-cell table:style-name="ce53"/>
          <table:table-cell table:number-columns-repeated="16372"/>
        </table:table-row>
        <table:table-row table:style-name="ro1">
          <table:table-cell office:value-type="string" table:style-name="ce27">
            <text:p>Hora</text:p>
          </table:table-cell>
          <table:table-cell office:value-type="time" office:time-value="PT8H0M0S" table:content-validation-name="val9" table:style-name="ce92">
            <text:p>8:00</text:p>
          </table:table-cell>
          <table:table-cell table:number-columns-spanned="2" table:number-rows-spanned="1" table:style-name="ce85"/>
          <table:covered-table-cell/>
          <table:table-cell office:value-type="time" office:time-value="PT8H0M0S" table:number-columns-spanned="2" table:number-rows-spanned="1" table:style-name="ce85">
            <text:p>8:00</text:p>
          </table:table-cell>
          <table:covered-table-cell/>
          <table:table-cell table:number-columns-spanned="2" table:number-rows-spanned="1" table:style-name="ce85"/>
          <table:covered-table-cell/>
          <table:table-cell office:value-type="time" office:time-value="PT8H0M0S" table:style-name="ce87">
            <text:p>8:00</text:p>
          </table:table-cell>
          <table:table-cell table:style-name="ce50"/>
          <table:table-cell table:style-name="ce41"/>
          <table:table-cell table:style-name="ce53"/>
          <table:table-cell table:number-columns-repeated="16372"/>
        </table:table-row>
        <table:table-row table:style-name="ro1">
          <table:table-cell office:value-type="string" table:style-name="ce27">
            <text:p>Clase</text:p>
          </table:table-cell>
          <table:table-cell office:value-type="string" table:content-validation-name="val7" table:style-name="ce88">
            <text:p>Francés</text:p>
          </table:table-cell>
          <table:table-cell table:number-columns-spanned="2" table:number-rows-spanned="1" table:style-name="ce89"/>
          <table:covered-table-cell/>
          <table:table-cell office:value-type="string" table:number-columns-spanned="2" table:number-rows-spanned="1" table:style-name="ce89">
            <text:p>Francés</text:p>
          </table:table-cell>
          <table:covered-table-cell/>
          <table:table-cell table:number-columns-spanned="2" table:number-rows-spanned="1" table:style-name="ce89"/>
          <table:covered-table-cell/>
          <table:table-cell office:value-type="string" table:style-name="ce90">
            <text:p>Francés</text:p>
          </table:table-cell>
          <table:table-cell table:style-name="ce21"/>
          <table:table-cell table:style-name="ce40"/>
          <table:table-cell table:style-name="ce19"/>
          <table:table-cell table:number-columns-repeated="16372"/>
        </table:table-row>
        <table:table-row table:style-name="ro1">
          <table:table-cell office:value-type="string" table:style-name="ce27">
            <text:p>Hora</text:p>
          </table:table-cell>
          <table:table-cell table:style-name="ce84"/>
          <table:table-cell office:value-type="time" office:time-value="PT9H0M0S" table:number-columns-spanned="2" table:number-rows-spanned="1" table:style-name="ce85">
            <text:p>9:00</text:p>
          </table:table-cell>
          <table:covered-table-cell/>
          <table:table-cell table:number-columns-spanned="2" table:number-rows-spanned="1" table:style-name="ce85"/>
          <table:covered-table-cell/>
          <table:table-cell office:value-type="time" office:time-value="PT9H0M0S" table:number-columns-spanned="2" table:number-rows-spanned="1" table:style-name="ce86">
            <text:p>9:00</text:p>
          </table:table-cell>
          <table:covered-table-cell/>
          <table:table-cell table:style-name="ce87"/>
          <table:table-cell office:value-type="string" table:style-name="ce11">
            <text:p>MI</text:p>
          </table:table-cell>
          <table:table-cell table:style-name="ce41"/>
          <table:table-cell table:style-name="ce53"/>
          <table:table-cell table:number-columns-repeated="16372"/>
        </table:table-row>
        <table:table-row table:style-name="ro1">
          <table:table-cell office:value-type="string" table:style-name="ce27">
            <text:p>Clase</text:p>
          </table:table-cell>
          <table:table-cell table:style-name="ce88"/>
          <table:table-cell office:value-type="string" table:number-columns-spanned="2" table:number-rows-spanned="1" table:style-name="ce89">
            <text:p>Historia del arte</text:p>
          </table:table-cell>
          <table:covered-table-cell/>
          <table:table-cell table:number-columns-spanned="2" table:number-rows-spanned="1" table:style-name="ce89"/>
          <table:covered-table-cell/>
          <table:table-cell office:value-type="string" table:number-columns-spanned="2" table:number-rows-spanned="1" table:style-name="ce89">
            <text:p>Historia del arte</text:p>
          </table:table-cell>
          <table:covered-table-cell/>
          <table:table-cell table:style-name="ce90"/>
          <table:table-cell table:style-name="ce11"/>
          <table:table-cell table:style-name="ce41"/>
          <table:table-cell table:style-name="ce53"/>
          <table:table-cell table:number-columns-repeated="16372"/>
        </table:table-row>
        <table:table-row table:style-name="ro1">
          <table:table-cell office:value-type="string" table:style-name="ce27">
            <text:p>Hora</text:p>
          </table:table-cell>
          <table:table-cell office:value-type="string" table:style-name="ce84">
            <text:p>10:00</text:p>
          </table:table-cell>
          <table:table-cell table:number-columns-spanned="2" table:number-rows-spanned="1" table:style-name="ce85"/>
          <table:covered-table-cell/>
          <table:table-cell office:value-type="string" table:number-columns-spanned="2" table:number-rows-spanned="1" table:style-name="ce85">
            <text:p>10:00</text:p>
          </table:table-cell>
          <table:covered-table-cell/>
          <table:table-cell table:number-columns-spanned="2" table:number-rows-spanned="1" table:style-name="ce86"/>
          <table:covered-table-cell/>
          <table:table-cell office:value-type="string" table:style-name="ce87">
            <text:p>10:00</text:p>
          </table:table-cell>
          <table:table-cell table:style-name="ce11"/>
          <table:table-cell table:style-name="ce41"/>
          <table:table-cell table:style-name="ce53"/>
          <table:table-cell table:number-columns-repeated="16372"/>
        </table:table-row>
        <table:table-row table:style-name="ro1">
          <table:table-cell office:value-type="string" table:style-name="ce27">
            <text:p>Clase</text:p>
          </table:table-cell>
          <table:table-cell office:value-type="string" table:style-name="ce88">
            <text:p>Matemáticas</text:p>
          </table:table-cell>
          <table:table-cell table:number-columns-spanned="2" table:number-rows-spanned="1" table:style-name="ce89"/>
          <table:covered-table-cell/>
          <table:table-cell office:value-type="string" table:number-columns-spanned="2" table:number-rows-spanned="1" table:style-name="ce89">
            <text:p>Matemáticas</text:p>
          </table:table-cell>
          <table:covered-table-cell/>
          <table:table-cell table:number-columns-spanned="2" table:number-rows-spanned="1" table:style-name="ce89"/>
          <table:covered-table-cell/>
          <table:table-cell office:value-type="string" table:style-name="ce90">
            <text:p>Matemáticas</text:p>
          </table:table-cell>
          <table:table-cell table:style-name="ce11"/>
          <table:table-cell table:style-name="ce41"/>
          <table:table-cell table:style-name="ce53"/>
          <table:table-cell table:number-columns-repeated="16372"/>
        </table:table-row>
        <table:table-row table:style-name="ro1">
          <table:table-cell office:value-type="string" table:style-name="ce27">
            <text:p>Hora</text:p>
          </table:table-cell>
          <table:table-cell table:style-name="ce84"/>
          <table:table-cell table:number-columns-spanned="2" table:number-rows-spanned="1" table:style-name="ce85"/>
          <table:covered-table-cell/>
          <table:table-cell table:number-columns-spanned="2" table:number-rows-spanned="1" table:style-name="ce85"/>
          <table:covered-table-cell/>
          <table:table-cell table:number-columns-spanned="2" table:number-rows-spanned="1" table:style-name="ce86"/>
          <table:covered-table-cell/>
          <table:table-cell table:style-name="ce87"/>
          <table:table-cell table:style-name="ce11"/>
          <table:table-cell table:style-name="ce41"/>
          <table:table-cell table:style-name="ce53"/>
          <table:table-cell table:number-columns-repeated="16372"/>
        </table:table-row>
        <table:table-row table:style-name="ro1">
          <table:table-cell office:value-type="string" table:style-name="ce27">
            <text:p>Clase</text:p>
          </table:table-cell>
          <table:table-cell table:style-name="ce88"/>
          <table:table-cell table:number-columns-spanned="2" table:number-rows-spanned="1" table:style-name="ce89"/>
          <table:covered-table-cell/>
          <table:table-cell table:number-columns-spanned="2" table:number-rows-spanned="1" table:style-name="ce89"/>
          <table:covered-table-cell/>
          <table:table-cell table:number-columns-spanned="2" table:number-rows-spanned="1" table:style-name="ce89"/>
          <table:covered-table-cell/>
          <table:table-cell table:style-name="ce91"/>
          <table:table-cell table:style-name="ce21"/>
          <table:table-cell table:style-name="ce40"/>
          <table:table-cell table:style-name="ce19"/>
          <table:table-cell table:number-columns-repeated="16372"/>
        </table:table-row>
        <table:table-row table:style-name="ro1">
          <table:table-cell office:value-type="string" table:style-name="ce27">
            <text:p>Hora</text:p>
          </table:table-cell>
          <table:table-cell table:style-name="ce84"/>
          <table:table-cell table:number-columns-spanned="2" table:number-rows-spanned="1" table:style-name="ce85"/>
          <table:covered-table-cell/>
          <table:table-cell table:number-columns-spanned="2" table:number-rows-spanned="1" table:style-name="ce85"/>
          <table:covered-table-cell/>
          <table:table-cell table:number-columns-spanned="2" table:number-rows-spanned="1" table:style-name="ce86"/>
          <table:covered-table-cell/>
          <table:table-cell table:style-name="ce87"/>
          <table:table-cell office:value-type="string" table:style-name="ce11">
            <text:p>JU</text:p>
          </table:table-cell>
          <table:table-cell table:style-name="ce41"/>
          <table:table-cell table:style-name="ce53"/>
          <table:table-cell table:number-columns-repeated="16372"/>
        </table:table-row>
        <table:table-row table:style-name="ro1">
          <table:table-cell office:value-type="string" table:style-name="ce27">
            <text:p>Clase</text:p>
          </table:table-cell>
          <table:table-cell table:style-name="ce88"/>
          <table:table-cell table:number-columns-spanned="2" table:number-rows-spanned="1" table:style-name="ce89"/>
          <table:covered-table-cell/>
          <table:table-cell table:number-columns-spanned="2" table:number-rows-spanned="1" table:style-name="ce89"/>
          <table:covered-table-cell/>
          <table:table-cell table:number-columns-spanned="2" table:number-rows-spanned="1" table:style-name="ce89"/>
          <table:covered-table-cell/>
          <table:table-cell table:style-name="ce90"/>
          <table:table-cell table:style-name="ce11"/>
          <table:table-cell table:style-name="ce41"/>
          <table:table-cell table:style-name="ce53"/>
          <table:table-cell table:number-columns-repeated="16372"/>
        </table:table-row>
        <table:table-row table:style-name="ro1">
          <table:table-cell office:value-type="string" table:style-name="ce27">
            <text:p>Hora</text:p>
          </table:table-cell>
          <table:table-cell table:style-name="ce84"/>
          <table:table-cell table:number-columns-spanned="2" table:number-rows-spanned="1" table:style-name="ce85"/>
          <table:covered-table-cell/>
          <table:table-cell table:number-columns-spanned="2" table:number-rows-spanned="1" table:style-name="ce85"/>
          <table:covered-table-cell/>
          <table:table-cell table:number-columns-spanned="2" table:number-rows-spanned="1" table:style-name="ce86"/>
          <table:covered-table-cell/>
          <table:table-cell table:style-name="ce87"/>
          <table:table-cell table:style-name="ce11"/>
          <table:table-cell table:style-name="ce41"/>
          <table:table-cell table:style-name="ce53"/>
          <table:table-cell table:number-columns-repeated="16372"/>
        </table:table-row>
        <table:table-row table:style-name="ro1">
          <table:table-cell office:value-type="string" table:style-name="ce27">
            <text:p>Clase</text:p>
          </table:table-cell>
          <table:table-cell table:style-name="ce88"/>
          <table:table-cell table:number-columns-spanned="2" table:number-rows-spanned="1" table:style-name="ce89"/>
          <table:covered-table-cell/>
          <table:table-cell table:number-columns-spanned="2" table:number-rows-spanned="1" table:style-name="ce89"/>
          <table:covered-table-cell/>
          <table:table-cell table:number-columns-spanned="2" table:number-rows-spanned="1" table:style-name="ce89"/>
          <table:covered-table-cell/>
          <table:table-cell table:style-name="ce90"/>
          <table:table-cell table:style-name="ce11"/>
          <table:table-cell table:style-name="ce41"/>
          <table:table-cell table:style-name="ce53"/>
          <table:table-cell table:number-columns-repeated="16372"/>
        </table:table-row>
        <table:table-row table:style-name="ro1">
          <table:table-cell office:value-type="string" table:style-name="ce27">
            <text:p>Hora</text:p>
          </table:table-cell>
          <table:table-cell office:value-type="string" table:style-name="ce84">
            <text:p>14:00</text:p>
          </table:table-cell>
          <table:table-cell table:number-columns-spanned="2" table:number-rows-spanned="1" table:style-name="ce85"/>
          <table:covered-table-cell/>
          <table:table-cell office:value-type="string" table:number-columns-spanned="2" table:number-rows-spanned="1" table:style-name="ce85">
            <text:p>14:00</text:p>
          </table:table-cell>
          <table:covered-table-cell/>
          <table:table-cell table:number-columns-spanned="2" table:number-rows-spanned="1" table:style-name="ce86"/>
          <table:covered-table-cell/>
          <table:table-cell office:value-type="string" table:style-name="ce87">
            <text:p>14:00</text:p>
          </table:table-cell>
          <table:table-cell table:style-name="ce11"/>
          <table:table-cell table:style-name="ce41"/>
          <table:table-cell table:style-name="ce53"/>
          <table:table-cell table:number-columns-repeated="16372"/>
        </table:table-row>
        <table:table-row table:style-name="ro1">
          <table:table-cell office:value-type="string" table:style-name="ce27">
            <text:p>Clase</text:p>
          </table:table-cell>
          <table:table-cell office:value-type="string" table:style-name="ce88">
            <text:p>Inglés</text:p>
          </table:table-cell>
          <table:table-cell table:number-columns-spanned="2" table:number-rows-spanned="1" table:style-name="ce89"/>
          <table:covered-table-cell/>
          <table:table-cell office:value-type="string" table:number-columns-spanned="2" table:number-rows-spanned="1" table:style-name="ce89">
            <text:p>Inglés</text:p>
          </table:table-cell>
          <table:covered-table-cell/>
          <table:table-cell table:number-columns-spanned="2" table:number-rows-spanned="1" table:style-name="ce89"/>
          <table:covered-table-cell/>
          <table:table-cell office:value-type="string" table:style-name="ce90">
            <text:p>Inglés</text:p>
          </table:table-cell>
          <table:table-cell table:style-name="ce21"/>
          <table:table-cell table:style-name="ce40"/>
          <table:table-cell table:style-name="ce19"/>
          <table:table-cell table:number-columns-repeated="16372"/>
        </table:table-row>
        <table:table-row table:style-name="ro1">
          <table:table-cell office:value-type="string" table:style-name="ce27">
            <text:p>Hora</text:p>
          </table:table-cell>
          <table:table-cell table:style-name="ce84"/>
          <table:table-cell table:number-columns-spanned="2" table:number-rows-spanned="1" table:style-name="ce85"/>
          <table:covered-table-cell/>
          <table:table-cell table:number-columns-spanned="2" table:number-rows-spanned="1" table:style-name="ce85"/>
          <table:covered-table-cell/>
          <table:table-cell table:number-columns-spanned="2" table:number-rows-spanned="1" table:style-name="ce86"/>
          <table:covered-table-cell/>
          <table:table-cell table:style-name="ce87"/>
          <table:table-cell office:value-type="string" table:style-name="ce11">
            <text:p>VI</text:p>
          </table:table-cell>
          <table:table-cell table:style-name="ce41"/>
          <table:table-cell table:style-name="ce53"/>
          <table:table-cell table:number-columns-repeated="16372"/>
        </table:table-row>
        <table:table-row table:style-name="ro1">
          <table:table-cell office:value-type="string" table:style-name="ce27">
            <text:p>Clase</text:p>
          </table:table-cell>
          <table:table-cell table:style-name="ce88"/>
          <table:table-cell table:number-columns-spanned="2" table:number-rows-spanned="1" table:style-name="ce89"/>
          <table:covered-table-cell/>
          <table:table-cell table:number-columns-spanned="2" table:number-rows-spanned="1" table:style-name="ce89"/>
          <table:covered-table-cell/>
          <table:table-cell table:number-columns-spanned="2" table:number-rows-spanned="1" table:style-name="ce89"/>
          <table:covered-table-cell/>
          <table:table-cell table:style-name="ce90"/>
          <table:table-cell table:style-name="ce11"/>
          <table:table-cell table:style-name="ce41"/>
          <table:table-cell table:style-name="ce53"/>
          <table:table-cell table:number-columns-repeated="16372"/>
        </table:table-row>
        <table:table-row table:style-name="ro1">
          <table:table-cell office:value-type="string" table:style-name="ce27">
            <text:p>Hora</text:p>
          </table:table-cell>
          <table:table-cell table:style-name="ce84"/>
          <table:table-cell office:value-type="string" table:number-columns-spanned="2" table:number-rows-spanned="1" table:style-name="ce85">
            <text:p>16:00</text:p>
          </table:table-cell>
          <table:covered-table-cell/>
          <table:table-cell table:number-columns-spanned="2" table:number-rows-spanned="1" table:style-name="ce85"/>
          <table:covered-table-cell/>
          <table:table-cell office:value-type="string" table:number-columns-spanned="2" table:number-rows-spanned="1" table:style-name="ce86">
            <text:p>16:00</text:p>
          </table:table-cell>
          <table:covered-table-cell/>
          <table:table-cell table:style-name="ce87"/>
          <table:table-cell table:style-name="ce11"/>
          <table:table-cell table:style-name="ce41"/>
          <table:table-cell table:style-name="ce53"/>
          <table:table-cell table:number-columns-repeated="16372"/>
        </table:table-row>
        <table:table-row table:style-name="ro1">
          <table:table-cell office:value-type="string" table:style-name="ce27">
            <text:p>Clase</text:p>
          </table:table-cell>
          <table:table-cell table:style-name="ce88"/>
          <table:table-cell office:value-type="string" table:number-columns-spanned="2" table:number-rows-spanned="1" table:style-name="ce89">
            <text:p>Programación</text:p>
          </table:table-cell>
          <table:covered-table-cell/>
          <table:table-cell table:number-columns-spanned="2" table:number-rows-spanned="1" table:style-name="ce89"/>
          <table:covered-table-cell/>
          <table:table-cell office:value-type="string" table:number-columns-spanned="2" table:number-rows-spanned="1" table:style-name="ce89">
            <text:p>Programación</text:p>
          </table:table-cell>
          <table:covered-table-cell/>
          <table:table-cell table:style-name="ce90"/>
          <table:table-cell table:style-name="ce11"/>
          <table:table-cell table:style-name="ce41"/>
          <table:table-cell table:style-name="ce53"/>
          <table:table-cell table:number-columns-repeated="16372"/>
        </table:table-row>
        <table:table-row table:style-name="ro1">
          <table:table-cell office:value-type="string" table:style-name="ce27">
            <text:p>Hora</text:p>
          </table:table-cell>
          <table:table-cell table:style-name="ce84"/>
          <table:table-cell table:number-columns-spanned="2" table:number-rows-spanned="1" table:style-name="ce93"/>
          <table:covered-table-cell/>
          <table:table-cell table:number-columns-spanned="2" table:number-rows-spanned="1" table:style-name="ce93"/>
          <table:covered-table-cell/>
          <table:table-cell table:number-columns-spanned="2" table:number-rows-spanned="1" table:style-name="ce93"/>
          <table:covered-table-cell/>
          <table:table-cell table:style-name="ce87"/>
          <table:table-cell table:style-name="ce11"/>
          <table:table-cell table:style-name="ce41"/>
          <table:table-cell table:style-name="ce53"/>
          <table:table-cell table:number-columns-repeated="16372"/>
        </table:table-row>
        <table:table-row table:style-name="ro1">
          <table:table-cell office:value-type="string" table:style-name="ce27">
            <text:p>Clase</text:p>
          </table:table-cell>
          <table:table-cell table:style-name="ce94"/>
          <table:table-cell table:number-columns-spanned="2" table:number-rows-spanned="1" table:style-name="ce95"/>
          <table:covered-table-cell/>
          <table:table-cell table:number-columns-spanned="2" table:number-rows-spanned="1" table:style-name="ce95"/>
          <table:covered-table-cell/>
          <table:table-cell table:number-columns-spanned="2" table:number-rows-spanned="1" table:style-name="ce95"/>
          <table:covered-table-cell/>
          <table:table-cell table:style-name="ce96"/>
          <table:table-cell table:style-name="ce16"/>
          <table:table-cell table:style-name="ce47"/>
          <table:table-cell table:style-name="ce53"/>
          <table:table-cell table:number-columns-repeated="16372"/>
        </table:table-row>
        <table:table-row table:number-rows-repeated="1048545" table:style-name="ro1">
          <table:table-cell table:number-columns-repeated="16384"/>
        </table:table-row>
      </table:table>
      <table:table table:name="Feb" table:style-name="ta1">
        <table:table-column table:style-name="co1" table:default-cell-style-name="ce2"/>
        <table:table-column table:style-name="co2" table:default-cell-style-name="ce18"/>
        <table:table-column table:style-name="co3" table:number-columns-repeated="6" table:default-cell-style-name="ce2"/>
        <table:table-column table:style-name="co2" table:default-cell-style-name="ce2"/>
        <table:table-column table:style-name="co3" table:default-cell-style-name="ce2"/>
        <table:table-column table:style-name="co3" table:default-cell-style-name="ce1"/>
        <table:table-column table:style-name="co4" table:default-cell-style-name="ce2"/>
        <table:table-column table:style-name="co1" table:default-cell-style-name="ce1"/>
        <table:table-column table:style-name="co5" table:number-columns-repeated="16371" table:default-cell-style-name="ce1"/>
        <table:table-row table:style-name="ro1">
          <table:table-cell table:content-validation-name="val16" table:style-name="ce18"/>
          <table:table-cell office:value-type="float" office:value="2019" table:formula="of:=$$AñoCalendario" table:content-validation-name="val15" table:style-name="ce13">
            <text:p>2019</text:p>
          </table:table-cell>
          <table:table-cell table:number-columns-repeated="7" table:style-name="ce2"/>
          <table:table-cell office:value-type="string" table:content-validation-name="val22" table:style-name="ce20">
            <text:p>Día de la semana</text:p>
          </table:table-cell>
          <table:table-cell office:value-type="string" table:content-validation-name="val24" table:style-name="ce20">
            <text:p>día de calendario</text:p>
          </table:table-cell>
          <table:table-cell office:value-type="string" table:content-validation-name="val23" table:style-name="ce12">
            <text:p>TAREAS</text:p>
          </table:table-cell>
          <table:table-cell table:number-columns-repeated="16372"/>
        </table:table-row>
        <table:table-row table:style-name="ro1">
          <table:table-cell table:style-name="ce14"/>
          <table:table-cell office:value-type="string" table:content-validation-name="val14" table:style-name="ce24">
            <text:p>FEB</text:p>
          </table:table-cell>
          <table:table-cell office:value-type="string" table:content-validation-name="val17" table:style-name="ce8">
            <text:p>LU</text:p>
          </table:table-cell>
          <table:table-cell office:value-type="string" table:style-name="ce8">
            <text:p>MA</text:p>
          </table:table-cell>
          <table:table-cell office:value-type="string" table:style-name="ce8">
            <text:p>MI</text:p>
          </table:table-cell>
          <table:table-cell office:value-type="string" table:style-name="ce8">
            <text:p>JU</text:p>
          </table:table-cell>
          <table:table-cell office:value-type="string" table:style-name="ce8">
            <text:p>VI</text:p>
          </table:table-cell>
          <table:table-cell office:value-type="string" table:style-name="ce8">
            <text:p>SÁ</text:p>
          </table:table-cell>
          <table:table-cell office:value-type="string" table:style-name="ce8">
            <text:p>DO</text:p>
          </table:table-cell>
          <table:table-cell office:value-type="string" table:style-name="ce11">
            <text:p>LU</text:p>
          </table:table-cell>
          <table:table-cell table:style-name="ce47"/>
          <table:table-cell table:style-name="ce54"/>
          <table:table-cell table:number-columns-repeated="16372"/>
        </table:table-row>
        <table:table-row table:style-name="ro1">
          <table:table-cell table:style-name="ce14"/>
          <table:table-cell table:style-name="ce18"/>
          <table:table-cell office:value-type="date" office:date-value="2019-01-28T00:00:00" table:formula="of:=IF(DAY($$FebDom1)=1;$$FebDom1-6;$$FebDom1+1)" table:content-validation-name="val18" table:style-name="ce97">
            <text:p>28</text:p>
          </table:table-cell>
          <table:table-cell office:value-type="date" office:date-value="2019-01-29T00:00:00" table:formula="of:=IF(DAY($$FebDom1)=1;$$FebDom1-5;$$FebDom1+2)" table:style-name="ce97">
            <text:p>29</text:p>
          </table:table-cell>
          <table:table-cell office:value-type="date" office:date-value="2019-01-30T00:00:00" table:formula="of:=IF(DAY($$FebDom1)=1;$$FebDom1-4;$$FebDom1+3)" table:style-name="ce97">
            <text:p>30</text:p>
          </table:table-cell>
          <table:table-cell office:value-type="date" office:date-value="2019-01-31T00:00:00" table:formula="of:=IF(DAY($$FebDom1)=1;$$FebDom1-3;$$FebDom1+4)" table:style-name="ce97">
            <text:p>31</text:p>
          </table:table-cell>
          <table:table-cell office:value-type="date" office:date-value="2019-02-01T00:00:00" table:formula="of:=IF(DAY($$FebDom1)=1;$$FebDom1-2;$$FebDom1+5)" table:style-name="ce97">
            <text:p>1</text:p>
          </table:table-cell>
          <table:table-cell office:value-type="date" office:date-value="2019-02-02T00:00:00" table:formula="of:=IF(DAY($$FebDom1)=1;$$FebDom1-1;$$FebDom1+6)" table:style-name="ce97">
            <text:p>2</text:p>
          </table:table-cell>
          <table:table-cell office:value-type="date" office:date-value="2019-02-03T00:00:00" table:formula="of:=IF(DAY($$FebDom1)=1;$$FebDom1;$$FebDom1+7)" table:style-name="ce98">
            <text:p>3</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2-04T00:00:00" table:formula="of:=IF(DAY($$FebDom1)=1;$$FebDom1+1;$$FebDom1+8)" table:style-name="ce98">
            <text:p>4</text:p>
          </table:table-cell>
          <table:table-cell office:value-type="date" office:date-value="2019-02-05T00:00:00" table:formula="of:=IF(DAY($$FebDom1)=1;$$FebDom1+2;$$FebDom1+9)" table:style-name="ce98">
            <text:p>5</text:p>
          </table:table-cell>
          <table:table-cell office:value-type="date" office:date-value="2019-02-06T00:00:00" table:formula="of:=IF(DAY($$FebDom1)=1;$$FebDom1+3;$$FebDom1+10)" table:style-name="ce98">
            <text:p>6</text:p>
          </table:table-cell>
          <table:table-cell office:value-type="date" office:date-value="2019-02-07T00:00:00" table:formula="of:=IF(DAY($$FebDom1)=1;$$FebDom1+4;$$FebDom1+11)" table:style-name="ce98">
            <text:p>7</text:p>
          </table:table-cell>
          <table:table-cell office:value-type="date" office:date-value="2019-02-08T00:00:00" table:formula="of:=IF(DAY($$FebDom1)=1;$$FebDom1+5;$$FebDom1+12)" table:style-name="ce98">
            <text:p>8</text:p>
          </table:table-cell>
          <table:table-cell office:value-type="date" office:date-value="2019-02-09T00:00:00" table:formula="of:=IF(DAY($$FebDom1)=1;$$FebDom1+6;$$FebDom1+13)" table:style-name="ce98">
            <text:p>9</text:p>
          </table:table-cell>
          <table:table-cell office:value-type="date" office:date-value="2019-02-10T00:00:00" table:formula="of:=IF(DAY($$FebDom1)=1;$$FebDom1+7;$$FebDom1+14)" table:style-name="ce98">
            <text:p>10</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2-11T00:00:00" table:formula="of:=IF(DAY($$FebDom1)=1;$$FebDom1+8;$$FebDom1+15)" table:style-name="ce98">
            <text:p>11</text:p>
          </table:table-cell>
          <table:table-cell office:value-type="date" office:date-value="2019-02-12T00:00:00" table:formula="of:=IF(DAY($$FebDom1)=1;$$FebDom1+9;$$FebDom1+16)" table:style-name="ce98">
            <text:p>12</text:p>
          </table:table-cell>
          <table:table-cell office:value-type="date" office:date-value="2019-02-13T00:00:00" table:formula="of:=IF(DAY($$FebDom1)=1;$$FebDom1+10;$$FebDom1+17)" table:style-name="ce98">
            <text:p>13</text:p>
          </table:table-cell>
          <table:table-cell office:value-type="date" office:date-value="2019-02-14T00:00:00" table:formula="of:=IF(DAY($$FebDom1)=1;$$FebDom1+11;$$FebDom1+18)" table:style-name="ce98">
            <text:p>14</text:p>
          </table:table-cell>
          <table:table-cell office:value-type="date" office:date-value="2019-02-15T00:00:00" table:formula="of:=IF(DAY($$FebDom1)=1;$$FebDom1+12;$$FebDom1+19)" table:style-name="ce98">
            <text:p>15</text:p>
          </table:table-cell>
          <table:table-cell office:value-type="date" office:date-value="2019-02-16T00:00:00" table:formula="of:=IF(DAY($$FebDom1)=1;$$FebDom1+13;$$FebDom1+20)" table:style-name="ce98">
            <text:p>16</text:p>
          </table:table-cell>
          <table:table-cell office:value-type="date" office:date-value="2019-02-17T00:00:00" table:formula="of:=IF(DAY($$FebDom1)=1;$$FebDom1+14;$$FebDom1+21)" table:style-name="ce98">
            <text:p>17</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2-18T00:00:00" table:formula="of:=IF(DAY($$FebDom1)=1;$$FebDom1+15;$$FebDom1+22)" table:style-name="ce98">
            <text:p>18</text:p>
          </table:table-cell>
          <table:table-cell office:value-type="date" office:date-value="2019-02-19T00:00:00" table:formula="of:=IF(DAY($$FebDom1)=1;$$FebDom1+16;$$FebDom1+23)" table:style-name="ce98">
            <text:p>19</text:p>
          </table:table-cell>
          <table:table-cell office:value-type="date" office:date-value="2019-02-20T00:00:00" table:formula="of:=IF(DAY($$FebDom1)=1;$$FebDom1+17;$$FebDom1+24)" table:style-name="ce98">
            <text:p>20</text:p>
          </table:table-cell>
          <table:table-cell office:value-type="date" office:date-value="2019-02-21T00:00:00" table:formula="of:=IF(DAY($$FebDom1)=1;$$FebDom1+18;$$FebDom1+25)" table:style-name="ce98">
            <text:p>21</text:p>
          </table:table-cell>
          <table:table-cell office:value-type="date" office:date-value="2019-02-22T00:00:00" table:formula="of:=IF(DAY($$FebDom1)=1;$$FebDom1+19;$$FebDom1+26)" table:style-name="ce98">
            <text:p>22</text:p>
          </table:table-cell>
          <table:table-cell office:value-type="date" office:date-value="2019-02-23T00:00:00" table:formula="of:=IF(DAY($$FebDom1)=1;$$FebDom1+20;$$FebDom1+27)" table:style-name="ce98">
            <text:p>23</text:p>
          </table:table-cell>
          <table:table-cell office:value-type="date" office:date-value="2019-02-24T00:00:00" table:formula="of:=IF(DAY($$FebDom1)=1;$$FebDom1+21;$$FebDom1+28)" table:style-name="ce98">
            <text:p>24</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2-25T00:00:00" table:formula="of:=IF(DAY($$FebDom1)=1;$$FebDom1+22;$$FebDom1+29)" table:style-name="ce99">
            <text:p>25</text:p>
          </table:table-cell>
          <table:table-cell office:value-type="date" office:date-value="2019-02-26T00:00:00" table:formula="of:=IF(DAY($$FebDom1)=1;$$FebDom1+23;$$FebDom1+30)" table:style-name="ce99">
            <text:p>26</text:p>
          </table:table-cell>
          <table:table-cell office:value-type="date" office:date-value="2019-02-27T00:00:00" table:formula="of:=IF(DAY($$FebDom1)=1;$$FebDom1+24;$$FebDom1+31)" table:style-name="ce99">
            <text:p>27</text:p>
          </table:table-cell>
          <table:table-cell office:value-type="date" office:date-value="2019-02-28T00:00:00" table:formula="of:=IF(DAY($$FebDom1)=1;$$FebDom1+25;$$FebDom1+32)" table:style-name="ce99">
            <text:p>28</text:p>
          </table:table-cell>
          <table:table-cell office:value-type="date" office:date-value="2019-03-01T00:00:00" table:formula="of:=IF(DAY($$FebDom1)=1;$$FebDom1+26;$$FebDom1+33)" table:style-name="ce99">
            <text:p>1</text:p>
          </table:table-cell>
          <table:table-cell office:value-type="date" office:date-value="2019-03-02T00:00:00" table:formula="of:=IF(DAY($$FebDom1)=1;$$FebDom1+27;$$FebDom1+34)" table:style-name="ce99">
            <text:p>2</text:p>
          </table:table-cell>
          <table:table-cell office:value-type="date" office:date-value="2019-03-03T00:00:00" table:formula="of:=IF(DAY($$FebDom1)=1;$$FebDom1+28;$$FebDom1+35)" table:style-name="ce99">
            <text:p>3</text:p>
          </table:table-cell>
          <table:table-cell table:style-name="ce21"/>
          <table:table-cell table:style-name="ce40"/>
          <table:table-cell table:style-name="ce19"/>
          <table:table-cell table:number-columns-repeated="16372"/>
        </table:table-row>
        <table:table-row table:style-name="ro1">
          <table:table-cell table:style-name="ce14"/>
          <table:table-cell table:style-name="ce19"/>
          <table:table-cell office:value-type="date" office:date-value="2019-03-04T00:00:00" table:formula="of:=IF(DAY($$FebDom1)=1;$$FebDom1+29;$$FebDom1+36)" table:content-validation-name="val19" table:style-name="ce99">
            <text:p>4</text:p>
          </table:table-cell>
          <table:table-cell office:value-type="date" office:date-value="2019-03-05T00:00:00" table:formula="of:=IF(DAY($$FebDom1)=1;$$FebDom1+30;$$FebDom1+37)" table:style-name="ce99">
            <text:p>5</text:p>
          </table:table-cell>
          <table:table-cell office:value-type="date" office:date-value="2019-03-06T00:00:00" table:formula="of:=IF(DAY($$FebDom1)=1;$$FebDom1+31;$$FebDom1+38)" table:style-name="ce99">
            <text:p>6</text:p>
          </table:table-cell>
          <table:table-cell office:value-type="date" office:date-value="2019-03-07T00:00:00" table:formula="of:=IF(DAY($$FebDom1)=1;$$FebDom1+32;$$FebDom1+39)" table:style-name="ce99">
            <text:p>7</text:p>
          </table:table-cell>
          <table:table-cell office:value-type="date" office:date-value="2019-03-08T00:00:00" table:formula="of:=IF(DAY($$FebDom1)=1;$$FebDom1+33;$$FebDom1+40)" table:style-name="ce99">
            <text:p>8</text:p>
          </table:table-cell>
          <table:table-cell office:value-type="date" office:date-value="2019-03-09T00:00:00" table:formula="of:=IF(DAY($$FebDom1)=1;$$FebDom1+34;$$FebDom1+41)" table:style-name="ce99">
            <text:p>9</text:p>
          </table:table-cell>
          <table:table-cell office:value-type="date" office:date-value="2019-03-10T00:00:00" table:formula="of:=IF(DAY($$FebDom1)=1;$$FebDom1+35;$$FebDom1+42)" table:style-name="ce99">
            <text:p>10</text:p>
          </table:table-cell>
          <table:table-cell office:value-type="string" table:style-name="ce11">
            <text:p>MA</text:p>
          </table:table-cell>
          <table:table-cell table:style-name="ce42"/>
          <table:table-cell table:style-name="ce54"/>
          <table:table-cell table:number-columns-repeated="16372"/>
        </table:table-row>
        <table:table-row table:style-name="ro1">
          <table:table-cell table:style-name="ce14"/>
          <table:table-cell table:style-name="ce18"/>
          <table:table-cell table:number-columns-repeated="7" table:style-name="ce5"/>
          <table:table-cell table:style-name="ce11"/>
          <table:table-cell table:style-name="ce41"/>
          <table:table-cell table:style-name="ce54"/>
          <table:table-cell table:number-columns-repeated="16372"/>
        </table:table-row>
        <table:table-row table:style-name="ro1">
          <table:table-cell table:style-name="ce14"/>
          <table:table-cell office:value-type="string" table:content-validation-name="val26" table:style-name="ce17">
            <text:p>PROGRAMACIÓN SEMANAL</text:p>
          </table:table-cell>
          <table:table-cell table:number-columns-repeated="7" table:style-name="ce10"/>
          <table:table-cell table:style-name="ce11"/>
          <table:table-cell table:style-name="ce41"/>
          <table:table-cell table:style-name="ce54"/>
          <table:table-cell table:number-columns-repeated="16372"/>
        </table:table-row>
        <table:table-row table:style-name="ro1">
          <table:table-cell office:value-type="string" table:style-name="ce27">
            <text:p>Día de la semana</text:p>
          </table:table-cell>
          <table:table-cell office:value-type="string" table:content-validation-name="val25" table:style-name="ce26">
            <text:p>LU</text:p>
          </table:table-cell>
          <table:table-cell office:value-type="string" table:number-columns-spanned="2" table:number-rows-spanned="1" table:style-name="ce79">
            <text:p>MA</text:p>
          </table:table-cell>
          <table:covered-table-cell/>
          <table:table-cell office:value-type="string" table:number-columns-spanned="2" table:number-rows-spanned="1" table:style-name="ce79">
            <text:p>MI</text:p>
          </table:table-cell>
          <table:covered-table-cell/>
          <table:table-cell office:value-type="string" table:number-columns-spanned="2" table:number-rows-spanned="1" table:style-name="ce79">
            <text:p>JU</text:p>
          </table:table-cell>
          <table:covered-table-cell/>
          <table:table-cell office:value-type="string" table:style-name="ce4">
            <text:p>VI</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time" office:time-value="PT8H0M0S" table:content-validation-name="val20" table:style-name="ce100">
            <text:p>8:00</text:p>
          </table:table-cell>
          <table:table-cell table:number-columns-spanned="2" table:number-rows-spanned="1" table:style-name="ce101"/>
          <table:covered-table-cell/>
          <table:table-cell office:value-type="time" office:time-value="PT8H0M0S" table:number-columns-spanned="2" table:number-rows-spanned="1" table:style-name="ce101">
            <text:p>8:00</text:p>
          </table:table-cell>
          <table:covered-table-cell/>
          <table:table-cell table:number-columns-spanned="2" table:number-rows-spanned="1" table:style-name="ce101"/>
          <table:covered-table-cell/>
          <table:table-cell office:value-type="time" office:time-value="PT8H0M0S" table:style-name="ce102">
            <text:p>8: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content-validation-name="val21" table:style-name="ce103">
            <text:p>Francés</text:p>
          </table:table-cell>
          <table:table-cell table:number-columns-spanned="2" table:number-rows-spanned="1" table:style-name="ce104"/>
          <table:covered-table-cell/>
          <table:table-cell office:value-type="string" table:number-columns-spanned="2" table:number-rows-spanned="1" table:style-name="ce104">
            <text:p>Francés</text:p>
          </table:table-cell>
          <table:covered-table-cell/>
          <table:table-cell table:number-columns-spanned="2" table:number-rows-spanned="1" table:style-name="ce104"/>
          <table:covered-table-cell/>
          <table:table-cell office:value-type="string" table:style-name="ce105">
            <text:p>Francés</text:p>
          </table:table-cell>
          <table:table-cell table:style-name="ce21"/>
          <table:table-cell table:style-name="ce40"/>
          <table:table-cell table:style-name="ce19"/>
          <table:table-cell table:number-columns-repeated="16372"/>
        </table:table-row>
        <table:table-row table:style-name="ro1">
          <table:table-cell office:value-type="string" table:style-name="ce27">
            <text:p>Hora</text:p>
          </table:table-cell>
          <table:table-cell table:style-name="ce100"/>
          <table:table-cell office:value-type="time" office:time-value="PT9H0M0S" table:number-columns-spanned="2" table:number-rows-spanned="1" table:style-name="ce107">
            <text:p>9:00</text:p>
          </table:table-cell>
          <table:covered-table-cell/>
          <table:table-cell table:number-columns-spanned="2" table:number-rows-spanned="1" table:style-name="ce107"/>
          <table:covered-table-cell/>
          <table:table-cell office:value-type="time" office:time-value="PT9H0M0S" table:number-columns-spanned="2" table:number-rows-spanned="1" table:style-name="ce107">
            <text:p>9:00</text:p>
          </table:table-cell>
          <table:covered-table-cell/>
          <table:table-cell table:style-name="ce102"/>
          <table:table-cell office:value-type="string" table:style-name="ce11">
            <text:p>MI</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103"/>
          <table:table-cell office:value-type="string" table:number-columns-spanned="2" table:number-rows-spanned="1" table:style-name="ce104">
            <text:p>Historia del arte</text:p>
          </table:table-cell>
          <table:covered-table-cell/>
          <table:table-cell table:number-columns-spanned="2" table:number-rows-spanned="1" table:style-name="ce104"/>
          <table:covered-table-cell/>
          <table:table-cell office:value-type="string" table:number-columns-spanned="2" table:number-rows-spanned="1" table:style-name="ce104">
            <text:p>Historia del arte</text:p>
          </table:table-cell>
          <table:covered-table-cell/>
          <table:table-cell table:style-name="ce105"/>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string" table:style-name="ce100">
            <text:p>10:00</text:p>
          </table:table-cell>
          <table:table-cell table:number-columns-spanned="2" table:number-rows-spanned="1" table:style-name="ce107"/>
          <table:covered-table-cell/>
          <table:table-cell office:value-type="string" table:number-columns-spanned="2" table:number-rows-spanned="1" table:style-name="ce107">
            <text:p>10:00</text:p>
          </table:table-cell>
          <table:covered-table-cell/>
          <table:table-cell table:number-columns-spanned="2" table:number-rows-spanned="1" table:style-name="ce107"/>
          <table:covered-table-cell/>
          <table:table-cell office:value-type="string" table:style-name="ce108">
            <text:p>10: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style-name="ce103">
            <text:p>Matemáticas</text:p>
          </table:table-cell>
          <table:table-cell table:number-columns-spanned="2" table:number-rows-spanned="1" table:style-name="ce104"/>
          <table:covered-table-cell/>
          <table:table-cell office:value-type="string" table:number-columns-spanned="2" table:number-rows-spanned="1" table:style-name="ce104">
            <text:p>Matemáticas</text:p>
          </table:table-cell>
          <table:covered-table-cell/>
          <table:table-cell table:number-columns-spanned="2" table:number-rows-spanned="1" table:style-name="ce104"/>
          <table:covered-table-cell/>
          <table:table-cell office:value-type="string" table:style-name="ce105">
            <text:p>Matemáticas</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00"/>
          <table:table-cell table:number-columns-spanned="2" table:number-rows-spanned="1" table:style-name="ce107"/>
          <table:covered-table-cell/>
          <table:table-cell table:number-columns-spanned="2" table:number-rows-spanned="1" table:style-name="ce107"/>
          <table:covered-table-cell/>
          <table:table-cell table:number-columns-spanned="2" table:number-rows-spanned="1" table:style-name="ce107"/>
          <table:covered-table-cell/>
          <table:table-cell table:style-name="ce102"/>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03"/>
          <table:table-cell table:number-columns-spanned="2" table:number-rows-spanned="1" table:style-name="ce104"/>
          <table:covered-table-cell/>
          <table:table-cell table:number-columns-spanned="2" table:number-rows-spanned="1" table:style-name="ce104"/>
          <table:covered-table-cell/>
          <table:table-cell table:number-columns-spanned="2" table:number-rows-spanned="1" table:style-name="ce104"/>
          <table:covered-table-cell/>
          <table:table-cell table:style-name="ce106"/>
          <table:table-cell table:style-name="ce21"/>
          <table:table-cell table:style-name="ce40"/>
          <table:table-cell table:style-name="ce19"/>
          <table:table-cell table:number-columns-repeated="16372"/>
        </table:table-row>
        <table:table-row table:style-name="ro1">
          <table:table-cell office:value-type="string" table:style-name="ce27">
            <text:p>Hora</text:p>
          </table:table-cell>
          <table:table-cell table:style-name="ce100"/>
          <table:table-cell table:number-columns-spanned="2" table:number-rows-spanned="1" table:style-name="ce107"/>
          <table:covered-table-cell/>
          <table:table-cell table:number-columns-spanned="2" table:number-rows-spanned="1" table:style-name="ce107"/>
          <table:covered-table-cell/>
          <table:table-cell table:number-columns-spanned="2" table:number-rows-spanned="1" table:style-name="ce107"/>
          <table:covered-table-cell/>
          <table:table-cell table:style-name="ce102"/>
          <table:table-cell office:value-type="string" table:style-name="ce11">
            <text:p>JU</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103"/>
          <table:table-cell table:number-columns-spanned="2" table:number-rows-spanned="1" table:style-name="ce104"/>
          <table:covered-table-cell/>
          <table:table-cell table:number-columns-spanned="2" table:number-rows-spanned="1" table:style-name="ce104"/>
          <table:covered-table-cell/>
          <table:table-cell table:number-columns-spanned="2" table:number-rows-spanned="1" table:style-name="ce104"/>
          <table:covered-table-cell/>
          <table:table-cell table:style-name="ce105"/>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00"/>
          <table:table-cell table:number-columns-spanned="2" table:number-rows-spanned="1" table:style-name="ce107"/>
          <table:covered-table-cell/>
          <table:table-cell table:number-columns-spanned="2" table:number-rows-spanned="1" table:style-name="ce107"/>
          <table:covered-table-cell/>
          <table:table-cell table:number-columns-spanned="2" table:number-rows-spanned="1" table:style-name="ce107"/>
          <table:covered-table-cell/>
          <table:table-cell table:style-name="ce102"/>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03"/>
          <table:table-cell table:number-columns-spanned="2" table:number-rows-spanned="1" table:style-name="ce104"/>
          <table:covered-table-cell/>
          <table:table-cell table:number-columns-spanned="2" table:number-rows-spanned="1" table:style-name="ce104"/>
          <table:covered-table-cell/>
          <table:table-cell table:number-columns-spanned="2" table:number-rows-spanned="1" table:style-name="ce104"/>
          <table:covered-table-cell/>
          <table:table-cell table:style-name="ce105"/>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string" table:style-name="ce100">
            <text:p>14:00</text:p>
          </table:table-cell>
          <table:table-cell table:number-columns-spanned="2" table:number-rows-spanned="1" table:style-name="ce107"/>
          <table:covered-table-cell/>
          <table:table-cell office:value-type="string" table:number-columns-spanned="2" table:number-rows-spanned="1" table:style-name="ce107">
            <text:p>14:00</text:p>
          </table:table-cell>
          <table:covered-table-cell/>
          <table:table-cell table:number-columns-spanned="2" table:number-rows-spanned="1" table:style-name="ce107"/>
          <table:covered-table-cell/>
          <table:table-cell office:value-type="string" table:style-name="ce102">
            <text:p>14: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style-name="ce103">
            <text:p>Inglés</text:p>
          </table:table-cell>
          <table:table-cell table:number-columns-spanned="2" table:number-rows-spanned="1" table:style-name="ce104"/>
          <table:covered-table-cell/>
          <table:table-cell office:value-type="string" table:number-columns-spanned="2" table:number-rows-spanned="1" table:style-name="ce104">
            <text:p>Inglés</text:p>
          </table:table-cell>
          <table:covered-table-cell/>
          <table:table-cell table:number-columns-spanned="2" table:number-rows-spanned="1" table:style-name="ce104"/>
          <table:covered-table-cell/>
          <table:table-cell office:value-type="string" table:style-name="ce105">
            <text:p>Inglés</text:p>
          </table:table-cell>
          <table:table-cell table:style-name="ce21"/>
          <table:table-cell table:style-name="ce40"/>
          <table:table-cell table:style-name="ce19"/>
          <table:table-cell table:number-columns-repeated="16372"/>
        </table:table-row>
        <table:table-row table:style-name="ro1">
          <table:table-cell office:value-type="string" table:style-name="ce27">
            <text:p>Hora</text:p>
          </table:table-cell>
          <table:table-cell table:style-name="ce100"/>
          <table:table-cell table:number-columns-spanned="2" table:number-rows-spanned="1" table:style-name="ce107"/>
          <table:covered-table-cell/>
          <table:table-cell table:number-columns-spanned="2" table:number-rows-spanned="1" table:style-name="ce107"/>
          <table:covered-table-cell/>
          <table:table-cell table:number-columns-spanned="2" table:number-rows-spanned="1" table:style-name="ce107"/>
          <table:covered-table-cell/>
          <table:table-cell table:style-name="ce102"/>
          <table:table-cell office:value-type="string" table:style-name="ce11">
            <text:p>VI</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103"/>
          <table:table-cell table:number-columns-spanned="2" table:number-rows-spanned="1" table:style-name="ce104"/>
          <table:covered-table-cell/>
          <table:table-cell table:number-columns-spanned="2" table:number-rows-spanned="1" table:style-name="ce104"/>
          <table:covered-table-cell/>
          <table:table-cell table:number-columns-spanned="2" table:number-rows-spanned="1" table:style-name="ce104"/>
          <table:covered-table-cell/>
          <table:table-cell table:style-name="ce105"/>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00"/>
          <table:table-cell office:value-type="string" table:number-columns-spanned="2" table:number-rows-spanned="1" table:style-name="ce107">
            <text:p>16:00</text:p>
          </table:table-cell>
          <table:covered-table-cell/>
          <table:table-cell table:number-columns-spanned="2" table:number-rows-spanned="1" table:style-name="ce107"/>
          <table:covered-table-cell/>
          <table:table-cell office:value-type="string" table:number-columns-spanned="2" table:number-rows-spanned="1" table:style-name="ce107">
            <text:p>16:00</text:p>
          </table:table-cell>
          <table:covered-table-cell/>
          <table:table-cell table:style-name="ce102"/>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03"/>
          <table:table-cell office:value-type="string" table:number-columns-spanned="2" table:number-rows-spanned="1" table:style-name="ce104">
            <text:p>Programación</text:p>
          </table:table-cell>
          <table:covered-table-cell/>
          <table:table-cell table:number-columns-spanned="2" table:number-rows-spanned="1" table:style-name="ce104"/>
          <table:covered-table-cell/>
          <table:table-cell office:value-type="string" table:number-columns-spanned="2" table:number-rows-spanned="1" table:style-name="ce104">
            <text:p>Programación</text:p>
          </table:table-cell>
          <table:covered-table-cell/>
          <table:table-cell table:style-name="ce105"/>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00"/>
          <table:table-cell table:number-columns-spanned="2" table:number-rows-spanned="1" table:style-name="ce107"/>
          <table:covered-table-cell/>
          <table:table-cell table:number-columns-spanned="2" table:number-rows-spanned="1" table:style-name="ce107"/>
          <table:covered-table-cell/>
          <table:table-cell table:number-columns-spanned="2" table:number-rows-spanned="1" table:style-name="ce107"/>
          <table:covered-table-cell/>
          <table:table-cell table:style-name="ce102"/>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09"/>
          <table:table-cell table:number-columns-spanned="2" table:number-rows-spanned="1" table:style-name="ce110"/>
          <table:covered-table-cell/>
          <table:table-cell table:number-columns-spanned="2" table:number-rows-spanned="1" table:style-name="ce110"/>
          <table:covered-table-cell/>
          <table:table-cell table:number-columns-spanned="2" table:number-rows-spanned="1" table:style-name="ce110"/>
          <table:covered-table-cell/>
          <table:table-cell table:style-name="ce111"/>
          <table:table-cell table:style-name="ce11"/>
          <table:table-cell table:style-name="ce47"/>
          <table:table-cell table:style-name="ce54"/>
          <table:table-cell table:number-columns-repeated="16372"/>
        </table:table-row>
        <table:table-row table:number-rows-repeated="1048545" table:style-name="ro1">
          <table:table-cell table:number-columns-repeated="16384"/>
        </table:table-row>
        <table:named-expressions>
          <table:named-range table:name="AssignmentDays" table:cell-range-address="Feb.$K$2:Feb.$K$31" table:base-cell-address="Feb.$A$1"/>
          <table:named-range table:name="ImportantDatesTable" table:cell-range-address="Feb.$K$2:Feb.$L$6" table:base-cell-address="Feb.$A$1"/>
        </table:named-expressions>
      </table:table>
      <table:table table:name="Mar" table:style-name="ta1">
        <table:table-column table:style-name="co1" table:default-cell-style-name="ce2"/>
        <table:table-column table:style-name="co2" table:default-cell-style-name="ce18"/>
        <table:table-column table:style-name="co3" table:number-columns-repeated="6" table:default-cell-style-name="ce2"/>
        <table:table-column table:style-name="co2" table:default-cell-style-name="ce2"/>
        <table:table-column table:style-name="co3" table:default-cell-style-name="ce18"/>
        <table:table-column table:style-name="co3" table:default-cell-style-name="ce3"/>
        <table:table-column table:style-name="co4" table:default-cell-style-name="ce2"/>
        <table:table-column table:style-name="co1" table:default-cell-style-name="ce1"/>
        <table:table-column table:style-name="co5" table:number-columns-repeated="16371" table:default-cell-style-name="ce1"/>
        <table:table-row table:style-name="ro1">
          <table:table-cell table:content-validation-name="val32" table:style-name="ce18"/>
          <table:table-cell office:value-type="float" office:value="2019" table:formula="of:=$$AñoCalendario" table:content-validation-name="val33" table:style-name="ce13">
            <text:p>2019</text:p>
          </table:table-cell>
          <table:table-cell table:number-columns-repeated="7" table:style-name="ce2"/>
          <table:table-cell office:value-type="string" table:content-validation-name="val35" table:style-name="ce20">
            <text:p>Día de la semana</text:p>
          </table:table-cell>
          <table:table-cell office:value-type="string" table:content-validation-name="val37" table:style-name="ce20">
            <text:p>día de calendario</text:p>
          </table:table-cell>
          <table:table-cell office:value-type="string" table:content-validation-name="val36" table:style-name="ce12">
            <text:p>TAREAS</text:p>
          </table:table-cell>
          <table:table-cell table:number-columns-repeated="16372"/>
        </table:table-row>
        <table:table-row table:style-name="ro1">
          <table:table-cell table:style-name="ce14"/>
          <table:table-cell office:value-type="string" table:content-validation-name="val34" table:style-name="ce24">
            <text:p>MAR</text:p>
          </table:table-cell>
          <table:table-cell office:value-type="string" table:content-validation-name="val31" table:style-name="ce8">
            <text:p>LU</text:p>
          </table:table-cell>
          <table:table-cell office:value-type="string" table:style-name="ce8">
            <text:p>MA</text:p>
          </table:table-cell>
          <table:table-cell office:value-type="string" table:style-name="ce8">
            <text:p>MI</text:p>
          </table:table-cell>
          <table:table-cell office:value-type="string" table:style-name="ce8">
            <text:p>JU</text:p>
          </table:table-cell>
          <table:table-cell office:value-type="string" table:style-name="ce8">
            <text:p>VI</text:p>
          </table:table-cell>
          <table:table-cell office:value-type="string" table:style-name="ce8">
            <text:p>SÁ</text:p>
          </table:table-cell>
          <table:table-cell office:value-type="string" table:style-name="ce8">
            <text:p>DO</text:p>
          </table:table-cell>
          <table:table-cell office:value-type="string" table:style-name="ce11">
            <text:p>LU</text:p>
          </table:table-cell>
          <table:table-cell table:style-name="ce47"/>
          <table:table-cell table:style-name="ce54"/>
          <table:table-cell table:number-columns-repeated="16372"/>
        </table:table-row>
        <table:table-row table:style-name="ro1">
          <table:table-cell table:style-name="ce14"/>
          <table:table-cell table:style-name="ce18"/>
          <table:table-cell office:value-type="date" office:date-value="2019-02-25T00:00:00" table:formula="of:=IF(DAY($$MarDom1)=1;$$MarDom1-6;$$MarDom1+1)" table:content-validation-name="val30" table:style-name="ce112">
            <text:p>25</text:p>
          </table:table-cell>
          <table:table-cell office:value-type="date" office:date-value="2019-02-26T00:00:00" table:formula="of:=IF(DAY($$MarDom1)=1;$$MarDom1-5;$$MarDom1+2)" table:style-name="ce112">
            <text:p>26</text:p>
          </table:table-cell>
          <table:table-cell office:value-type="date" office:date-value="2019-02-27T00:00:00" table:formula="of:=IF(DAY($$MarDom1)=1;$$MarDom1-4;$$MarDom1+3)" table:style-name="ce112">
            <text:p>27</text:p>
          </table:table-cell>
          <table:table-cell office:value-type="date" office:date-value="2019-02-28T00:00:00" table:formula="of:=IF(DAY($$MarDom1)=1;$$MarDom1-3;$$MarDom1+4)" table:style-name="ce112">
            <text:p>28</text:p>
          </table:table-cell>
          <table:table-cell office:value-type="date" office:date-value="2019-03-01T00:00:00" table:formula="of:=IF(DAY($$MarDom1)=1;$$MarDom1-2;$$MarDom1+5)" table:style-name="ce112">
            <text:p>1</text:p>
          </table:table-cell>
          <table:table-cell office:value-type="date" office:date-value="2019-03-02T00:00:00" table:formula="of:=IF(DAY($$MarDom1)=1;$$MarDom1-1;$$MarDom1+6)" table:style-name="ce112">
            <text:p>2</text:p>
          </table:table-cell>
          <table:table-cell office:value-type="date" office:date-value="2019-03-03T00:00:00" table:formula="of:=IF(DAY($$MarDom1)=1;$$MarDom1;$$MarDom1+7)" table:style-name="ce113">
            <text:p>3</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3-04T00:00:00" table:formula="of:=IF(DAY($$MarDom1)=1;$$MarDom1+1;$$MarDom1+8)" table:style-name="ce113">
            <text:p>4</text:p>
          </table:table-cell>
          <table:table-cell office:value-type="date" office:date-value="2019-03-05T00:00:00" table:formula="of:=IF(DAY($$MarDom1)=1;$$MarDom1+2;$$MarDom1+9)" table:style-name="ce113">
            <text:p>5</text:p>
          </table:table-cell>
          <table:table-cell office:value-type="date" office:date-value="2019-03-06T00:00:00" table:formula="of:=IF(DAY($$MarDom1)=1;$$MarDom1+3;$$MarDom1+10)" table:style-name="ce113">
            <text:p>6</text:p>
          </table:table-cell>
          <table:table-cell office:value-type="date" office:date-value="2019-03-07T00:00:00" table:formula="of:=IF(DAY($$MarDom1)=1;$$MarDom1+4;$$MarDom1+11)" table:style-name="ce113">
            <text:p>7</text:p>
          </table:table-cell>
          <table:table-cell office:value-type="date" office:date-value="2019-03-08T00:00:00" table:formula="of:=IF(DAY($$MarDom1)=1;$$MarDom1+5;$$MarDom1+12)" table:style-name="ce113">
            <text:p>8</text:p>
          </table:table-cell>
          <table:table-cell office:value-type="date" office:date-value="2019-03-09T00:00:00" table:formula="of:=IF(DAY($$MarDom1)=1;$$MarDom1+6;$$MarDom1+13)" table:style-name="ce113">
            <text:p>9</text:p>
          </table:table-cell>
          <table:table-cell office:value-type="date" office:date-value="2019-03-10T00:00:00" table:formula="of:=IF(DAY($$MarDom1)=1;$$MarDom1+7;$$MarDom1+14)" table:style-name="ce113">
            <text:p>10</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3-11T00:00:00" table:formula="of:=IF(DAY($$MarDom1)=1;$$MarDom1+8;$$MarDom1+15)" table:style-name="ce113">
            <text:p>11</text:p>
          </table:table-cell>
          <table:table-cell office:value-type="date" office:date-value="2019-03-12T00:00:00" table:formula="of:=IF(DAY($$MarDom1)=1;$$MarDom1+9;$$MarDom1+16)" table:style-name="ce113">
            <text:p>12</text:p>
          </table:table-cell>
          <table:table-cell office:value-type="date" office:date-value="2019-03-13T00:00:00" table:formula="of:=IF(DAY($$MarDom1)=1;$$MarDom1+10;$$MarDom1+17)" table:style-name="ce113">
            <text:p>13</text:p>
          </table:table-cell>
          <table:table-cell office:value-type="date" office:date-value="2019-03-14T00:00:00" table:formula="of:=IF(DAY($$MarDom1)=1;$$MarDom1+11;$$MarDom1+18)" table:style-name="ce113">
            <text:p>14</text:p>
          </table:table-cell>
          <table:table-cell office:value-type="date" office:date-value="2019-03-15T00:00:00" table:formula="of:=IF(DAY($$MarDom1)=1;$$MarDom1+12;$$MarDom1+19)" table:style-name="ce113">
            <text:p>15</text:p>
          </table:table-cell>
          <table:table-cell office:value-type="date" office:date-value="2019-03-16T00:00:00" table:formula="of:=IF(DAY($$MarDom1)=1;$$MarDom1+13;$$MarDom1+20)" table:style-name="ce113">
            <text:p>16</text:p>
          </table:table-cell>
          <table:table-cell office:value-type="date" office:date-value="2019-03-17T00:00:00" table:formula="of:=IF(DAY($$MarDom1)=1;$$MarDom1+14;$$MarDom1+21)" table:style-name="ce113">
            <text:p>17</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3-18T00:00:00" table:formula="of:=IF(DAY($$MarDom1)=1;$$MarDom1+15;$$MarDom1+22)" table:style-name="ce113">
            <text:p>18</text:p>
          </table:table-cell>
          <table:table-cell office:value-type="date" office:date-value="2019-03-19T00:00:00" table:formula="of:=IF(DAY($$MarDom1)=1;$$MarDom1+16;$$MarDom1+23)" table:style-name="ce113">
            <text:p>19</text:p>
          </table:table-cell>
          <table:table-cell office:value-type="date" office:date-value="2019-03-20T00:00:00" table:formula="of:=IF(DAY($$MarDom1)=1;$$MarDom1+17;$$MarDom1+24)" table:style-name="ce113">
            <text:p>20</text:p>
          </table:table-cell>
          <table:table-cell office:value-type="date" office:date-value="2019-03-21T00:00:00" table:formula="of:=IF(DAY($$MarDom1)=1;$$MarDom1+18;$$MarDom1+25)" table:style-name="ce113">
            <text:p>21</text:p>
          </table:table-cell>
          <table:table-cell office:value-type="date" office:date-value="2019-03-22T00:00:00" table:formula="of:=IF(DAY($$MarDom1)=1;$$MarDom1+19;$$MarDom1+26)" table:style-name="ce113">
            <text:p>22</text:p>
          </table:table-cell>
          <table:table-cell office:value-type="date" office:date-value="2019-03-23T00:00:00" table:formula="of:=IF(DAY($$MarDom1)=1;$$MarDom1+20;$$MarDom1+27)" table:style-name="ce113">
            <text:p>23</text:p>
          </table:table-cell>
          <table:table-cell office:value-type="date" office:date-value="2019-03-24T00:00:00" table:formula="of:=IF(DAY($$MarDom1)=1;$$MarDom1+21;$$MarDom1+28)" table:style-name="ce113">
            <text:p>24</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3-25T00:00:00" table:formula="of:=IF(DAY($$MarDom1)=1;$$MarDom1+22;$$MarDom1+29)" table:style-name="ce114">
            <text:p>25</text:p>
          </table:table-cell>
          <table:table-cell office:value-type="date" office:date-value="2019-03-26T00:00:00" table:formula="of:=IF(DAY($$MarDom1)=1;$$MarDom1+23;$$MarDom1+30)" table:style-name="ce114">
            <text:p>26</text:p>
          </table:table-cell>
          <table:table-cell office:value-type="date" office:date-value="2019-03-27T00:00:00" table:formula="of:=IF(DAY($$MarDom1)=1;$$MarDom1+24;$$MarDom1+31)" table:style-name="ce114">
            <text:p>27</text:p>
          </table:table-cell>
          <table:table-cell office:value-type="date" office:date-value="2019-03-28T00:00:00" table:formula="of:=IF(DAY($$MarDom1)=1;$$MarDom1+25;$$MarDom1+32)" table:style-name="ce114">
            <text:p>28</text:p>
          </table:table-cell>
          <table:table-cell office:value-type="date" office:date-value="2019-03-29T00:00:00" table:formula="of:=IF(DAY($$MarDom1)=1;$$MarDom1+26;$$MarDom1+33)" table:style-name="ce114">
            <text:p>29</text:p>
          </table:table-cell>
          <table:table-cell office:value-type="date" office:date-value="2019-03-30T00:00:00" table:formula="of:=IF(DAY($$MarDom1)=1;$$MarDom1+27;$$MarDom1+34)" table:style-name="ce114">
            <text:p>30</text:p>
          </table:table-cell>
          <table:table-cell office:value-type="date" office:date-value="2019-03-31T00:00:00" table:formula="of:=IF(DAY($$MarDom1)=1;$$MarDom1+28;$$MarDom1+35)" table:style-name="ce114">
            <text:p>31</text:p>
          </table:table-cell>
          <table:table-cell table:style-name="ce21"/>
          <table:table-cell table:style-name="ce40"/>
          <table:table-cell table:style-name="ce19"/>
          <table:table-cell table:number-columns-repeated="16372"/>
        </table:table-row>
        <table:table-row table:style-name="ro1">
          <table:table-cell table:style-name="ce14"/>
          <table:table-cell table:style-name="ce19"/>
          <table:table-cell office:value-type="date" office:date-value="2019-04-01T00:00:00" table:formula="of:=IF(DAY($$MarDom1)=1;$$MarDom1+29;$$MarDom1+36)" table:content-validation-name="val29" table:style-name="ce114">
            <text:p>1</text:p>
          </table:table-cell>
          <table:table-cell office:value-type="date" office:date-value="2019-04-02T00:00:00" table:formula="of:=IF(DAY($$MarDom1)=1;$$MarDom1+30;$$MarDom1+37)" table:style-name="ce114">
            <text:p>2</text:p>
          </table:table-cell>
          <table:table-cell office:value-type="date" office:date-value="2019-04-03T00:00:00" table:formula="of:=IF(DAY($$MarDom1)=1;$$MarDom1+31;$$MarDom1+38)" table:style-name="ce114">
            <text:p>3</text:p>
          </table:table-cell>
          <table:table-cell office:value-type="date" office:date-value="2019-04-04T00:00:00" table:formula="of:=IF(DAY($$MarDom1)=1;$$MarDom1+32;$$MarDom1+39)" table:style-name="ce114">
            <text:p>4</text:p>
          </table:table-cell>
          <table:table-cell office:value-type="date" office:date-value="2019-04-05T00:00:00" table:formula="of:=IF(DAY($$MarDom1)=1;$$MarDom1+33;$$MarDom1+40)" table:style-name="ce114">
            <text:p>5</text:p>
          </table:table-cell>
          <table:table-cell office:value-type="date" office:date-value="2019-04-06T00:00:00" table:formula="of:=IF(DAY($$MarDom1)=1;$$MarDom1+34;$$MarDom1+41)" table:style-name="ce114">
            <text:p>6</text:p>
          </table:table-cell>
          <table:table-cell office:value-type="date" office:date-value="2019-04-07T00:00:00" table:formula="of:=IF(DAY($$MarDom1)=1;$$MarDom1+35;$$MarDom1+42)" table:style-name="ce114">
            <text:p>7</text:p>
          </table:table-cell>
          <table:table-cell office:value-type="string" table:style-name="ce11">
            <text:p>MA</text:p>
          </table:table-cell>
          <table:table-cell table:style-name="ce42"/>
          <table:table-cell table:style-name="ce54"/>
          <table:table-cell table:number-columns-repeated="16372"/>
        </table:table-row>
        <table:table-row table:style-name="ro1">
          <table:table-cell table:style-name="ce14"/>
          <table:table-cell table:style-name="ce18"/>
          <table:table-cell table:number-columns-repeated="7" table:style-name="ce5"/>
          <table:table-cell table:style-name="ce11"/>
          <table:table-cell table:style-name="ce41"/>
          <table:table-cell table:style-name="ce54"/>
          <table:table-cell table:number-columns-repeated="16372"/>
        </table:table-row>
        <table:table-row table:style-name="ro1">
          <table:table-cell table:style-name="ce14"/>
          <table:table-cell office:value-type="string" table:content-validation-name="val39" table:style-name="ce17">
            <text:p>PROGRAMACIÓN SEMANAL</text:p>
          </table:table-cell>
          <table:table-cell table:number-columns-repeated="7" table:style-name="ce10"/>
          <table:table-cell table:style-name="ce11"/>
          <table:table-cell table:style-name="ce41"/>
          <table:table-cell table:style-name="ce54"/>
          <table:table-cell table:number-columns-repeated="16372"/>
        </table:table-row>
        <table:table-row table:style-name="ro1">
          <table:table-cell office:value-type="string" table:style-name="ce27">
            <text:p>Día de la semana</text:p>
          </table:table-cell>
          <table:table-cell office:value-type="string" table:content-validation-name="val38" table:style-name="ce26">
            <text:p>LU</text:p>
          </table:table-cell>
          <table:table-cell office:value-type="string" table:number-columns-spanned="2" table:number-rows-spanned="1" table:style-name="ce79">
            <text:p>MA</text:p>
          </table:table-cell>
          <table:covered-table-cell/>
          <table:table-cell office:value-type="string" table:number-columns-spanned="2" table:number-rows-spanned="1" table:style-name="ce79">
            <text:p>MI</text:p>
          </table:table-cell>
          <table:covered-table-cell/>
          <table:table-cell office:value-type="string" table:number-columns-spanned="2" table:number-rows-spanned="1" table:style-name="ce79">
            <text:p>JU</text:p>
          </table:table-cell>
          <table:covered-table-cell/>
          <table:table-cell office:value-type="string" table:style-name="ce4">
            <text:p>VI</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time" office:time-value="PT8H0M0S" table:content-validation-name="val28" table:style-name="ce115">
            <text:p>8:00</text:p>
          </table:table-cell>
          <table:table-cell table:number-columns-spanned="2" table:number-rows-spanned="1" table:style-name="ce116"/>
          <table:covered-table-cell/>
          <table:table-cell office:value-type="time" office:time-value="PT8H0M0S" table:number-columns-spanned="2" table:number-rows-spanned="1" table:style-name="ce116">
            <text:p>8:00</text:p>
          </table:table-cell>
          <table:covered-table-cell/>
          <table:table-cell table:number-columns-spanned="2" table:number-rows-spanned="1" table:style-name="ce116"/>
          <table:covered-table-cell/>
          <table:table-cell office:value-type="time" office:time-value="PT8H0M0S" table:style-name="ce117">
            <text:p>8: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content-validation-name="val27" table:style-name="ce118">
            <text:p>Francés</text:p>
          </table:table-cell>
          <table:table-cell table:number-columns-spanned="2" table:number-rows-spanned="1" table:style-name="ce119"/>
          <table:covered-table-cell/>
          <table:table-cell office:value-type="string" table:number-columns-spanned="2" table:number-rows-spanned="1" table:style-name="ce119">
            <text:p>Francés</text:p>
          </table:table-cell>
          <table:covered-table-cell/>
          <table:table-cell table:number-columns-spanned="2" table:number-rows-spanned="1" table:style-name="ce119"/>
          <table:covered-table-cell/>
          <table:table-cell office:value-type="string" table:style-name="ce120">
            <text:p>Francés</text:p>
          </table:table-cell>
          <table:table-cell table:style-name="ce21"/>
          <table:table-cell table:style-name="ce40"/>
          <table:table-cell table:style-name="ce19"/>
          <table:table-cell table:number-columns-repeated="16372"/>
        </table:table-row>
        <table:table-row table:style-name="ro1">
          <table:table-cell office:value-type="string" table:style-name="ce27">
            <text:p>Hora</text:p>
          </table:table-cell>
          <table:table-cell table:style-name="ce115"/>
          <table:table-cell office:value-type="time" office:time-value="PT9H0M0S" table:number-columns-spanned="2" table:number-rows-spanned="1" table:style-name="ce116">
            <text:p>9:00</text:p>
          </table:table-cell>
          <table:covered-table-cell/>
          <table:table-cell table:number-columns-spanned="2" table:number-rows-spanned="1" table:style-name="ce116"/>
          <table:covered-table-cell/>
          <table:table-cell office:value-type="time" office:time-value="PT9H0M0S" table:number-columns-spanned="2" table:number-rows-spanned="1" table:style-name="ce116">
            <text:p>9:00</text:p>
          </table:table-cell>
          <table:covered-table-cell/>
          <table:table-cell table:style-name="ce117"/>
          <table:table-cell office:value-type="string" table:style-name="ce11">
            <text:p>MI</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118"/>
          <table:table-cell office:value-type="string" table:number-columns-spanned="2" table:number-rows-spanned="1" table:style-name="ce119">
            <text:p>Historia del arte</text:p>
          </table:table-cell>
          <table:covered-table-cell/>
          <table:table-cell table:number-columns-spanned="2" table:number-rows-spanned="1" table:style-name="ce119"/>
          <table:covered-table-cell/>
          <table:table-cell office:value-type="string" table:number-columns-spanned="2" table:number-rows-spanned="1" table:style-name="ce119">
            <text:p>Historia del arte</text:p>
          </table:table-cell>
          <table:covered-table-cell/>
          <table:table-cell table:style-name="ce120"/>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string" table:style-name="ce115">
            <text:p>10:00</text:p>
          </table:table-cell>
          <table:table-cell table:number-columns-spanned="2" table:number-rows-spanned="1" table:style-name="ce116"/>
          <table:covered-table-cell/>
          <table:table-cell office:value-type="string" table:number-columns-spanned="2" table:number-rows-spanned="1" table:style-name="ce116">
            <text:p>10:00</text:p>
          </table:table-cell>
          <table:covered-table-cell/>
          <table:table-cell table:number-columns-spanned="2" table:number-rows-spanned="1" table:style-name="ce116"/>
          <table:covered-table-cell/>
          <table:table-cell office:value-type="string" table:style-name="ce122">
            <text:p>10: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style-name="ce118">
            <text:p>Matemáticas</text:p>
          </table:table-cell>
          <table:table-cell table:number-columns-spanned="2" table:number-rows-spanned="1" table:style-name="ce119"/>
          <table:covered-table-cell/>
          <table:table-cell office:value-type="string" table:number-columns-spanned="2" table:number-rows-spanned="1" table:style-name="ce119">
            <text:p>Matemáticas</text:p>
          </table:table-cell>
          <table:covered-table-cell/>
          <table:table-cell table:number-columns-spanned="2" table:number-rows-spanned="1" table:style-name="ce119"/>
          <table:covered-table-cell/>
          <table:table-cell office:value-type="string" table:style-name="ce120">
            <text:p>Matemáticas</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15"/>
          <table:table-cell table:number-columns-spanned="2" table:number-rows-spanned="1" table:style-name="ce116"/>
          <table:covered-table-cell/>
          <table:table-cell table:number-columns-spanned="2" table:number-rows-spanned="1" table:style-name="ce116"/>
          <table:covered-table-cell/>
          <table:table-cell table:number-columns-spanned="2" table:number-rows-spanned="1" table:style-name="ce116"/>
          <table:covered-table-cell/>
          <table:table-cell table:style-name="ce117"/>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18"/>
          <table:table-cell table:number-columns-spanned="2" table:number-rows-spanned="1" table:style-name="ce119"/>
          <table:covered-table-cell/>
          <table:table-cell table:number-columns-spanned="2" table:number-rows-spanned="1" table:style-name="ce119"/>
          <table:covered-table-cell/>
          <table:table-cell table:number-columns-spanned="2" table:number-rows-spanned="1" table:style-name="ce119"/>
          <table:covered-table-cell/>
          <table:table-cell table:style-name="ce121"/>
          <table:table-cell table:style-name="ce21"/>
          <table:table-cell table:style-name="ce40"/>
          <table:table-cell table:style-name="ce55"/>
          <table:table-cell table:number-columns-repeated="16372"/>
        </table:table-row>
        <table:table-row table:style-name="ro1">
          <table:table-cell office:value-type="string" table:style-name="ce27">
            <text:p>Hora</text:p>
          </table:table-cell>
          <table:table-cell table:style-name="ce115"/>
          <table:table-cell table:number-columns-spanned="2" table:number-rows-spanned="1" table:style-name="ce116"/>
          <table:covered-table-cell/>
          <table:table-cell table:number-columns-spanned="2" table:number-rows-spanned="1" table:style-name="ce116"/>
          <table:covered-table-cell/>
          <table:table-cell table:number-columns-spanned="2" table:number-rows-spanned="1" table:style-name="ce116"/>
          <table:covered-table-cell/>
          <table:table-cell table:style-name="ce117"/>
          <table:table-cell office:value-type="string" table:style-name="ce11">
            <text:p>JU</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118"/>
          <table:table-cell table:number-columns-spanned="2" table:number-rows-spanned="1" table:style-name="ce119"/>
          <table:covered-table-cell/>
          <table:table-cell table:number-columns-spanned="2" table:number-rows-spanned="1" table:style-name="ce119"/>
          <table:covered-table-cell/>
          <table:table-cell table:number-columns-spanned="2" table:number-rows-spanned="1" table:style-name="ce119"/>
          <table:covered-table-cell/>
          <table:table-cell table:style-name="ce120"/>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15"/>
          <table:table-cell table:number-columns-spanned="2" table:number-rows-spanned="1" table:style-name="ce116"/>
          <table:covered-table-cell/>
          <table:table-cell table:number-columns-spanned="2" table:number-rows-spanned="1" table:style-name="ce116"/>
          <table:covered-table-cell/>
          <table:table-cell table:number-columns-spanned="2" table:number-rows-spanned="1" table:style-name="ce116"/>
          <table:covered-table-cell/>
          <table:table-cell table:style-name="ce117"/>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18"/>
          <table:table-cell table:number-columns-spanned="2" table:number-rows-spanned="1" table:style-name="ce119"/>
          <table:covered-table-cell/>
          <table:table-cell table:number-columns-spanned="2" table:number-rows-spanned="1" table:style-name="ce119"/>
          <table:covered-table-cell/>
          <table:table-cell table:number-columns-spanned="2" table:number-rows-spanned="1" table:style-name="ce119"/>
          <table:covered-table-cell/>
          <table:table-cell table:style-name="ce120"/>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string" table:style-name="ce115">
            <text:p>14:00</text:p>
          </table:table-cell>
          <table:table-cell table:number-columns-spanned="2" table:number-rows-spanned="1" table:style-name="ce116"/>
          <table:covered-table-cell/>
          <table:table-cell office:value-type="string" table:number-columns-spanned="2" table:number-rows-spanned="1" table:style-name="ce116">
            <text:p>14:00</text:p>
          </table:table-cell>
          <table:covered-table-cell/>
          <table:table-cell table:number-columns-spanned="2" table:number-rows-spanned="1" table:style-name="ce116"/>
          <table:covered-table-cell/>
          <table:table-cell office:value-type="string" table:style-name="ce117">
            <text:p>14: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style-name="ce118">
            <text:p>Inglés</text:p>
          </table:table-cell>
          <table:table-cell table:number-columns-spanned="2" table:number-rows-spanned="1" table:style-name="ce119"/>
          <table:covered-table-cell/>
          <table:table-cell office:value-type="string" table:number-columns-spanned="2" table:number-rows-spanned="1" table:style-name="ce119">
            <text:p>Inglés</text:p>
          </table:table-cell>
          <table:covered-table-cell/>
          <table:table-cell table:number-columns-spanned="2" table:number-rows-spanned="1" table:style-name="ce119"/>
          <table:covered-table-cell/>
          <table:table-cell office:value-type="string" table:style-name="ce120">
            <text:p>Inglés</text:p>
          </table:table-cell>
          <table:table-cell table:style-name="ce21"/>
          <table:table-cell table:style-name="ce40"/>
          <table:table-cell table:style-name="ce55"/>
          <table:table-cell table:number-columns-repeated="16372"/>
        </table:table-row>
        <table:table-row table:style-name="ro1">
          <table:table-cell office:value-type="string" table:style-name="ce27">
            <text:p>Hora</text:p>
          </table:table-cell>
          <table:table-cell table:style-name="ce115"/>
          <table:table-cell table:number-columns-spanned="2" table:number-rows-spanned="1" table:style-name="ce116"/>
          <table:covered-table-cell/>
          <table:table-cell table:number-columns-spanned="2" table:number-rows-spanned="1" table:style-name="ce116"/>
          <table:covered-table-cell/>
          <table:table-cell table:number-columns-spanned="2" table:number-rows-spanned="1" table:style-name="ce116"/>
          <table:covered-table-cell/>
          <table:table-cell table:style-name="ce117"/>
          <table:table-cell office:value-type="string" table:style-name="ce11">
            <text:p>VI</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118"/>
          <table:table-cell table:number-columns-spanned="2" table:number-rows-spanned="1" table:style-name="ce119"/>
          <table:covered-table-cell/>
          <table:table-cell table:number-columns-spanned="2" table:number-rows-spanned="1" table:style-name="ce119"/>
          <table:covered-table-cell/>
          <table:table-cell table:number-columns-spanned="2" table:number-rows-spanned="1" table:style-name="ce119"/>
          <table:covered-table-cell/>
          <table:table-cell table:style-name="ce120"/>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15"/>
          <table:table-cell office:value-type="string" table:number-columns-spanned="2" table:number-rows-spanned="1" table:style-name="ce116">
            <text:p>16:00</text:p>
          </table:table-cell>
          <table:covered-table-cell/>
          <table:table-cell table:number-columns-spanned="2" table:number-rows-spanned="1" table:style-name="ce116"/>
          <table:covered-table-cell/>
          <table:table-cell office:value-type="string" table:number-columns-spanned="2" table:number-rows-spanned="1" table:style-name="ce116">
            <text:p>16:00</text:p>
          </table:table-cell>
          <table:covered-table-cell/>
          <table:table-cell table:style-name="ce117"/>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18"/>
          <table:table-cell office:value-type="string" table:number-columns-spanned="2" table:number-rows-spanned="1" table:style-name="ce119">
            <text:p>Programación</text:p>
          </table:table-cell>
          <table:covered-table-cell/>
          <table:table-cell table:number-columns-spanned="2" table:number-rows-spanned="1" table:style-name="ce119"/>
          <table:covered-table-cell/>
          <table:table-cell office:value-type="string" table:number-columns-spanned="2" table:number-rows-spanned="1" table:style-name="ce119">
            <text:p>Programación</text:p>
          </table:table-cell>
          <table:covered-table-cell/>
          <table:table-cell table:style-name="ce120"/>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15"/>
          <table:table-cell table:number-columns-spanned="2" table:number-rows-spanned="1" table:style-name="ce116"/>
          <table:covered-table-cell/>
          <table:table-cell table:number-columns-spanned="2" table:number-rows-spanned="1" table:style-name="ce116"/>
          <table:covered-table-cell/>
          <table:table-cell table:number-columns-spanned="2" table:number-rows-spanned="1" table:style-name="ce116"/>
          <table:covered-table-cell/>
          <table:table-cell table:style-name="ce117"/>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23"/>
          <table:table-cell table:number-columns-spanned="2" table:number-rows-spanned="1" table:style-name="ce124"/>
          <table:covered-table-cell/>
          <table:table-cell table:number-columns-spanned="2" table:number-rows-spanned="1" table:style-name="ce124"/>
          <table:covered-table-cell/>
          <table:table-cell table:number-columns-spanned="2" table:number-rows-spanned="1" table:style-name="ce124"/>
          <table:covered-table-cell/>
          <table:table-cell table:style-name="ce125"/>
          <table:table-cell table:style-name="ce11"/>
          <table:table-cell table:style-name="ce47"/>
          <table:table-cell table:style-name="ce56"/>
          <table:table-cell table:number-columns-repeated="16372"/>
        </table:table-row>
        <table:table-row table:number-rows-repeated="1048545" table:style-name="ro1">
          <table:table-cell table:number-columns-repeated="16384"/>
        </table:table-row>
        <table:named-expressions>
          <table:named-range table:name="AssignmentDays" table:cell-range-address="Mar.$K$2:Mar.$K$31" table:base-cell-address="Mar.$A$1"/>
          <table:named-range table:name="ImportantDatesTable" table:cell-range-address="Mar.$K$2:Mar.$L$6" table:base-cell-address="Mar.$A$1"/>
        </table:named-expressions>
      </table:table>
      <table:table table:name="Abr" table:style-name="ta1">
        <table:table-column table:style-name="co1" table:default-cell-style-name="ce2"/>
        <table:table-column table:style-name="co2" table:default-cell-style-name="ce18"/>
        <table:table-column table:style-name="co3" table:number-columns-repeated="6" table:default-cell-style-name="ce2"/>
        <table:table-column table:style-name="co2" table:default-cell-style-name="ce2"/>
        <table:table-column table:style-name="co3" table:default-cell-style-name="ce11"/>
        <table:table-column table:style-name="co3" table:default-cell-style-name="ce3"/>
        <table:table-column table:style-name="co4" table:default-cell-style-name="ce2"/>
        <table:table-column table:style-name="co1" table:default-cell-style-name="ce1"/>
        <table:table-column table:style-name="co5" table:number-columns-repeated="16371" table:default-cell-style-name="ce1"/>
        <table:table-row table:style-name="ro1">
          <table:table-cell table:content-validation-name="val42" table:style-name="ce18"/>
          <table:table-cell office:value-type="float" office:value="2019" table:formula="of:=$$AñoCalendario" table:content-validation-name="val41" table:style-name="ce13">
            <text:p>2019</text:p>
          </table:table-cell>
          <table:table-cell table:number-columns-repeated="7" table:style-name="ce2"/>
          <table:table-cell office:value-type="string" table:content-validation-name="val48" table:style-name="ce20">
            <text:p>Día de la semana</text:p>
          </table:table-cell>
          <table:table-cell office:value-type="string" table:content-validation-name="val50" table:style-name="ce20">
            <text:p>día de calendario</text:p>
          </table:table-cell>
          <table:table-cell office:value-type="string" table:content-validation-name="val49" table:style-name="ce12">
            <text:p>TAREAS</text:p>
          </table:table-cell>
          <table:table-cell table:number-columns-repeated="16372"/>
        </table:table-row>
        <table:table-row table:style-name="ro1">
          <table:table-cell table:style-name="ce14"/>
          <table:table-cell office:value-type="string" table:content-validation-name="val40" table:style-name="ce24">
            <text:p>ABR</text:p>
          </table:table-cell>
          <table:table-cell office:value-type="string" table:content-validation-name="val43" table:style-name="ce8">
            <text:p>LU</text:p>
          </table:table-cell>
          <table:table-cell office:value-type="string" table:style-name="ce8">
            <text:p>MA</text:p>
          </table:table-cell>
          <table:table-cell office:value-type="string" table:style-name="ce8">
            <text:p>MI</text:p>
          </table:table-cell>
          <table:table-cell office:value-type="string" table:style-name="ce8">
            <text:p>JU</text:p>
          </table:table-cell>
          <table:table-cell office:value-type="string" table:style-name="ce8">
            <text:p>VI</text:p>
          </table:table-cell>
          <table:table-cell office:value-type="string" table:style-name="ce8">
            <text:p>SÁ</text:p>
          </table:table-cell>
          <table:table-cell office:value-type="string" table:style-name="ce8">
            <text:p>DO</text:p>
          </table:table-cell>
          <table:table-cell office:value-type="string" table:style-name="ce11">
            <text:p>LU</text:p>
          </table:table-cell>
          <table:table-cell table:style-name="ce47"/>
          <table:table-cell table:style-name="ce54"/>
          <table:table-cell table:number-columns-repeated="16372"/>
        </table:table-row>
        <table:table-row table:style-name="ro1">
          <table:table-cell table:style-name="ce14"/>
          <table:table-cell table:style-name="ce18"/>
          <table:table-cell office:value-type="date" office:date-value="2019-04-01T00:00:00" table:formula="of:=IF(DAY($$AbrDom1)=1;$$AbrDom1-6;$$AbrDom1+1)" table:content-validation-name="val44" table:style-name="ce126">
            <text:p>1</text:p>
          </table:table-cell>
          <table:table-cell office:value-type="date" office:date-value="2019-04-02T00:00:00" table:formula="of:=IF(DAY($$AbrDom1)=1;$$AbrDom1-5;$$AbrDom1+2)" table:style-name="ce126">
            <text:p>2</text:p>
          </table:table-cell>
          <table:table-cell office:value-type="date" office:date-value="2019-04-03T00:00:00" table:formula="of:=IF(DAY($$AbrDom1)=1;$$AbrDom1-4;$$AbrDom1+3)" table:style-name="ce126">
            <text:p>3</text:p>
          </table:table-cell>
          <table:table-cell office:value-type="date" office:date-value="2019-04-04T00:00:00" table:formula="of:=IF(DAY($$AbrDom1)=1;$$AbrDom1-3;$$AbrDom1+4)" table:style-name="ce126">
            <text:p>4</text:p>
          </table:table-cell>
          <table:table-cell office:value-type="date" office:date-value="2019-04-05T00:00:00" table:formula="of:=IF(DAY($$AbrDom1)=1;$$AbrDom1-2;$$AbrDom1+5)" table:style-name="ce126">
            <text:p>5</text:p>
          </table:table-cell>
          <table:table-cell office:value-type="date" office:date-value="2019-04-06T00:00:00" table:formula="of:=IF(DAY($$AbrDom1)=1;$$AbrDom1-1;$$AbrDom1+6)" table:style-name="ce126">
            <text:p>6</text:p>
          </table:table-cell>
          <table:table-cell office:value-type="date" office:date-value="2019-04-07T00:00:00" table:formula="of:=IF(DAY($$AbrDom1)=1;$$AbrDom1;$$AbrDom1+7)" table:style-name="ce127">
            <text:p>7</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4-08T00:00:00" table:formula="of:=IF(DAY($$AbrDom1)=1;$$AbrDom1+1;$$AbrDom1+8)" table:style-name="ce127">
            <text:p>8</text:p>
          </table:table-cell>
          <table:table-cell office:value-type="date" office:date-value="2019-04-09T00:00:00" table:formula="of:=IF(DAY($$AbrDom1)=1;$$AbrDom1+2;$$AbrDom1+9)" table:style-name="ce127">
            <text:p>9</text:p>
          </table:table-cell>
          <table:table-cell office:value-type="date" office:date-value="2019-04-10T00:00:00" table:formula="of:=IF(DAY($$AbrDom1)=1;$$AbrDom1+3;$$AbrDom1+10)" table:style-name="ce127">
            <text:p>10</text:p>
          </table:table-cell>
          <table:table-cell office:value-type="date" office:date-value="2019-04-11T00:00:00" table:formula="of:=IF(DAY($$AbrDom1)=1;$$AbrDom1+4;$$AbrDom1+11)" table:style-name="ce127">
            <text:p>11</text:p>
          </table:table-cell>
          <table:table-cell office:value-type="date" office:date-value="2019-04-12T00:00:00" table:formula="of:=IF(DAY($$AbrDom1)=1;$$AbrDom1+5;$$AbrDom1+12)" table:style-name="ce127">
            <text:p>12</text:p>
          </table:table-cell>
          <table:table-cell office:value-type="date" office:date-value="2019-04-13T00:00:00" table:formula="of:=IF(DAY($$AbrDom1)=1;$$AbrDom1+6;$$AbrDom1+13)" table:style-name="ce127">
            <text:p>13</text:p>
          </table:table-cell>
          <table:table-cell office:value-type="date" office:date-value="2019-04-14T00:00:00" table:formula="of:=IF(DAY($$AbrDom1)=1;$$AbrDom1+7;$$AbrDom1+14)" table:style-name="ce127">
            <text:p>14</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4-15T00:00:00" table:formula="of:=IF(DAY($$AbrDom1)=1;$$AbrDom1+8;$$AbrDom1+15)" table:style-name="ce127">
            <text:p>15</text:p>
          </table:table-cell>
          <table:table-cell office:value-type="date" office:date-value="2019-04-16T00:00:00" table:formula="of:=IF(DAY($$AbrDom1)=1;$$AbrDom1+9;$$AbrDom1+16)" table:style-name="ce127">
            <text:p>16</text:p>
          </table:table-cell>
          <table:table-cell office:value-type="date" office:date-value="2019-04-17T00:00:00" table:formula="of:=IF(DAY($$AbrDom1)=1;$$AbrDom1+10;$$AbrDom1+17)" table:style-name="ce127">
            <text:p>17</text:p>
          </table:table-cell>
          <table:table-cell office:value-type="date" office:date-value="2019-04-18T00:00:00" table:formula="of:=IF(DAY($$AbrDom1)=1;$$AbrDom1+11;$$AbrDom1+18)" table:style-name="ce127">
            <text:p>18</text:p>
          </table:table-cell>
          <table:table-cell office:value-type="date" office:date-value="2019-04-19T00:00:00" table:formula="of:=IF(DAY($$AbrDom1)=1;$$AbrDom1+12;$$AbrDom1+19)" table:style-name="ce127">
            <text:p>19</text:p>
          </table:table-cell>
          <table:table-cell office:value-type="date" office:date-value="2019-04-20T00:00:00" table:formula="of:=IF(DAY($$AbrDom1)=1;$$AbrDom1+13;$$AbrDom1+20)" table:style-name="ce127">
            <text:p>20</text:p>
          </table:table-cell>
          <table:table-cell office:value-type="date" office:date-value="2019-04-21T00:00:00" table:formula="of:=IF(DAY($$AbrDom1)=1;$$AbrDom1+14;$$AbrDom1+21)" table:style-name="ce127">
            <text:p>21</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4-22T00:00:00" table:formula="of:=IF(DAY($$AbrDom1)=1;$$AbrDom1+15;$$AbrDom1+22)" table:style-name="ce127">
            <text:p>22</text:p>
          </table:table-cell>
          <table:table-cell office:value-type="date" office:date-value="2019-04-23T00:00:00" table:formula="of:=IF(DAY($$AbrDom1)=1;$$AbrDom1+16;$$AbrDom1+23)" table:style-name="ce127">
            <text:p>23</text:p>
          </table:table-cell>
          <table:table-cell office:value-type="date" office:date-value="2019-04-24T00:00:00" table:formula="of:=IF(DAY($$AbrDom1)=1;$$AbrDom1+17;$$AbrDom1+24)" table:style-name="ce127">
            <text:p>24</text:p>
          </table:table-cell>
          <table:table-cell office:value-type="date" office:date-value="2019-04-25T00:00:00" table:formula="of:=IF(DAY($$AbrDom1)=1;$$AbrDom1+18;$$AbrDom1+25)" table:style-name="ce127">
            <text:p>25</text:p>
          </table:table-cell>
          <table:table-cell office:value-type="date" office:date-value="2019-04-26T00:00:00" table:formula="of:=IF(DAY($$AbrDom1)=1;$$AbrDom1+19;$$AbrDom1+26)" table:style-name="ce127">
            <text:p>26</text:p>
          </table:table-cell>
          <table:table-cell office:value-type="date" office:date-value="2019-04-27T00:00:00" table:formula="of:=IF(DAY($$AbrDom1)=1;$$AbrDom1+20;$$AbrDom1+27)" table:style-name="ce127">
            <text:p>27</text:p>
          </table:table-cell>
          <table:table-cell office:value-type="date" office:date-value="2019-04-28T00:00:00" table:formula="of:=IF(DAY($$AbrDom1)=1;$$AbrDom1+21;$$AbrDom1+28)" table:style-name="ce127">
            <text:p>28</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4-29T00:00:00" table:formula="of:=IF(DAY($$AbrDom1)=1;$$AbrDom1+22;$$AbrDom1+29)" table:style-name="ce128">
            <text:p>29</text:p>
          </table:table-cell>
          <table:table-cell office:value-type="date" office:date-value="2019-04-30T00:00:00" table:formula="of:=IF(DAY($$AbrDom1)=1;$$AbrDom1+23;$$AbrDom1+30)" table:style-name="ce128">
            <text:p>30</text:p>
          </table:table-cell>
          <table:table-cell office:value-type="date" office:date-value="2019-05-01T00:00:00" table:formula="of:=IF(DAY($$AbrDom1)=1;$$AbrDom1+24;$$AbrDom1+31)" table:style-name="ce128">
            <text:p>1</text:p>
          </table:table-cell>
          <table:table-cell office:value-type="date" office:date-value="2019-05-02T00:00:00" table:formula="of:=IF(DAY($$AbrDom1)=1;$$AbrDom1+25;$$AbrDom1+32)" table:style-name="ce128">
            <text:p>2</text:p>
          </table:table-cell>
          <table:table-cell office:value-type="date" office:date-value="2019-05-03T00:00:00" table:formula="of:=IF(DAY($$AbrDom1)=1;$$AbrDom1+26;$$AbrDom1+33)" table:style-name="ce128">
            <text:p>3</text:p>
          </table:table-cell>
          <table:table-cell office:value-type="date" office:date-value="2019-05-04T00:00:00" table:formula="of:=IF(DAY($$AbrDom1)=1;$$AbrDom1+27;$$AbrDom1+34)" table:style-name="ce128">
            <text:p>4</text:p>
          </table:table-cell>
          <table:table-cell office:value-type="date" office:date-value="2019-05-05T00:00:00" table:formula="of:=IF(DAY($$AbrDom1)=1;$$AbrDom1+28;$$AbrDom1+35)" table:style-name="ce128">
            <text:p>5</text:p>
          </table:table-cell>
          <table:table-cell table:style-name="ce21"/>
          <table:table-cell table:style-name="ce40"/>
          <table:table-cell table:style-name="ce19"/>
          <table:table-cell table:number-columns-repeated="16372"/>
        </table:table-row>
        <table:table-row table:style-name="ro1">
          <table:table-cell table:style-name="ce14"/>
          <table:table-cell table:style-name="ce19"/>
          <table:table-cell office:value-type="date" office:date-value="2019-05-06T00:00:00" table:formula="of:=IF(DAY($$AbrDom1)=1;$$AbrDom1+29;$$AbrDom1+36)" table:content-validation-name="val45" table:style-name="ce128">
            <text:p>6</text:p>
          </table:table-cell>
          <table:table-cell office:value-type="date" office:date-value="2019-05-07T00:00:00" table:formula="of:=IF(DAY($$AbrDom1)=1;$$AbrDom1+30;$$AbrDom1+37)" table:style-name="ce128">
            <text:p>7</text:p>
          </table:table-cell>
          <table:table-cell office:value-type="date" office:date-value="2019-05-08T00:00:00" table:formula="of:=IF(DAY($$AbrDom1)=1;$$AbrDom1+31;$$AbrDom1+38)" table:style-name="ce128">
            <text:p>8</text:p>
          </table:table-cell>
          <table:table-cell office:value-type="date" office:date-value="2019-05-09T00:00:00" table:formula="of:=IF(DAY($$AbrDom1)=1;$$AbrDom1+32;$$AbrDom1+39)" table:style-name="ce128">
            <text:p>9</text:p>
          </table:table-cell>
          <table:table-cell office:value-type="date" office:date-value="2019-05-10T00:00:00" table:formula="of:=IF(DAY($$AbrDom1)=1;$$AbrDom1+33;$$AbrDom1+40)" table:style-name="ce128">
            <text:p>10</text:p>
          </table:table-cell>
          <table:table-cell office:value-type="date" office:date-value="2019-05-11T00:00:00" table:formula="of:=IF(DAY($$AbrDom1)=1;$$AbrDom1+34;$$AbrDom1+41)" table:style-name="ce128">
            <text:p>11</text:p>
          </table:table-cell>
          <table:table-cell office:value-type="date" office:date-value="2019-05-12T00:00:00" table:formula="of:=IF(DAY($$AbrDom1)=1;$$AbrDom1+35;$$AbrDom1+42)" table:style-name="ce128">
            <text:p>12</text:p>
          </table:table-cell>
          <table:table-cell office:value-type="string" table:style-name="ce11">
            <text:p>MA</text:p>
          </table:table-cell>
          <table:table-cell table:style-name="ce42"/>
          <table:table-cell table:style-name="ce54"/>
          <table:table-cell table:number-columns-repeated="16372"/>
        </table:table-row>
        <table:table-row table:style-name="ro1">
          <table:table-cell table:style-name="ce14"/>
          <table:table-cell table:style-name="ce18"/>
          <table:table-cell table:number-columns-repeated="7" table:style-name="ce5"/>
          <table:table-cell table:style-name="ce11"/>
          <table:table-cell table:style-name="ce41"/>
          <table:table-cell table:style-name="ce54"/>
          <table:table-cell table:number-columns-repeated="16372"/>
        </table:table-row>
        <table:table-row table:style-name="ro1">
          <table:table-cell table:style-name="ce14"/>
          <table:table-cell office:value-type="string" table:content-validation-name="val52" table:style-name="ce17">
            <text:p>PROGRAMACIÓN SEMANAL</text:p>
          </table:table-cell>
          <table:table-cell table:number-columns-repeated="7" table:style-name="ce10"/>
          <table:table-cell table:style-name="ce11"/>
          <table:table-cell table:style-name="ce41"/>
          <table:table-cell table:style-name="ce54"/>
          <table:table-cell table:number-columns-repeated="16372"/>
        </table:table-row>
        <table:table-row table:style-name="ro1">
          <table:table-cell office:value-type="string" table:style-name="ce27">
            <text:p>Día de la semana</text:p>
          </table:table-cell>
          <table:table-cell office:value-type="string" table:content-validation-name="val51" table:style-name="ce26">
            <text:p>LU</text:p>
          </table:table-cell>
          <table:table-cell office:value-type="string" table:number-columns-spanned="2" table:number-rows-spanned="1" table:style-name="ce79">
            <text:p>MA</text:p>
          </table:table-cell>
          <table:covered-table-cell/>
          <table:table-cell office:value-type="string" table:number-columns-spanned="2" table:number-rows-spanned="1" table:style-name="ce79">
            <text:p>MI</text:p>
          </table:table-cell>
          <table:covered-table-cell/>
          <table:table-cell office:value-type="string" table:number-columns-spanned="2" table:number-rows-spanned="1" table:style-name="ce79">
            <text:p>JU</text:p>
          </table:table-cell>
          <table:covered-table-cell/>
          <table:table-cell office:value-type="string" table:style-name="ce4">
            <text:p>VI</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time" office:time-value="PT8H0M0S" table:content-validation-name="val46" table:style-name="ce129">
            <text:p>8:00</text:p>
          </table:table-cell>
          <table:table-cell table:number-columns-spanned="2" table:number-rows-spanned="1" table:style-name="ce130"/>
          <table:covered-table-cell/>
          <table:table-cell office:value-type="time" office:time-value="PT8H0M0S" table:number-columns-spanned="2" table:number-rows-spanned="1" table:style-name="ce130">
            <text:p>8:00</text:p>
          </table:table-cell>
          <table:covered-table-cell/>
          <table:table-cell table:number-columns-spanned="2" table:number-rows-spanned="1" table:style-name="ce130"/>
          <table:covered-table-cell/>
          <table:table-cell office:value-type="time" office:time-value="PT8H0M0S" table:style-name="ce131">
            <text:p>8: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content-validation-name="val47" table:style-name="ce132">
            <text:p>Francés</text:p>
          </table:table-cell>
          <table:table-cell table:number-columns-spanned="2" table:number-rows-spanned="1" table:style-name="ce133"/>
          <table:covered-table-cell/>
          <table:table-cell office:value-type="string" table:number-columns-spanned="2" table:number-rows-spanned="1" table:style-name="ce133">
            <text:p>Francés</text:p>
          </table:table-cell>
          <table:covered-table-cell/>
          <table:table-cell table:number-columns-spanned="2" table:number-rows-spanned="1" table:style-name="ce133"/>
          <table:covered-table-cell/>
          <table:table-cell office:value-type="string" table:style-name="ce134">
            <text:p>Francés</text:p>
          </table:table-cell>
          <table:table-cell table:style-name="ce21"/>
          <table:table-cell table:style-name="ce40"/>
          <table:table-cell table:style-name="ce19"/>
          <table:table-cell table:number-columns-repeated="16372"/>
        </table:table-row>
        <table:table-row table:style-name="ro1">
          <table:table-cell office:value-type="string" table:style-name="ce27">
            <text:p>Hora</text:p>
          </table:table-cell>
          <table:table-cell table:style-name="ce129"/>
          <table:table-cell office:value-type="time" office:time-value="PT9H0M0S" table:number-columns-spanned="2" table:number-rows-spanned="1" table:style-name="ce130">
            <text:p>9:00</text:p>
          </table:table-cell>
          <table:covered-table-cell/>
          <table:table-cell table:number-columns-spanned="2" table:number-rows-spanned="1" table:style-name="ce130"/>
          <table:covered-table-cell/>
          <table:table-cell office:value-type="time" office:time-value="PT9H0M0S" table:number-columns-spanned="2" table:number-rows-spanned="1" table:style-name="ce130">
            <text:p>9:00</text:p>
          </table:table-cell>
          <table:covered-table-cell/>
          <table:table-cell table:style-name="ce131"/>
          <table:table-cell office:value-type="string" table:style-name="ce11">
            <text:p>MI</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132"/>
          <table:table-cell office:value-type="string" table:number-columns-spanned="2" table:number-rows-spanned="1" table:style-name="ce133">
            <text:p>Historia del arte</text:p>
          </table:table-cell>
          <table:covered-table-cell/>
          <table:table-cell table:number-columns-spanned="2" table:number-rows-spanned="1" table:style-name="ce133"/>
          <table:covered-table-cell/>
          <table:table-cell office:value-type="string" table:number-columns-spanned="2" table:number-rows-spanned="1" table:style-name="ce133">
            <text:p>Historia del arte</text:p>
          </table:table-cell>
          <table:covered-table-cell/>
          <table:table-cell table:style-name="ce134"/>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string" table:style-name="ce129">
            <text:p>10:00</text:p>
          </table:table-cell>
          <table:table-cell table:number-columns-spanned="2" table:number-rows-spanned="1" table:style-name="ce130"/>
          <table:covered-table-cell/>
          <table:table-cell office:value-type="string" table:number-columns-spanned="2" table:number-rows-spanned="1" table:style-name="ce130">
            <text:p>10:00</text:p>
          </table:table-cell>
          <table:covered-table-cell/>
          <table:table-cell table:number-columns-spanned="2" table:number-rows-spanned="1" table:style-name="ce130"/>
          <table:covered-table-cell/>
          <table:table-cell office:value-type="string" table:style-name="ce136">
            <text:p>10: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style-name="ce132">
            <text:p>Matemáticas</text:p>
          </table:table-cell>
          <table:table-cell table:number-columns-spanned="2" table:number-rows-spanned="1" table:style-name="ce133"/>
          <table:covered-table-cell/>
          <table:table-cell office:value-type="string" table:number-columns-spanned="2" table:number-rows-spanned="1" table:style-name="ce133">
            <text:p>Matemáticas</text:p>
          </table:table-cell>
          <table:covered-table-cell/>
          <table:table-cell table:number-columns-spanned="2" table:number-rows-spanned="1" table:style-name="ce133"/>
          <table:covered-table-cell/>
          <table:table-cell office:value-type="string" table:style-name="ce134">
            <text:p>Matemáticas</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29"/>
          <table:table-cell table:number-columns-spanned="2" table:number-rows-spanned="1" table:style-name="ce130"/>
          <table:covered-table-cell/>
          <table:table-cell table:number-columns-spanned="2" table:number-rows-spanned="1" table:style-name="ce130"/>
          <table:covered-table-cell/>
          <table:table-cell table:number-columns-spanned="2" table:number-rows-spanned="1" table:style-name="ce130"/>
          <table:covered-table-cell/>
          <table:table-cell table:style-name="ce131"/>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32"/>
          <table:table-cell table:number-columns-spanned="2" table:number-rows-spanned="1" table:style-name="ce133"/>
          <table:covered-table-cell/>
          <table:table-cell table:number-columns-spanned="2" table:number-rows-spanned="1" table:style-name="ce133"/>
          <table:covered-table-cell/>
          <table:table-cell table:number-columns-spanned="2" table:number-rows-spanned="1" table:style-name="ce133"/>
          <table:covered-table-cell/>
          <table:table-cell table:style-name="ce135"/>
          <table:table-cell table:style-name="ce21"/>
          <table:table-cell table:style-name="ce40"/>
          <table:table-cell table:style-name="ce55"/>
          <table:table-cell table:number-columns-repeated="16372"/>
        </table:table-row>
        <table:table-row table:style-name="ro1">
          <table:table-cell office:value-type="string" table:style-name="ce27">
            <text:p>Hora</text:p>
          </table:table-cell>
          <table:table-cell table:style-name="ce129"/>
          <table:table-cell table:number-columns-spanned="2" table:number-rows-spanned="1" table:style-name="ce130"/>
          <table:covered-table-cell/>
          <table:table-cell table:number-columns-spanned="2" table:number-rows-spanned="1" table:style-name="ce130"/>
          <table:covered-table-cell/>
          <table:table-cell table:number-columns-spanned="2" table:number-rows-spanned="1" table:style-name="ce130"/>
          <table:covered-table-cell/>
          <table:table-cell table:style-name="ce131"/>
          <table:table-cell office:value-type="string" table:style-name="ce11">
            <text:p>JU</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132"/>
          <table:table-cell table:number-columns-spanned="2" table:number-rows-spanned="1" table:style-name="ce133"/>
          <table:covered-table-cell/>
          <table:table-cell table:number-columns-spanned="2" table:number-rows-spanned="1" table:style-name="ce133"/>
          <table:covered-table-cell/>
          <table:table-cell table:number-columns-spanned="2" table:number-rows-spanned="1" table:style-name="ce133"/>
          <table:covered-table-cell/>
          <table:table-cell table:style-name="ce134"/>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29"/>
          <table:table-cell table:number-columns-spanned="2" table:number-rows-spanned="1" table:style-name="ce130"/>
          <table:covered-table-cell/>
          <table:table-cell table:number-columns-spanned="2" table:number-rows-spanned="1" table:style-name="ce130"/>
          <table:covered-table-cell/>
          <table:table-cell table:number-columns-spanned="2" table:number-rows-spanned="1" table:style-name="ce130"/>
          <table:covered-table-cell/>
          <table:table-cell table:style-name="ce131"/>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32"/>
          <table:table-cell table:number-columns-spanned="2" table:number-rows-spanned="1" table:style-name="ce133"/>
          <table:covered-table-cell/>
          <table:table-cell table:number-columns-spanned="2" table:number-rows-spanned="1" table:style-name="ce133"/>
          <table:covered-table-cell/>
          <table:table-cell table:number-columns-spanned="2" table:number-rows-spanned="1" table:style-name="ce133"/>
          <table:covered-table-cell/>
          <table:table-cell table:style-name="ce134"/>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string" table:style-name="ce129">
            <text:p>14:00</text:p>
          </table:table-cell>
          <table:table-cell table:number-columns-spanned="2" table:number-rows-spanned="1" table:style-name="ce130"/>
          <table:covered-table-cell/>
          <table:table-cell office:value-type="string" table:number-columns-spanned="2" table:number-rows-spanned="1" table:style-name="ce130">
            <text:p>14:00</text:p>
          </table:table-cell>
          <table:covered-table-cell/>
          <table:table-cell table:number-columns-spanned="2" table:number-rows-spanned="1" table:style-name="ce130"/>
          <table:covered-table-cell/>
          <table:table-cell office:value-type="string" table:style-name="ce131">
            <text:p>14: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style-name="ce132">
            <text:p>Inglés</text:p>
          </table:table-cell>
          <table:table-cell table:number-columns-spanned="2" table:number-rows-spanned="1" table:style-name="ce133"/>
          <table:covered-table-cell/>
          <table:table-cell office:value-type="string" table:number-columns-spanned="2" table:number-rows-spanned="1" table:style-name="ce133">
            <text:p>Inglés</text:p>
          </table:table-cell>
          <table:covered-table-cell/>
          <table:table-cell table:number-columns-spanned="2" table:number-rows-spanned="1" table:style-name="ce133"/>
          <table:covered-table-cell/>
          <table:table-cell office:value-type="string" table:style-name="ce134">
            <text:p>Inglés</text:p>
          </table:table-cell>
          <table:table-cell table:style-name="ce21"/>
          <table:table-cell table:style-name="ce40"/>
          <table:table-cell table:style-name="ce55"/>
          <table:table-cell table:number-columns-repeated="16372"/>
        </table:table-row>
        <table:table-row table:style-name="ro1">
          <table:table-cell office:value-type="string" table:style-name="ce27">
            <text:p>Hora</text:p>
          </table:table-cell>
          <table:table-cell table:style-name="ce129"/>
          <table:table-cell table:number-columns-spanned="2" table:number-rows-spanned="1" table:style-name="ce130"/>
          <table:covered-table-cell/>
          <table:table-cell table:number-columns-spanned="2" table:number-rows-spanned="1" table:style-name="ce130"/>
          <table:covered-table-cell/>
          <table:table-cell table:number-columns-spanned="2" table:number-rows-spanned="1" table:style-name="ce130"/>
          <table:covered-table-cell/>
          <table:table-cell table:style-name="ce131"/>
          <table:table-cell office:value-type="string" table:style-name="ce11">
            <text:p>VI</text:p>
          </table:table-cell>
          <table:table-cell table:style-name="ce42"/>
          <table:table-cell office:value-type="string" table:style-name="ce54">
            <text:p><text:s/></text:p>
          </table:table-cell>
          <table:table-cell table:number-columns-repeated="16372"/>
        </table:table-row>
        <table:table-row table:style-name="ro1">
          <table:table-cell office:value-type="string" table:style-name="ce27">
            <text:p>Clase</text:p>
          </table:table-cell>
          <table:table-cell table:style-name="ce132"/>
          <table:table-cell table:number-columns-spanned="2" table:number-rows-spanned="1" table:style-name="ce133"/>
          <table:covered-table-cell/>
          <table:table-cell table:number-columns-spanned="2" table:number-rows-spanned="1" table:style-name="ce133"/>
          <table:covered-table-cell/>
          <table:table-cell table:number-columns-spanned="2" table:number-rows-spanned="1" table:style-name="ce133"/>
          <table:covered-table-cell/>
          <table:table-cell table:style-name="ce134"/>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29"/>
          <table:table-cell office:value-type="string" table:number-columns-spanned="2" table:number-rows-spanned="1" table:style-name="ce130">
            <text:p>16:00</text:p>
          </table:table-cell>
          <table:covered-table-cell/>
          <table:table-cell table:number-columns-spanned="2" table:number-rows-spanned="1" table:style-name="ce130"/>
          <table:covered-table-cell/>
          <table:table-cell office:value-type="string" table:number-columns-spanned="2" table:number-rows-spanned="1" table:style-name="ce130">
            <text:p>16:00</text:p>
          </table:table-cell>
          <table:covered-table-cell/>
          <table:table-cell table:style-name="ce131"/>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32"/>
          <table:table-cell office:value-type="string" table:number-columns-spanned="2" table:number-rows-spanned="1" table:style-name="ce133">
            <text:p>Programación</text:p>
          </table:table-cell>
          <table:covered-table-cell/>
          <table:table-cell table:number-columns-spanned="2" table:number-rows-spanned="1" table:style-name="ce133"/>
          <table:covered-table-cell/>
          <table:table-cell office:value-type="string" table:number-columns-spanned="2" table:number-rows-spanned="1" table:style-name="ce133">
            <text:p>Programación</text:p>
          </table:table-cell>
          <table:covered-table-cell/>
          <table:table-cell table:style-name="ce134"/>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29"/>
          <table:table-cell table:number-columns-spanned="2" table:number-rows-spanned="1" table:style-name="ce130"/>
          <table:covered-table-cell/>
          <table:table-cell table:number-columns-spanned="2" table:number-rows-spanned="1" table:style-name="ce130"/>
          <table:covered-table-cell/>
          <table:table-cell table:number-columns-spanned="2" table:number-rows-spanned="1" table:style-name="ce130"/>
          <table:covered-table-cell/>
          <table:table-cell table:style-name="ce131"/>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37"/>
          <table:table-cell table:number-columns-spanned="2" table:number-rows-spanned="1" table:style-name="ce138"/>
          <table:covered-table-cell/>
          <table:table-cell table:number-columns-spanned="2" table:number-rows-spanned="1" table:style-name="ce138"/>
          <table:covered-table-cell/>
          <table:table-cell table:number-columns-spanned="2" table:number-rows-spanned="1" table:style-name="ce138"/>
          <table:covered-table-cell/>
          <table:table-cell table:style-name="ce139"/>
          <table:table-cell table:style-name="ce11"/>
          <table:table-cell table:style-name="ce47"/>
          <table:table-cell table:style-name="ce56"/>
          <table:table-cell table:number-columns-repeated="16372"/>
        </table:table-row>
        <table:table-row table:number-rows-repeated="1048545" table:style-name="ro1">
          <table:table-cell table:number-columns-repeated="16384"/>
        </table:table-row>
        <table:named-expressions>
          <table:named-range table:name="AssignmentDays" table:cell-range-address="Abr.$K$2:Abr.$K$31" table:base-cell-address="Abr.$A$1"/>
          <table:named-range table:name="ImportantDatesTable" table:cell-range-address="Abr.$K$2:Abr.$L$6" table:base-cell-address="Abr.$A$1"/>
        </table:named-expressions>
      </table:table>
      <table:table table:name="May" table:style-name="ta1">
        <table:table-column table:style-name="co1" table:default-cell-style-name="ce2"/>
        <table:table-column table:style-name="co2" table:default-cell-style-name="ce18"/>
        <table:table-column table:style-name="co3" table:number-columns-repeated="6" table:default-cell-style-name="ce2"/>
        <table:table-column table:style-name="co2" table:default-cell-style-name="ce2"/>
        <table:table-column table:style-name="co3" table:default-cell-style-name="ce18"/>
        <table:table-column table:style-name="co3" table:default-cell-style-name="ce3"/>
        <table:table-column table:style-name="co4" table:default-cell-style-name="ce2"/>
        <table:table-column table:style-name="co1" table:default-cell-style-name="ce1"/>
        <table:table-column table:style-name="co5" table:number-columns-repeated="16371" table:default-cell-style-name="ce1"/>
        <table:table-row table:style-name="ro1">
          <table:table-cell table:content-validation-name="val58" table:style-name="ce18"/>
          <table:table-cell office:value-type="float" office:value="2019" table:formula="of:=$$AñoCalendario" table:content-validation-name="val59" table:style-name="ce13">
            <text:p>2019</text:p>
          </table:table-cell>
          <table:table-cell table:number-columns-repeated="7" table:style-name="ce2"/>
          <table:table-cell office:value-type="string" table:content-validation-name="val61" table:style-name="ce20">
            <text:p>Día de la semana</text:p>
          </table:table-cell>
          <table:table-cell office:value-type="string" table:content-validation-name="val63" table:style-name="ce20">
            <text:p>día de calendario</text:p>
          </table:table-cell>
          <table:table-cell office:value-type="string" table:content-validation-name="val62" table:style-name="ce12">
            <text:p>TAREAS</text:p>
          </table:table-cell>
          <table:table-cell table:number-columns-repeated="16372"/>
        </table:table-row>
        <table:table-row table:style-name="ro1">
          <table:table-cell table:style-name="ce14"/>
          <table:table-cell office:value-type="string" table:content-validation-name="val60" table:style-name="ce24">
            <text:p>MAY</text:p>
          </table:table-cell>
          <table:table-cell office:value-type="string" table:content-validation-name="val57" table:style-name="ce8">
            <text:p>LU</text:p>
          </table:table-cell>
          <table:table-cell office:value-type="string" table:style-name="ce8">
            <text:p>MA</text:p>
          </table:table-cell>
          <table:table-cell office:value-type="string" table:style-name="ce8">
            <text:p>MI</text:p>
          </table:table-cell>
          <table:table-cell office:value-type="string" table:style-name="ce8">
            <text:p>JU</text:p>
          </table:table-cell>
          <table:table-cell office:value-type="string" table:style-name="ce8">
            <text:p>VI</text:p>
          </table:table-cell>
          <table:table-cell office:value-type="string" table:style-name="ce8">
            <text:p>SÁ</text:p>
          </table:table-cell>
          <table:table-cell office:value-type="string" table:style-name="ce8">
            <text:p>DO</text:p>
          </table:table-cell>
          <table:table-cell office:value-type="string" table:style-name="ce11">
            <text:p>LU</text:p>
          </table:table-cell>
          <table:table-cell table:style-name="ce47"/>
          <table:table-cell table:style-name="ce54"/>
          <table:table-cell table:number-columns-repeated="16372"/>
        </table:table-row>
        <table:table-row table:style-name="ro1">
          <table:table-cell table:style-name="ce14"/>
          <table:table-cell table:style-name="ce18"/>
          <table:table-cell office:value-type="date" office:date-value="2019-04-29T00:00:00" table:formula="of:=IF(DAY($$MayDom1)=1;$$MayDom1-6;$$MayDom1+1)" table:content-validation-name="val56" table:style-name="ce140">
            <text:p>29</text:p>
          </table:table-cell>
          <table:table-cell office:value-type="date" office:date-value="2019-04-30T00:00:00" table:formula="of:=IF(DAY($$MayDom1)=1;$$MayDom1-5;$$MayDom1+2)" table:style-name="ce140">
            <text:p>30</text:p>
          </table:table-cell>
          <table:table-cell office:value-type="date" office:date-value="2019-05-01T00:00:00" table:formula="of:=IF(DAY($$MayDom1)=1;$$MayDom1-4;$$MayDom1+3)" table:style-name="ce140">
            <text:p>1</text:p>
          </table:table-cell>
          <table:table-cell office:value-type="date" office:date-value="2019-05-02T00:00:00" table:formula="of:=IF(DAY($$MayDom1)=1;$$MayDom1-3;$$MayDom1+4)" table:style-name="ce140">
            <text:p>2</text:p>
          </table:table-cell>
          <table:table-cell office:value-type="date" office:date-value="2019-05-03T00:00:00" table:formula="of:=IF(DAY($$MayDom1)=1;$$MayDom1-2;$$MayDom1+5)" table:style-name="ce140">
            <text:p>3</text:p>
          </table:table-cell>
          <table:table-cell office:value-type="date" office:date-value="2019-05-04T00:00:00" table:formula="of:=IF(DAY($$MayDom1)=1;$$MayDom1-1;$$MayDom1+6)" table:style-name="ce140">
            <text:p>4</text:p>
          </table:table-cell>
          <table:table-cell office:value-type="date" office:date-value="2019-05-05T00:00:00" table:formula="of:=IF(DAY($$MayDom1)=1;$$MayDom1;$$MayDom1+7)" table:style-name="ce141">
            <text:p>5</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5-06T00:00:00" table:formula="of:=IF(DAY($$MayDom1)=1;$$MayDom1+1;$$MayDom1+8)" table:style-name="ce141">
            <text:p>6</text:p>
          </table:table-cell>
          <table:table-cell office:value-type="date" office:date-value="2019-05-07T00:00:00" table:formula="of:=IF(DAY($$MayDom1)=1;$$MayDom1+2;$$MayDom1+9)" table:style-name="ce141">
            <text:p>7</text:p>
          </table:table-cell>
          <table:table-cell office:value-type="date" office:date-value="2019-05-08T00:00:00" table:formula="of:=IF(DAY($$MayDom1)=1;$$MayDom1+3;$$MayDom1+10)" table:style-name="ce141">
            <text:p>8</text:p>
          </table:table-cell>
          <table:table-cell office:value-type="date" office:date-value="2019-05-09T00:00:00" table:formula="of:=IF(DAY($$MayDom1)=1;$$MayDom1+4;$$MayDom1+11)" table:style-name="ce141">
            <text:p>9</text:p>
          </table:table-cell>
          <table:table-cell office:value-type="date" office:date-value="2019-05-10T00:00:00" table:formula="of:=IF(DAY($$MayDom1)=1;$$MayDom1+5;$$MayDom1+12)" table:style-name="ce141">
            <text:p>10</text:p>
          </table:table-cell>
          <table:table-cell office:value-type="date" office:date-value="2019-05-11T00:00:00" table:formula="of:=IF(DAY($$MayDom1)=1;$$MayDom1+6;$$MayDom1+13)" table:style-name="ce141">
            <text:p>11</text:p>
          </table:table-cell>
          <table:table-cell office:value-type="date" office:date-value="2019-05-12T00:00:00" table:formula="of:=IF(DAY($$MayDom1)=1;$$MayDom1+7;$$MayDom1+14)" table:style-name="ce141">
            <text:p>12</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5-13T00:00:00" table:formula="of:=IF(DAY($$MayDom1)=1;$$MayDom1+8;$$MayDom1+15)" table:style-name="ce141">
            <text:p>13</text:p>
          </table:table-cell>
          <table:table-cell office:value-type="date" office:date-value="2019-05-14T00:00:00" table:formula="of:=IF(DAY($$MayDom1)=1;$$MayDom1+9;$$MayDom1+16)" table:style-name="ce141">
            <text:p>14</text:p>
          </table:table-cell>
          <table:table-cell office:value-type="date" office:date-value="2019-05-15T00:00:00" table:formula="of:=IF(DAY($$MayDom1)=1;$$MayDom1+10;$$MayDom1+17)" table:style-name="ce141">
            <text:p>15</text:p>
          </table:table-cell>
          <table:table-cell office:value-type="date" office:date-value="2019-05-16T00:00:00" table:formula="of:=IF(DAY($$MayDom1)=1;$$MayDom1+11;$$MayDom1+18)" table:style-name="ce141">
            <text:p>16</text:p>
          </table:table-cell>
          <table:table-cell office:value-type="date" office:date-value="2019-05-17T00:00:00" table:formula="of:=IF(DAY($$MayDom1)=1;$$MayDom1+12;$$MayDom1+19)" table:style-name="ce141">
            <text:p>17</text:p>
          </table:table-cell>
          <table:table-cell office:value-type="date" office:date-value="2019-05-18T00:00:00" table:formula="of:=IF(DAY($$MayDom1)=1;$$MayDom1+13;$$MayDom1+20)" table:style-name="ce141">
            <text:p>18</text:p>
          </table:table-cell>
          <table:table-cell office:value-type="date" office:date-value="2019-05-19T00:00:00" table:formula="of:=IF(DAY($$MayDom1)=1;$$MayDom1+14;$$MayDom1+21)" table:style-name="ce141">
            <text:p>19</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5-20T00:00:00" table:formula="of:=IF(DAY($$MayDom1)=1;$$MayDom1+15;$$MayDom1+22)" table:style-name="ce141">
            <text:p>20</text:p>
          </table:table-cell>
          <table:table-cell office:value-type="date" office:date-value="2019-05-21T00:00:00" table:formula="of:=IF(DAY($$MayDom1)=1;$$MayDom1+16;$$MayDom1+23)" table:style-name="ce141">
            <text:p>21</text:p>
          </table:table-cell>
          <table:table-cell office:value-type="date" office:date-value="2019-05-22T00:00:00" table:formula="of:=IF(DAY($$MayDom1)=1;$$MayDom1+17;$$MayDom1+24)" table:style-name="ce141">
            <text:p>22</text:p>
          </table:table-cell>
          <table:table-cell office:value-type="date" office:date-value="2019-05-23T00:00:00" table:formula="of:=IF(DAY($$MayDom1)=1;$$MayDom1+18;$$MayDom1+25)" table:style-name="ce141">
            <text:p>23</text:p>
          </table:table-cell>
          <table:table-cell office:value-type="date" office:date-value="2019-05-24T00:00:00" table:formula="of:=IF(DAY($$MayDom1)=1;$$MayDom1+19;$$MayDom1+26)" table:style-name="ce141">
            <text:p>24</text:p>
          </table:table-cell>
          <table:table-cell office:value-type="date" office:date-value="2019-05-25T00:00:00" table:formula="of:=IF(DAY($$MayDom1)=1;$$MayDom1+20;$$MayDom1+27)" table:style-name="ce141">
            <text:p>25</text:p>
          </table:table-cell>
          <table:table-cell office:value-type="date" office:date-value="2019-05-26T00:00:00" table:formula="of:=IF(DAY($$MayDom1)=1;$$MayDom1+21;$$MayDom1+28)" table:style-name="ce141">
            <text:p>26</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5-27T00:00:00" table:formula="of:=IF(DAY($$MayDom1)=1;$$MayDom1+22;$$MayDom1+29)" table:style-name="ce142">
            <text:p>27</text:p>
          </table:table-cell>
          <table:table-cell office:value-type="date" office:date-value="2019-05-28T00:00:00" table:formula="of:=IF(DAY($$MayDom1)=1;$$MayDom1+23;$$MayDom1+30)" table:style-name="ce142">
            <text:p>28</text:p>
          </table:table-cell>
          <table:table-cell office:value-type="date" office:date-value="2019-05-29T00:00:00" table:formula="of:=IF(DAY($$MayDom1)=1;$$MayDom1+24;$$MayDom1+31)" table:style-name="ce142">
            <text:p>29</text:p>
          </table:table-cell>
          <table:table-cell office:value-type="date" office:date-value="2019-05-30T00:00:00" table:formula="of:=IF(DAY($$MayDom1)=1;$$MayDom1+25;$$MayDom1+32)" table:style-name="ce142">
            <text:p>30</text:p>
          </table:table-cell>
          <table:table-cell office:value-type="date" office:date-value="2019-05-31T00:00:00" table:formula="of:=IF(DAY($$MayDom1)=1;$$MayDom1+26;$$MayDom1+33)" table:style-name="ce142">
            <text:p>31</text:p>
          </table:table-cell>
          <table:table-cell office:value-type="date" office:date-value="2019-06-01T00:00:00" table:formula="of:=IF(DAY($$MayDom1)=1;$$MayDom1+27;$$MayDom1+34)" table:style-name="ce142">
            <text:p>1</text:p>
          </table:table-cell>
          <table:table-cell office:value-type="date" office:date-value="2019-06-02T00:00:00" table:formula="of:=IF(DAY($$MayDom1)=1;$$MayDom1+28;$$MayDom1+35)" table:style-name="ce142">
            <text:p>2</text:p>
          </table:table-cell>
          <table:table-cell table:style-name="ce21"/>
          <table:table-cell table:style-name="ce40"/>
          <table:table-cell table:style-name="ce19"/>
          <table:table-cell table:number-columns-repeated="16372"/>
        </table:table-row>
        <table:table-row table:style-name="ro1">
          <table:table-cell table:style-name="ce14"/>
          <table:table-cell table:style-name="ce19"/>
          <table:table-cell office:value-type="date" office:date-value="2019-06-03T00:00:00" table:formula="of:=IF(DAY($$MayDom1)=1;$$MayDom1+29;$$MayDom1+36)" table:content-validation-name="val55" table:style-name="ce142">
            <text:p>3</text:p>
          </table:table-cell>
          <table:table-cell office:value-type="date" office:date-value="2019-06-04T00:00:00" table:formula="of:=IF(DAY($$MayDom1)=1;$$MayDom1+30;$$MayDom1+37)" table:style-name="ce142">
            <text:p>4</text:p>
          </table:table-cell>
          <table:table-cell office:value-type="date" office:date-value="2019-06-05T00:00:00" table:formula="of:=IF(DAY($$MayDom1)=1;$$MayDom1+31;$$MayDom1+38)" table:style-name="ce142">
            <text:p>5</text:p>
          </table:table-cell>
          <table:table-cell office:value-type="date" office:date-value="2019-06-06T00:00:00" table:formula="of:=IF(DAY($$MayDom1)=1;$$MayDom1+32;$$MayDom1+39)" table:style-name="ce142">
            <text:p>6</text:p>
          </table:table-cell>
          <table:table-cell office:value-type="date" office:date-value="2019-06-07T00:00:00" table:formula="of:=IF(DAY($$MayDom1)=1;$$MayDom1+33;$$MayDom1+40)" table:style-name="ce142">
            <text:p>7</text:p>
          </table:table-cell>
          <table:table-cell office:value-type="date" office:date-value="2019-06-08T00:00:00" table:formula="of:=IF(DAY($$MayDom1)=1;$$MayDom1+34;$$MayDom1+41)" table:style-name="ce142">
            <text:p>8</text:p>
          </table:table-cell>
          <table:table-cell office:value-type="date" office:date-value="2019-06-09T00:00:00" table:formula="of:=IF(DAY($$MayDom1)=1;$$MayDom1+35;$$MayDom1+42)" table:style-name="ce142">
            <text:p>9</text:p>
          </table:table-cell>
          <table:table-cell office:value-type="string" table:style-name="ce11">
            <text:p>MA</text:p>
          </table:table-cell>
          <table:table-cell table:style-name="ce42"/>
          <table:table-cell table:style-name="ce54"/>
          <table:table-cell table:number-columns-repeated="16372"/>
        </table:table-row>
        <table:table-row table:style-name="ro1">
          <table:table-cell table:style-name="ce14"/>
          <table:table-cell table:style-name="ce18"/>
          <table:table-cell table:number-columns-repeated="7" table:style-name="ce5"/>
          <table:table-cell table:style-name="ce11"/>
          <table:table-cell table:style-name="ce41"/>
          <table:table-cell table:style-name="ce54"/>
          <table:table-cell table:number-columns-repeated="16372"/>
        </table:table-row>
        <table:table-row table:style-name="ro1">
          <table:table-cell table:style-name="ce14"/>
          <table:table-cell office:value-type="string" table:content-validation-name="val65" table:style-name="ce17">
            <text:p>PROGRAMACIÓN SEMANAL</text:p>
          </table:table-cell>
          <table:table-cell table:number-columns-repeated="7" table:style-name="ce10"/>
          <table:table-cell table:style-name="ce11"/>
          <table:table-cell table:style-name="ce41"/>
          <table:table-cell table:style-name="ce54"/>
          <table:table-cell table:number-columns-repeated="16372"/>
        </table:table-row>
        <table:table-row table:style-name="ro1">
          <table:table-cell office:value-type="string" table:style-name="ce27">
            <text:p>Día de la semana</text:p>
          </table:table-cell>
          <table:table-cell office:value-type="string" table:content-validation-name="val64" table:style-name="ce26">
            <text:p>LU</text:p>
          </table:table-cell>
          <table:table-cell office:value-type="string" table:number-columns-spanned="2" table:number-rows-spanned="1" table:style-name="ce79">
            <text:p>MA</text:p>
          </table:table-cell>
          <table:covered-table-cell/>
          <table:table-cell office:value-type="string" table:number-columns-spanned="2" table:number-rows-spanned="1" table:style-name="ce79">
            <text:p>MI</text:p>
          </table:table-cell>
          <table:covered-table-cell/>
          <table:table-cell office:value-type="string" table:number-columns-spanned="2" table:number-rows-spanned="1" table:style-name="ce79">
            <text:p>JU</text:p>
          </table:table-cell>
          <table:covered-table-cell/>
          <table:table-cell office:value-type="string" table:style-name="ce4">
            <text:p>VI</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time" office:time-value="PT8H0M0S" table:content-validation-name="val54" table:style-name="ce143">
            <text:p>8:00</text:p>
          </table:table-cell>
          <table:table-cell table:number-columns-spanned="2" table:number-rows-spanned="1" table:style-name="ce144"/>
          <table:covered-table-cell/>
          <table:table-cell office:value-type="time" office:time-value="PT8H0M0S" table:number-columns-spanned="2" table:number-rows-spanned="1" table:style-name="ce144">
            <text:p>8:00</text:p>
          </table:table-cell>
          <table:covered-table-cell/>
          <table:table-cell table:number-columns-spanned="2" table:number-rows-spanned="1" table:style-name="ce144"/>
          <table:covered-table-cell/>
          <table:table-cell office:value-type="time" office:time-value="PT8H0M0S" table:style-name="ce145">
            <text:p>8: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content-validation-name="val53" table:style-name="ce146">
            <text:p>Francés</text:p>
          </table:table-cell>
          <table:table-cell table:number-columns-spanned="2" table:number-rows-spanned="1" table:style-name="ce147"/>
          <table:covered-table-cell/>
          <table:table-cell office:value-type="string" table:number-columns-spanned="2" table:number-rows-spanned="1" table:style-name="ce147">
            <text:p>Francés</text:p>
          </table:table-cell>
          <table:covered-table-cell/>
          <table:table-cell table:number-columns-spanned="2" table:number-rows-spanned="1" table:style-name="ce147"/>
          <table:covered-table-cell/>
          <table:table-cell office:value-type="string" table:style-name="ce148">
            <text:p>Francés</text:p>
          </table:table-cell>
          <table:table-cell table:style-name="ce21"/>
          <table:table-cell table:style-name="ce40"/>
          <table:table-cell table:style-name="ce19"/>
          <table:table-cell table:number-columns-repeated="16372"/>
        </table:table-row>
        <table:table-row table:style-name="ro1">
          <table:table-cell office:value-type="string" table:style-name="ce27">
            <text:p>Hora</text:p>
          </table:table-cell>
          <table:table-cell table:style-name="ce150"/>
          <table:table-cell office:value-type="time" office:time-value="PT9H0M0S" table:number-columns-spanned="2" table:number-rows-spanned="1" table:style-name="ce144">
            <text:p>9:00</text:p>
          </table:table-cell>
          <table:covered-table-cell/>
          <table:table-cell table:number-columns-spanned="2" table:number-rows-spanned="1" table:style-name="ce144"/>
          <table:covered-table-cell/>
          <table:table-cell office:value-type="time" office:time-value="PT9H0M0S" table:number-columns-spanned="2" table:number-rows-spanned="1" table:style-name="ce144">
            <text:p>9:00</text:p>
          </table:table-cell>
          <table:covered-table-cell/>
          <table:table-cell table:style-name="ce145"/>
          <table:table-cell office:value-type="string" table:style-name="ce33">
            <text:p>MI</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146"/>
          <table:table-cell office:value-type="string" table:number-columns-spanned="2" table:number-rows-spanned="1" table:style-name="ce147">
            <text:p>Historia del arte</text:p>
          </table:table-cell>
          <table:covered-table-cell/>
          <table:table-cell table:number-columns-spanned="2" table:number-rows-spanned="1" table:style-name="ce147"/>
          <table:covered-table-cell/>
          <table:table-cell office:value-type="string" table:number-columns-spanned="2" table:number-rows-spanned="1" table:style-name="ce147">
            <text:p>Historia del arte</text:p>
          </table:table-cell>
          <table:covered-table-cell/>
          <table:table-cell table:style-name="ce148"/>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string" table:style-name="ce150">
            <text:p>10:00</text:p>
          </table:table-cell>
          <table:table-cell table:number-columns-spanned="2" table:number-rows-spanned="1" table:style-name="ce144"/>
          <table:covered-table-cell/>
          <table:table-cell office:value-type="string" table:number-columns-spanned="2" table:number-rows-spanned="1" table:style-name="ce144">
            <text:p>10:00</text:p>
          </table:table-cell>
          <table:covered-table-cell/>
          <table:table-cell table:number-columns-spanned="2" table:number-rows-spanned="1" table:style-name="ce144"/>
          <table:covered-table-cell/>
          <table:table-cell office:value-type="string" table:style-name="ce151">
            <text:p>10: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style-name="ce146">
            <text:p>Matemáticas</text:p>
          </table:table-cell>
          <table:table-cell table:number-columns-spanned="2" table:number-rows-spanned="1" table:style-name="ce147"/>
          <table:covered-table-cell/>
          <table:table-cell office:value-type="string" table:number-columns-spanned="2" table:number-rows-spanned="1" table:style-name="ce147">
            <text:p>Matemáticas</text:p>
          </table:table-cell>
          <table:covered-table-cell/>
          <table:table-cell table:number-columns-spanned="2" table:number-rows-spanned="1" table:style-name="ce147"/>
          <table:covered-table-cell/>
          <table:table-cell office:value-type="string" table:style-name="ce148">
            <text:p>Matemáticas</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50"/>
          <table:table-cell table:number-columns-spanned="2" table:number-rows-spanned="1" table:style-name="ce144"/>
          <table:covered-table-cell/>
          <table:table-cell table:number-columns-spanned="2" table:number-rows-spanned="1" table:style-name="ce144"/>
          <table:covered-table-cell/>
          <table:table-cell table:number-columns-spanned="2" table:number-rows-spanned="1" table:style-name="ce144"/>
          <table:covered-table-cell/>
          <table:table-cell table:style-name="ce145"/>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46"/>
          <table:table-cell table:number-columns-spanned="2" table:number-rows-spanned="1" table:style-name="ce147"/>
          <table:covered-table-cell/>
          <table:table-cell table:number-columns-spanned="2" table:number-rows-spanned="1" table:style-name="ce147"/>
          <table:covered-table-cell/>
          <table:table-cell table:number-columns-spanned="2" table:number-rows-spanned="1" table:style-name="ce147"/>
          <table:covered-table-cell/>
          <table:table-cell table:style-name="ce149"/>
          <table:table-cell table:style-name="ce21"/>
          <table:table-cell table:style-name="ce40"/>
          <table:table-cell table:style-name="ce19"/>
          <table:table-cell table:number-columns-repeated="16372"/>
        </table:table-row>
        <table:table-row table:style-name="ro1">
          <table:table-cell office:value-type="string" table:style-name="ce27">
            <text:p>Hora</text:p>
          </table:table-cell>
          <table:table-cell table:style-name="ce150"/>
          <table:table-cell table:number-columns-spanned="2" table:number-rows-spanned="1" table:style-name="ce144"/>
          <table:covered-table-cell/>
          <table:table-cell table:number-columns-spanned="2" table:number-rows-spanned="1" table:style-name="ce144"/>
          <table:covered-table-cell/>
          <table:table-cell table:number-columns-spanned="2" table:number-rows-spanned="1" table:style-name="ce144"/>
          <table:covered-table-cell/>
          <table:table-cell table:style-name="ce145"/>
          <table:table-cell office:value-type="string" table:style-name="ce11">
            <text:p>JU</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146"/>
          <table:table-cell table:number-columns-spanned="2" table:number-rows-spanned="1" table:style-name="ce147"/>
          <table:covered-table-cell/>
          <table:table-cell table:number-columns-spanned="2" table:number-rows-spanned="1" table:style-name="ce147"/>
          <table:covered-table-cell/>
          <table:table-cell table:number-columns-spanned="2" table:number-rows-spanned="1" table:style-name="ce147"/>
          <table:covered-table-cell/>
          <table:table-cell table:style-name="ce148"/>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50"/>
          <table:table-cell table:number-columns-spanned="2" table:number-rows-spanned="1" table:style-name="ce144"/>
          <table:covered-table-cell/>
          <table:table-cell table:number-columns-spanned="2" table:number-rows-spanned="1" table:style-name="ce144"/>
          <table:covered-table-cell/>
          <table:table-cell table:number-columns-spanned="2" table:number-rows-spanned="1" table:style-name="ce144"/>
          <table:covered-table-cell/>
          <table:table-cell table:style-name="ce145"/>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46"/>
          <table:table-cell table:number-columns-spanned="2" table:number-rows-spanned="1" table:style-name="ce147"/>
          <table:covered-table-cell/>
          <table:table-cell table:number-columns-spanned="2" table:number-rows-spanned="1" table:style-name="ce147"/>
          <table:covered-table-cell/>
          <table:table-cell table:number-columns-spanned="2" table:number-rows-spanned="1" table:style-name="ce147"/>
          <table:covered-table-cell/>
          <table:table-cell table:style-name="ce148"/>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string" table:style-name="ce150">
            <text:p>14:00</text:p>
          </table:table-cell>
          <table:table-cell table:number-columns-spanned="2" table:number-rows-spanned="1" table:style-name="ce144"/>
          <table:covered-table-cell/>
          <table:table-cell office:value-type="string" table:number-columns-spanned="2" table:number-rows-spanned="1" table:style-name="ce144">
            <text:p>14:00</text:p>
          </table:table-cell>
          <table:covered-table-cell/>
          <table:table-cell table:number-columns-spanned="2" table:number-rows-spanned="1" table:style-name="ce144"/>
          <table:covered-table-cell/>
          <table:table-cell office:value-type="string" table:style-name="ce145">
            <text:p>14: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style-name="ce146">
            <text:p>Inglés</text:p>
          </table:table-cell>
          <table:table-cell table:number-columns-spanned="2" table:number-rows-spanned="1" table:style-name="ce147"/>
          <table:covered-table-cell/>
          <table:table-cell office:value-type="string" table:number-columns-spanned="2" table:number-rows-spanned="1" table:style-name="ce147">
            <text:p>Inglés</text:p>
          </table:table-cell>
          <table:covered-table-cell/>
          <table:table-cell table:number-columns-spanned="2" table:number-rows-spanned="1" table:style-name="ce147"/>
          <table:covered-table-cell/>
          <table:table-cell office:value-type="string" table:style-name="ce148">
            <text:p>Inglés</text:p>
          </table:table-cell>
          <table:table-cell table:style-name="ce21"/>
          <table:table-cell table:style-name="ce40"/>
          <table:table-cell table:style-name="ce19"/>
          <table:table-cell table:number-columns-repeated="16372"/>
        </table:table-row>
        <table:table-row table:style-name="ro1">
          <table:table-cell office:value-type="string" table:style-name="ce27">
            <text:p>Hora</text:p>
          </table:table-cell>
          <table:table-cell table:style-name="ce150"/>
          <table:table-cell table:number-columns-spanned="2" table:number-rows-spanned="1" table:style-name="ce144"/>
          <table:covered-table-cell/>
          <table:table-cell table:number-columns-spanned="2" table:number-rows-spanned="1" table:style-name="ce144"/>
          <table:covered-table-cell/>
          <table:table-cell table:number-columns-spanned="2" table:number-rows-spanned="1" table:style-name="ce144"/>
          <table:covered-table-cell/>
          <table:table-cell table:style-name="ce145"/>
          <table:table-cell office:value-type="string" table:style-name="ce11">
            <text:p>VI</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146"/>
          <table:table-cell table:number-columns-spanned="2" table:number-rows-spanned="1" table:style-name="ce147"/>
          <table:covered-table-cell/>
          <table:table-cell table:number-columns-spanned="2" table:number-rows-spanned="1" table:style-name="ce147"/>
          <table:covered-table-cell/>
          <table:table-cell table:number-columns-spanned="2" table:number-rows-spanned="1" table:style-name="ce147"/>
          <table:covered-table-cell/>
          <table:table-cell table:style-name="ce148"/>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50"/>
          <table:table-cell office:value-type="string" table:number-columns-spanned="2" table:number-rows-spanned="1" table:style-name="ce144">
            <text:p>16:00</text:p>
          </table:table-cell>
          <table:covered-table-cell/>
          <table:table-cell table:number-columns-spanned="2" table:number-rows-spanned="1" table:style-name="ce144"/>
          <table:covered-table-cell/>
          <table:table-cell office:value-type="string" table:number-columns-spanned="2" table:number-rows-spanned="1" table:style-name="ce144">
            <text:p>16:00</text:p>
          </table:table-cell>
          <table:covered-table-cell/>
          <table:table-cell table:style-name="ce145"/>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46"/>
          <table:table-cell office:value-type="string" table:number-columns-spanned="2" table:number-rows-spanned="1" table:style-name="ce147">
            <text:p>Programación</text:p>
          </table:table-cell>
          <table:covered-table-cell/>
          <table:table-cell table:number-columns-spanned="2" table:number-rows-spanned="1" table:style-name="ce147"/>
          <table:covered-table-cell/>
          <table:table-cell office:value-type="string" table:number-columns-spanned="2" table:number-rows-spanned="1" table:style-name="ce147">
            <text:p>Programación</text:p>
          </table:table-cell>
          <table:covered-table-cell/>
          <table:table-cell table:style-name="ce148"/>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50"/>
          <table:table-cell table:number-columns-spanned="2" table:number-rows-spanned="1" table:style-name="ce144"/>
          <table:covered-table-cell/>
          <table:table-cell table:number-columns-spanned="2" table:number-rows-spanned="1" table:style-name="ce144"/>
          <table:covered-table-cell/>
          <table:table-cell table:number-columns-spanned="2" table:number-rows-spanned="1" table:style-name="ce144"/>
          <table:covered-table-cell/>
          <table:table-cell table:style-name="ce145"/>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52"/>
          <table:table-cell table:number-columns-spanned="2" table:number-rows-spanned="1" table:style-name="ce153"/>
          <table:covered-table-cell/>
          <table:table-cell table:number-columns-spanned="2" table:number-rows-spanned="1" table:style-name="ce153"/>
          <table:covered-table-cell/>
          <table:table-cell table:number-columns-spanned="2" table:number-rows-spanned="1" table:style-name="ce153"/>
          <table:covered-table-cell/>
          <table:table-cell table:style-name="ce154"/>
          <table:table-cell table:style-name="ce50"/>
          <table:table-cell table:style-name="ce47"/>
          <table:table-cell table:style-name="ce54"/>
          <table:table-cell table:number-columns-repeated="16372"/>
        </table:table-row>
        <table:table-row table:number-rows-repeated="1048545" table:style-name="ro1">
          <table:table-cell table:number-columns-repeated="16384"/>
        </table:table-row>
        <table:named-expressions>
          <table:named-range table:name="AssignmentDays" table:cell-range-address="May.$K$2:May.$K$31" table:base-cell-address="May.$A$1"/>
          <table:named-range table:name="ImportantDatesTable" table:cell-range-address="May.$K$2:May.$L$6" table:base-cell-address="May.$A$1"/>
        </table:named-expressions>
      </table:table>
      <table:table table:name="Jun" table:style-name="ta1">
        <table:table-column table:style-name="co1" table:default-cell-style-name="ce2"/>
        <table:table-column table:style-name="co2" table:default-cell-style-name="ce18"/>
        <table:table-column table:style-name="co3" table:number-columns-repeated="6" table:default-cell-style-name="ce2"/>
        <table:table-column table:style-name="co2" table:default-cell-style-name="ce2"/>
        <table:table-column table:style-name="co3" table:default-cell-style-name="ce18"/>
        <table:table-column table:style-name="co3" table:default-cell-style-name="ce3"/>
        <table:table-column table:style-name="co4" table:default-cell-style-name="ce2"/>
        <table:table-column table:style-name="co1" table:default-cell-style-name="ce1"/>
        <table:table-column table:style-name="co5" table:number-columns-repeated="16371" table:default-cell-style-name="ce1"/>
        <table:table-row table:style-name="ro1">
          <table:table-cell table:content-validation-name="val68" table:style-name="ce18"/>
          <table:table-cell office:value-type="float" office:value="2019" table:formula="of:=$$AñoCalendario" table:content-validation-name="val67" table:style-name="ce13">
            <text:p>2019</text:p>
          </table:table-cell>
          <table:table-cell table:number-columns-repeated="7" table:style-name="ce2"/>
          <table:table-cell office:value-type="string" table:content-validation-name="val74" table:style-name="ce20">
            <text:p>Día de la semana</text:p>
          </table:table-cell>
          <table:table-cell office:value-type="string" table:content-validation-name="val76" table:style-name="ce20">
            <text:p>día de calendario</text:p>
          </table:table-cell>
          <table:table-cell office:value-type="string" table:content-validation-name="val75" table:style-name="ce12">
            <text:p>TAREAS</text:p>
          </table:table-cell>
          <table:table-cell table:number-columns-repeated="16372"/>
        </table:table-row>
        <table:table-row table:style-name="ro1">
          <table:table-cell table:style-name="ce14"/>
          <table:table-cell office:value-type="string" table:content-validation-name="val66" table:style-name="ce24">
            <text:p>JUN</text:p>
          </table:table-cell>
          <table:table-cell office:value-type="string" table:content-validation-name="val69" table:style-name="ce8">
            <text:p>LU</text:p>
          </table:table-cell>
          <table:table-cell office:value-type="string" table:style-name="ce8">
            <text:p>MA</text:p>
          </table:table-cell>
          <table:table-cell office:value-type="string" table:style-name="ce8">
            <text:p>MI</text:p>
          </table:table-cell>
          <table:table-cell office:value-type="string" table:style-name="ce8">
            <text:p>JU</text:p>
          </table:table-cell>
          <table:table-cell office:value-type="string" table:style-name="ce8">
            <text:p>VI</text:p>
          </table:table-cell>
          <table:table-cell office:value-type="string" table:style-name="ce8">
            <text:p>SÁ</text:p>
          </table:table-cell>
          <table:table-cell office:value-type="string" table:style-name="ce8">
            <text:p>DO</text:p>
          </table:table-cell>
          <table:table-cell office:value-type="string" table:style-name="ce11">
            <text:p>LU</text:p>
          </table:table-cell>
          <table:table-cell table:style-name="ce47"/>
          <table:table-cell table:style-name="ce54"/>
          <table:table-cell table:number-columns-repeated="16372"/>
        </table:table-row>
        <table:table-row table:style-name="ro1">
          <table:table-cell table:style-name="ce14"/>
          <table:table-cell table:style-name="ce18"/>
          <table:table-cell office:value-type="date" office:date-value="2019-05-27T00:00:00" table:formula="of:=IF(DAY($$JunDom1)=1;$$JunDom1-6;$$JunDom1+1)" table:content-validation-name="val70" table:style-name="ce155">
            <text:p>27</text:p>
          </table:table-cell>
          <table:table-cell office:value-type="date" office:date-value="2019-05-28T00:00:00" table:formula="of:=IF(DAY($$JunDom1)=1;$$JunDom1-5;$$JunDom1+2)" table:style-name="ce155">
            <text:p>28</text:p>
          </table:table-cell>
          <table:table-cell office:value-type="date" office:date-value="2019-05-29T00:00:00" table:formula="of:=IF(DAY($$JunDom1)=1;$$JunDom1-4;$$JunDom1+3)" table:style-name="ce155">
            <text:p>29</text:p>
          </table:table-cell>
          <table:table-cell office:value-type="date" office:date-value="2019-05-30T00:00:00" table:formula="of:=IF(DAY($$JunDom1)=1;$$JunDom1-3;$$JunDom1+4)" table:style-name="ce155">
            <text:p>30</text:p>
          </table:table-cell>
          <table:table-cell office:value-type="date" office:date-value="2019-05-31T00:00:00" table:formula="of:=IF(DAY($$JunDom1)=1;$$JunDom1-2;$$JunDom1+5)" table:style-name="ce155">
            <text:p>31</text:p>
          </table:table-cell>
          <table:table-cell office:value-type="date" office:date-value="2019-06-01T00:00:00" table:formula="of:=IF(DAY($$JunDom1)=1;$$JunDom1-1;$$JunDom1+6)" table:style-name="ce155">
            <text:p>1</text:p>
          </table:table-cell>
          <table:table-cell office:value-type="date" office:date-value="2019-06-02T00:00:00" table:formula="of:=IF(DAY($$JunDom1)=1;$$JunDom1;$$JunDom1+7)" table:style-name="ce156">
            <text:p>2</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6-03T00:00:00" table:formula="of:=IF(DAY($$JunDom1)=1;$$JunDom1+1;$$JunDom1+8)" table:style-name="ce156">
            <text:p>3</text:p>
          </table:table-cell>
          <table:table-cell office:value-type="date" office:date-value="2019-06-04T00:00:00" table:formula="of:=IF(DAY($$JunDom1)=1;$$JunDom1+2;$$JunDom1+9)" table:style-name="ce156">
            <text:p>4</text:p>
          </table:table-cell>
          <table:table-cell office:value-type="date" office:date-value="2019-06-05T00:00:00" table:formula="of:=IF(DAY($$JunDom1)=1;$$JunDom1+3;$$JunDom1+10)" table:style-name="ce156">
            <text:p>5</text:p>
          </table:table-cell>
          <table:table-cell office:value-type="date" office:date-value="2019-06-06T00:00:00" table:formula="of:=IF(DAY($$JunDom1)=1;$$JunDom1+4;$$JunDom1+11)" table:style-name="ce156">
            <text:p>6</text:p>
          </table:table-cell>
          <table:table-cell office:value-type="date" office:date-value="2019-06-07T00:00:00" table:formula="of:=IF(DAY($$JunDom1)=1;$$JunDom1+5;$$JunDom1+12)" table:style-name="ce156">
            <text:p>7</text:p>
          </table:table-cell>
          <table:table-cell office:value-type="date" office:date-value="2019-06-08T00:00:00" table:formula="of:=IF(DAY($$JunDom1)=1;$$JunDom1+6;$$JunDom1+13)" table:style-name="ce156">
            <text:p>8</text:p>
          </table:table-cell>
          <table:table-cell office:value-type="date" office:date-value="2019-06-09T00:00:00" table:formula="of:=IF(DAY($$JunDom1)=1;$$JunDom1+7;$$JunDom1+14)" table:style-name="ce156">
            <text:p>9</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6-10T00:00:00" table:formula="of:=IF(DAY($$JunDom1)=1;$$JunDom1+8;$$JunDom1+15)" table:style-name="ce156">
            <text:p>10</text:p>
          </table:table-cell>
          <table:table-cell office:value-type="date" office:date-value="2019-06-11T00:00:00" table:formula="of:=IF(DAY($$JunDom1)=1;$$JunDom1+9;$$JunDom1+16)" table:style-name="ce156">
            <text:p>11</text:p>
          </table:table-cell>
          <table:table-cell office:value-type="date" office:date-value="2019-06-12T00:00:00" table:formula="of:=IF(DAY($$JunDom1)=1;$$JunDom1+10;$$JunDom1+17)" table:style-name="ce156">
            <text:p>12</text:p>
          </table:table-cell>
          <table:table-cell office:value-type="date" office:date-value="2019-06-13T00:00:00" table:formula="of:=IF(DAY($$JunDom1)=1;$$JunDom1+11;$$JunDom1+18)" table:style-name="ce156">
            <text:p>13</text:p>
          </table:table-cell>
          <table:table-cell office:value-type="date" office:date-value="2019-06-14T00:00:00" table:formula="of:=IF(DAY($$JunDom1)=1;$$JunDom1+12;$$JunDom1+19)" table:style-name="ce156">
            <text:p>14</text:p>
          </table:table-cell>
          <table:table-cell office:value-type="date" office:date-value="2019-06-15T00:00:00" table:formula="of:=IF(DAY($$JunDom1)=1;$$JunDom1+13;$$JunDom1+20)" table:style-name="ce156">
            <text:p>15</text:p>
          </table:table-cell>
          <table:table-cell office:value-type="date" office:date-value="2019-06-16T00:00:00" table:formula="of:=IF(DAY($$JunDom1)=1;$$JunDom1+14;$$JunDom1+21)" table:style-name="ce156">
            <text:p>16</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6-17T00:00:00" table:formula="of:=IF(DAY($$JunDom1)=1;$$JunDom1+15;$$JunDom1+22)" table:style-name="ce156">
            <text:p>17</text:p>
          </table:table-cell>
          <table:table-cell office:value-type="date" office:date-value="2019-06-18T00:00:00" table:formula="of:=IF(DAY($$JunDom1)=1;$$JunDom1+16;$$JunDom1+23)" table:style-name="ce156">
            <text:p>18</text:p>
          </table:table-cell>
          <table:table-cell office:value-type="date" office:date-value="2019-06-19T00:00:00" table:formula="of:=IF(DAY($$JunDom1)=1;$$JunDom1+17;$$JunDom1+24)" table:style-name="ce156">
            <text:p>19</text:p>
          </table:table-cell>
          <table:table-cell office:value-type="date" office:date-value="2019-06-20T00:00:00" table:formula="of:=IF(DAY($$JunDom1)=1;$$JunDom1+18;$$JunDom1+25)" table:style-name="ce156">
            <text:p>20</text:p>
          </table:table-cell>
          <table:table-cell office:value-type="date" office:date-value="2019-06-21T00:00:00" table:formula="of:=IF(DAY($$JunDom1)=1;$$JunDom1+19;$$JunDom1+26)" table:style-name="ce156">
            <text:p>21</text:p>
          </table:table-cell>
          <table:table-cell office:value-type="date" office:date-value="2019-06-22T00:00:00" table:formula="of:=IF(DAY($$JunDom1)=1;$$JunDom1+20;$$JunDom1+27)" table:style-name="ce156">
            <text:p>22</text:p>
          </table:table-cell>
          <table:table-cell office:value-type="date" office:date-value="2019-06-23T00:00:00" table:formula="of:=IF(DAY($$JunDom1)=1;$$JunDom1+21;$$JunDom1+28)" table:style-name="ce156">
            <text:p>23</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6-24T00:00:00" table:formula="of:=IF(DAY($$JunDom1)=1;$$JunDom1+22;$$JunDom1+29)" table:style-name="ce157">
            <text:p>24</text:p>
          </table:table-cell>
          <table:table-cell office:value-type="date" office:date-value="2019-06-25T00:00:00" table:formula="of:=IF(DAY($$JunDom1)=1;$$JunDom1+23;$$JunDom1+30)" table:style-name="ce157">
            <text:p>25</text:p>
          </table:table-cell>
          <table:table-cell office:value-type="date" office:date-value="2019-06-26T00:00:00" table:formula="of:=IF(DAY($$JunDom1)=1;$$JunDom1+24;$$JunDom1+31)" table:style-name="ce157">
            <text:p>26</text:p>
          </table:table-cell>
          <table:table-cell office:value-type="date" office:date-value="2019-06-27T00:00:00" table:formula="of:=IF(DAY($$JunDom1)=1;$$JunDom1+25;$$JunDom1+32)" table:style-name="ce157">
            <text:p>27</text:p>
          </table:table-cell>
          <table:table-cell office:value-type="date" office:date-value="2019-06-28T00:00:00" table:formula="of:=IF(DAY($$JunDom1)=1;$$JunDom1+26;$$JunDom1+33)" table:style-name="ce157">
            <text:p>28</text:p>
          </table:table-cell>
          <table:table-cell office:value-type="date" office:date-value="2019-06-29T00:00:00" table:formula="of:=IF(DAY($$JunDom1)=1;$$JunDom1+27;$$JunDom1+34)" table:style-name="ce157">
            <text:p>29</text:p>
          </table:table-cell>
          <table:table-cell office:value-type="date" office:date-value="2019-06-30T00:00:00" table:formula="of:=IF(DAY($$JunDom1)=1;$$JunDom1+28;$$JunDom1+35)" table:style-name="ce157">
            <text:p>30</text:p>
          </table:table-cell>
          <table:table-cell table:style-name="ce43"/>
          <table:table-cell table:style-name="ce40"/>
          <table:table-cell table:style-name="ce57"/>
          <table:table-cell table:number-columns-repeated="16372"/>
        </table:table-row>
        <table:table-row table:style-name="ro1">
          <table:table-cell table:style-name="ce14"/>
          <table:table-cell table:style-name="ce19"/>
          <table:table-cell office:value-type="date" office:date-value="2019-07-01T00:00:00" table:formula="of:=IF(DAY($$JunDom1)=1;$$JunDom1+29;$$JunDom1+36)" table:content-validation-name="val71" table:style-name="ce157">
            <text:p>1</text:p>
          </table:table-cell>
          <table:table-cell office:value-type="date" office:date-value="2019-07-02T00:00:00" table:formula="of:=IF(DAY($$JunDom1)=1;$$JunDom1+30;$$JunDom1+37)" table:style-name="ce157">
            <text:p>2</text:p>
          </table:table-cell>
          <table:table-cell office:value-type="date" office:date-value="2019-07-03T00:00:00" table:formula="of:=IF(DAY($$JunDom1)=1;$$JunDom1+31;$$JunDom1+38)" table:style-name="ce157">
            <text:p>3</text:p>
          </table:table-cell>
          <table:table-cell office:value-type="date" office:date-value="2019-07-04T00:00:00" table:formula="of:=IF(DAY($$JunDom1)=1;$$JunDom1+32;$$JunDom1+39)" table:style-name="ce157">
            <text:p>4</text:p>
          </table:table-cell>
          <table:table-cell office:value-type="date" office:date-value="2019-07-05T00:00:00" table:formula="of:=IF(DAY($$JunDom1)=1;$$JunDom1+33;$$JunDom1+40)" table:style-name="ce157">
            <text:p>5</text:p>
          </table:table-cell>
          <table:table-cell office:value-type="date" office:date-value="2019-07-06T00:00:00" table:formula="of:=IF(DAY($$JunDom1)=1;$$JunDom1+34;$$JunDom1+41)" table:style-name="ce157">
            <text:p>6</text:p>
          </table:table-cell>
          <table:table-cell office:value-type="date" office:date-value="2019-07-07T00:00:00" table:formula="of:=IF(DAY($$JunDom1)=1;$$JunDom1+35;$$JunDom1+42)" table:style-name="ce157">
            <text:p>7</text:p>
          </table:table-cell>
          <table:table-cell office:value-type="string" table:style-name="ce11">
            <text:p>MA</text:p>
          </table:table-cell>
          <table:table-cell table:style-name="ce42"/>
          <table:table-cell table:style-name="ce54"/>
          <table:table-cell table:number-columns-repeated="16372"/>
        </table:table-row>
        <table:table-row table:style-name="ro1">
          <table:table-cell table:style-name="ce14"/>
          <table:table-cell table:style-name="ce18"/>
          <table:table-cell table:number-columns-repeated="7" table:style-name="ce5"/>
          <table:table-cell table:style-name="ce11"/>
          <table:table-cell table:style-name="ce41"/>
          <table:table-cell table:style-name="ce54"/>
          <table:table-cell table:number-columns-repeated="16372"/>
        </table:table-row>
        <table:table-row table:style-name="ro1">
          <table:table-cell table:style-name="ce14"/>
          <table:table-cell office:value-type="string" table:content-validation-name="val78" table:style-name="ce17">
            <text:p>PROGRAMACIÓN SEMANAL</text:p>
          </table:table-cell>
          <table:table-cell table:number-columns-repeated="7" table:style-name="ce10"/>
          <table:table-cell table:style-name="ce11"/>
          <table:table-cell table:style-name="ce41"/>
          <table:table-cell table:style-name="ce54"/>
          <table:table-cell table:number-columns-repeated="16372"/>
        </table:table-row>
        <table:table-row table:style-name="ro1">
          <table:table-cell office:value-type="string" table:style-name="ce27">
            <text:p>Día de la semana</text:p>
          </table:table-cell>
          <table:table-cell office:value-type="string" table:content-validation-name="val77" table:style-name="ce26">
            <text:p>LU</text:p>
          </table:table-cell>
          <table:table-cell office:value-type="string" table:number-columns-spanned="2" table:number-rows-spanned="1" table:style-name="ce79">
            <text:p>MA</text:p>
          </table:table-cell>
          <table:covered-table-cell/>
          <table:table-cell office:value-type="string" table:number-columns-spanned="2" table:number-rows-spanned="1" table:style-name="ce79">
            <text:p>MI</text:p>
          </table:table-cell>
          <table:covered-table-cell/>
          <table:table-cell office:value-type="string" table:number-columns-spanned="2" table:number-rows-spanned="1" table:style-name="ce79">
            <text:p>JU</text:p>
          </table:table-cell>
          <table:covered-table-cell/>
          <table:table-cell office:value-type="string" table:style-name="ce4">
            <text:p>VI</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time" office:time-value="PT8H0M0S" table:content-validation-name="val72" table:style-name="ce158">
            <text:p>8:00</text:p>
          </table:table-cell>
          <table:table-cell table:number-columns-spanned="2" table:number-rows-spanned="1" table:style-name="ce159"/>
          <table:covered-table-cell/>
          <table:table-cell office:value-type="time" office:time-value="PT8H0M0S" table:number-columns-spanned="2" table:number-rows-spanned="1" table:style-name="ce159">
            <text:p>8:00</text:p>
          </table:table-cell>
          <table:covered-table-cell/>
          <table:table-cell table:number-columns-spanned="2" table:number-rows-spanned="1" table:style-name="ce159"/>
          <table:covered-table-cell/>
          <table:table-cell office:value-type="time" office:time-value="PT8H0M0S" table:style-name="ce160">
            <text:p>8: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content-validation-name="val73" table:style-name="ce161">
            <text:p>Francés</text:p>
          </table:table-cell>
          <table:table-cell table:number-columns-spanned="2" table:number-rows-spanned="1" table:style-name="ce162"/>
          <table:covered-table-cell/>
          <table:table-cell office:value-type="string" table:number-columns-spanned="2" table:number-rows-spanned="1" table:style-name="ce162">
            <text:p>Francés</text:p>
          </table:table-cell>
          <table:covered-table-cell/>
          <table:table-cell table:number-columns-spanned="2" table:number-rows-spanned="1" table:style-name="ce162"/>
          <table:covered-table-cell/>
          <table:table-cell office:value-type="string" table:style-name="ce163">
            <text:p>Francés</text:p>
          </table:table-cell>
          <table:table-cell table:style-name="ce21"/>
          <table:table-cell table:style-name="ce40"/>
          <table:table-cell table:style-name="ce19"/>
          <table:table-cell table:number-columns-repeated="16372"/>
        </table:table-row>
        <table:table-row table:style-name="ro1">
          <table:table-cell office:value-type="string" table:style-name="ce27">
            <text:p>Hora</text:p>
          </table:table-cell>
          <table:table-cell table:style-name="ce158"/>
          <table:table-cell office:value-type="time" office:time-value="PT9H0M0S" table:number-columns-spanned="2" table:number-rows-spanned="1" table:style-name="ce159">
            <text:p>9:00</text:p>
          </table:table-cell>
          <table:covered-table-cell/>
          <table:table-cell table:number-columns-spanned="2" table:number-rows-spanned="1" table:style-name="ce159"/>
          <table:covered-table-cell/>
          <table:table-cell office:value-type="time" office:time-value="PT9H0M0S" table:number-columns-spanned="2" table:number-rows-spanned="1" table:style-name="ce159">
            <text:p>9:00</text:p>
          </table:table-cell>
          <table:covered-table-cell/>
          <table:table-cell table:style-name="ce160"/>
          <table:table-cell office:value-type="string" table:style-name="ce11">
            <text:p>MI</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161"/>
          <table:table-cell office:value-type="string" table:number-columns-spanned="2" table:number-rows-spanned="1" table:style-name="ce162">
            <text:p>Historia del arte</text:p>
          </table:table-cell>
          <table:covered-table-cell/>
          <table:table-cell table:number-columns-spanned="2" table:number-rows-spanned="1" table:style-name="ce162"/>
          <table:covered-table-cell/>
          <table:table-cell office:value-type="string" table:number-columns-spanned="2" table:number-rows-spanned="1" table:style-name="ce162">
            <text:p>Historia del arte</text:p>
          </table:table-cell>
          <table:covered-table-cell/>
          <table:table-cell table:style-name="ce163"/>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string" table:style-name="ce158">
            <text:p>10:00</text:p>
          </table:table-cell>
          <table:table-cell table:number-columns-spanned="2" table:number-rows-spanned="1" table:style-name="ce159"/>
          <table:covered-table-cell/>
          <table:table-cell office:value-type="string" table:number-columns-spanned="2" table:number-rows-spanned="1" table:style-name="ce159">
            <text:p>10:00</text:p>
          </table:table-cell>
          <table:covered-table-cell/>
          <table:table-cell table:number-columns-spanned="2" table:number-rows-spanned="1" table:style-name="ce159"/>
          <table:covered-table-cell/>
          <table:table-cell office:value-type="string" table:style-name="ce165">
            <text:p>10: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style-name="ce161">
            <text:p>Matemáticas</text:p>
          </table:table-cell>
          <table:table-cell table:number-columns-spanned="2" table:number-rows-spanned="1" table:style-name="ce162"/>
          <table:covered-table-cell/>
          <table:table-cell office:value-type="string" table:number-columns-spanned="2" table:number-rows-spanned="1" table:style-name="ce162">
            <text:p>Matemáticas</text:p>
          </table:table-cell>
          <table:covered-table-cell/>
          <table:table-cell table:number-columns-spanned="2" table:number-rows-spanned="1" table:style-name="ce162"/>
          <table:covered-table-cell/>
          <table:table-cell office:value-type="string" table:style-name="ce163">
            <text:p>Matemáticas</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58"/>
          <table:table-cell table:number-columns-spanned="2" table:number-rows-spanned="1" table:style-name="ce159"/>
          <table:covered-table-cell/>
          <table:table-cell table:number-columns-spanned="2" table:number-rows-spanned="1" table:style-name="ce159"/>
          <table:covered-table-cell/>
          <table:table-cell table:number-columns-spanned="2" table:number-rows-spanned="1" table:style-name="ce159"/>
          <table:covered-table-cell/>
          <table:table-cell table:style-name="ce160"/>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61"/>
          <table:table-cell table:number-columns-spanned="2" table:number-rows-spanned="1" table:style-name="ce162"/>
          <table:covered-table-cell/>
          <table:table-cell table:number-columns-spanned="2" table:number-rows-spanned="1" table:style-name="ce162"/>
          <table:covered-table-cell/>
          <table:table-cell table:number-columns-spanned="2" table:number-rows-spanned="1" table:style-name="ce162"/>
          <table:covered-table-cell/>
          <table:table-cell table:style-name="ce164"/>
          <table:table-cell table:style-name="ce21"/>
          <table:table-cell table:style-name="ce40"/>
          <table:table-cell table:style-name="ce55"/>
          <table:table-cell table:number-columns-repeated="16372"/>
        </table:table-row>
        <table:table-row table:style-name="ro1">
          <table:table-cell office:value-type="string" table:style-name="ce27">
            <text:p>Hora</text:p>
          </table:table-cell>
          <table:table-cell table:style-name="ce158"/>
          <table:table-cell table:number-columns-spanned="2" table:number-rows-spanned="1" table:style-name="ce159"/>
          <table:covered-table-cell/>
          <table:table-cell table:number-columns-spanned="2" table:number-rows-spanned="1" table:style-name="ce159"/>
          <table:covered-table-cell/>
          <table:table-cell table:number-columns-spanned="2" table:number-rows-spanned="1" table:style-name="ce159"/>
          <table:covered-table-cell/>
          <table:table-cell table:style-name="ce160"/>
          <table:table-cell office:value-type="string" table:style-name="ce11">
            <text:p>JU</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161"/>
          <table:table-cell table:number-columns-spanned="2" table:number-rows-spanned="1" table:style-name="ce162"/>
          <table:covered-table-cell/>
          <table:table-cell table:number-columns-spanned="2" table:number-rows-spanned="1" table:style-name="ce162"/>
          <table:covered-table-cell/>
          <table:table-cell table:number-columns-spanned="2" table:number-rows-spanned="1" table:style-name="ce162"/>
          <table:covered-table-cell/>
          <table:table-cell table:style-name="ce163"/>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58"/>
          <table:table-cell table:number-columns-spanned="2" table:number-rows-spanned="1" table:style-name="ce159"/>
          <table:covered-table-cell/>
          <table:table-cell table:number-columns-spanned="2" table:number-rows-spanned="1" table:style-name="ce159"/>
          <table:covered-table-cell/>
          <table:table-cell table:number-columns-spanned="2" table:number-rows-spanned="1" table:style-name="ce159"/>
          <table:covered-table-cell/>
          <table:table-cell table:style-name="ce160"/>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61"/>
          <table:table-cell table:number-columns-spanned="2" table:number-rows-spanned="1" table:style-name="ce162"/>
          <table:covered-table-cell/>
          <table:table-cell table:number-columns-spanned="2" table:number-rows-spanned="1" table:style-name="ce162"/>
          <table:covered-table-cell/>
          <table:table-cell table:number-columns-spanned="2" table:number-rows-spanned="1" table:style-name="ce162"/>
          <table:covered-table-cell/>
          <table:table-cell table:style-name="ce163"/>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string" table:style-name="ce158">
            <text:p>14:00</text:p>
          </table:table-cell>
          <table:table-cell table:number-columns-spanned="2" table:number-rows-spanned="1" table:style-name="ce159"/>
          <table:covered-table-cell/>
          <table:table-cell office:value-type="string" table:number-columns-spanned="2" table:number-rows-spanned="1" table:style-name="ce159">
            <text:p>14:00</text:p>
          </table:table-cell>
          <table:covered-table-cell/>
          <table:table-cell table:number-columns-spanned="2" table:number-rows-spanned="1" table:style-name="ce159"/>
          <table:covered-table-cell/>
          <table:table-cell office:value-type="string" table:style-name="ce160">
            <text:p>14: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style-name="ce161">
            <text:p>Inglés</text:p>
          </table:table-cell>
          <table:table-cell table:number-columns-spanned="2" table:number-rows-spanned="1" table:style-name="ce162"/>
          <table:covered-table-cell/>
          <table:table-cell office:value-type="string" table:number-columns-spanned="2" table:number-rows-spanned="1" table:style-name="ce162">
            <text:p>Inglés</text:p>
          </table:table-cell>
          <table:covered-table-cell/>
          <table:table-cell table:number-columns-spanned="2" table:number-rows-spanned="1" table:style-name="ce162"/>
          <table:covered-table-cell/>
          <table:table-cell office:value-type="string" table:style-name="ce163">
            <text:p>Inglés</text:p>
          </table:table-cell>
          <table:table-cell table:style-name="ce21"/>
          <table:table-cell table:style-name="ce40"/>
          <table:table-cell table:style-name="ce55"/>
          <table:table-cell table:number-columns-repeated="16372"/>
        </table:table-row>
        <table:table-row table:style-name="ro1">
          <table:table-cell office:value-type="string" table:style-name="ce27">
            <text:p>Hora</text:p>
          </table:table-cell>
          <table:table-cell table:style-name="ce158"/>
          <table:table-cell table:number-columns-spanned="2" table:number-rows-spanned="1" table:style-name="ce159"/>
          <table:covered-table-cell/>
          <table:table-cell table:number-columns-spanned="2" table:number-rows-spanned="1" table:style-name="ce159"/>
          <table:covered-table-cell/>
          <table:table-cell table:number-columns-spanned="2" table:number-rows-spanned="1" table:style-name="ce159"/>
          <table:covered-table-cell/>
          <table:table-cell table:style-name="ce160"/>
          <table:table-cell office:value-type="string" table:style-name="ce11">
            <text:p>VI</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161"/>
          <table:table-cell table:number-columns-spanned="2" table:number-rows-spanned="1" table:style-name="ce162"/>
          <table:covered-table-cell/>
          <table:table-cell table:number-columns-spanned="2" table:number-rows-spanned="1" table:style-name="ce162"/>
          <table:covered-table-cell/>
          <table:table-cell table:number-columns-spanned="2" table:number-rows-spanned="1" table:style-name="ce162"/>
          <table:covered-table-cell/>
          <table:table-cell table:style-name="ce163"/>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58"/>
          <table:table-cell office:value-type="string" table:number-columns-spanned="2" table:number-rows-spanned="1" table:style-name="ce159">
            <text:p>16:00</text:p>
          </table:table-cell>
          <table:covered-table-cell/>
          <table:table-cell table:number-columns-spanned="2" table:number-rows-spanned="1" table:style-name="ce159"/>
          <table:covered-table-cell/>
          <table:table-cell office:value-type="string" table:number-columns-spanned="2" table:number-rows-spanned="1" table:style-name="ce159">
            <text:p>16:00</text:p>
          </table:table-cell>
          <table:covered-table-cell/>
          <table:table-cell table:style-name="ce160"/>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61"/>
          <table:table-cell office:value-type="string" table:number-columns-spanned="2" table:number-rows-spanned="1" table:style-name="ce162">
            <text:p>Programación</text:p>
          </table:table-cell>
          <table:covered-table-cell/>
          <table:table-cell table:number-columns-spanned="2" table:number-rows-spanned="1" table:style-name="ce162"/>
          <table:covered-table-cell/>
          <table:table-cell office:value-type="string" table:number-columns-spanned="2" table:number-rows-spanned="1" table:style-name="ce162">
            <text:p>Programación</text:p>
          </table:table-cell>
          <table:covered-table-cell/>
          <table:table-cell table:style-name="ce163"/>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58"/>
          <table:table-cell table:number-columns-spanned="2" table:number-rows-spanned="1" table:style-name="ce159"/>
          <table:covered-table-cell/>
          <table:table-cell table:number-columns-spanned="2" table:number-rows-spanned="1" table:style-name="ce159"/>
          <table:covered-table-cell/>
          <table:table-cell table:number-columns-spanned="2" table:number-rows-spanned="1" table:style-name="ce159"/>
          <table:covered-table-cell/>
          <table:table-cell table:style-name="ce160"/>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66"/>
          <table:table-cell table:number-columns-spanned="2" table:number-rows-spanned="1" table:style-name="ce167"/>
          <table:covered-table-cell/>
          <table:table-cell table:number-columns-spanned="2" table:number-rows-spanned="1" table:style-name="ce167"/>
          <table:covered-table-cell/>
          <table:table-cell table:number-columns-spanned="2" table:number-rows-spanned="1" table:style-name="ce167"/>
          <table:covered-table-cell/>
          <table:table-cell table:style-name="ce168"/>
          <table:table-cell table:style-name="ce11"/>
          <table:table-cell table:style-name="ce47"/>
          <table:table-cell table:style-name="ce56"/>
          <table:table-cell table:number-columns-repeated="16372"/>
        </table:table-row>
        <table:table-row table:number-rows-repeated="1048545" table:style-name="ro1">
          <table:table-cell table:number-columns-repeated="16384"/>
        </table:table-row>
        <table:named-expressions>
          <table:named-range table:name="AssignmentDays" table:cell-range-address="Jun.$K$2:Jun.$K$31" table:base-cell-address="Jun.$A$1"/>
          <table:named-range table:name="ImportantDatesTable" table:cell-range-address="Jun.$K$2:Jun.$L$6" table:base-cell-address="Jun.$A$1"/>
        </table:named-expressions>
      </table:table>
      <table:table table:name="Jul" table:style-name="ta1">
        <table:table-column table:style-name="co1" table:default-cell-style-name="ce2"/>
        <table:table-column table:style-name="co2" table:default-cell-style-name="ce18"/>
        <table:table-column table:style-name="co3" table:number-columns-repeated="6" table:default-cell-style-name="ce2"/>
        <table:table-column table:style-name="co2" table:default-cell-style-name="ce2"/>
        <table:table-column table:style-name="co3" table:default-cell-style-name="ce18"/>
        <table:table-column table:style-name="co3" table:default-cell-style-name="ce3"/>
        <table:table-column table:style-name="co4" table:default-cell-style-name="ce2"/>
        <table:table-column table:style-name="co1" table:default-cell-style-name="ce1"/>
        <table:table-column table:style-name="co5" table:number-columns-repeated="16371" table:default-cell-style-name="ce1"/>
        <table:table-row table:style-name="ro1">
          <table:table-cell table:content-validation-name="val84" table:style-name="ce18"/>
          <table:table-cell office:value-type="float" office:value="2019" table:formula="of:=$$AñoCalendario" table:content-validation-name="val85" table:style-name="ce13">
            <text:p>2019</text:p>
          </table:table-cell>
          <table:table-cell table:number-columns-repeated="7" table:style-name="ce2"/>
          <table:table-cell office:value-type="string" table:content-validation-name="val87" table:style-name="ce20">
            <text:p>Día de la semana</text:p>
          </table:table-cell>
          <table:table-cell office:value-type="string" table:content-validation-name="val89" table:style-name="ce20">
            <text:p>día de calendario</text:p>
          </table:table-cell>
          <table:table-cell office:value-type="string" table:content-validation-name="val88" table:style-name="ce12">
            <text:p>TAREAS</text:p>
          </table:table-cell>
          <table:table-cell table:number-columns-repeated="16372"/>
        </table:table-row>
        <table:table-row table:style-name="ro1">
          <table:table-cell table:style-name="ce14"/>
          <table:table-cell office:value-type="string" table:content-validation-name="val86" table:style-name="ce24">
            <text:p>JUL</text:p>
          </table:table-cell>
          <table:table-cell office:value-type="string" table:content-validation-name="val83" table:style-name="ce8">
            <text:p>LU</text:p>
          </table:table-cell>
          <table:table-cell office:value-type="string" table:style-name="ce8">
            <text:p>MA</text:p>
          </table:table-cell>
          <table:table-cell office:value-type="string" table:style-name="ce8">
            <text:p>MI</text:p>
          </table:table-cell>
          <table:table-cell office:value-type="string" table:style-name="ce8">
            <text:p>JU</text:p>
          </table:table-cell>
          <table:table-cell office:value-type="string" table:style-name="ce8">
            <text:p>VI</text:p>
          </table:table-cell>
          <table:table-cell office:value-type="string" table:style-name="ce8">
            <text:p>SÁ</text:p>
          </table:table-cell>
          <table:table-cell office:value-type="string" table:style-name="ce8">
            <text:p>DO</text:p>
          </table:table-cell>
          <table:table-cell office:value-type="string" table:style-name="ce11">
            <text:p>LU</text:p>
          </table:table-cell>
          <table:table-cell table:style-name="ce47"/>
          <table:table-cell table:style-name="ce54"/>
          <table:table-cell table:number-columns-repeated="16372"/>
        </table:table-row>
        <table:table-row table:style-name="ro1">
          <table:table-cell table:style-name="ce14"/>
          <table:table-cell table:style-name="ce18"/>
          <table:table-cell office:value-type="date" office:date-value="2019-07-01T00:00:00" table:formula="of:=IF(DAY($$JulDom1)=1;$$JulDom1-6;$$JulDom1+1)" table:content-validation-name="val82" table:style-name="ce169">
            <text:p>1</text:p>
          </table:table-cell>
          <table:table-cell office:value-type="date" office:date-value="2019-07-02T00:00:00" table:formula="of:=IF(DAY($$JulDom1)=1;$$JulDom1-5;$$JulDom1+2)" table:style-name="ce169">
            <text:p>2</text:p>
          </table:table-cell>
          <table:table-cell office:value-type="date" office:date-value="2019-07-03T00:00:00" table:formula="of:=IF(DAY($$JulDom1)=1;$$JulDom1-4;$$JulDom1+3)" table:style-name="ce169">
            <text:p>3</text:p>
          </table:table-cell>
          <table:table-cell office:value-type="date" office:date-value="2019-07-04T00:00:00" table:formula="of:=IF(DAY($$JulDom1)=1;$$JulDom1-3;$$JulDom1+4)" table:style-name="ce169">
            <text:p>4</text:p>
          </table:table-cell>
          <table:table-cell office:value-type="date" office:date-value="2019-07-05T00:00:00" table:formula="of:=IF(DAY($$JulDom1)=1;$$JulDom1-2;$$JulDom1+5)" table:style-name="ce169">
            <text:p>5</text:p>
          </table:table-cell>
          <table:table-cell office:value-type="date" office:date-value="2019-07-06T00:00:00" table:formula="of:=IF(DAY($$JulDom1)=1;$$JulDom1-1;$$JulDom1+6)" table:style-name="ce169">
            <text:p>6</text:p>
          </table:table-cell>
          <table:table-cell office:value-type="date" office:date-value="2019-07-07T00:00:00" table:formula="of:=IF(DAY($$JulDom1)=1;$$JulDom1;$$JulDom1+7)" table:style-name="ce170">
            <text:p>7</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7-08T00:00:00" table:formula="of:=IF(DAY($$JulDom1)=1;$$JulDom1+1;$$JulDom1+8)" table:style-name="ce170">
            <text:p>8</text:p>
          </table:table-cell>
          <table:table-cell office:value-type="date" office:date-value="2019-07-09T00:00:00" table:formula="of:=IF(DAY($$JulDom1)=1;$$JulDom1+2;$$JulDom1+9)" table:style-name="ce170">
            <text:p>9</text:p>
          </table:table-cell>
          <table:table-cell office:value-type="date" office:date-value="2019-07-10T00:00:00" table:formula="of:=IF(DAY($$JulDom1)=1;$$JulDom1+3;$$JulDom1+10)" table:style-name="ce170">
            <text:p>10</text:p>
          </table:table-cell>
          <table:table-cell office:value-type="date" office:date-value="2019-07-11T00:00:00" table:formula="of:=IF(DAY($$JulDom1)=1;$$JulDom1+4;$$JulDom1+11)" table:style-name="ce170">
            <text:p>11</text:p>
          </table:table-cell>
          <table:table-cell office:value-type="date" office:date-value="2019-07-12T00:00:00" table:formula="of:=IF(DAY($$JulDom1)=1;$$JulDom1+5;$$JulDom1+12)" table:style-name="ce170">
            <text:p>12</text:p>
          </table:table-cell>
          <table:table-cell office:value-type="date" office:date-value="2019-07-13T00:00:00" table:formula="of:=IF(DAY($$JulDom1)=1;$$JulDom1+6;$$JulDom1+13)" table:style-name="ce170">
            <text:p>13</text:p>
          </table:table-cell>
          <table:table-cell office:value-type="date" office:date-value="2019-07-14T00:00:00" table:formula="of:=IF(DAY($$JulDom1)=1;$$JulDom1+7;$$JulDom1+14)" table:style-name="ce170">
            <text:p>14</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7-15T00:00:00" table:formula="of:=IF(DAY($$JulDom1)=1;$$JulDom1+8;$$JulDom1+15)" table:style-name="ce170">
            <text:p>15</text:p>
          </table:table-cell>
          <table:table-cell office:value-type="date" office:date-value="2019-07-16T00:00:00" table:formula="of:=IF(DAY($$JulDom1)=1;$$JulDom1+9;$$JulDom1+16)" table:style-name="ce170">
            <text:p>16</text:p>
          </table:table-cell>
          <table:table-cell office:value-type="date" office:date-value="2019-07-17T00:00:00" table:formula="of:=IF(DAY($$JulDom1)=1;$$JulDom1+10;$$JulDom1+17)" table:style-name="ce170">
            <text:p>17</text:p>
          </table:table-cell>
          <table:table-cell office:value-type="date" office:date-value="2019-07-18T00:00:00" table:formula="of:=IF(DAY($$JulDom1)=1;$$JulDom1+11;$$JulDom1+18)" table:style-name="ce170">
            <text:p>18</text:p>
          </table:table-cell>
          <table:table-cell office:value-type="date" office:date-value="2019-07-19T00:00:00" table:formula="of:=IF(DAY($$JulDom1)=1;$$JulDom1+12;$$JulDom1+19)" table:style-name="ce170">
            <text:p>19</text:p>
          </table:table-cell>
          <table:table-cell office:value-type="date" office:date-value="2019-07-20T00:00:00" table:formula="of:=IF(DAY($$JulDom1)=1;$$JulDom1+13;$$JulDom1+20)" table:style-name="ce170">
            <text:p>20</text:p>
          </table:table-cell>
          <table:table-cell office:value-type="date" office:date-value="2019-07-21T00:00:00" table:formula="of:=IF(DAY($$JulDom1)=1;$$JulDom1+14;$$JulDom1+21)" table:style-name="ce170">
            <text:p>21</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7-22T00:00:00" table:formula="of:=IF(DAY($$JulDom1)=1;$$JulDom1+15;$$JulDom1+22)" table:style-name="ce170">
            <text:p>22</text:p>
          </table:table-cell>
          <table:table-cell office:value-type="date" office:date-value="2019-07-23T00:00:00" table:formula="of:=IF(DAY($$JulDom1)=1;$$JulDom1+16;$$JulDom1+23)" table:style-name="ce170">
            <text:p>23</text:p>
          </table:table-cell>
          <table:table-cell office:value-type="date" office:date-value="2019-07-24T00:00:00" table:formula="of:=IF(DAY($$JulDom1)=1;$$JulDom1+17;$$JulDom1+24)" table:style-name="ce170">
            <text:p>24</text:p>
          </table:table-cell>
          <table:table-cell office:value-type="date" office:date-value="2019-07-25T00:00:00" table:formula="of:=IF(DAY($$JulDom1)=1;$$JulDom1+18;$$JulDom1+25)" table:style-name="ce170">
            <text:p>25</text:p>
          </table:table-cell>
          <table:table-cell office:value-type="date" office:date-value="2019-07-26T00:00:00" table:formula="of:=IF(DAY($$JulDom1)=1;$$JulDom1+19;$$JulDom1+26)" table:style-name="ce170">
            <text:p>26</text:p>
          </table:table-cell>
          <table:table-cell office:value-type="date" office:date-value="2019-07-27T00:00:00" table:formula="of:=IF(DAY($$JulDom1)=1;$$JulDom1+20;$$JulDom1+27)" table:style-name="ce170">
            <text:p>27</text:p>
          </table:table-cell>
          <table:table-cell office:value-type="date" office:date-value="2019-07-28T00:00:00" table:formula="of:=IF(DAY($$JulDom1)=1;$$JulDom1+21;$$JulDom1+28)" table:style-name="ce170">
            <text:p>28</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7-29T00:00:00" table:formula="of:=IF(DAY($$JulDom1)=1;$$JulDom1+22;$$JulDom1+29)" table:style-name="ce171">
            <text:p>29</text:p>
          </table:table-cell>
          <table:table-cell office:value-type="date" office:date-value="2019-07-30T00:00:00" table:formula="of:=IF(DAY($$JulDom1)=1;$$JulDom1+23;$$JulDom1+30)" table:style-name="ce171">
            <text:p>30</text:p>
          </table:table-cell>
          <table:table-cell office:value-type="date" office:date-value="2019-07-31T00:00:00" table:formula="of:=IF(DAY($$JulDom1)=1;$$JulDom1+24;$$JulDom1+31)" table:style-name="ce171">
            <text:p>31</text:p>
          </table:table-cell>
          <table:table-cell office:value-type="date" office:date-value="2019-08-01T00:00:00" table:formula="of:=IF(DAY($$JulDom1)=1;$$JulDom1+25;$$JulDom1+32)" table:style-name="ce171">
            <text:p>1</text:p>
          </table:table-cell>
          <table:table-cell office:value-type="date" office:date-value="2019-08-02T00:00:00" table:formula="of:=IF(DAY($$JulDom1)=1;$$JulDom1+26;$$JulDom1+33)" table:style-name="ce171">
            <text:p>2</text:p>
          </table:table-cell>
          <table:table-cell office:value-type="date" office:date-value="2019-08-03T00:00:00" table:formula="of:=IF(DAY($$JulDom1)=1;$$JulDom1+27;$$JulDom1+34)" table:style-name="ce171">
            <text:p>3</text:p>
          </table:table-cell>
          <table:table-cell office:value-type="date" office:date-value="2019-08-04T00:00:00" table:formula="of:=IF(DAY($$JulDom1)=1;$$JulDom1+28;$$JulDom1+35)" table:style-name="ce171">
            <text:p>4</text:p>
          </table:table-cell>
          <table:table-cell table:style-name="ce21"/>
          <table:table-cell table:style-name="ce40"/>
          <table:table-cell table:style-name="ce19"/>
          <table:table-cell table:number-columns-repeated="16372"/>
        </table:table-row>
        <table:table-row table:style-name="ro1">
          <table:table-cell table:style-name="ce14"/>
          <table:table-cell table:style-name="ce19"/>
          <table:table-cell office:value-type="date" office:date-value="2019-08-05T00:00:00" table:formula="of:=IF(DAY($$JulDom1)=1;$$JulDom1+29;$$JulDom1+36)" table:content-validation-name="val81" table:style-name="ce171">
            <text:p>5</text:p>
          </table:table-cell>
          <table:table-cell office:value-type="date" office:date-value="2019-08-06T00:00:00" table:formula="of:=IF(DAY($$JulDom1)=1;$$JulDom1+30;$$JulDom1+37)" table:style-name="ce171">
            <text:p>6</text:p>
          </table:table-cell>
          <table:table-cell office:value-type="date" office:date-value="2019-08-07T00:00:00" table:formula="of:=IF(DAY($$JulDom1)=1;$$JulDom1+31;$$JulDom1+38)" table:style-name="ce171">
            <text:p>7</text:p>
          </table:table-cell>
          <table:table-cell office:value-type="date" office:date-value="2019-08-08T00:00:00" table:formula="of:=IF(DAY($$JulDom1)=1;$$JulDom1+32;$$JulDom1+39)" table:style-name="ce171">
            <text:p>8</text:p>
          </table:table-cell>
          <table:table-cell office:value-type="date" office:date-value="2019-08-09T00:00:00" table:formula="of:=IF(DAY($$JulDom1)=1;$$JulDom1+33;$$JulDom1+40)" table:style-name="ce171">
            <text:p>9</text:p>
          </table:table-cell>
          <table:table-cell office:value-type="date" office:date-value="2019-08-10T00:00:00" table:formula="of:=IF(DAY($$JulDom1)=1;$$JulDom1+34;$$JulDom1+41)" table:style-name="ce171">
            <text:p>10</text:p>
          </table:table-cell>
          <table:table-cell office:value-type="date" office:date-value="2019-08-11T00:00:00" table:formula="of:=IF(DAY($$JulDom1)=1;$$JulDom1+35;$$JulDom1+42)" table:style-name="ce171">
            <text:p>11</text:p>
          </table:table-cell>
          <table:table-cell office:value-type="string" table:style-name="ce11">
            <text:p>MA</text:p>
          </table:table-cell>
          <table:table-cell table:style-name="ce42"/>
          <table:table-cell table:style-name="ce54"/>
          <table:table-cell table:number-columns-repeated="16372"/>
        </table:table-row>
        <table:table-row table:style-name="ro1">
          <table:table-cell table:style-name="ce14"/>
          <table:table-cell table:style-name="ce18"/>
          <table:table-cell table:number-columns-repeated="7" table:style-name="ce5"/>
          <table:table-cell table:style-name="ce11"/>
          <table:table-cell table:style-name="ce41"/>
          <table:table-cell table:style-name="ce54"/>
          <table:table-cell table:number-columns-repeated="16372"/>
        </table:table-row>
        <table:table-row table:style-name="ro1">
          <table:table-cell table:style-name="ce14"/>
          <table:table-cell office:value-type="string" table:content-validation-name="val91" table:style-name="ce17">
            <text:p>PROGRAMACIÓN SEMANAL</text:p>
          </table:table-cell>
          <table:table-cell table:number-columns-repeated="7" table:style-name="ce10"/>
          <table:table-cell table:style-name="ce11"/>
          <table:table-cell table:style-name="ce41"/>
          <table:table-cell table:style-name="ce54"/>
          <table:table-cell table:number-columns-repeated="16372"/>
        </table:table-row>
        <table:table-row table:style-name="ro1">
          <table:table-cell office:value-type="string" table:style-name="ce27">
            <text:p>Día de la semana</text:p>
          </table:table-cell>
          <table:table-cell office:value-type="string" table:content-validation-name="val90" table:style-name="ce26">
            <text:p>LU</text:p>
          </table:table-cell>
          <table:table-cell office:value-type="string" table:number-columns-spanned="2" table:number-rows-spanned="1" table:style-name="ce79">
            <text:p>MA</text:p>
          </table:table-cell>
          <table:covered-table-cell/>
          <table:table-cell office:value-type="string" table:number-columns-spanned="2" table:number-rows-spanned="1" table:style-name="ce79">
            <text:p>MI</text:p>
          </table:table-cell>
          <table:covered-table-cell/>
          <table:table-cell office:value-type="string" table:number-columns-spanned="2" table:number-rows-spanned="1" table:style-name="ce79">
            <text:p>JU</text:p>
          </table:table-cell>
          <table:covered-table-cell/>
          <table:table-cell office:value-type="string" table:style-name="ce4">
            <text:p>VI</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time" office:time-value="PT8H0M0S" table:content-validation-name="val80" table:style-name="ce172">
            <text:p>8:00</text:p>
          </table:table-cell>
          <table:table-cell table:number-columns-spanned="2" table:number-rows-spanned="1" table:style-name="ce173"/>
          <table:covered-table-cell/>
          <table:table-cell office:value-type="time" office:time-value="PT8H0M0S" table:number-columns-spanned="2" table:number-rows-spanned="1" table:style-name="ce173">
            <text:p>8:00</text:p>
          </table:table-cell>
          <table:covered-table-cell/>
          <table:table-cell table:number-columns-spanned="2" table:number-rows-spanned="1" table:style-name="ce173"/>
          <table:covered-table-cell/>
          <table:table-cell office:value-type="time" office:time-value="PT8H0M0S" table:style-name="ce174">
            <text:p>8: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content-validation-name="val79" table:style-name="ce175">
            <text:p>Francés</text:p>
          </table:table-cell>
          <table:table-cell table:number-columns-spanned="2" table:number-rows-spanned="1" table:style-name="ce176"/>
          <table:covered-table-cell/>
          <table:table-cell office:value-type="string" table:number-columns-spanned="2" table:number-rows-spanned="1" table:style-name="ce176">
            <text:p>Francés</text:p>
          </table:table-cell>
          <table:covered-table-cell/>
          <table:table-cell table:number-columns-spanned="2" table:number-rows-spanned="1" table:style-name="ce176"/>
          <table:covered-table-cell/>
          <table:table-cell office:value-type="string" table:style-name="ce177">
            <text:p>Francés</text:p>
          </table:table-cell>
          <table:table-cell table:style-name="ce21"/>
          <table:table-cell table:style-name="ce40"/>
          <table:table-cell table:style-name="ce19"/>
          <table:table-cell table:number-columns-repeated="16372"/>
        </table:table-row>
        <table:table-row table:style-name="ro1">
          <table:table-cell office:value-type="string" table:style-name="ce27">
            <text:p>Hora</text:p>
          </table:table-cell>
          <table:table-cell table:style-name="ce172"/>
          <table:table-cell office:value-type="time" office:time-value="PT9H0M0S" table:number-columns-spanned="2" table:number-rows-spanned="1" table:style-name="ce173">
            <text:p>9:00</text:p>
          </table:table-cell>
          <table:covered-table-cell/>
          <table:table-cell table:number-columns-spanned="2" table:number-rows-spanned="1" table:style-name="ce173"/>
          <table:covered-table-cell/>
          <table:table-cell office:value-type="time" office:time-value="PT9H0M0S" table:number-columns-spanned="2" table:number-rows-spanned="1" table:style-name="ce173">
            <text:p>9:00</text:p>
          </table:table-cell>
          <table:covered-table-cell/>
          <table:table-cell table:style-name="ce174"/>
          <table:table-cell office:value-type="string" table:style-name="ce11">
            <text:p>MI</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175"/>
          <table:table-cell office:value-type="string" table:number-columns-spanned="2" table:number-rows-spanned="1" table:style-name="ce176">
            <text:p>Historia del arte</text:p>
          </table:table-cell>
          <table:covered-table-cell/>
          <table:table-cell table:number-columns-spanned="2" table:number-rows-spanned="1" table:style-name="ce176"/>
          <table:covered-table-cell/>
          <table:table-cell office:value-type="string" table:number-columns-spanned="2" table:number-rows-spanned="1" table:style-name="ce176">
            <text:p>Historia del arte</text:p>
          </table:table-cell>
          <table:covered-table-cell/>
          <table:table-cell table:style-name="ce177"/>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string" table:style-name="ce172">
            <text:p>10:00</text:p>
          </table:table-cell>
          <table:table-cell table:number-columns-spanned="2" table:number-rows-spanned="1" table:style-name="ce173"/>
          <table:covered-table-cell/>
          <table:table-cell office:value-type="string" table:number-columns-spanned="2" table:number-rows-spanned="1" table:style-name="ce173">
            <text:p>10:00</text:p>
          </table:table-cell>
          <table:covered-table-cell/>
          <table:table-cell table:number-columns-spanned="2" table:number-rows-spanned="1" table:style-name="ce173"/>
          <table:covered-table-cell/>
          <table:table-cell office:value-type="string" table:style-name="ce178">
            <text:p>10: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style-name="ce175">
            <text:p>Matemáticas</text:p>
          </table:table-cell>
          <table:table-cell table:number-columns-spanned="2" table:number-rows-spanned="1" table:style-name="ce176"/>
          <table:covered-table-cell/>
          <table:table-cell office:value-type="string" table:number-columns-spanned="2" table:number-rows-spanned="1" table:style-name="ce176">
            <text:p>Matemáticas</text:p>
          </table:table-cell>
          <table:covered-table-cell/>
          <table:table-cell table:number-columns-spanned="2" table:number-rows-spanned="1" table:style-name="ce176"/>
          <table:covered-table-cell/>
          <table:table-cell office:value-type="string" table:style-name="ce177">
            <text:p>Matemáticas</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72"/>
          <table:table-cell table:number-columns-spanned="2" table:number-rows-spanned="1" table:style-name="ce173"/>
          <table:covered-table-cell/>
          <table:table-cell table:number-columns-spanned="2" table:number-rows-spanned="1" table:style-name="ce173"/>
          <table:covered-table-cell/>
          <table:table-cell table:number-columns-spanned="2" table:number-rows-spanned="1" table:style-name="ce173"/>
          <table:covered-table-cell/>
          <table:table-cell table:style-name="ce174"/>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75"/>
          <table:table-cell table:number-columns-spanned="2" table:number-rows-spanned="1" table:style-name="ce176"/>
          <table:covered-table-cell/>
          <table:table-cell table:number-columns-spanned="2" table:number-rows-spanned="1" table:style-name="ce176"/>
          <table:covered-table-cell/>
          <table:table-cell table:number-columns-spanned="2" table:number-rows-spanned="1" table:style-name="ce176"/>
          <table:covered-table-cell/>
          <table:table-cell table:style-name="ce179"/>
          <table:table-cell table:style-name="ce21"/>
          <table:table-cell table:style-name="ce40"/>
          <table:table-cell table:style-name="ce55"/>
          <table:table-cell table:number-columns-repeated="16372"/>
        </table:table-row>
        <table:table-row table:style-name="ro1">
          <table:table-cell office:value-type="string" table:style-name="ce27">
            <text:p>Hora</text:p>
          </table:table-cell>
          <table:table-cell table:style-name="ce172"/>
          <table:table-cell table:number-columns-spanned="2" table:number-rows-spanned="1" table:style-name="ce173"/>
          <table:covered-table-cell/>
          <table:table-cell table:number-columns-spanned="2" table:number-rows-spanned="1" table:style-name="ce173"/>
          <table:covered-table-cell/>
          <table:table-cell table:number-columns-spanned="2" table:number-rows-spanned="1" table:style-name="ce173"/>
          <table:covered-table-cell/>
          <table:table-cell table:style-name="ce174"/>
          <table:table-cell office:value-type="string" table:style-name="ce11">
            <text:p>JU</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175"/>
          <table:table-cell table:number-columns-spanned="2" table:number-rows-spanned="1" table:style-name="ce176"/>
          <table:covered-table-cell/>
          <table:table-cell table:number-columns-spanned="2" table:number-rows-spanned="1" table:style-name="ce176"/>
          <table:covered-table-cell/>
          <table:table-cell table:number-columns-spanned="2" table:number-rows-spanned="1" table:style-name="ce176"/>
          <table:covered-table-cell/>
          <table:table-cell table:style-name="ce177"/>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72"/>
          <table:table-cell table:number-columns-spanned="2" table:number-rows-spanned="1" table:style-name="ce173"/>
          <table:covered-table-cell/>
          <table:table-cell table:number-columns-spanned="2" table:number-rows-spanned="1" table:style-name="ce173"/>
          <table:covered-table-cell/>
          <table:table-cell table:number-columns-spanned="2" table:number-rows-spanned="1" table:style-name="ce173"/>
          <table:covered-table-cell/>
          <table:table-cell table:style-name="ce174"/>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75"/>
          <table:table-cell table:number-columns-spanned="2" table:number-rows-spanned="1" table:style-name="ce176"/>
          <table:covered-table-cell/>
          <table:table-cell table:number-columns-spanned="2" table:number-rows-spanned="1" table:style-name="ce176"/>
          <table:covered-table-cell/>
          <table:table-cell table:number-columns-spanned="2" table:number-rows-spanned="1" table:style-name="ce176"/>
          <table:covered-table-cell/>
          <table:table-cell table:style-name="ce177"/>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string" table:style-name="ce172">
            <text:p>14:00</text:p>
          </table:table-cell>
          <table:table-cell table:number-columns-spanned="2" table:number-rows-spanned="1" table:style-name="ce173"/>
          <table:covered-table-cell/>
          <table:table-cell office:value-type="string" table:number-columns-spanned="2" table:number-rows-spanned="1" table:style-name="ce173">
            <text:p>14:00</text:p>
          </table:table-cell>
          <table:covered-table-cell/>
          <table:table-cell table:number-columns-spanned="2" table:number-rows-spanned="1" table:style-name="ce173"/>
          <table:covered-table-cell/>
          <table:table-cell office:value-type="string" table:style-name="ce174">
            <text:p>14: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style-name="ce175">
            <text:p>Inglés</text:p>
          </table:table-cell>
          <table:table-cell table:number-columns-spanned="2" table:number-rows-spanned="1" table:style-name="ce176"/>
          <table:covered-table-cell/>
          <table:table-cell office:value-type="string" table:number-columns-spanned="2" table:number-rows-spanned="1" table:style-name="ce176">
            <text:p>Inglés</text:p>
          </table:table-cell>
          <table:covered-table-cell/>
          <table:table-cell table:number-columns-spanned="2" table:number-rows-spanned="1" table:style-name="ce176"/>
          <table:covered-table-cell/>
          <table:table-cell office:value-type="string" table:style-name="ce177">
            <text:p>Inglés</text:p>
          </table:table-cell>
          <table:table-cell table:style-name="ce21"/>
          <table:table-cell table:style-name="ce40"/>
          <table:table-cell table:style-name="ce55"/>
          <table:table-cell table:number-columns-repeated="16372"/>
        </table:table-row>
        <table:table-row table:style-name="ro1">
          <table:table-cell office:value-type="string" table:style-name="ce27">
            <text:p>Hora</text:p>
          </table:table-cell>
          <table:table-cell table:style-name="ce172"/>
          <table:table-cell table:number-columns-spanned="2" table:number-rows-spanned="1" table:style-name="ce173"/>
          <table:covered-table-cell/>
          <table:table-cell table:number-columns-spanned="2" table:number-rows-spanned="1" table:style-name="ce173"/>
          <table:covered-table-cell/>
          <table:table-cell table:number-columns-spanned="2" table:number-rows-spanned="1" table:style-name="ce173"/>
          <table:covered-table-cell/>
          <table:table-cell table:style-name="ce174"/>
          <table:table-cell office:value-type="string" table:style-name="ce11">
            <text:p>VI</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175"/>
          <table:table-cell table:number-columns-spanned="2" table:number-rows-spanned="1" table:style-name="ce176"/>
          <table:covered-table-cell/>
          <table:table-cell table:number-columns-spanned="2" table:number-rows-spanned="1" table:style-name="ce176"/>
          <table:covered-table-cell/>
          <table:table-cell table:number-columns-spanned="2" table:number-rows-spanned="1" table:style-name="ce176"/>
          <table:covered-table-cell/>
          <table:table-cell table:style-name="ce177"/>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72"/>
          <table:table-cell office:value-type="string" table:number-columns-spanned="2" table:number-rows-spanned="1" table:style-name="ce173">
            <text:p>16:00</text:p>
          </table:table-cell>
          <table:covered-table-cell/>
          <table:table-cell table:number-columns-spanned="2" table:number-rows-spanned="1" table:style-name="ce173"/>
          <table:covered-table-cell/>
          <table:table-cell office:value-type="string" table:number-columns-spanned="2" table:number-rows-spanned="1" table:style-name="ce173">
            <text:p>16:00</text:p>
          </table:table-cell>
          <table:covered-table-cell/>
          <table:table-cell table:style-name="ce174"/>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75"/>
          <table:table-cell office:value-type="string" table:number-columns-spanned="2" table:number-rows-spanned="1" table:style-name="ce176">
            <text:p>Programación</text:p>
          </table:table-cell>
          <table:covered-table-cell/>
          <table:table-cell table:number-columns-spanned="2" table:number-rows-spanned="1" table:style-name="ce176"/>
          <table:covered-table-cell/>
          <table:table-cell office:value-type="string" table:number-columns-spanned="2" table:number-rows-spanned="1" table:style-name="ce176">
            <text:p>Programación</text:p>
          </table:table-cell>
          <table:covered-table-cell/>
          <table:table-cell table:style-name="ce177"/>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72"/>
          <table:table-cell table:number-columns-spanned="2" table:number-rows-spanned="1" table:style-name="ce173"/>
          <table:covered-table-cell/>
          <table:table-cell table:number-columns-spanned="2" table:number-rows-spanned="1" table:style-name="ce173"/>
          <table:covered-table-cell/>
          <table:table-cell table:number-columns-spanned="2" table:number-rows-spanned="1" table:style-name="ce173"/>
          <table:covered-table-cell/>
          <table:table-cell table:style-name="ce174"/>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80"/>
          <table:table-cell table:number-columns-spanned="2" table:number-rows-spanned="1" table:style-name="ce181"/>
          <table:covered-table-cell/>
          <table:table-cell table:number-columns-spanned="2" table:number-rows-spanned="1" table:style-name="ce181"/>
          <table:covered-table-cell/>
          <table:table-cell table:number-columns-spanned="2" table:number-rows-spanned="1" table:style-name="ce181"/>
          <table:covered-table-cell/>
          <table:table-cell table:style-name="ce182"/>
          <table:table-cell table:style-name="ce11"/>
          <table:table-cell table:style-name="ce47"/>
          <table:table-cell table:style-name="ce56"/>
          <table:table-cell table:number-columns-repeated="16372"/>
        </table:table-row>
        <table:table-row table:number-rows-repeated="1048545" table:style-name="ro1">
          <table:table-cell table:number-columns-repeated="16384"/>
        </table:table-row>
        <table:named-expressions>
          <table:named-range table:name="AssignmentDays" table:cell-range-address="Jul.$K$2:Jul.$K$31" table:base-cell-address="Jul.$A$1"/>
          <table:named-range table:name="ImportantDatesTable" table:cell-range-address="Jul.$K$2:Jul.$L$6" table:base-cell-address="Jul.$A$1"/>
        </table:named-expressions>
      </table:table>
      <table:table table:name="Ago" table:style-name="ta1">
        <table:table-column table:style-name="co1" table:default-cell-style-name="ce2"/>
        <table:table-column table:style-name="co2" table:default-cell-style-name="ce18"/>
        <table:table-column table:style-name="co3" table:number-columns-repeated="6" table:default-cell-style-name="ce2"/>
        <table:table-column table:style-name="co2" table:default-cell-style-name="ce2"/>
        <table:table-column table:style-name="co3" table:default-cell-style-name="ce18"/>
        <table:table-column table:style-name="co3" table:default-cell-style-name="ce3"/>
        <table:table-column table:style-name="co4" table:default-cell-style-name="ce2"/>
        <table:table-column table:style-name="co1" table:default-cell-style-name="ce1"/>
        <table:table-column table:style-name="co5" table:number-columns-repeated="16371" table:default-cell-style-name="ce1"/>
        <table:table-row table:style-name="ro1">
          <table:table-cell table:content-validation-name="val94" table:style-name="ce18"/>
          <table:table-cell office:value-type="float" office:value="2019" table:formula="of:=$$AñoCalendario" table:content-validation-name="val93" table:style-name="ce13">
            <text:p>2019</text:p>
          </table:table-cell>
          <table:table-cell table:number-columns-repeated="7" table:style-name="ce2"/>
          <table:table-cell office:value-type="string" table:content-validation-name="val100" table:style-name="ce20">
            <text:p>Día de la semana</text:p>
          </table:table-cell>
          <table:table-cell office:value-type="string" table:content-validation-name="val102" table:style-name="ce20">
            <text:p>día de calendario</text:p>
          </table:table-cell>
          <table:table-cell office:value-type="string" table:content-validation-name="val101" table:style-name="ce12">
            <text:p>TAREAS</text:p>
          </table:table-cell>
          <table:table-cell table:number-columns-repeated="16372"/>
        </table:table-row>
        <table:table-row table:style-name="ro1">
          <table:table-cell table:style-name="ce14"/>
          <table:table-cell office:value-type="string" table:content-validation-name="val92" table:style-name="ce24">
            <text:p>AGO</text:p>
          </table:table-cell>
          <table:table-cell office:value-type="string" table:content-validation-name="val95" table:style-name="ce8">
            <text:p>LU</text:p>
          </table:table-cell>
          <table:table-cell office:value-type="string" table:style-name="ce8">
            <text:p>MA</text:p>
          </table:table-cell>
          <table:table-cell office:value-type="string" table:style-name="ce8">
            <text:p>MI</text:p>
          </table:table-cell>
          <table:table-cell office:value-type="string" table:style-name="ce8">
            <text:p>JU</text:p>
          </table:table-cell>
          <table:table-cell office:value-type="string" table:style-name="ce8">
            <text:p>VI</text:p>
          </table:table-cell>
          <table:table-cell office:value-type="string" table:style-name="ce8">
            <text:p>SÁ</text:p>
          </table:table-cell>
          <table:table-cell office:value-type="string" table:style-name="ce8">
            <text:p>DO</text:p>
          </table:table-cell>
          <table:table-cell office:value-type="string" table:style-name="ce11">
            <text:p>LU</text:p>
          </table:table-cell>
          <table:table-cell table:style-name="ce47"/>
          <table:table-cell table:style-name="ce54"/>
          <table:table-cell table:number-columns-repeated="16372"/>
        </table:table-row>
        <table:table-row table:style-name="ro1">
          <table:table-cell table:style-name="ce14"/>
          <table:table-cell table:style-name="ce18"/>
          <table:table-cell office:value-type="date" office:date-value="2019-07-29T00:00:00" table:formula="of:=IF(DAY($$AgoDom1)=1;$$AgoDom1-6;$$AgoDom1+1)" table:content-validation-name="val96" table:style-name="ce183">
            <text:p>29</text:p>
          </table:table-cell>
          <table:table-cell office:value-type="date" office:date-value="2019-07-30T00:00:00" table:formula="of:=IF(DAY($$AgoDom1)=1;$$AgoDom1-5;$$AgoDom1+2)" table:style-name="ce183">
            <text:p>30</text:p>
          </table:table-cell>
          <table:table-cell office:value-type="date" office:date-value="2019-07-31T00:00:00" table:formula="of:=IF(DAY($$AgoDom1)=1;$$AgoDom1-4;$$AgoDom1+3)" table:style-name="ce183">
            <text:p>31</text:p>
          </table:table-cell>
          <table:table-cell office:value-type="date" office:date-value="2019-08-01T00:00:00" table:formula="of:=IF(DAY($$AgoDom1)=1;$$AgoDom1-3;$$AgoDom1+4)" table:style-name="ce183">
            <text:p>1</text:p>
          </table:table-cell>
          <table:table-cell office:value-type="date" office:date-value="2019-08-02T00:00:00" table:formula="of:=IF(DAY($$AgoDom1)=1;$$AgoDom1-2;$$AgoDom1+5)" table:style-name="ce183">
            <text:p>2</text:p>
          </table:table-cell>
          <table:table-cell office:value-type="date" office:date-value="2019-08-03T00:00:00" table:formula="of:=IF(DAY($$AgoDom1)=1;$$AgoDom1-1;$$AgoDom1+6)" table:style-name="ce183">
            <text:p>3</text:p>
          </table:table-cell>
          <table:table-cell office:value-type="date" office:date-value="2019-08-04T00:00:00" table:formula="of:=IF(DAY($$AgoDom1)=1;$$AgoDom1;$$AgoDom1+7)" table:style-name="ce184">
            <text:p>4</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8-05T00:00:00" table:formula="of:=IF(DAY($$AgoDom1)=1;$$AgoDom1+1;$$AgoDom1+8)" table:style-name="ce184">
            <text:p>5</text:p>
          </table:table-cell>
          <table:table-cell office:value-type="date" office:date-value="2019-08-06T00:00:00" table:formula="of:=IF(DAY($$AgoDom1)=1;$$AgoDom1+2;$$AgoDom1+9)" table:style-name="ce184">
            <text:p>6</text:p>
          </table:table-cell>
          <table:table-cell office:value-type="date" office:date-value="2019-08-07T00:00:00" table:formula="of:=IF(DAY($$AgoDom1)=1;$$AgoDom1+3;$$AgoDom1+10)" table:style-name="ce184">
            <text:p>7</text:p>
          </table:table-cell>
          <table:table-cell office:value-type="date" office:date-value="2019-08-08T00:00:00" table:formula="of:=IF(DAY($$AgoDom1)=1;$$AgoDom1+4;$$AgoDom1+11)" table:style-name="ce184">
            <text:p>8</text:p>
          </table:table-cell>
          <table:table-cell office:value-type="date" office:date-value="2019-08-09T00:00:00" table:formula="of:=IF(DAY($$AgoDom1)=1;$$AgoDom1+5;$$AgoDom1+12)" table:style-name="ce184">
            <text:p>9</text:p>
          </table:table-cell>
          <table:table-cell office:value-type="date" office:date-value="2019-08-10T00:00:00" table:formula="of:=IF(DAY($$AgoDom1)=1;$$AgoDom1+6;$$AgoDom1+13)" table:style-name="ce184">
            <text:p>10</text:p>
          </table:table-cell>
          <table:table-cell office:value-type="date" office:date-value="2019-08-11T00:00:00" table:formula="of:=IF(DAY($$AgoDom1)=1;$$AgoDom1+7;$$AgoDom1+14)" table:style-name="ce184">
            <text:p>11</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8-12T00:00:00" table:formula="of:=IF(DAY($$AgoDom1)=1;$$AgoDom1+8;$$AgoDom1+15)" table:style-name="ce184">
            <text:p>12</text:p>
          </table:table-cell>
          <table:table-cell office:value-type="date" office:date-value="2019-08-13T00:00:00" table:formula="of:=IF(DAY($$AgoDom1)=1;$$AgoDom1+9;$$AgoDom1+16)" table:style-name="ce184">
            <text:p>13</text:p>
          </table:table-cell>
          <table:table-cell office:value-type="date" office:date-value="2019-08-14T00:00:00" table:formula="of:=IF(DAY($$AgoDom1)=1;$$AgoDom1+10;$$AgoDom1+17)" table:style-name="ce184">
            <text:p>14</text:p>
          </table:table-cell>
          <table:table-cell office:value-type="date" office:date-value="2019-08-15T00:00:00" table:formula="of:=IF(DAY($$AgoDom1)=1;$$AgoDom1+11;$$AgoDom1+18)" table:style-name="ce184">
            <text:p>15</text:p>
          </table:table-cell>
          <table:table-cell office:value-type="date" office:date-value="2019-08-16T00:00:00" table:formula="of:=IF(DAY($$AgoDom1)=1;$$AgoDom1+12;$$AgoDom1+19)" table:style-name="ce184">
            <text:p>16</text:p>
          </table:table-cell>
          <table:table-cell office:value-type="date" office:date-value="2019-08-17T00:00:00" table:formula="of:=IF(DAY($$AgoDom1)=1;$$AgoDom1+13;$$AgoDom1+20)" table:style-name="ce184">
            <text:p>17</text:p>
          </table:table-cell>
          <table:table-cell office:value-type="date" office:date-value="2019-08-18T00:00:00" table:formula="of:=IF(DAY($$AgoDom1)=1;$$AgoDom1+14;$$AgoDom1+21)" table:style-name="ce184">
            <text:p>18</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8-19T00:00:00" table:formula="of:=IF(DAY($$AgoDom1)=1;$$AgoDom1+15;$$AgoDom1+22)" table:style-name="ce184">
            <text:p>19</text:p>
          </table:table-cell>
          <table:table-cell office:value-type="date" office:date-value="2019-08-20T00:00:00" table:formula="of:=IF(DAY($$AgoDom1)=1;$$AgoDom1+16;$$AgoDom1+23)" table:style-name="ce184">
            <text:p>20</text:p>
          </table:table-cell>
          <table:table-cell office:value-type="date" office:date-value="2019-08-21T00:00:00" table:formula="of:=IF(DAY($$AgoDom1)=1;$$AgoDom1+17;$$AgoDom1+24)" table:style-name="ce184">
            <text:p>21</text:p>
          </table:table-cell>
          <table:table-cell office:value-type="date" office:date-value="2019-08-22T00:00:00" table:formula="of:=IF(DAY($$AgoDom1)=1;$$AgoDom1+18;$$AgoDom1+25)" table:style-name="ce184">
            <text:p>22</text:p>
          </table:table-cell>
          <table:table-cell office:value-type="date" office:date-value="2019-08-23T00:00:00" table:formula="of:=IF(DAY($$AgoDom1)=1;$$AgoDom1+19;$$AgoDom1+26)" table:style-name="ce184">
            <text:p>23</text:p>
          </table:table-cell>
          <table:table-cell office:value-type="date" office:date-value="2019-08-24T00:00:00" table:formula="of:=IF(DAY($$AgoDom1)=1;$$AgoDom1+20;$$AgoDom1+27)" table:style-name="ce184">
            <text:p>24</text:p>
          </table:table-cell>
          <table:table-cell office:value-type="date" office:date-value="2019-08-25T00:00:00" table:formula="of:=IF(DAY($$AgoDom1)=1;$$AgoDom1+21;$$AgoDom1+28)" table:style-name="ce184">
            <text:p>25</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8-26T00:00:00" table:formula="of:=IF(DAY($$AgoDom1)=1;$$AgoDom1+22;$$AgoDom1+29)" table:style-name="ce185">
            <text:p>26</text:p>
          </table:table-cell>
          <table:table-cell office:value-type="date" office:date-value="2019-08-27T00:00:00" table:formula="of:=IF(DAY($$AgoDom1)=1;$$AgoDom1+23;$$AgoDom1+30)" table:style-name="ce185">
            <text:p>27</text:p>
          </table:table-cell>
          <table:table-cell office:value-type="date" office:date-value="2019-08-28T00:00:00" table:formula="of:=IF(DAY($$AgoDom1)=1;$$AgoDom1+24;$$AgoDom1+31)" table:style-name="ce185">
            <text:p>28</text:p>
          </table:table-cell>
          <table:table-cell office:value-type="date" office:date-value="2019-08-29T00:00:00" table:formula="of:=IF(DAY($$AgoDom1)=1;$$AgoDom1+25;$$AgoDom1+32)" table:style-name="ce185">
            <text:p>29</text:p>
          </table:table-cell>
          <table:table-cell office:value-type="date" office:date-value="2019-08-30T00:00:00" table:formula="of:=IF(DAY($$AgoDom1)=1;$$AgoDom1+26;$$AgoDom1+33)" table:style-name="ce185">
            <text:p>30</text:p>
          </table:table-cell>
          <table:table-cell office:value-type="date" office:date-value="2019-08-31T00:00:00" table:formula="of:=IF(DAY($$AgoDom1)=1;$$AgoDom1+27;$$AgoDom1+34)" table:style-name="ce185">
            <text:p>31</text:p>
          </table:table-cell>
          <table:table-cell office:value-type="date" office:date-value="2019-09-01T00:00:00" table:formula="of:=IF(DAY($$AgoDom1)=1;$$AgoDom1+28;$$AgoDom1+35)" table:style-name="ce185">
            <text:p>1</text:p>
          </table:table-cell>
          <table:table-cell table:style-name="ce21"/>
          <table:table-cell table:style-name="ce40"/>
          <table:table-cell table:style-name="ce19"/>
          <table:table-cell table:number-columns-repeated="16372"/>
        </table:table-row>
        <table:table-row table:style-name="ro1">
          <table:table-cell table:style-name="ce14"/>
          <table:table-cell table:style-name="ce19"/>
          <table:table-cell office:value-type="date" office:date-value="2019-09-02T00:00:00" table:formula="of:=IF(DAY($$AgoDom1)=1;$$AgoDom1+29;$$AgoDom1+36)" table:content-validation-name="val97" table:style-name="ce185">
            <text:p>2</text:p>
          </table:table-cell>
          <table:table-cell office:value-type="date" office:date-value="2019-09-03T00:00:00" table:formula="of:=IF(DAY($$AgoDom1)=1;$$AgoDom1+30;$$AgoDom1+37)" table:style-name="ce185">
            <text:p>3</text:p>
          </table:table-cell>
          <table:table-cell office:value-type="date" office:date-value="2019-09-04T00:00:00" table:formula="of:=IF(DAY($$AgoDom1)=1;$$AgoDom1+31;$$AgoDom1+38)" table:style-name="ce185">
            <text:p>4</text:p>
          </table:table-cell>
          <table:table-cell office:value-type="date" office:date-value="2019-09-05T00:00:00" table:formula="of:=IF(DAY($$AgoDom1)=1;$$AgoDom1+32;$$AgoDom1+39)" table:style-name="ce185">
            <text:p>5</text:p>
          </table:table-cell>
          <table:table-cell office:value-type="date" office:date-value="2019-09-06T00:00:00" table:formula="of:=IF(DAY($$AgoDom1)=1;$$AgoDom1+33;$$AgoDom1+40)" table:style-name="ce185">
            <text:p>6</text:p>
          </table:table-cell>
          <table:table-cell office:value-type="date" office:date-value="2019-09-07T00:00:00" table:formula="of:=IF(DAY($$AgoDom1)=1;$$AgoDom1+34;$$AgoDom1+41)" table:style-name="ce185">
            <text:p>7</text:p>
          </table:table-cell>
          <table:table-cell office:value-type="date" office:date-value="2019-09-08T00:00:00" table:formula="of:=IF(DAY($$AgoDom1)=1;$$AgoDom1+35;$$AgoDom1+42)" table:style-name="ce185">
            <text:p>8</text:p>
          </table:table-cell>
          <table:table-cell office:value-type="string" table:style-name="ce11">
            <text:p>MA</text:p>
          </table:table-cell>
          <table:table-cell table:style-name="ce42"/>
          <table:table-cell table:style-name="ce54"/>
          <table:table-cell table:number-columns-repeated="16372"/>
        </table:table-row>
        <table:table-row table:style-name="ro1">
          <table:table-cell table:style-name="ce14"/>
          <table:table-cell table:style-name="ce18"/>
          <table:table-cell table:number-columns-repeated="7" table:style-name="ce5"/>
          <table:table-cell table:style-name="ce11"/>
          <table:table-cell table:style-name="ce41"/>
          <table:table-cell table:style-name="ce54"/>
          <table:table-cell table:number-columns-repeated="16372"/>
        </table:table-row>
        <table:table-row table:style-name="ro1">
          <table:table-cell table:style-name="ce14"/>
          <table:table-cell office:value-type="string" table:content-validation-name="val104" table:style-name="ce17">
            <text:p>PROGRAMACIÓN SEMANAL</text:p>
          </table:table-cell>
          <table:table-cell table:number-columns-repeated="7" table:style-name="ce10"/>
          <table:table-cell table:style-name="ce11"/>
          <table:table-cell table:style-name="ce41"/>
          <table:table-cell table:style-name="ce54"/>
          <table:table-cell table:number-columns-repeated="16372"/>
        </table:table-row>
        <table:table-row table:style-name="ro1">
          <table:table-cell office:value-type="string" table:style-name="ce27">
            <text:p>Día de la semana</text:p>
          </table:table-cell>
          <table:table-cell office:value-type="string" table:content-validation-name="val103" table:style-name="ce26">
            <text:p>LU</text:p>
          </table:table-cell>
          <table:table-cell office:value-type="string" table:number-columns-spanned="2" table:number-rows-spanned="1" table:style-name="ce79">
            <text:p>MA</text:p>
          </table:table-cell>
          <table:covered-table-cell/>
          <table:table-cell office:value-type="string" table:number-columns-spanned="2" table:number-rows-spanned="1" table:style-name="ce79">
            <text:p>MI</text:p>
          </table:table-cell>
          <table:covered-table-cell/>
          <table:table-cell office:value-type="string" table:number-columns-spanned="2" table:number-rows-spanned="1" table:style-name="ce79">
            <text:p>JU</text:p>
          </table:table-cell>
          <table:covered-table-cell/>
          <table:table-cell office:value-type="string" table:style-name="ce4">
            <text:p>VI</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time" office:time-value="PT8H0M0S" table:content-validation-name="val98" table:style-name="ce186">
            <text:p>8:00</text:p>
          </table:table-cell>
          <table:table-cell table:number-columns-spanned="2" table:number-rows-spanned="1" table:style-name="ce187"/>
          <table:covered-table-cell/>
          <table:table-cell office:value-type="time" office:time-value="PT8H0M0S" table:number-columns-spanned="2" table:number-rows-spanned="1" table:style-name="ce187">
            <text:p>8:00</text:p>
          </table:table-cell>
          <table:covered-table-cell/>
          <table:table-cell table:number-columns-spanned="2" table:number-rows-spanned="1" table:style-name="ce187"/>
          <table:covered-table-cell/>
          <table:table-cell office:value-type="time" office:time-value="PT8H0M0S" table:style-name="ce188">
            <text:p>8: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content-validation-name="val99" table:style-name="ce189">
            <text:p>Francés</text:p>
          </table:table-cell>
          <table:table-cell table:number-columns-spanned="2" table:number-rows-spanned="1" table:style-name="ce190"/>
          <table:covered-table-cell/>
          <table:table-cell office:value-type="string" table:number-columns-spanned="2" table:number-rows-spanned="1" table:style-name="ce190">
            <text:p>Francés</text:p>
          </table:table-cell>
          <table:covered-table-cell/>
          <table:table-cell table:number-columns-spanned="2" table:number-rows-spanned="1" table:style-name="ce190"/>
          <table:covered-table-cell/>
          <table:table-cell office:value-type="string" table:style-name="ce191">
            <text:p>Francés</text:p>
          </table:table-cell>
          <table:table-cell table:style-name="ce21"/>
          <table:table-cell table:style-name="ce40"/>
          <table:table-cell table:style-name="ce19"/>
          <table:table-cell table:number-columns-repeated="16372"/>
        </table:table-row>
        <table:table-row table:style-name="ro1">
          <table:table-cell office:value-type="string" table:style-name="ce27">
            <text:p>Hora</text:p>
          </table:table-cell>
          <table:table-cell table:style-name="ce186"/>
          <table:table-cell office:value-type="time" office:time-value="PT9H0M0S" table:number-columns-spanned="2" table:number-rows-spanned="1" table:style-name="ce187">
            <text:p>9:00</text:p>
          </table:table-cell>
          <table:covered-table-cell/>
          <table:table-cell table:number-columns-spanned="2" table:number-rows-spanned="1" table:style-name="ce187"/>
          <table:covered-table-cell/>
          <table:table-cell office:value-type="time" office:time-value="PT9H0M0S" table:number-columns-spanned="2" table:number-rows-spanned="1" table:style-name="ce187">
            <text:p>9:00</text:p>
          </table:table-cell>
          <table:covered-table-cell/>
          <table:table-cell table:style-name="ce188"/>
          <table:table-cell office:value-type="string" table:style-name="ce11">
            <text:p>MI</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189"/>
          <table:table-cell office:value-type="string" table:number-columns-spanned="2" table:number-rows-spanned="1" table:style-name="ce190">
            <text:p>Historia del arte</text:p>
          </table:table-cell>
          <table:covered-table-cell/>
          <table:table-cell table:number-columns-spanned="2" table:number-rows-spanned="1" table:style-name="ce190"/>
          <table:covered-table-cell/>
          <table:table-cell office:value-type="string" table:number-columns-spanned="2" table:number-rows-spanned="1" table:style-name="ce190">
            <text:p>Historia del arte</text:p>
          </table:table-cell>
          <table:covered-table-cell/>
          <table:table-cell table:style-name="ce191"/>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string" table:style-name="ce186">
            <text:p>10:00</text:p>
          </table:table-cell>
          <table:table-cell table:number-columns-spanned="2" table:number-rows-spanned="1" table:style-name="ce187"/>
          <table:covered-table-cell/>
          <table:table-cell office:value-type="string" table:number-columns-spanned="2" table:number-rows-spanned="1" table:style-name="ce187">
            <text:p>10:00</text:p>
          </table:table-cell>
          <table:covered-table-cell/>
          <table:table-cell table:number-columns-spanned="2" table:number-rows-spanned="1" table:style-name="ce187"/>
          <table:covered-table-cell/>
          <table:table-cell office:value-type="string" table:style-name="ce192">
            <text:p>10: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style-name="ce189">
            <text:p>Matemáticas</text:p>
          </table:table-cell>
          <table:table-cell table:number-columns-spanned="2" table:number-rows-spanned="1" table:style-name="ce190"/>
          <table:covered-table-cell/>
          <table:table-cell office:value-type="string" table:number-columns-spanned="2" table:number-rows-spanned="1" table:style-name="ce190">
            <text:p>Matemáticas</text:p>
          </table:table-cell>
          <table:covered-table-cell/>
          <table:table-cell table:number-columns-spanned="2" table:number-rows-spanned="1" table:style-name="ce190"/>
          <table:covered-table-cell/>
          <table:table-cell office:value-type="string" table:style-name="ce191">
            <text:p>Matemáticas</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86"/>
          <table:table-cell table:number-columns-spanned="2" table:number-rows-spanned="1" table:style-name="ce187"/>
          <table:covered-table-cell/>
          <table:table-cell table:number-columns-spanned="2" table:number-rows-spanned="1" table:style-name="ce187"/>
          <table:covered-table-cell/>
          <table:table-cell table:number-columns-spanned="2" table:number-rows-spanned="1" table:style-name="ce187"/>
          <table:covered-table-cell/>
          <table:table-cell table:style-name="ce188"/>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89"/>
          <table:table-cell table:number-columns-spanned="2" table:number-rows-spanned="1" table:style-name="ce190"/>
          <table:covered-table-cell/>
          <table:table-cell table:number-columns-spanned="2" table:number-rows-spanned="1" table:style-name="ce190"/>
          <table:covered-table-cell/>
          <table:table-cell table:number-columns-spanned="2" table:number-rows-spanned="1" table:style-name="ce190"/>
          <table:covered-table-cell/>
          <table:table-cell table:style-name="ce193"/>
          <table:table-cell table:style-name="ce21"/>
          <table:table-cell table:style-name="ce40"/>
          <table:table-cell table:style-name="ce55"/>
          <table:table-cell table:number-columns-repeated="16372"/>
        </table:table-row>
        <table:table-row table:style-name="ro1">
          <table:table-cell office:value-type="string" table:style-name="ce27">
            <text:p>Hora</text:p>
          </table:table-cell>
          <table:table-cell table:style-name="ce186"/>
          <table:table-cell table:number-columns-spanned="2" table:number-rows-spanned="1" table:style-name="ce187"/>
          <table:covered-table-cell/>
          <table:table-cell table:number-columns-spanned="2" table:number-rows-spanned="1" table:style-name="ce187"/>
          <table:covered-table-cell/>
          <table:table-cell table:number-columns-spanned="2" table:number-rows-spanned="1" table:style-name="ce187"/>
          <table:covered-table-cell/>
          <table:table-cell table:style-name="ce188"/>
          <table:table-cell office:value-type="string" table:style-name="ce11">
            <text:p>JU</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189"/>
          <table:table-cell table:number-columns-spanned="2" table:number-rows-spanned="1" table:style-name="ce190"/>
          <table:covered-table-cell/>
          <table:table-cell table:number-columns-spanned="2" table:number-rows-spanned="1" table:style-name="ce190"/>
          <table:covered-table-cell/>
          <table:table-cell table:number-columns-spanned="2" table:number-rows-spanned="1" table:style-name="ce190"/>
          <table:covered-table-cell/>
          <table:table-cell table:style-name="ce191"/>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86"/>
          <table:table-cell table:number-columns-spanned="2" table:number-rows-spanned="1" table:style-name="ce187"/>
          <table:covered-table-cell/>
          <table:table-cell table:number-columns-spanned="2" table:number-rows-spanned="1" table:style-name="ce187"/>
          <table:covered-table-cell/>
          <table:table-cell table:number-columns-spanned="2" table:number-rows-spanned="1" table:style-name="ce187"/>
          <table:covered-table-cell/>
          <table:table-cell table:style-name="ce188"/>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89"/>
          <table:table-cell table:number-columns-spanned="2" table:number-rows-spanned="1" table:style-name="ce190"/>
          <table:covered-table-cell/>
          <table:table-cell table:number-columns-spanned="2" table:number-rows-spanned="1" table:style-name="ce190"/>
          <table:covered-table-cell/>
          <table:table-cell table:number-columns-spanned="2" table:number-rows-spanned="1" table:style-name="ce190"/>
          <table:covered-table-cell/>
          <table:table-cell table:style-name="ce191"/>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string" table:style-name="ce186">
            <text:p>14:00</text:p>
          </table:table-cell>
          <table:table-cell table:number-columns-spanned="2" table:number-rows-spanned="1" table:style-name="ce187"/>
          <table:covered-table-cell/>
          <table:table-cell office:value-type="string" table:number-columns-spanned="2" table:number-rows-spanned="1" table:style-name="ce187">
            <text:p>14:00</text:p>
          </table:table-cell>
          <table:covered-table-cell/>
          <table:table-cell table:number-columns-spanned="2" table:number-rows-spanned="1" table:style-name="ce187"/>
          <table:covered-table-cell/>
          <table:table-cell office:value-type="string" table:style-name="ce188">
            <text:p>14: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style-name="ce189">
            <text:p>Inglés</text:p>
          </table:table-cell>
          <table:table-cell table:number-columns-spanned="2" table:number-rows-spanned="1" table:style-name="ce190"/>
          <table:covered-table-cell/>
          <table:table-cell office:value-type="string" table:number-columns-spanned="2" table:number-rows-spanned="1" table:style-name="ce190">
            <text:p>Inglés</text:p>
          </table:table-cell>
          <table:covered-table-cell/>
          <table:table-cell table:number-columns-spanned="2" table:number-rows-spanned="1" table:style-name="ce190"/>
          <table:covered-table-cell/>
          <table:table-cell office:value-type="string" table:style-name="ce191">
            <text:p>Inglés</text:p>
          </table:table-cell>
          <table:table-cell table:style-name="ce21"/>
          <table:table-cell table:style-name="ce40"/>
          <table:table-cell table:style-name="ce55"/>
          <table:table-cell table:number-columns-repeated="16372"/>
        </table:table-row>
        <table:table-row table:style-name="ro1">
          <table:table-cell office:value-type="string" table:style-name="ce27">
            <text:p>Hora</text:p>
          </table:table-cell>
          <table:table-cell table:style-name="ce186"/>
          <table:table-cell table:number-columns-spanned="2" table:number-rows-spanned="1" table:style-name="ce187"/>
          <table:covered-table-cell/>
          <table:table-cell table:number-columns-spanned="2" table:number-rows-spanned="1" table:style-name="ce187"/>
          <table:covered-table-cell/>
          <table:table-cell table:number-columns-spanned="2" table:number-rows-spanned="1" table:style-name="ce187"/>
          <table:covered-table-cell/>
          <table:table-cell table:style-name="ce188"/>
          <table:table-cell office:value-type="string" table:style-name="ce11">
            <text:p>VI</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189"/>
          <table:table-cell table:number-columns-spanned="2" table:number-rows-spanned="1" table:style-name="ce190"/>
          <table:covered-table-cell/>
          <table:table-cell table:number-columns-spanned="2" table:number-rows-spanned="1" table:style-name="ce190"/>
          <table:covered-table-cell/>
          <table:table-cell table:number-columns-spanned="2" table:number-rows-spanned="1" table:style-name="ce190"/>
          <table:covered-table-cell/>
          <table:table-cell table:style-name="ce191"/>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86"/>
          <table:table-cell office:value-type="string" table:number-columns-spanned="2" table:number-rows-spanned="1" table:style-name="ce187">
            <text:p>16:00</text:p>
          </table:table-cell>
          <table:covered-table-cell/>
          <table:table-cell table:number-columns-spanned="2" table:number-rows-spanned="1" table:style-name="ce187"/>
          <table:covered-table-cell/>
          <table:table-cell office:value-type="string" table:number-columns-spanned="2" table:number-rows-spanned="1" table:style-name="ce187">
            <text:p>16:00</text:p>
          </table:table-cell>
          <table:covered-table-cell/>
          <table:table-cell table:style-name="ce188"/>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89"/>
          <table:table-cell office:value-type="string" table:number-columns-spanned="2" table:number-rows-spanned="1" table:style-name="ce190">
            <text:p>Programación</text:p>
          </table:table-cell>
          <table:covered-table-cell/>
          <table:table-cell table:number-columns-spanned="2" table:number-rows-spanned="1" table:style-name="ce190"/>
          <table:covered-table-cell/>
          <table:table-cell office:value-type="string" table:number-columns-spanned="2" table:number-rows-spanned="1" table:style-name="ce190">
            <text:p>Programación</text:p>
          </table:table-cell>
          <table:covered-table-cell/>
          <table:table-cell table:style-name="ce191"/>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186"/>
          <table:table-cell table:number-columns-spanned="2" table:number-rows-spanned="1" table:style-name="ce187"/>
          <table:covered-table-cell/>
          <table:table-cell table:number-columns-spanned="2" table:number-rows-spanned="1" table:style-name="ce187"/>
          <table:covered-table-cell/>
          <table:table-cell table:number-columns-spanned="2" table:number-rows-spanned="1" table:style-name="ce187"/>
          <table:covered-table-cell/>
          <table:table-cell table:style-name="ce188"/>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194"/>
          <table:table-cell table:number-columns-spanned="2" table:number-rows-spanned="1" table:style-name="ce195"/>
          <table:covered-table-cell/>
          <table:table-cell table:number-columns-spanned="2" table:number-rows-spanned="1" table:style-name="ce195"/>
          <table:covered-table-cell/>
          <table:table-cell table:number-columns-spanned="2" table:number-rows-spanned="1" table:style-name="ce195"/>
          <table:covered-table-cell/>
          <table:table-cell table:style-name="ce196"/>
          <table:table-cell table:style-name="ce11"/>
          <table:table-cell table:style-name="ce47"/>
          <table:table-cell table:style-name="ce56"/>
          <table:table-cell table:number-columns-repeated="16372"/>
        </table:table-row>
        <table:table-row table:number-rows-repeated="1048545" table:style-name="ro1">
          <table:table-cell table:number-columns-repeated="16384"/>
        </table:table-row>
        <table:named-expressions>
          <table:named-range table:name="AssignmentDays" table:cell-range-address="Ago.$K$2:Ago.$K$31" table:base-cell-address="Ago.$A$1"/>
          <table:named-range table:name="ImportantDatesTable" table:cell-range-address="Ago.$K$2:Ago.$L$6" table:base-cell-address="Ago.$A$1"/>
        </table:named-expressions>
      </table:table>
      <table:table table:name="Sep" table:style-name="ta1">
        <table:table-column table:style-name="co1" table:default-cell-style-name="ce2"/>
        <table:table-column table:style-name="co2" table:default-cell-style-name="ce18"/>
        <table:table-column table:style-name="co3" table:number-columns-repeated="6" table:default-cell-style-name="ce2"/>
        <table:table-column table:style-name="co2" table:default-cell-style-name="ce2"/>
        <table:table-column table:style-name="co3" table:default-cell-style-name="ce18"/>
        <table:table-column table:style-name="co3" table:default-cell-style-name="ce3"/>
        <table:table-column table:style-name="co4" table:default-cell-style-name="ce2"/>
        <table:table-column table:style-name="co1" table:default-cell-style-name="ce1"/>
        <table:table-column table:style-name="co5" table:number-columns-repeated="16371" table:default-cell-style-name="ce1"/>
        <table:table-row table:style-name="ro1">
          <table:table-cell table:content-validation-name="val110" table:style-name="ce18"/>
          <table:table-cell office:value-type="float" office:value="2019" table:formula="of:=$$AñoCalendario" table:content-validation-name="val111" table:style-name="ce13">
            <text:p>2019</text:p>
          </table:table-cell>
          <table:table-cell table:number-columns-repeated="7" table:style-name="ce2"/>
          <table:table-cell office:value-type="string" table:content-validation-name="val113" table:style-name="ce20">
            <text:p>Día de la semana</text:p>
          </table:table-cell>
          <table:table-cell office:value-type="string" table:content-validation-name="val115" table:style-name="ce20">
            <text:p>día de calendario</text:p>
          </table:table-cell>
          <table:table-cell office:value-type="string" table:content-validation-name="val114" table:style-name="ce12">
            <text:p>TAREAS</text:p>
          </table:table-cell>
          <table:table-cell table:number-columns-repeated="16372"/>
        </table:table-row>
        <table:table-row table:style-name="ro1">
          <table:table-cell table:style-name="ce14"/>
          <table:table-cell office:value-type="string" table:content-validation-name="val112" table:style-name="ce24">
            <text:p>SEP</text:p>
          </table:table-cell>
          <table:table-cell office:value-type="string" table:content-validation-name="val109" table:style-name="ce8">
            <text:p>LU</text:p>
          </table:table-cell>
          <table:table-cell office:value-type="string" table:style-name="ce8">
            <text:p>MA</text:p>
          </table:table-cell>
          <table:table-cell office:value-type="string" table:style-name="ce8">
            <text:p>MI</text:p>
          </table:table-cell>
          <table:table-cell office:value-type="string" table:style-name="ce8">
            <text:p>JU</text:p>
          </table:table-cell>
          <table:table-cell office:value-type="string" table:style-name="ce8">
            <text:p>VI</text:p>
          </table:table-cell>
          <table:table-cell office:value-type="string" table:style-name="ce8">
            <text:p>SÁ</text:p>
          </table:table-cell>
          <table:table-cell office:value-type="string" table:style-name="ce8">
            <text:p>DO</text:p>
          </table:table-cell>
          <table:table-cell office:value-type="string" table:style-name="ce11">
            <text:p>LU</text:p>
          </table:table-cell>
          <table:table-cell table:style-name="ce47"/>
          <table:table-cell table:style-name="ce54"/>
          <table:table-cell table:number-columns-repeated="16372"/>
        </table:table-row>
        <table:table-row table:style-name="ro1">
          <table:table-cell table:style-name="ce14"/>
          <table:table-cell table:style-name="ce18"/>
          <table:table-cell office:value-type="date" office:date-value="2019-08-26T00:00:00" table:formula="of:=IF(DAY($$SepDom1)=1;$$SepDom1-6;$$SepDom1+1)" table:content-validation-name="val108" table:style-name="ce197">
            <text:p>26</text:p>
          </table:table-cell>
          <table:table-cell office:value-type="date" office:date-value="2019-08-27T00:00:00" table:formula="of:=IF(DAY($$SepDom1)=1;$$SepDom1-5;$$SepDom1+2)" table:style-name="ce197">
            <text:p>27</text:p>
          </table:table-cell>
          <table:table-cell office:value-type="date" office:date-value="2019-08-28T00:00:00" table:formula="of:=IF(DAY($$SepDom1)=1;$$SepDom1-4;$$SepDom1+3)" table:style-name="ce197">
            <text:p>28</text:p>
          </table:table-cell>
          <table:table-cell office:value-type="date" office:date-value="2019-08-29T00:00:00" table:formula="of:=IF(DAY($$SepDom1)=1;$$SepDom1-3;$$SepDom1+4)" table:style-name="ce197">
            <text:p>29</text:p>
          </table:table-cell>
          <table:table-cell office:value-type="date" office:date-value="2019-08-30T00:00:00" table:formula="of:=IF(DAY($$SepDom1)=1;$$SepDom1-2;$$SepDom1+5)" table:style-name="ce197">
            <text:p>30</text:p>
          </table:table-cell>
          <table:table-cell office:value-type="date" office:date-value="2019-08-31T00:00:00" table:formula="of:=IF(DAY($$SepDom1)=1;$$SepDom1-1;$$SepDom1+6)" table:style-name="ce197">
            <text:p>31</text:p>
          </table:table-cell>
          <table:table-cell office:value-type="date" office:date-value="2019-09-01T00:00:00" table:formula="of:=IF(DAY($$SepDom1)=1;$$SepDom1;$$SepDom1+7)" table:style-name="ce198">
            <text:p>1</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9-02T00:00:00" table:formula="of:=IF(DAY($$SepDom1)=1;$$SepDom1+1;$$SepDom1+8)" table:style-name="ce198">
            <text:p>2</text:p>
          </table:table-cell>
          <table:table-cell office:value-type="date" office:date-value="2019-09-03T00:00:00" table:formula="of:=IF(DAY($$SepDom1)=1;$$SepDom1+2;$$SepDom1+9)" table:style-name="ce198">
            <text:p>3</text:p>
          </table:table-cell>
          <table:table-cell office:value-type="date" office:date-value="2019-09-04T00:00:00" table:formula="of:=IF(DAY($$SepDom1)=1;$$SepDom1+3;$$SepDom1+10)" table:style-name="ce198">
            <text:p>4</text:p>
          </table:table-cell>
          <table:table-cell office:value-type="date" office:date-value="2019-09-05T00:00:00" table:formula="of:=IF(DAY($$SepDom1)=1;$$SepDom1+4;$$SepDom1+11)" table:style-name="ce198">
            <text:p>5</text:p>
          </table:table-cell>
          <table:table-cell office:value-type="date" office:date-value="2019-09-06T00:00:00" table:formula="of:=IF(DAY($$SepDom1)=1;$$SepDom1+5;$$SepDom1+12)" table:style-name="ce198">
            <text:p>6</text:p>
          </table:table-cell>
          <table:table-cell office:value-type="date" office:date-value="2019-09-07T00:00:00" table:formula="of:=IF(DAY($$SepDom1)=1;$$SepDom1+6;$$SepDom1+13)" table:style-name="ce198">
            <text:p>7</text:p>
          </table:table-cell>
          <table:table-cell office:value-type="date" office:date-value="2019-09-08T00:00:00" table:formula="of:=IF(DAY($$SepDom1)=1;$$SepDom1+7;$$SepDom1+14)" table:style-name="ce198">
            <text:p>8</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9-09T00:00:00" table:formula="of:=IF(DAY($$SepDom1)=1;$$SepDom1+8;$$SepDom1+15)" table:style-name="ce198">
            <text:p>9</text:p>
          </table:table-cell>
          <table:table-cell office:value-type="date" office:date-value="2019-09-10T00:00:00" table:formula="of:=IF(DAY($$SepDom1)=1;$$SepDom1+9;$$SepDom1+16)" table:style-name="ce198">
            <text:p>10</text:p>
          </table:table-cell>
          <table:table-cell office:value-type="date" office:date-value="2019-09-11T00:00:00" table:formula="of:=IF(DAY($$SepDom1)=1;$$SepDom1+10;$$SepDom1+17)" table:style-name="ce198">
            <text:p>11</text:p>
          </table:table-cell>
          <table:table-cell office:value-type="date" office:date-value="2019-09-12T00:00:00" table:formula="of:=IF(DAY($$SepDom1)=1;$$SepDom1+11;$$SepDom1+18)" table:style-name="ce198">
            <text:p>12</text:p>
          </table:table-cell>
          <table:table-cell office:value-type="date" office:date-value="2019-09-13T00:00:00" table:formula="of:=IF(DAY($$SepDom1)=1;$$SepDom1+12;$$SepDom1+19)" table:style-name="ce198">
            <text:p>13</text:p>
          </table:table-cell>
          <table:table-cell office:value-type="date" office:date-value="2019-09-14T00:00:00" table:formula="of:=IF(DAY($$SepDom1)=1;$$SepDom1+13;$$SepDom1+20)" table:style-name="ce198">
            <text:p>14</text:p>
          </table:table-cell>
          <table:table-cell office:value-type="date" office:date-value="2019-09-15T00:00:00" table:formula="of:=IF(DAY($$SepDom1)=1;$$SepDom1+14;$$SepDom1+21)" table:style-name="ce198">
            <text:p>15</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9-16T00:00:00" table:formula="of:=IF(DAY($$SepDom1)=1;$$SepDom1+15;$$SepDom1+22)" table:style-name="ce198">
            <text:p>16</text:p>
          </table:table-cell>
          <table:table-cell office:value-type="date" office:date-value="2019-09-17T00:00:00" table:formula="of:=IF(DAY($$SepDom1)=1;$$SepDom1+16;$$SepDom1+23)" table:style-name="ce198">
            <text:p>17</text:p>
          </table:table-cell>
          <table:table-cell office:value-type="date" office:date-value="2019-09-18T00:00:00" table:formula="of:=IF(DAY($$SepDom1)=1;$$SepDom1+17;$$SepDom1+24)" table:style-name="ce198">
            <text:p>18</text:p>
          </table:table-cell>
          <table:table-cell office:value-type="date" office:date-value="2019-09-19T00:00:00" table:formula="of:=IF(DAY($$SepDom1)=1;$$SepDom1+18;$$SepDom1+25)" table:style-name="ce198">
            <text:p>19</text:p>
          </table:table-cell>
          <table:table-cell office:value-type="date" office:date-value="2019-09-20T00:00:00" table:formula="of:=IF(DAY($$SepDom1)=1;$$SepDom1+19;$$SepDom1+26)" table:style-name="ce198">
            <text:p>20</text:p>
          </table:table-cell>
          <table:table-cell office:value-type="date" office:date-value="2019-09-21T00:00:00" table:formula="of:=IF(DAY($$SepDom1)=1;$$SepDom1+20;$$SepDom1+27)" table:style-name="ce198">
            <text:p>21</text:p>
          </table:table-cell>
          <table:table-cell office:value-type="date" office:date-value="2019-09-22T00:00:00" table:formula="of:=IF(DAY($$SepDom1)=1;$$SepDom1+21;$$SepDom1+28)" table:style-name="ce198">
            <text:p>22</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09-23T00:00:00" table:formula="of:=IF(DAY($$SepDom1)=1;$$SepDom1+22;$$SepDom1+29)" table:style-name="ce199">
            <text:p>23</text:p>
          </table:table-cell>
          <table:table-cell office:value-type="date" office:date-value="2019-09-24T00:00:00" table:formula="of:=IF(DAY($$SepDom1)=1;$$SepDom1+23;$$SepDom1+30)" table:style-name="ce199">
            <text:p>24</text:p>
          </table:table-cell>
          <table:table-cell office:value-type="date" office:date-value="2019-09-25T00:00:00" table:formula="of:=IF(DAY($$SepDom1)=1;$$SepDom1+24;$$SepDom1+31)" table:style-name="ce199">
            <text:p>25</text:p>
          </table:table-cell>
          <table:table-cell office:value-type="date" office:date-value="2019-09-26T00:00:00" table:formula="of:=IF(DAY($$SepDom1)=1;$$SepDom1+25;$$SepDom1+32)" table:style-name="ce199">
            <text:p>26</text:p>
          </table:table-cell>
          <table:table-cell office:value-type="date" office:date-value="2019-09-27T00:00:00" table:formula="of:=IF(DAY($$SepDom1)=1;$$SepDom1+26;$$SepDom1+33)" table:style-name="ce199">
            <text:p>27</text:p>
          </table:table-cell>
          <table:table-cell office:value-type="date" office:date-value="2019-09-28T00:00:00" table:formula="of:=IF(DAY($$SepDom1)=1;$$SepDom1+27;$$SepDom1+34)" table:style-name="ce199">
            <text:p>28</text:p>
          </table:table-cell>
          <table:table-cell office:value-type="date" office:date-value="2019-09-29T00:00:00" table:formula="of:=IF(DAY($$SepDom1)=1;$$SepDom1+28;$$SepDom1+35)" table:style-name="ce199">
            <text:p>29</text:p>
          </table:table-cell>
          <table:table-cell table:style-name="ce21"/>
          <table:table-cell table:style-name="ce40"/>
          <table:table-cell table:style-name="ce19"/>
          <table:table-cell table:number-columns-repeated="16372"/>
        </table:table-row>
        <table:table-row table:style-name="ro1">
          <table:table-cell table:style-name="ce14"/>
          <table:table-cell table:style-name="ce19"/>
          <table:table-cell office:value-type="date" office:date-value="2019-09-30T00:00:00" table:formula="of:=IF(DAY($$SepDom1)=1;$$SepDom1+29;$$SepDom1+36)" table:content-validation-name="val107" table:style-name="ce199">
            <text:p>30</text:p>
          </table:table-cell>
          <table:table-cell office:value-type="date" office:date-value="2019-10-01T00:00:00" table:formula="of:=IF(DAY($$SepDom1)=1;$$SepDom1+30;$$SepDom1+37)" table:style-name="ce199">
            <text:p>1</text:p>
          </table:table-cell>
          <table:table-cell office:value-type="date" office:date-value="2019-10-02T00:00:00" table:formula="of:=IF(DAY($$SepDom1)=1;$$SepDom1+31;$$SepDom1+38)" table:style-name="ce199">
            <text:p>2</text:p>
          </table:table-cell>
          <table:table-cell office:value-type="date" office:date-value="2019-10-03T00:00:00" table:formula="of:=IF(DAY($$SepDom1)=1;$$SepDom1+32;$$SepDom1+39)" table:style-name="ce199">
            <text:p>3</text:p>
          </table:table-cell>
          <table:table-cell office:value-type="date" office:date-value="2019-10-04T00:00:00" table:formula="of:=IF(DAY($$SepDom1)=1;$$SepDom1+33;$$SepDom1+40)" table:style-name="ce199">
            <text:p>4</text:p>
          </table:table-cell>
          <table:table-cell office:value-type="date" office:date-value="2019-10-05T00:00:00" table:formula="of:=IF(DAY($$SepDom1)=1;$$SepDom1+34;$$SepDom1+41)" table:style-name="ce199">
            <text:p>5</text:p>
          </table:table-cell>
          <table:table-cell office:value-type="date" office:date-value="2019-10-06T00:00:00" table:formula="of:=IF(DAY($$SepDom1)=1;$$SepDom1+35;$$SepDom1+42)" table:style-name="ce199">
            <text:p>6</text:p>
          </table:table-cell>
          <table:table-cell office:value-type="string" table:style-name="ce11">
            <text:p>MA</text:p>
          </table:table-cell>
          <table:table-cell table:style-name="ce42"/>
          <table:table-cell table:style-name="ce54"/>
          <table:table-cell table:number-columns-repeated="16372"/>
        </table:table-row>
        <table:table-row table:style-name="ro1">
          <table:table-cell table:style-name="ce14"/>
          <table:table-cell table:style-name="ce18"/>
          <table:table-cell table:number-columns-repeated="7" table:style-name="ce5"/>
          <table:table-cell table:style-name="ce11"/>
          <table:table-cell table:style-name="ce41"/>
          <table:table-cell table:style-name="ce54"/>
          <table:table-cell table:number-columns-repeated="16372"/>
        </table:table-row>
        <table:table-row table:style-name="ro1">
          <table:table-cell table:style-name="ce14"/>
          <table:table-cell office:value-type="string" table:content-validation-name="val117" table:style-name="ce17">
            <text:p>PROGRAMACIÓN SEMANAL</text:p>
          </table:table-cell>
          <table:table-cell table:number-columns-repeated="7" table:style-name="ce10"/>
          <table:table-cell table:style-name="ce11"/>
          <table:table-cell table:style-name="ce41"/>
          <table:table-cell table:style-name="ce54"/>
          <table:table-cell table:number-columns-repeated="16372"/>
        </table:table-row>
        <table:table-row table:style-name="ro1">
          <table:table-cell office:value-type="string" table:style-name="ce27">
            <text:p>Día de la semana</text:p>
          </table:table-cell>
          <table:table-cell office:value-type="string" table:content-validation-name="val116" table:style-name="ce26">
            <text:p>LU</text:p>
          </table:table-cell>
          <table:table-cell office:value-type="string" table:number-columns-spanned="2" table:number-rows-spanned="1" table:style-name="ce79">
            <text:p>MA</text:p>
          </table:table-cell>
          <table:covered-table-cell/>
          <table:table-cell office:value-type="string" table:number-columns-spanned="2" table:number-rows-spanned="1" table:style-name="ce79">
            <text:p>MI</text:p>
          </table:table-cell>
          <table:covered-table-cell/>
          <table:table-cell office:value-type="string" table:number-columns-spanned="2" table:number-rows-spanned="1" table:style-name="ce79">
            <text:p>JU</text:p>
          </table:table-cell>
          <table:covered-table-cell/>
          <table:table-cell office:value-type="string" table:style-name="ce4">
            <text:p>VI</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time" office:time-value="PT8H0M0S" table:content-validation-name="val106" table:style-name="ce200">
            <text:p>8:00</text:p>
          </table:table-cell>
          <table:table-cell table:number-columns-spanned="2" table:number-rows-spanned="1" table:style-name="ce201"/>
          <table:covered-table-cell/>
          <table:table-cell office:value-type="time" office:time-value="PT8H0M0S" table:number-columns-spanned="2" table:number-rows-spanned="1" table:style-name="ce201">
            <text:p>8:00</text:p>
          </table:table-cell>
          <table:covered-table-cell/>
          <table:table-cell table:number-columns-spanned="2" table:number-rows-spanned="1" table:style-name="ce201"/>
          <table:covered-table-cell/>
          <table:table-cell office:value-type="time" office:time-value="PT8H0M0S" table:style-name="ce202">
            <text:p>8: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content-validation-name="val105" table:style-name="ce203">
            <text:p>Francés</text:p>
          </table:table-cell>
          <table:table-cell table:number-columns-spanned="2" table:number-rows-spanned="1" table:style-name="ce204"/>
          <table:covered-table-cell/>
          <table:table-cell office:value-type="string" table:number-columns-spanned="2" table:number-rows-spanned="1" table:style-name="ce204">
            <text:p>Francés</text:p>
          </table:table-cell>
          <table:covered-table-cell/>
          <table:table-cell table:number-columns-spanned="2" table:number-rows-spanned="1" table:style-name="ce204"/>
          <table:covered-table-cell/>
          <table:table-cell office:value-type="string" table:style-name="ce205">
            <text:p>Francés</text:p>
          </table:table-cell>
          <table:table-cell table:style-name="ce21"/>
          <table:table-cell table:style-name="ce40"/>
          <table:table-cell table:style-name="ce19"/>
          <table:table-cell table:number-columns-repeated="16372"/>
        </table:table-row>
        <table:table-row table:style-name="ro1">
          <table:table-cell office:value-type="string" table:style-name="ce27">
            <text:p>Hora</text:p>
          </table:table-cell>
          <table:table-cell table:style-name="ce200"/>
          <table:table-cell office:value-type="time" office:time-value="PT9H0M0S" table:number-columns-spanned="2" table:number-rows-spanned="1" table:style-name="ce201">
            <text:p>9:00</text:p>
          </table:table-cell>
          <table:covered-table-cell/>
          <table:table-cell table:number-columns-spanned="2" table:number-rows-spanned="1" table:style-name="ce201"/>
          <table:covered-table-cell/>
          <table:table-cell office:value-type="time" office:time-value="PT9H0M0S" table:number-columns-spanned="2" table:number-rows-spanned="1" table:style-name="ce201">
            <text:p>9:00</text:p>
          </table:table-cell>
          <table:covered-table-cell/>
          <table:table-cell table:style-name="ce202"/>
          <table:table-cell office:value-type="string" table:style-name="ce11">
            <text:p>MI</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203"/>
          <table:table-cell office:value-type="string" table:number-columns-spanned="2" table:number-rows-spanned="1" table:style-name="ce204">
            <text:p>Historia del arte</text:p>
          </table:table-cell>
          <table:covered-table-cell/>
          <table:table-cell table:number-columns-spanned="2" table:number-rows-spanned="1" table:style-name="ce204"/>
          <table:covered-table-cell/>
          <table:table-cell office:value-type="string" table:number-columns-spanned="2" table:number-rows-spanned="1" table:style-name="ce204">
            <text:p>Historia del arte</text:p>
          </table:table-cell>
          <table:covered-table-cell/>
          <table:table-cell table:style-name="ce205"/>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string" table:style-name="ce200">
            <text:p>10:00</text:p>
          </table:table-cell>
          <table:table-cell table:number-columns-spanned="2" table:number-rows-spanned="1" table:style-name="ce201"/>
          <table:covered-table-cell/>
          <table:table-cell office:value-type="string" table:number-columns-spanned="2" table:number-rows-spanned="1" table:style-name="ce201">
            <text:p>10:00</text:p>
          </table:table-cell>
          <table:covered-table-cell/>
          <table:table-cell table:number-columns-spanned="2" table:number-rows-spanned="1" table:style-name="ce201"/>
          <table:covered-table-cell/>
          <table:table-cell office:value-type="string" table:style-name="ce207">
            <text:p>10: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style-name="ce203">
            <text:p>Matemáticas</text:p>
          </table:table-cell>
          <table:table-cell table:number-columns-spanned="2" table:number-rows-spanned="1" table:style-name="ce204"/>
          <table:covered-table-cell/>
          <table:table-cell office:value-type="string" table:number-columns-spanned="2" table:number-rows-spanned="1" table:style-name="ce204">
            <text:p>Matemáticas</text:p>
          </table:table-cell>
          <table:covered-table-cell/>
          <table:table-cell table:number-columns-spanned="2" table:number-rows-spanned="1" table:style-name="ce204"/>
          <table:covered-table-cell/>
          <table:table-cell office:value-type="string" table:style-name="ce205">
            <text:p>Matemáticas</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200"/>
          <table:table-cell table:number-columns-spanned="2" table:number-rows-spanned="1" table:style-name="ce201"/>
          <table:covered-table-cell/>
          <table:table-cell table:number-columns-spanned="2" table:number-rows-spanned="1" table:style-name="ce201"/>
          <table:covered-table-cell/>
          <table:table-cell table:number-columns-spanned="2" table:number-rows-spanned="1" table:style-name="ce201"/>
          <table:covered-table-cell/>
          <table:table-cell table:style-name="ce202"/>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203"/>
          <table:table-cell table:number-columns-spanned="2" table:number-rows-spanned="1" table:style-name="ce204"/>
          <table:covered-table-cell/>
          <table:table-cell table:number-columns-spanned="2" table:number-rows-spanned="1" table:style-name="ce204"/>
          <table:covered-table-cell/>
          <table:table-cell table:number-columns-spanned="2" table:number-rows-spanned="1" table:style-name="ce204"/>
          <table:covered-table-cell/>
          <table:table-cell table:style-name="ce206"/>
          <table:table-cell table:style-name="ce21"/>
          <table:table-cell table:style-name="ce40"/>
          <table:table-cell table:style-name="ce55"/>
          <table:table-cell table:number-columns-repeated="16372"/>
        </table:table-row>
        <table:table-row table:style-name="ro1">
          <table:table-cell office:value-type="string" table:style-name="ce27">
            <text:p>Hora</text:p>
          </table:table-cell>
          <table:table-cell table:style-name="ce200"/>
          <table:table-cell table:number-columns-spanned="2" table:number-rows-spanned="1" table:style-name="ce201"/>
          <table:covered-table-cell/>
          <table:table-cell table:number-columns-spanned="2" table:number-rows-spanned="1" table:style-name="ce201"/>
          <table:covered-table-cell/>
          <table:table-cell table:number-columns-spanned="2" table:number-rows-spanned="1" table:style-name="ce201"/>
          <table:covered-table-cell/>
          <table:table-cell table:style-name="ce202"/>
          <table:table-cell office:value-type="string" table:style-name="ce11">
            <text:p>JU</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203"/>
          <table:table-cell table:number-columns-spanned="2" table:number-rows-spanned="1" table:style-name="ce204"/>
          <table:covered-table-cell/>
          <table:table-cell table:number-columns-spanned="2" table:number-rows-spanned="1" table:style-name="ce204"/>
          <table:covered-table-cell/>
          <table:table-cell table:number-columns-spanned="2" table:number-rows-spanned="1" table:style-name="ce204"/>
          <table:covered-table-cell/>
          <table:table-cell table:style-name="ce205"/>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200"/>
          <table:table-cell table:number-columns-spanned="2" table:number-rows-spanned="1" table:style-name="ce201"/>
          <table:covered-table-cell/>
          <table:table-cell table:number-columns-spanned="2" table:number-rows-spanned="1" table:style-name="ce201"/>
          <table:covered-table-cell/>
          <table:table-cell table:number-columns-spanned="2" table:number-rows-spanned="1" table:style-name="ce201"/>
          <table:covered-table-cell/>
          <table:table-cell table:style-name="ce202"/>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203"/>
          <table:table-cell table:number-columns-spanned="2" table:number-rows-spanned="1" table:style-name="ce204"/>
          <table:covered-table-cell/>
          <table:table-cell table:number-columns-spanned="2" table:number-rows-spanned="1" table:style-name="ce204"/>
          <table:covered-table-cell/>
          <table:table-cell table:number-columns-spanned="2" table:number-rows-spanned="1" table:style-name="ce204"/>
          <table:covered-table-cell/>
          <table:table-cell table:style-name="ce205"/>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string" table:style-name="ce200">
            <text:p>14:00</text:p>
          </table:table-cell>
          <table:table-cell table:number-columns-spanned="2" table:number-rows-spanned="1" table:style-name="ce201"/>
          <table:covered-table-cell/>
          <table:table-cell office:value-type="string" table:number-columns-spanned="2" table:number-rows-spanned="1" table:style-name="ce201">
            <text:p>14:00</text:p>
          </table:table-cell>
          <table:covered-table-cell/>
          <table:table-cell table:number-columns-spanned="2" table:number-rows-spanned="1" table:style-name="ce201"/>
          <table:covered-table-cell/>
          <table:table-cell office:value-type="string" table:style-name="ce202">
            <text:p>14: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style-name="ce203">
            <text:p>Inglés</text:p>
          </table:table-cell>
          <table:table-cell table:number-columns-spanned="2" table:number-rows-spanned="1" table:style-name="ce204"/>
          <table:covered-table-cell/>
          <table:table-cell office:value-type="string" table:number-columns-spanned="2" table:number-rows-spanned="1" table:style-name="ce204">
            <text:p>Inglés</text:p>
          </table:table-cell>
          <table:covered-table-cell/>
          <table:table-cell table:number-columns-spanned="2" table:number-rows-spanned="1" table:style-name="ce204"/>
          <table:covered-table-cell/>
          <table:table-cell office:value-type="string" table:style-name="ce205">
            <text:p>Inglés</text:p>
          </table:table-cell>
          <table:table-cell table:style-name="ce21"/>
          <table:table-cell table:style-name="ce40"/>
          <table:table-cell table:style-name="ce55"/>
          <table:table-cell table:number-columns-repeated="16372"/>
        </table:table-row>
        <table:table-row table:style-name="ro1">
          <table:table-cell office:value-type="string" table:style-name="ce27">
            <text:p>Hora</text:p>
          </table:table-cell>
          <table:table-cell table:style-name="ce200"/>
          <table:table-cell table:number-columns-spanned="2" table:number-rows-spanned="1" table:style-name="ce201"/>
          <table:covered-table-cell/>
          <table:table-cell table:number-columns-spanned="2" table:number-rows-spanned="1" table:style-name="ce201"/>
          <table:covered-table-cell/>
          <table:table-cell table:number-columns-spanned="2" table:number-rows-spanned="1" table:style-name="ce201"/>
          <table:covered-table-cell/>
          <table:table-cell table:style-name="ce202"/>
          <table:table-cell office:value-type="string" table:style-name="ce11">
            <text:p>VI</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203"/>
          <table:table-cell table:number-columns-spanned="2" table:number-rows-spanned="1" table:style-name="ce204"/>
          <table:covered-table-cell/>
          <table:table-cell table:number-columns-spanned="2" table:number-rows-spanned="1" table:style-name="ce204"/>
          <table:covered-table-cell/>
          <table:table-cell table:number-columns-spanned="2" table:number-rows-spanned="1" table:style-name="ce204"/>
          <table:covered-table-cell/>
          <table:table-cell table:style-name="ce205"/>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200"/>
          <table:table-cell office:value-type="string" table:number-columns-spanned="2" table:number-rows-spanned="1" table:style-name="ce201">
            <text:p>16:00</text:p>
          </table:table-cell>
          <table:covered-table-cell/>
          <table:table-cell table:number-columns-spanned="2" table:number-rows-spanned="1" table:style-name="ce201"/>
          <table:covered-table-cell/>
          <table:table-cell office:value-type="string" table:number-columns-spanned="2" table:number-rows-spanned="1" table:style-name="ce201">
            <text:p>16:00</text:p>
          </table:table-cell>
          <table:covered-table-cell/>
          <table:table-cell table:style-name="ce202"/>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203"/>
          <table:table-cell office:value-type="string" table:number-columns-spanned="2" table:number-rows-spanned="1" table:style-name="ce204">
            <text:p>Programación</text:p>
          </table:table-cell>
          <table:covered-table-cell/>
          <table:table-cell table:number-columns-spanned="2" table:number-rows-spanned="1" table:style-name="ce204"/>
          <table:covered-table-cell/>
          <table:table-cell office:value-type="string" table:number-columns-spanned="2" table:number-rows-spanned="1" table:style-name="ce204">
            <text:p>Programación</text:p>
          </table:table-cell>
          <table:covered-table-cell/>
          <table:table-cell table:style-name="ce205"/>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200"/>
          <table:table-cell table:number-columns-spanned="2" table:number-rows-spanned="1" table:style-name="ce201"/>
          <table:covered-table-cell/>
          <table:table-cell table:number-columns-spanned="2" table:number-rows-spanned="1" table:style-name="ce201"/>
          <table:covered-table-cell/>
          <table:table-cell table:number-columns-spanned="2" table:number-rows-spanned="1" table:style-name="ce201"/>
          <table:covered-table-cell/>
          <table:table-cell table:style-name="ce202"/>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208"/>
          <table:table-cell table:number-columns-spanned="2" table:number-rows-spanned="1" table:style-name="ce209"/>
          <table:covered-table-cell/>
          <table:table-cell table:number-columns-spanned="2" table:number-rows-spanned="1" table:style-name="ce209"/>
          <table:covered-table-cell/>
          <table:table-cell table:number-columns-spanned="2" table:number-rows-spanned="1" table:style-name="ce209"/>
          <table:covered-table-cell/>
          <table:table-cell table:style-name="ce210"/>
          <table:table-cell table:style-name="ce11"/>
          <table:table-cell table:style-name="ce47"/>
          <table:table-cell table:style-name="ce56"/>
          <table:table-cell table:number-columns-repeated="16372"/>
        </table:table-row>
        <table:table-row table:number-rows-repeated="1048545" table:style-name="ro1">
          <table:table-cell table:number-columns-repeated="16384"/>
        </table:table-row>
        <table:named-expressions>
          <table:named-range table:name="AssignmentDays" table:cell-range-address="Sep.$K$2:Sep.$K$31" table:base-cell-address="Sep.$A$1"/>
          <table:named-range table:name="ImportantDatesTable" table:cell-range-address="Sep.$K$2:Sep.$L$6" table:base-cell-address="Sep.$A$1"/>
        </table:named-expressions>
      </table:table>
      <table:table table:name="Oct" table:style-name="ta1">
        <table:table-column table:style-name="co1" table:default-cell-style-name="ce2"/>
        <table:table-column table:style-name="co2" table:default-cell-style-name="ce18"/>
        <table:table-column table:style-name="co3" table:number-columns-repeated="6" table:default-cell-style-name="ce2"/>
        <table:table-column table:style-name="co2" table:default-cell-style-name="ce2"/>
        <table:table-column table:style-name="co3" table:default-cell-style-name="ce18"/>
        <table:table-column table:style-name="co3" table:default-cell-style-name="ce3"/>
        <table:table-column table:style-name="co4" table:default-cell-style-name="ce2"/>
        <table:table-column table:style-name="co1" table:default-cell-style-name="ce1"/>
        <table:table-column table:style-name="co5" table:number-columns-repeated="16371" table:default-cell-style-name="ce1"/>
        <table:table-row table:style-name="ro1">
          <table:table-cell table:content-validation-name="val120" table:style-name="ce18"/>
          <table:table-cell office:value-type="float" office:value="2019" table:formula="of:=$$AñoCalendario" table:content-validation-name="val119" table:style-name="ce13">
            <text:p>2019</text:p>
          </table:table-cell>
          <table:table-cell table:number-columns-repeated="7" table:style-name="ce2"/>
          <table:table-cell office:value-type="string" table:content-validation-name="val126" table:style-name="ce20">
            <text:p>Día de la semana</text:p>
          </table:table-cell>
          <table:table-cell office:value-type="string" table:content-validation-name="val128" table:style-name="ce20">
            <text:p>día de calendario</text:p>
          </table:table-cell>
          <table:table-cell office:value-type="string" table:content-validation-name="val127" table:style-name="ce12">
            <text:p>TAREAS</text:p>
          </table:table-cell>
          <table:table-cell table:number-columns-repeated="16372"/>
        </table:table-row>
        <table:table-row table:style-name="ro1">
          <table:table-cell table:style-name="ce14"/>
          <table:table-cell office:value-type="string" table:content-validation-name="val118" table:style-name="ce24">
            <text:p>OCT</text:p>
          </table:table-cell>
          <table:table-cell office:value-type="string" table:content-validation-name="val121" table:style-name="ce8">
            <text:p>LU</text:p>
          </table:table-cell>
          <table:table-cell office:value-type="string" table:style-name="ce8">
            <text:p>MA</text:p>
          </table:table-cell>
          <table:table-cell office:value-type="string" table:style-name="ce8">
            <text:p>MI</text:p>
          </table:table-cell>
          <table:table-cell office:value-type="string" table:style-name="ce8">
            <text:p>JU</text:p>
          </table:table-cell>
          <table:table-cell office:value-type="string" table:style-name="ce8">
            <text:p>VI</text:p>
          </table:table-cell>
          <table:table-cell office:value-type="string" table:style-name="ce8">
            <text:p>SÁ</text:p>
          </table:table-cell>
          <table:table-cell office:value-type="string" table:style-name="ce8">
            <text:p>DO</text:p>
          </table:table-cell>
          <table:table-cell office:value-type="string" table:style-name="ce11">
            <text:p>LU</text:p>
          </table:table-cell>
          <table:table-cell table:style-name="ce47"/>
          <table:table-cell table:style-name="ce54"/>
          <table:table-cell table:number-columns-repeated="16372"/>
        </table:table-row>
        <table:table-row table:style-name="ro1">
          <table:table-cell table:style-name="ce14"/>
          <table:table-cell table:style-name="ce18"/>
          <table:table-cell office:value-type="date" office:date-value="2019-09-30T00:00:00" table:formula="of:=IF(DAY($$OctDom1)=1;$$OctDom1-6;$$OctDom1+1)" table:content-validation-name="val122" table:style-name="ce211">
            <text:p>30</text:p>
          </table:table-cell>
          <table:table-cell office:value-type="date" office:date-value="2019-10-01T00:00:00" table:formula="of:=IF(DAY($$OctDom1)=1;$$OctDom1-5;$$OctDom1+2)" table:style-name="ce211">
            <text:p>1</text:p>
          </table:table-cell>
          <table:table-cell office:value-type="date" office:date-value="2019-10-02T00:00:00" table:formula="of:=IF(DAY($$OctDom1)=1;$$OctDom1-4;$$OctDom1+3)" table:style-name="ce211">
            <text:p>2</text:p>
          </table:table-cell>
          <table:table-cell office:value-type="date" office:date-value="2019-10-03T00:00:00" table:formula="of:=IF(DAY($$OctDom1)=1;$$OctDom1-3;$$OctDom1+4)" table:style-name="ce211">
            <text:p>3</text:p>
          </table:table-cell>
          <table:table-cell office:value-type="date" office:date-value="2019-10-04T00:00:00" table:formula="of:=IF(DAY($$OctDom1)=1;$$OctDom1-2;$$OctDom1+5)" table:style-name="ce211">
            <text:p>4</text:p>
          </table:table-cell>
          <table:table-cell office:value-type="date" office:date-value="2019-10-05T00:00:00" table:formula="of:=IF(DAY($$OctDom1)=1;$$OctDom1-1;$$OctDom1+6)" table:style-name="ce211">
            <text:p>5</text:p>
          </table:table-cell>
          <table:table-cell office:value-type="date" office:date-value="2019-10-06T00:00:00" table:formula="of:=IF(DAY($$OctDom1)=1;$$OctDom1;$$OctDom1+7)" table:style-name="ce212">
            <text:p>6</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10-07T00:00:00" table:formula="of:=IF(DAY($$OctDom1)=1;$$OctDom1+1;$$OctDom1+8)" table:style-name="ce212">
            <text:p>7</text:p>
          </table:table-cell>
          <table:table-cell office:value-type="date" office:date-value="2019-10-08T00:00:00" table:formula="of:=IF(DAY($$OctDom1)=1;$$OctDom1+2;$$OctDom1+9)" table:style-name="ce212">
            <text:p>8</text:p>
          </table:table-cell>
          <table:table-cell office:value-type="date" office:date-value="2019-10-09T00:00:00" table:formula="of:=IF(DAY($$OctDom1)=1;$$OctDom1+3;$$OctDom1+10)" table:style-name="ce212">
            <text:p>9</text:p>
          </table:table-cell>
          <table:table-cell office:value-type="date" office:date-value="2019-10-10T00:00:00" table:formula="of:=IF(DAY($$OctDom1)=1;$$OctDom1+4;$$OctDom1+11)" table:style-name="ce212">
            <text:p>10</text:p>
          </table:table-cell>
          <table:table-cell office:value-type="date" office:date-value="2019-10-11T00:00:00" table:formula="of:=IF(DAY($$OctDom1)=1;$$OctDom1+5;$$OctDom1+12)" table:style-name="ce212">
            <text:p>11</text:p>
          </table:table-cell>
          <table:table-cell office:value-type="date" office:date-value="2019-10-12T00:00:00" table:formula="of:=IF(DAY($$OctDom1)=1;$$OctDom1+6;$$OctDom1+13)" table:style-name="ce212">
            <text:p>12</text:p>
          </table:table-cell>
          <table:table-cell office:value-type="date" office:date-value="2019-10-13T00:00:00" table:formula="of:=IF(DAY($$OctDom1)=1;$$OctDom1+7;$$OctDom1+14)" table:style-name="ce212">
            <text:p>13</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10-14T00:00:00" table:formula="of:=IF(DAY($$OctDom1)=1;$$OctDom1+8;$$OctDom1+15)" table:style-name="ce212">
            <text:p>14</text:p>
          </table:table-cell>
          <table:table-cell office:value-type="date" office:date-value="2019-10-15T00:00:00" table:formula="of:=IF(DAY($$OctDom1)=1;$$OctDom1+9;$$OctDom1+16)" table:style-name="ce212">
            <text:p>15</text:p>
          </table:table-cell>
          <table:table-cell office:value-type="date" office:date-value="2019-10-16T00:00:00" table:formula="of:=IF(DAY($$OctDom1)=1;$$OctDom1+10;$$OctDom1+17)" table:style-name="ce212">
            <text:p>16</text:p>
          </table:table-cell>
          <table:table-cell office:value-type="date" office:date-value="2019-10-17T00:00:00" table:formula="of:=IF(DAY($$OctDom1)=1;$$OctDom1+11;$$OctDom1+18)" table:style-name="ce212">
            <text:p>17</text:p>
          </table:table-cell>
          <table:table-cell office:value-type="date" office:date-value="2019-10-18T00:00:00" table:formula="of:=IF(DAY($$OctDom1)=1;$$OctDom1+12;$$OctDom1+19)" table:style-name="ce212">
            <text:p>18</text:p>
          </table:table-cell>
          <table:table-cell office:value-type="date" office:date-value="2019-10-19T00:00:00" table:formula="of:=IF(DAY($$OctDom1)=1;$$OctDom1+13;$$OctDom1+20)" table:style-name="ce212">
            <text:p>19</text:p>
          </table:table-cell>
          <table:table-cell office:value-type="date" office:date-value="2019-10-20T00:00:00" table:formula="of:=IF(DAY($$OctDom1)=1;$$OctDom1+14;$$OctDom1+21)" table:style-name="ce212">
            <text:p>20</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10-21T00:00:00" table:formula="of:=IF(DAY($$OctDom1)=1;$$OctDom1+15;$$OctDom1+22)" table:style-name="ce212">
            <text:p>21</text:p>
          </table:table-cell>
          <table:table-cell office:value-type="date" office:date-value="2019-10-22T00:00:00" table:formula="of:=IF(DAY($$OctDom1)=1;$$OctDom1+16;$$OctDom1+23)" table:style-name="ce212">
            <text:p>22</text:p>
          </table:table-cell>
          <table:table-cell office:value-type="date" office:date-value="2019-10-23T00:00:00" table:formula="of:=IF(DAY($$OctDom1)=1;$$OctDom1+17;$$OctDom1+24)" table:style-name="ce212">
            <text:p>23</text:p>
          </table:table-cell>
          <table:table-cell office:value-type="date" office:date-value="2019-10-24T00:00:00" table:formula="of:=IF(DAY($$OctDom1)=1;$$OctDom1+18;$$OctDom1+25)" table:style-name="ce212">
            <text:p>24</text:p>
          </table:table-cell>
          <table:table-cell office:value-type="date" office:date-value="2019-10-25T00:00:00" table:formula="of:=IF(DAY($$OctDom1)=1;$$OctDom1+19;$$OctDom1+26)" table:style-name="ce212">
            <text:p>25</text:p>
          </table:table-cell>
          <table:table-cell office:value-type="date" office:date-value="2019-10-26T00:00:00" table:formula="of:=IF(DAY($$OctDom1)=1;$$OctDom1+20;$$OctDom1+27)" table:style-name="ce212">
            <text:p>26</text:p>
          </table:table-cell>
          <table:table-cell office:value-type="date" office:date-value="2019-10-27T00:00:00" table:formula="of:=IF(DAY($$OctDom1)=1;$$OctDom1+21;$$OctDom1+28)" table:style-name="ce212">
            <text:p>27</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10-28T00:00:00" table:formula="of:=IF(DAY($$OctDom1)=1;$$OctDom1+22;$$OctDom1+29)" table:style-name="ce213">
            <text:p>28</text:p>
          </table:table-cell>
          <table:table-cell office:value-type="date" office:date-value="2019-10-29T00:00:00" table:formula="of:=IF(DAY($$OctDom1)=1;$$OctDom1+23;$$OctDom1+30)" table:style-name="ce213">
            <text:p>29</text:p>
          </table:table-cell>
          <table:table-cell office:value-type="date" office:date-value="2019-10-30T00:00:00" table:formula="of:=IF(DAY($$OctDom1)=1;$$OctDom1+24;$$OctDom1+31)" table:style-name="ce213">
            <text:p>30</text:p>
          </table:table-cell>
          <table:table-cell office:value-type="date" office:date-value="2019-10-31T00:00:00" table:formula="of:=IF(DAY($$OctDom1)=1;$$OctDom1+25;$$OctDom1+32)" table:style-name="ce213">
            <text:p>31</text:p>
          </table:table-cell>
          <table:table-cell office:value-type="date" office:date-value="2019-11-01T00:00:00" table:formula="of:=IF(DAY($$OctDom1)=1;$$OctDom1+26;$$OctDom1+33)" table:style-name="ce213">
            <text:p>1</text:p>
          </table:table-cell>
          <table:table-cell office:value-type="date" office:date-value="2019-11-02T00:00:00" table:formula="of:=IF(DAY($$OctDom1)=1;$$OctDom1+27;$$OctDom1+34)" table:style-name="ce213">
            <text:p>2</text:p>
          </table:table-cell>
          <table:table-cell office:value-type="date" office:date-value="2019-11-03T00:00:00" table:formula="of:=IF(DAY($$OctDom1)=1;$$OctDom1+28;$$OctDom1+35)" table:style-name="ce213">
            <text:p>3</text:p>
          </table:table-cell>
          <table:table-cell table:style-name="ce21"/>
          <table:table-cell table:style-name="ce40"/>
          <table:table-cell table:style-name="ce19"/>
          <table:table-cell table:number-columns-repeated="16372"/>
        </table:table-row>
        <table:table-row table:style-name="ro1">
          <table:table-cell table:style-name="ce14"/>
          <table:table-cell table:style-name="ce19"/>
          <table:table-cell office:value-type="date" office:date-value="2019-11-04T00:00:00" table:formula="of:=IF(DAY($$OctDom1)=1;$$OctDom1+29;$$OctDom1+36)" table:content-validation-name="val123" table:style-name="ce213">
            <text:p>4</text:p>
          </table:table-cell>
          <table:table-cell office:value-type="date" office:date-value="2019-11-05T00:00:00" table:formula="of:=IF(DAY($$OctDom1)=1;$$OctDom1+30;$$OctDom1+37)" table:style-name="ce213">
            <text:p>5</text:p>
          </table:table-cell>
          <table:table-cell office:value-type="date" office:date-value="2019-11-06T00:00:00" table:formula="of:=IF(DAY($$OctDom1)=1;$$OctDom1+31;$$OctDom1+38)" table:style-name="ce213">
            <text:p>6</text:p>
          </table:table-cell>
          <table:table-cell office:value-type="date" office:date-value="2019-11-07T00:00:00" table:formula="of:=IF(DAY($$OctDom1)=1;$$OctDom1+32;$$OctDom1+39)" table:style-name="ce213">
            <text:p>7</text:p>
          </table:table-cell>
          <table:table-cell office:value-type="date" office:date-value="2019-11-08T00:00:00" table:formula="of:=IF(DAY($$OctDom1)=1;$$OctDom1+33;$$OctDom1+40)" table:style-name="ce213">
            <text:p>8</text:p>
          </table:table-cell>
          <table:table-cell office:value-type="date" office:date-value="2019-11-09T00:00:00" table:formula="of:=IF(DAY($$OctDom1)=1;$$OctDom1+34;$$OctDom1+41)" table:style-name="ce213">
            <text:p>9</text:p>
          </table:table-cell>
          <table:table-cell office:value-type="date" office:date-value="2019-11-10T00:00:00" table:formula="of:=IF(DAY($$OctDom1)=1;$$OctDom1+35;$$OctDom1+42)" table:style-name="ce213">
            <text:p>10</text:p>
          </table:table-cell>
          <table:table-cell office:value-type="string" table:style-name="ce11">
            <text:p>MA</text:p>
          </table:table-cell>
          <table:table-cell table:style-name="ce42"/>
          <table:table-cell table:style-name="ce54"/>
          <table:table-cell table:number-columns-repeated="16372"/>
        </table:table-row>
        <table:table-row table:style-name="ro1">
          <table:table-cell table:style-name="ce14"/>
          <table:table-cell table:style-name="ce18"/>
          <table:table-cell table:number-columns-repeated="7" table:style-name="ce5"/>
          <table:table-cell table:style-name="ce11"/>
          <table:table-cell table:style-name="ce41"/>
          <table:table-cell table:style-name="ce54"/>
          <table:table-cell table:number-columns-repeated="16372"/>
        </table:table-row>
        <table:table-row table:style-name="ro1">
          <table:table-cell table:style-name="ce14"/>
          <table:table-cell office:value-type="string" table:content-validation-name="val130" table:style-name="ce17">
            <text:p>PROGRAMACIÓN SEMANAL</text:p>
          </table:table-cell>
          <table:table-cell table:number-columns-repeated="7" table:style-name="ce10"/>
          <table:table-cell table:style-name="ce11"/>
          <table:table-cell table:style-name="ce41"/>
          <table:table-cell table:style-name="ce54"/>
          <table:table-cell table:number-columns-repeated="16372"/>
        </table:table-row>
        <table:table-row table:style-name="ro1">
          <table:table-cell office:value-type="string" table:style-name="ce27">
            <text:p>Día de la semana</text:p>
          </table:table-cell>
          <table:table-cell office:value-type="string" table:content-validation-name="val129" table:style-name="ce26">
            <text:p>LU</text:p>
          </table:table-cell>
          <table:table-cell office:value-type="string" table:number-columns-spanned="2" table:number-rows-spanned="1" table:style-name="ce79">
            <text:p>MA</text:p>
          </table:table-cell>
          <table:covered-table-cell/>
          <table:table-cell office:value-type="string" table:number-columns-spanned="2" table:number-rows-spanned="1" table:style-name="ce79">
            <text:p>MI</text:p>
          </table:table-cell>
          <table:covered-table-cell/>
          <table:table-cell office:value-type="string" table:number-columns-spanned="2" table:number-rows-spanned="1" table:style-name="ce79">
            <text:p>JU</text:p>
          </table:table-cell>
          <table:covered-table-cell/>
          <table:table-cell office:value-type="string" table:style-name="ce4">
            <text:p>VI</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time" office:time-value="PT8H0M0S" table:content-validation-name="val124" table:style-name="ce214">
            <text:p>8:00</text:p>
          </table:table-cell>
          <table:table-cell table:number-columns-spanned="2" table:number-rows-spanned="1" table:style-name="ce215"/>
          <table:covered-table-cell/>
          <table:table-cell office:value-type="time" office:time-value="PT8H0M0S" table:number-columns-spanned="2" table:number-rows-spanned="1" table:style-name="ce215">
            <text:p>8:00</text:p>
          </table:table-cell>
          <table:covered-table-cell/>
          <table:table-cell table:number-columns-spanned="2" table:number-rows-spanned="1" table:style-name="ce215"/>
          <table:covered-table-cell/>
          <table:table-cell office:value-type="time" office:time-value="PT8H0M0S" table:style-name="ce216">
            <text:p>8: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content-validation-name="val125" table:style-name="ce217">
            <text:p>Francés</text:p>
          </table:table-cell>
          <table:table-cell table:number-columns-spanned="2" table:number-rows-spanned="1" table:style-name="ce218"/>
          <table:covered-table-cell/>
          <table:table-cell office:value-type="string" table:number-columns-spanned="2" table:number-rows-spanned="1" table:style-name="ce218">
            <text:p>Francés</text:p>
          </table:table-cell>
          <table:covered-table-cell/>
          <table:table-cell table:number-columns-spanned="2" table:number-rows-spanned="1" table:style-name="ce218"/>
          <table:covered-table-cell/>
          <table:table-cell office:value-type="string" table:style-name="ce219">
            <text:p>Francés</text:p>
          </table:table-cell>
          <table:table-cell table:style-name="ce21"/>
          <table:table-cell table:style-name="ce40"/>
          <table:table-cell table:style-name="ce19"/>
          <table:table-cell table:number-columns-repeated="16372"/>
        </table:table-row>
        <table:table-row table:style-name="ro1">
          <table:table-cell office:value-type="string" table:style-name="ce27">
            <text:p>Hora</text:p>
          </table:table-cell>
          <table:table-cell table:style-name="ce214"/>
          <table:table-cell office:value-type="time" office:time-value="PT9H0M0S" table:number-columns-spanned="2" table:number-rows-spanned="1" table:style-name="ce215">
            <text:p>9:00</text:p>
          </table:table-cell>
          <table:covered-table-cell/>
          <table:table-cell table:number-columns-spanned="2" table:number-rows-spanned="1" table:style-name="ce215"/>
          <table:covered-table-cell/>
          <table:table-cell office:value-type="time" office:time-value="PT9H0M0S" table:number-columns-spanned="2" table:number-rows-spanned="1" table:style-name="ce215">
            <text:p>9:00</text:p>
          </table:table-cell>
          <table:covered-table-cell/>
          <table:table-cell table:style-name="ce216"/>
          <table:table-cell office:value-type="string" table:style-name="ce11">
            <text:p>MI</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217"/>
          <table:table-cell office:value-type="string" table:number-columns-spanned="2" table:number-rows-spanned="1" table:style-name="ce218">
            <text:p>Historia del arte</text:p>
          </table:table-cell>
          <table:covered-table-cell/>
          <table:table-cell table:number-columns-spanned="2" table:number-rows-spanned="1" table:style-name="ce218"/>
          <table:covered-table-cell/>
          <table:table-cell office:value-type="string" table:number-columns-spanned="2" table:number-rows-spanned="1" table:style-name="ce218">
            <text:p>Historia del arte</text:p>
          </table:table-cell>
          <table:covered-table-cell/>
          <table:table-cell table:style-name="ce219"/>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string" table:style-name="ce214">
            <text:p>10:00</text:p>
          </table:table-cell>
          <table:table-cell table:number-columns-spanned="2" table:number-rows-spanned="1" table:style-name="ce215"/>
          <table:covered-table-cell/>
          <table:table-cell office:value-type="string" table:number-columns-spanned="2" table:number-rows-spanned="1" table:style-name="ce215">
            <text:p>10:00</text:p>
          </table:table-cell>
          <table:covered-table-cell/>
          <table:table-cell table:number-columns-spanned="2" table:number-rows-spanned="1" table:style-name="ce215"/>
          <table:covered-table-cell/>
          <table:table-cell office:value-type="string" table:style-name="ce221">
            <text:p>10: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style-name="ce217">
            <text:p>Matemáticas</text:p>
          </table:table-cell>
          <table:table-cell table:number-columns-spanned="2" table:number-rows-spanned="1" table:style-name="ce218"/>
          <table:covered-table-cell/>
          <table:table-cell office:value-type="string" table:number-columns-spanned="2" table:number-rows-spanned="1" table:style-name="ce218">
            <text:p>Matemáticas</text:p>
          </table:table-cell>
          <table:covered-table-cell/>
          <table:table-cell table:number-columns-spanned="2" table:number-rows-spanned="1" table:style-name="ce218"/>
          <table:covered-table-cell/>
          <table:table-cell office:value-type="string" table:style-name="ce219">
            <text:p>Matemáticas</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214"/>
          <table:table-cell table:number-columns-spanned="2" table:number-rows-spanned="1" table:style-name="ce215"/>
          <table:covered-table-cell/>
          <table:table-cell table:number-columns-spanned="2" table:number-rows-spanned="1" table:style-name="ce215"/>
          <table:covered-table-cell/>
          <table:table-cell table:number-columns-spanned="2" table:number-rows-spanned="1" table:style-name="ce215"/>
          <table:covered-table-cell/>
          <table:table-cell table:style-name="ce216"/>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217"/>
          <table:table-cell table:number-columns-spanned="2" table:number-rows-spanned="1" table:style-name="ce218"/>
          <table:covered-table-cell/>
          <table:table-cell table:number-columns-spanned="2" table:number-rows-spanned="1" table:style-name="ce218"/>
          <table:covered-table-cell/>
          <table:table-cell table:number-columns-spanned="2" table:number-rows-spanned="1" table:style-name="ce218"/>
          <table:covered-table-cell/>
          <table:table-cell table:style-name="ce220"/>
          <table:table-cell table:style-name="ce21"/>
          <table:table-cell table:style-name="ce40"/>
          <table:table-cell table:style-name="ce55"/>
          <table:table-cell table:number-columns-repeated="16372"/>
        </table:table-row>
        <table:table-row table:style-name="ro1">
          <table:table-cell office:value-type="string" table:style-name="ce27">
            <text:p>Hora</text:p>
          </table:table-cell>
          <table:table-cell table:style-name="ce214"/>
          <table:table-cell table:number-columns-spanned="2" table:number-rows-spanned="1" table:style-name="ce215"/>
          <table:covered-table-cell/>
          <table:table-cell table:number-columns-spanned="2" table:number-rows-spanned="1" table:style-name="ce215"/>
          <table:covered-table-cell/>
          <table:table-cell table:number-columns-spanned="2" table:number-rows-spanned="1" table:style-name="ce215"/>
          <table:covered-table-cell/>
          <table:table-cell table:style-name="ce216"/>
          <table:table-cell office:value-type="string" table:style-name="ce11">
            <text:p>JU</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217"/>
          <table:table-cell table:number-columns-spanned="2" table:number-rows-spanned="1" table:style-name="ce218"/>
          <table:covered-table-cell/>
          <table:table-cell table:number-columns-spanned="2" table:number-rows-spanned="1" table:style-name="ce218"/>
          <table:covered-table-cell/>
          <table:table-cell table:number-columns-spanned="2" table:number-rows-spanned="1" table:style-name="ce218"/>
          <table:covered-table-cell/>
          <table:table-cell table:style-name="ce219"/>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214"/>
          <table:table-cell table:number-columns-spanned="2" table:number-rows-spanned="1" table:style-name="ce215"/>
          <table:covered-table-cell/>
          <table:table-cell table:number-columns-spanned="2" table:number-rows-spanned="1" table:style-name="ce215"/>
          <table:covered-table-cell/>
          <table:table-cell table:number-columns-spanned="2" table:number-rows-spanned="1" table:style-name="ce215"/>
          <table:covered-table-cell/>
          <table:table-cell table:style-name="ce216"/>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217"/>
          <table:table-cell table:number-columns-spanned="2" table:number-rows-spanned="1" table:style-name="ce218"/>
          <table:covered-table-cell/>
          <table:table-cell table:number-columns-spanned="2" table:number-rows-spanned="1" table:style-name="ce218"/>
          <table:covered-table-cell/>
          <table:table-cell table:number-columns-spanned="2" table:number-rows-spanned="1" table:style-name="ce218"/>
          <table:covered-table-cell/>
          <table:table-cell table:style-name="ce219"/>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string" table:style-name="ce214">
            <text:p>14:00</text:p>
          </table:table-cell>
          <table:table-cell table:number-columns-spanned="2" table:number-rows-spanned="1" table:style-name="ce215"/>
          <table:covered-table-cell/>
          <table:table-cell office:value-type="string" table:number-columns-spanned="2" table:number-rows-spanned="1" table:style-name="ce215">
            <text:p>14:00</text:p>
          </table:table-cell>
          <table:covered-table-cell/>
          <table:table-cell table:number-columns-spanned="2" table:number-rows-spanned="1" table:style-name="ce215"/>
          <table:covered-table-cell/>
          <table:table-cell office:value-type="string" table:style-name="ce216">
            <text:p>14: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style-name="ce217">
            <text:p>Inglés</text:p>
          </table:table-cell>
          <table:table-cell table:number-columns-spanned="2" table:number-rows-spanned="1" table:style-name="ce218"/>
          <table:covered-table-cell/>
          <table:table-cell office:value-type="string" table:number-columns-spanned="2" table:number-rows-spanned="1" table:style-name="ce218">
            <text:p>Inglés</text:p>
          </table:table-cell>
          <table:covered-table-cell/>
          <table:table-cell table:number-columns-spanned="2" table:number-rows-spanned="1" table:style-name="ce218"/>
          <table:covered-table-cell/>
          <table:table-cell office:value-type="string" table:style-name="ce219">
            <text:p>Inglés</text:p>
          </table:table-cell>
          <table:table-cell table:style-name="ce21"/>
          <table:table-cell table:style-name="ce40"/>
          <table:table-cell table:style-name="ce55"/>
          <table:table-cell table:number-columns-repeated="16372"/>
        </table:table-row>
        <table:table-row table:style-name="ro1">
          <table:table-cell office:value-type="string" table:style-name="ce27">
            <text:p>Hora</text:p>
          </table:table-cell>
          <table:table-cell table:style-name="ce214"/>
          <table:table-cell table:number-columns-spanned="2" table:number-rows-spanned="1" table:style-name="ce215"/>
          <table:covered-table-cell/>
          <table:table-cell table:number-columns-spanned="2" table:number-rows-spanned="1" table:style-name="ce215"/>
          <table:covered-table-cell/>
          <table:table-cell table:number-columns-spanned="2" table:number-rows-spanned="1" table:style-name="ce215"/>
          <table:covered-table-cell/>
          <table:table-cell table:style-name="ce216"/>
          <table:table-cell office:value-type="string" table:style-name="ce11">
            <text:p>VI</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217"/>
          <table:table-cell table:number-columns-spanned="2" table:number-rows-spanned="1" table:style-name="ce218"/>
          <table:covered-table-cell/>
          <table:table-cell table:number-columns-spanned="2" table:number-rows-spanned="1" table:style-name="ce218"/>
          <table:covered-table-cell/>
          <table:table-cell table:number-columns-spanned="2" table:number-rows-spanned="1" table:style-name="ce218"/>
          <table:covered-table-cell/>
          <table:table-cell table:style-name="ce219"/>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214"/>
          <table:table-cell office:value-type="string" table:number-columns-spanned="2" table:number-rows-spanned="1" table:style-name="ce215">
            <text:p>16:00</text:p>
          </table:table-cell>
          <table:covered-table-cell/>
          <table:table-cell table:number-columns-spanned="2" table:number-rows-spanned="1" table:style-name="ce215"/>
          <table:covered-table-cell/>
          <table:table-cell office:value-type="string" table:number-columns-spanned="2" table:number-rows-spanned="1" table:style-name="ce215">
            <text:p>16:00</text:p>
          </table:table-cell>
          <table:covered-table-cell/>
          <table:table-cell table:style-name="ce216"/>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217"/>
          <table:table-cell office:value-type="string" table:number-columns-spanned="2" table:number-rows-spanned="1" table:style-name="ce218">
            <text:p>Programación</text:p>
          </table:table-cell>
          <table:covered-table-cell/>
          <table:table-cell table:number-columns-spanned="2" table:number-rows-spanned="1" table:style-name="ce218"/>
          <table:covered-table-cell/>
          <table:table-cell office:value-type="string" table:number-columns-spanned="2" table:number-rows-spanned="1" table:style-name="ce218">
            <text:p>Programación</text:p>
          </table:table-cell>
          <table:covered-table-cell/>
          <table:table-cell table:style-name="ce219"/>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214"/>
          <table:table-cell table:number-columns-spanned="2" table:number-rows-spanned="1" table:style-name="ce215"/>
          <table:covered-table-cell/>
          <table:table-cell table:number-columns-spanned="2" table:number-rows-spanned="1" table:style-name="ce215"/>
          <table:covered-table-cell/>
          <table:table-cell table:number-columns-spanned="2" table:number-rows-spanned="1" table:style-name="ce215"/>
          <table:covered-table-cell/>
          <table:table-cell table:style-name="ce216"/>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222"/>
          <table:table-cell table:number-columns-spanned="2" table:number-rows-spanned="1" table:style-name="ce223"/>
          <table:covered-table-cell/>
          <table:table-cell table:number-columns-spanned="2" table:number-rows-spanned="1" table:style-name="ce223"/>
          <table:covered-table-cell/>
          <table:table-cell table:number-columns-spanned="2" table:number-rows-spanned="1" table:style-name="ce223"/>
          <table:covered-table-cell/>
          <table:table-cell table:style-name="ce224"/>
          <table:table-cell table:style-name="ce11"/>
          <table:table-cell table:style-name="ce47"/>
          <table:table-cell table:style-name="ce56"/>
          <table:table-cell table:number-columns-repeated="16372"/>
        </table:table-row>
        <table:table-row table:number-rows-repeated="1048545" table:style-name="ro1">
          <table:table-cell table:number-columns-repeated="16384"/>
        </table:table-row>
        <table:named-expressions>
          <table:named-range table:name="AssignmentDays" table:cell-range-address="Oct.$K$2:Oct.$K$31" table:base-cell-address="Oct.$A$1"/>
          <table:named-range table:name="ImportantDatesTable" table:cell-range-address="Oct.$K$2:Oct.$L$6" table:base-cell-address="Oct.$A$1"/>
        </table:named-expressions>
      </table:table>
      <table:table table:name="Nov" table:style-name="ta1">
        <table:table-column table:style-name="co1" table:default-cell-style-name="ce2"/>
        <table:table-column table:style-name="co2" table:default-cell-style-name="ce18"/>
        <table:table-column table:style-name="co3" table:number-columns-repeated="6" table:default-cell-style-name="ce2"/>
        <table:table-column table:style-name="co2" table:default-cell-style-name="ce2"/>
        <table:table-column table:style-name="co3" table:default-cell-style-name="ce18"/>
        <table:table-column table:style-name="co3" table:default-cell-style-name="ce3"/>
        <table:table-column table:style-name="co4" table:default-cell-style-name="ce2"/>
        <table:table-column table:style-name="co1" table:default-cell-style-name="ce1"/>
        <table:table-column table:style-name="co5" table:number-columns-repeated="16371" table:default-cell-style-name="ce1"/>
        <table:table-row table:style-name="ro1">
          <table:table-cell table:content-validation-name="val136" table:style-name="ce18"/>
          <table:table-cell office:value-type="float" office:value="2019" table:formula="of:=$$AñoCalendario" table:content-validation-name="val137" table:style-name="ce13">
            <text:p>2019</text:p>
          </table:table-cell>
          <table:table-cell table:number-columns-repeated="7" table:style-name="ce2"/>
          <table:table-cell office:value-type="string" table:content-validation-name="val139" table:style-name="ce20">
            <text:p>Día de la semana</text:p>
          </table:table-cell>
          <table:table-cell office:value-type="string" table:content-validation-name="val141" table:style-name="ce20">
            <text:p>día de calendario</text:p>
          </table:table-cell>
          <table:table-cell office:value-type="string" table:content-validation-name="val140" table:style-name="ce12">
            <text:p>TAREAS</text:p>
          </table:table-cell>
          <table:table-cell table:number-columns-repeated="16372"/>
        </table:table-row>
        <table:table-row table:style-name="ro1">
          <table:table-cell table:style-name="ce14"/>
          <table:table-cell office:value-type="string" table:content-validation-name="val138" table:style-name="ce24">
            <text:p>NOV</text:p>
          </table:table-cell>
          <table:table-cell office:value-type="string" table:content-validation-name="val135" table:style-name="ce8">
            <text:p>LU</text:p>
          </table:table-cell>
          <table:table-cell office:value-type="string" table:style-name="ce8">
            <text:p>MA</text:p>
          </table:table-cell>
          <table:table-cell office:value-type="string" table:style-name="ce8">
            <text:p>MI</text:p>
          </table:table-cell>
          <table:table-cell office:value-type="string" table:style-name="ce8">
            <text:p>JU</text:p>
          </table:table-cell>
          <table:table-cell office:value-type="string" table:style-name="ce8">
            <text:p>VI</text:p>
          </table:table-cell>
          <table:table-cell office:value-type="string" table:style-name="ce8">
            <text:p>SÁ</text:p>
          </table:table-cell>
          <table:table-cell office:value-type="string" table:style-name="ce8">
            <text:p>DO</text:p>
          </table:table-cell>
          <table:table-cell office:value-type="string" table:style-name="ce11">
            <text:p>LU</text:p>
          </table:table-cell>
          <table:table-cell table:style-name="ce47"/>
          <table:table-cell table:style-name="ce54"/>
          <table:table-cell table:number-columns-repeated="16372"/>
        </table:table-row>
        <table:table-row table:style-name="ro1">
          <table:table-cell table:style-name="ce14"/>
          <table:table-cell table:style-name="ce18"/>
          <table:table-cell office:value-type="date" office:date-value="2019-10-28T00:00:00" table:formula="of:=IF(DAY($$NovDom1)=1;$$NovDom1-6;$$NovDom1+1)" table:content-validation-name="val134" table:style-name="ce225">
            <text:p>28</text:p>
          </table:table-cell>
          <table:table-cell office:value-type="date" office:date-value="2019-10-29T00:00:00" table:formula="of:=IF(DAY($$NovDom1)=1;$$NovDom1-5;$$NovDom1+2)" table:style-name="ce225">
            <text:p>29</text:p>
          </table:table-cell>
          <table:table-cell office:value-type="date" office:date-value="2019-10-30T00:00:00" table:formula="of:=IF(DAY($$NovDom1)=1;$$NovDom1-4;$$NovDom1+3)" table:style-name="ce225">
            <text:p>30</text:p>
          </table:table-cell>
          <table:table-cell office:value-type="date" office:date-value="2019-10-31T00:00:00" table:formula="of:=IF(DAY($$NovDom1)=1;$$NovDom1-3;$$NovDom1+4)" table:style-name="ce225">
            <text:p>31</text:p>
          </table:table-cell>
          <table:table-cell office:value-type="date" office:date-value="2019-11-01T00:00:00" table:formula="of:=IF(DAY($$NovDom1)=1;$$NovDom1-2;$$NovDom1+5)" table:style-name="ce225">
            <text:p>1</text:p>
          </table:table-cell>
          <table:table-cell office:value-type="date" office:date-value="2019-11-02T00:00:00" table:formula="of:=IF(DAY($$NovDom1)=1;$$NovDom1-1;$$NovDom1+6)" table:style-name="ce225">
            <text:p>2</text:p>
          </table:table-cell>
          <table:table-cell office:value-type="date" office:date-value="2019-11-03T00:00:00" table:formula="of:=IF(DAY($$NovDom1)=1;$$NovDom1;$$NovDom1+7)" table:style-name="ce226">
            <text:p>3</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11-04T00:00:00" table:formula="of:=IF(DAY($$NovDom1)=1;$$NovDom1+1;$$NovDom1+8)" table:style-name="ce226">
            <text:p>4</text:p>
          </table:table-cell>
          <table:table-cell office:value-type="date" office:date-value="2019-11-05T00:00:00" table:formula="of:=IF(DAY($$NovDom1)=1;$$NovDom1+2;$$NovDom1+9)" table:style-name="ce226">
            <text:p>5</text:p>
          </table:table-cell>
          <table:table-cell office:value-type="date" office:date-value="2019-11-06T00:00:00" table:formula="of:=IF(DAY($$NovDom1)=1;$$NovDom1+3;$$NovDom1+10)" table:style-name="ce226">
            <text:p>6</text:p>
          </table:table-cell>
          <table:table-cell office:value-type="date" office:date-value="2019-11-07T00:00:00" table:formula="of:=IF(DAY($$NovDom1)=1;$$NovDom1+4;$$NovDom1+11)" table:style-name="ce226">
            <text:p>7</text:p>
          </table:table-cell>
          <table:table-cell office:value-type="date" office:date-value="2019-11-08T00:00:00" table:formula="of:=IF(DAY($$NovDom1)=1;$$NovDom1+5;$$NovDom1+12)" table:style-name="ce226">
            <text:p>8</text:p>
          </table:table-cell>
          <table:table-cell office:value-type="date" office:date-value="2019-11-09T00:00:00" table:formula="of:=IF(DAY($$NovDom1)=1;$$NovDom1+6;$$NovDom1+13)" table:style-name="ce226">
            <text:p>9</text:p>
          </table:table-cell>
          <table:table-cell office:value-type="date" office:date-value="2019-11-10T00:00:00" table:formula="of:=IF(DAY($$NovDom1)=1;$$NovDom1+7;$$NovDom1+14)" table:style-name="ce226">
            <text:p>10</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11-11T00:00:00" table:formula="of:=IF(DAY($$NovDom1)=1;$$NovDom1+8;$$NovDom1+15)" table:style-name="ce226">
            <text:p>11</text:p>
          </table:table-cell>
          <table:table-cell office:value-type="date" office:date-value="2019-11-12T00:00:00" table:formula="of:=IF(DAY($$NovDom1)=1;$$NovDom1+9;$$NovDom1+16)" table:style-name="ce226">
            <text:p>12</text:p>
          </table:table-cell>
          <table:table-cell office:value-type="date" office:date-value="2019-11-13T00:00:00" table:formula="of:=IF(DAY($$NovDom1)=1;$$NovDom1+10;$$NovDom1+17)" table:style-name="ce226">
            <text:p>13</text:p>
          </table:table-cell>
          <table:table-cell office:value-type="date" office:date-value="2019-11-14T00:00:00" table:formula="of:=IF(DAY($$NovDom1)=1;$$NovDom1+11;$$NovDom1+18)" table:style-name="ce226">
            <text:p>14</text:p>
          </table:table-cell>
          <table:table-cell office:value-type="date" office:date-value="2019-11-15T00:00:00" table:formula="of:=IF(DAY($$NovDom1)=1;$$NovDom1+12;$$NovDom1+19)" table:style-name="ce226">
            <text:p>15</text:p>
          </table:table-cell>
          <table:table-cell office:value-type="date" office:date-value="2019-11-16T00:00:00" table:formula="of:=IF(DAY($$NovDom1)=1;$$NovDom1+13;$$NovDom1+20)" table:style-name="ce226">
            <text:p>16</text:p>
          </table:table-cell>
          <table:table-cell office:value-type="date" office:date-value="2019-11-17T00:00:00" table:formula="of:=IF(DAY($$NovDom1)=1;$$NovDom1+14;$$NovDom1+21)" table:style-name="ce226">
            <text:p>17</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11-18T00:00:00" table:formula="of:=IF(DAY($$NovDom1)=1;$$NovDom1+15;$$NovDom1+22)" table:style-name="ce226">
            <text:p>18</text:p>
          </table:table-cell>
          <table:table-cell office:value-type="date" office:date-value="2019-11-19T00:00:00" table:formula="of:=IF(DAY($$NovDom1)=1;$$NovDom1+16;$$NovDom1+23)" table:style-name="ce226">
            <text:p>19</text:p>
          </table:table-cell>
          <table:table-cell office:value-type="date" office:date-value="2019-11-20T00:00:00" table:formula="of:=IF(DAY($$NovDom1)=1;$$NovDom1+17;$$NovDom1+24)" table:style-name="ce226">
            <text:p>20</text:p>
          </table:table-cell>
          <table:table-cell office:value-type="date" office:date-value="2019-11-21T00:00:00" table:formula="of:=IF(DAY($$NovDom1)=1;$$NovDom1+18;$$NovDom1+25)" table:style-name="ce226">
            <text:p>21</text:p>
          </table:table-cell>
          <table:table-cell office:value-type="date" office:date-value="2019-11-22T00:00:00" table:formula="of:=IF(DAY($$NovDom1)=1;$$NovDom1+19;$$NovDom1+26)" table:style-name="ce226">
            <text:p>22</text:p>
          </table:table-cell>
          <table:table-cell office:value-type="date" office:date-value="2019-11-23T00:00:00" table:formula="of:=IF(DAY($$NovDom1)=1;$$NovDom1+20;$$NovDom1+27)" table:style-name="ce226">
            <text:p>23</text:p>
          </table:table-cell>
          <table:table-cell office:value-type="date" office:date-value="2019-11-24T00:00:00" table:formula="of:=IF(DAY($$NovDom1)=1;$$NovDom1+21;$$NovDom1+28)" table:style-name="ce226">
            <text:p>24</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11-25T00:00:00" table:formula="of:=IF(DAY($$NovDom1)=1;$$NovDom1+22;$$NovDom1+29)" table:style-name="ce227">
            <text:p>25</text:p>
          </table:table-cell>
          <table:table-cell office:value-type="date" office:date-value="2019-11-26T00:00:00" table:formula="of:=IF(DAY($$NovDom1)=1;$$NovDom1+23;$$NovDom1+30)" table:style-name="ce227">
            <text:p>26</text:p>
          </table:table-cell>
          <table:table-cell office:value-type="date" office:date-value="2019-11-27T00:00:00" table:formula="of:=IF(DAY($$NovDom1)=1;$$NovDom1+24;$$NovDom1+31)" table:style-name="ce227">
            <text:p>27</text:p>
          </table:table-cell>
          <table:table-cell office:value-type="date" office:date-value="2019-11-28T00:00:00" table:formula="of:=IF(DAY($$NovDom1)=1;$$NovDom1+25;$$NovDom1+32)" table:style-name="ce227">
            <text:p>28</text:p>
          </table:table-cell>
          <table:table-cell office:value-type="date" office:date-value="2019-11-29T00:00:00" table:formula="of:=IF(DAY($$NovDom1)=1;$$NovDom1+26;$$NovDom1+33)" table:style-name="ce227">
            <text:p>29</text:p>
          </table:table-cell>
          <table:table-cell office:value-type="date" office:date-value="2019-11-30T00:00:00" table:formula="of:=IF(DAY($$NovDom1)=1;$$NovDom1+27;$$NovDom1+34)" table:style-name="ce227">
            <text:p>30</text:p>
          </table:table-cell>
          <table:table-cell office:value-type="date" office:date-value="2019-12-01T00:00:00" table:formula="of:=IF(DAY($$NovDom1)=1;$$NovDom1+28;$$NovDom1+35)" table:style-name="ce227">
            <text:p>1</text:p>
          </table:table-cell>
          <table:table-cell table:style-name="ce21"/>
          <table:table-cell table:style-name="ce40"/>
          <table:table-cell table:style-name="ce19"/>
          <table:table-cell table:number-columns-repeated="16372"/>
        </table:table-row>
        <table:table-row table:style-name="ro1">
          <table:table-cell table:style-name="ce14"/>
          <table:table-cell table:style-name="ce19"/>
          <table:table-cell office:value-type="date" office:date-value="2019-12-02T00:00:00" table:formula="of:=IF(DAY($$NovDom1)=1;$$NovDom1+29;$$NovDom1+36)" table:content-validation-name="val133" table:style-name="ce227">
            <text:p>2</text:p>
          </table:table-cell>
          <table:table-cell office:value-type="date" office:date-value="2019-12-03T00:00:00" table:formula="of:=IF(DAY($$NovDom1)=1;$$NovDom1+30;$$NovDom1+37)" table:style-name="ce227">
            <text:p>3</text:p>
          </table:table-cell>
          <table:table-cell office:value-type="date" office:date-value="2019-12-04T00:00:00" table:formula="of:=IF(DAY($$NovDom1)=1;$$NovDom1+31;$$NovDom1+38)" table:style-name="ce227">
            <text:p>4</text:p>
          </table:table-cell>
          <table:table-cell office:value-type="date" office:date-value="2019-12-05T00:00:00" table:formula="of:=IF(DAY($$NovDom1)=1;$$NovDom1+32;$$NovDom1+39)" table:style-name="ce227">
            <text:p>5</text:p>
          </table:table-cell>
          <table:table-cell office:value-type="date" office:date-value="2019-12-06T00:00:00" table:formula="of:=IF(DAY($$NovDom1)=1;$$NovDom1+33;$$NovDom1+40)" table:style-name="ce227">
            <text:p>6</text:p>
          </table:table-cell>
          <table:table-cell office:value-type="date" office:date-value="2019-12-07T00:00:00" table:formula="of:=IF(DAY($$NovDom1)=1;$$NovDom1+34;$$NovDom1+41)" table:style-name="ce227">
            <text:p>7</text:p>
          </table:table-cell>
          <table:table-cell office:value-type="date" office:date-value="2019-12-08T00:00:00" table:formula="of:=IF(DAY($$NovDom1)=1;$$NovDom1+35;$$NovDom1+42)" table:style-name="ce227">
            <text:p>8</text:p>
          </table:table-cell>
          <table:table-cell office:value-type="string" table:style-name="ce11">
            <text:p>MA</text:p>
          </table:table-cell>
          <table:table-cell table:style-name="ce42"/>
          <table:table-cell table:style-name="ce54"/>
          <table:table-cell table:number-columns-repeated="16372"/>
        </table:table-row>
        <table:table-row table:style-name="ro1">
          <table:table-cell table:style-name="ce14"/>
          <table:table-cell table:style-name="ce18"/>
          <table:table-cell table:number-columns-repeated="7" table:style-name="ce5"/>
          <table:table-cell table:style-name="ce11"/>
          <table:table-cell table:style-name="ce41"/>
          <table:table-cell table:style-name="ce54"/>
          <table:table-cell table:number-columns-repeated="16372"/>
        </table:table-row>
        <table:table-row table:style-name="ro1">
          <table:table-cell table:style-name="ce14"/>
          <table:table-cell office:value-type="string" table:content-validation-name="val143" table:style-name="ce17">
            <text:p>PROGRAMACIÓN SEMANAL</text:p>
          </table:table-cell>
          <table:table-cell table:number-columns-repeated="7" table:style-name="ce10"/>
          <table:table-cell table:style-name="ce11"/>
          <table:table-cell table:style-name="ce41"/>
          <table:table-cell table:style-name="ce54"/>
          <table:table-cell table:number-columns-repeated="16372"/>
        </table:table-row>
        <table:table-row table:style-name="ro1">
          <table:table-cell office:value-type="string" table:style-name="ce27">
            <text:p>Día de la semana</text:p>
          </table:table-cell>
          <table:table-cell office:value-type="string" table:content-validation-name="val142" table:style-name="ce26">
            <text:p>LU</text:p>
          </table:table-cell>
          <table:table-cell office:value-type="string" table:number-columns-spanned="2" table:number-rows-spanned="1" table:style-name="ce79">
            <text:p>MA</text:p>
          </table:table-cell>
          <table:covered-table-cell/>
          <table:table-cell office:value-type="string" table:number-columns-spanned="2" table:number-rows-spanned="1" table:style-name="ce79">
            <text:p>MI</text:p>
          </table:table-cell>
          <table:covered-table-cell/>
          <table:table-cell office:value-type="string" table:number-columns-spanned="2" table:number-rows-spanned="1" table:style-name="ce79">
            <text:p>JU</text:p>
          </table:table-cell>
          <table:covered-table-cell/>
          <table:table-cell office:value-type="string" table:style-name="ce4">
            <text:p>VI</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content-validation-name="val132" table:style-name="ce228"/>
          <table:table-cell table:number-columns-spanned="2" table:number-rows-spanned="1" table:style-name="ce229"/>
          <table:covered-table-cell/>
          <table:table-cell office:value-type="time" office:time-value="PT10H0M0S" table:number-columns-spanned="2" table:number-rows-spanned="1" table:style-name="ce230">
            <text:p>10:00</text:p>
          </table:table-cell>
          <table:covered-table-cell/>
          <table:table-cell office:value-type="time" office:time-value="PT10H0M0S" table:number-columns-spanned="2" table:number-rows-spanned="1" table:style-name="ce230">
            <text:p>10:00</text:p>
          </table:table-cell>
          <table:covered-table-cell/>
          <table:table-cell office:value-type="time" office:time-value="PT10H0M0S" table:style-name="ce231">
            <text:p>10: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content-validation-name="val131" table:style-name="ce232"/>
          <table:table-cell table:number-columns-spanned="2" table:number-rows-spanned="1" table:style-name="ce233"/>
          <table:covered-table-cell/>
          <table:table-cell office:value-type="string" table:number-columns-spanned="2" table:number-rows-spanned="1" table:style-name="ce233">
            <text:p>Documentacion del proyecto</text:p>
          </table:table-cell>
          <table:covered-table-cell/>
          <table:table-cell office:value-type="string" table:number-columns-spanned="2" table:number-rows-spanned="1" table:style-name="ce237">
            <text:p>Registro Git<text:s/></text:p>
          </table:table-cell>
          <table:covered-table-cell/>
          <table:table-cell office:value-type="string" table:style-name="ce234">
            <text:p>Avanzado la documentacion</text:p>
          </table:table-cell>
          <table:table-cell table:style-name="ce21"/>
          <table:table-cell table:style-name="ce40"/>
          <table:table-cell table:style-name="ce19"/>
          <table:table-cell table:number-columns-repeated="16372"/>
        </table:table-row>
        <table:table-row table:style-name="ro1">
          <table:table-cell office:value-type="string" table:style-name="ce27">
            <text:p>Hora</text:p>
          </table:table-cell>
          <table:table-cell table:style-name="ce235"/>
          <table:table-cell table:number-columns-repeated="2" table:style-name="ce75"/>
          <table:table-cell office:value-type="time" office:time-value="PT12H0M0S" table:number-columns-spanned="2" table:number-rows-spanned="1" table:style-name="ce229">
            <text:p>12:00</text:p>
          </table:table-cell>
          <table:covered-table-cell/>
          <table:table-cell office:value-type="time" office:time-value="PT10H30M0S" table:number-columns-spanned="2" table:number-rows-spanned="1" table:style-name="ce230">
            <text:p>10:30</text:p>
          </table:table-cell>
          <table:covered-table-cell/>
          <table:table-cell office:value-type="time" office:time-value="PT12H0M0S" table:style-name="ce231">
            <text:p>12:00</text:p>
          </table:table-cell>
          <table:table-cell office:value-type="string" table:style-name="ce11">
            <text:p>MI</text:p>
          </table:table-cell>
          <table:table-cell office:value-type="string" table:style-name="ce42">
            <text:p>Se ha tardado 4 horas del proyecto</text:p>
          </table:table-cell>
          <table:table-cell table:style-name="ce54"/>
          <table:table-cell table:number-columns-repeated="16372"/>
        </table:table-row>
        <table:table-row table:style-name="ro1">
          <table:table-cell office:value-type="string" table:style-name="ce27">
            <text:p>Clase</text:p>
          </table:table-cell>
          <table:table-cell table:style-name="ce232"/>
          <table:table-cell table:number-columns-repeated="2" table:style-name="ce75"/>
          <table:table-cell office:value-type="string" table:number-columns-spanned="2" table:number-rows-spanned="1" table:style-name="ce233">
            <text:p>Organización del proyecto</text:p>
          </table:table-cell>
          <table:covered-table-cell/>
          <table:table-cell office:value-type="string" table:number-columns-spanned="2" table:number-rows-spanned="1" table:style-name="ce233">
            <text:p>Estructura Html Index</text:p>
          </table:table-cell>
          <table:covered-table-cell/>
          <table:table-cell office:value-type="string" table:style-name="ce234">
            <text:p>Documentacion de<text:s/></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235"/>
          <table:table-cell table:number-columns-spanned="2" table:number-rows-spanned="1" table:style-name="ce230"/>
          <table:covered-table-cell/>
          <table:table-cell office:value-type="time" office:time-value="PT14H0M0S" table:number-columns-spanned="2" table:number-rows-spanned="1" table:style-name="ce230">
            <text:p>14:00</text:p>
          </table:table-cell>
          <table:covered-table-cell/>
          <table:table-cell office:value-type="time" office:time-value="PT11H30M0S" table:number-columns-spanned="2" table:number-rows-spanned="1" table:style-name="ce230">
            <text:p>11:30</text:p>
          </table:table-cell>
          <table:covered-table-cell/>
          <table:table-cell office:value-type="string" table:style-name="ce236">
            <text:p>10: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232"/>
          <table:table-cell table:number-columns-spanned="2" table:number-rows-spanned="1" table:style-name="ce233"/>
          <table:covered-table-cell/>
          <table:table-cell office:value-type="string" table:number-columns-spanned="2" table:number-rows-spanned="1" table:style-name="ce233">
            <text:p>Listar proyectos</text:p>
          </table:table-cell>
          <table:covered-table-cell/>
          <table:table-cell office:value-type="string" table:number-columns-spanned="2" table:number-rows-spanned="1" table:style-name="ce233">
            <text:p>Reorganizacion de Proyecto</text:p>
          </table:table-cell>
          <table:covered-table-cell/>
          <table:table-cell office:value-type="string" table:style-name="ce234">
            <text:p>Matemáticas</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235"/>
          <table:table-cell table:number-columns-spanned="2" table:number-rows-spanned="1" table:style-name="ce230"/>
          <table:covered-table-cell/>
          <table:table-cell office:value-type="time" office:time-value="PT15H0M0S" table:number-columns-spanned="2" table:number-rows-spanned="1" table:style-name="ce230">
            <text:p>15:00</text:p>
          </table:table-cell>
          <table:covered-table-cell/>
          <table:table-cell office:value-type="time" office:time-value="PT13H0M0S" table:number-columns-spanned="2" table:number-rows-spanned="1" table:style-name="ce230">
            <text:p>13:00</text:p>
          </table:table-cell>
          <table:covered-table-cell/>
          <table:table-cell table:style-name="ce231"/>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232"/>
          <table:table-cell table:number-columns-spanned="2" table:number-rows-spanned="1" table:style-name="ce233"/>
          <table:covered-table-cell/>
          <table:table-cell office:value-type="string" table:number-columns-spanned="2" table:number-rows-spanned="1" table:style-name="ce233">
            <text:p>Comida</text:p>
          </table:table-cell>
          <table:covered-table-cell/>
          <table:table-cell office:value-type="string" table:number-columns-spanned="2" table:number-rows-spanned="1" table:style-name="ce233">
            <text:p>Regitrar listas de tareas</text:p>
          </table:table-cell>
          <table:covered-table-cell/>
          <table:table-cell table:style-name="ce238"/>
          <table:table-cell table:style-name="ce21"/>
          <table:table-cell table:style-name="ce40"/>
          <table:table-cell table:style-name="ce55"/>
          <table:table-cell table:number-columns-repeated="16372"/>
        </table:table-row>
        <table:table-row table:style-name="ro1">
          <table:table-cell office:value-type="string" table:style-name="ce27">
            <text:p>Hora</text:p>
          </table:table-cell>
          <table:table-cell table:style-name="ce235"/>
          <table:table-cell table:number-columns-spanned="2" table:number-rows-spanned="1" table:style-name="ce230"/>
          <table:covered-table-cell/>
          <table:table-cell office:value-type="time" office:time-value="PT16H0M0S" table:number-columns-spanned="2" table:number-rows-spanned="1" table:style-name="ce230">
            <text:p>16:00</text:p>
          </table:table-cell>
          <table:covered-table-cell/>
          <table:table-cell office:value-type="time" office:time-value="PT15H0M0S" table:number-columns-spanned="2" table:number-rows-spanned="1" table:style-name="ce239">
            <text:p>15:00</text:p>
          </table:table-cell>
          <table:covered-table-cell/>
          <table:table-cell table:style-name="ce231"/>
          <table:table-cell office:value-type="string" table:style-name="ce11">
            <text:p>JU</text:p>
          </table:table-cell>
          <table:table-cell office:value-type="string" table:style-name="ce76">
            <text:p>Reorganizacion de proyecto priorizar otra vez como comenzar</text:p>
          </table:table-cell>
          <table:table-cell table:style-name="ce54"/>
          <table:table-cell table:number-columns-repeated="16372"/>
        </table:table-row>
        <table:table-row table:style-name="ro1">
          <table:table-cell office:value-type="string" table:style-name="ce27">
            <text:p>Clase</text:p>
          </table:table-cell>
          <table:table-cell table:style-name="ce232"/>
          <table:table-cell table:number-columns-spanned="2" table:number-rows-spanned="1" table:style-name="ce233"/>
          <table:covered-table-cell/>
          <table:table-cell office:value-type="string" table:number-columns-spanned="2" table:number-rows-spanned="1" table:style-name="ce233">
            <text:p>Priori a cada tarea</text:p>
          </table:table-cell>
          <table:covered-table-cell/>
          <table:table-cell office:value-type="string" table:number-columns-spanned="2" table:number-rows-spanned="1" table:style-name="ce243">
            <text:p>Resgistro incidencia<text:s/></text:p>
          </table:table-cell>
          <table:covered-table-cell/>
          <table:table-cell table:style-name="ce234"/>
          <table:table-cell table:style-name="ce11"/>
          <table:table-cell office:value-type="string" table:style-name="ce77">
            <text:p>Registro de incidencia creada ya finalizada</text:p>
          </table:table-cell>
          <table:table-cell table:style-name="ce54"/>
          <table:table-cell table:number-columns-repeated="16372"/>
        </table:table-row>
        <table:table-row table:style-name="ro1">
          <table:table-cell office:value-type="string" table:style-name="ce27">
            <text:p>Hora</text:p>
          </table:table-cell>
          <table:table-cell table:style-name="ce235"/>
          <table:table-cell table:number-columns-spanned="2" table:number-rows-spanned="1" table:style-name="ce230"/>
          <table:covered-table-cell/>
          <table:table-cell office:value-type="time" office:time-value="PT17H0M0S" table:number-columns-spanned="2" table:number-rows-spanned="1" table:style-name="ce230">
            <text:p>17:00</text:p>
          </table:table-cell>
          <table:covered-table-cell/>
          <table:table-cell office:value-type="time" office:time-value="PT17H0M0S" table:number-columns-spanned="2" table:number-rows-spanned="1" table:style-name="ce230">
            <text:p>17:00</text:p>
          </table:table-cell>
          <table:covered-table-cell/>
          <table:table-cell table:style-name="ce231"/>
          <table:table-cell table:style-name="ce11"/>
          <table:table-cell table:style-name="ce77"/>
          <table:table-cell table:style-name="ce54"/>
          <table:table-cell table:number-columns-repeated="16372"/>
        </table:table-row>
        <table:table-row table:style-name="ro1">
          <table:table-cell office:value-type="string" table:style-name="ce27">
            <text:p>Clase</text:p>
          </table:table-cell>
          <table:table-cell table:style-name="ce232"/>
          <table:table-cell table:number-columns-spanned="2" table:number-rows-spanned="1" table:style-name="ce233"/>
          <table:covered-table-cell/>
          <table:table-cell office:value-type="string" table:number-columns-spanned="2" table:number-rows-spanned="1" table:style-name="ce233">
            <text:p>Busqueda de informacion del proyecto</text:p>
          </table:table-cell>
          <table:covered-table-cell/>
          <table:table-cell office:value-type="string" table:number-columns-spanned="2" table:number-rows-spanned="1" table:style-name="ce233">
            <text:p>Termino <text:s/>de horario</text:p>
          </table:table-cell>
          <table:covered-table-cell/>
          <table:table-cell table:style-name="ce234"/>
          <table:table-cell table:style-name="ce11"/>
          <table:table-cell table:style-name="ce77"/>
          <table:table-cell table:style-name="ce54"/>
          <table:table-cell table:number-columns-repeated="16372"/>
        </table:table-row>
        <table:table-row table:style-name="ro1">
          <table:table-cell office:value-type="string" table:style-name="ce27">
            <text:p>Hora</text:p>
          </table:table-cell>
          <table:table-cell table:style-name="ce235"/>
          <table:table-cell table:number-columns-spanned="2" table:number-rows-spanned="1" table:style-name="ce230"/>
          <table:covered-table-cell/>
          <table:table-cell office:value-type="time" office:time-value="PT18H0M0S" table:number-columns-spanned="2" table:number-rows-spanned="1" table:style-name="ce230">
            <text:p>18:00</text:p>
          </table:table-cell>
          <table:covered-table-cell/>
          <table:table-cell table:number-columns-spanned="2" table:number-rows-spanned="1" table:style-name="ce230"/>
          <table:covered-table-cell/>
          <table:table-cell table:style-name="ce231"/>
          <table:table-cell table:style-name="ce11"/>
          <table:table-cell table:style-name="ce77"/>
          <table:table-cell table:style-name="ce54"/>
          <table:table-cell table:number-columns-repeated="16372"/>
        </table:table-row>
        <table:table-row table:style-name="ro1">
          <table:table-cell office:value-type="string" table:style-name="ce27">
            <text:p>Clase</text:p>
          </table:table-cell>
          <table:table-cell table:style-name="ce232"/>
          <table:table-cell table:number-columns-spanned="2" table:number-rows-spanned="1" table:style-name="ce233"/>
          <table:covered-table-cell/>
          <table:table-cell office:value-type="string" table:number-columns-spanned="2" table:number-rows-spanned="1" table:style-name="ce233">
            <text:p>Termino de horario</text:p>
          </table:table-cell>
          <table:covered-table-cell/>
          <table:table-cell table:number-columns-spanned="2" table:number-rows-spanned="1" table:style-name="ce233"/>
          <table:covered-table-cell/>
          <table:table-cell table:style-name="ce234"/>
          <table:table-cell table:style-name="ce21"/>
          <table:table-cell table:style-name="ce78"/>
          <table:table-cell table:style-name="ce55"/>
          <table:table-cell table:number-columns-repeated="16372"/>
        </table:table-row>
        <table:table-row table:style-name="ro1">
          <table:table-cell office:value-type="string" table:style-name="ce27">
            <text:p>Hora</text:p>
          </table:table-cell>
          <table:table-cell table:style-name="ce235"/>
          <table:table-cell table:number-columns-spanned="2" table:number-rows-spanned="1" table:style-name="ce230"/>
          <table:covered-table-cell/>
          <table:table-cell table:number-columns-spanned="2" table:number-rows-spanned="1" table:style-name="ce230"/>
          <table:covered-table-cell/>
          <table:table-cell table:number-columns-spanned="2" table:number-rows-spanned="1" table:style-name="ce230"/>
          <table:covered-table-cell/>
          <table:table-cell table:style-name="ce231"/>
          <table:table-cell office:value-type="string" table:style-name="ce11">
            <text:p>VI</text:p>
          </table:table-cell>
          <table:table-cell table:style-name="ce42"/>
          <table:table-cell table:style-name="ce54"/>
          <table:table-cell table:number-columns-repeated="16372"/>
        </table:table-row>
        <table:table-row table:style-name="ro1">
          <table:table-cell office:value-type="string" table:style-name="ce27">
            <text:p>Clase</text:p>
          </table:table-cell>
          <table:table-cell table:style-name="ce232"/>
          <table:table-cell table:number-columns-spanned="2" table:number-rows-spanned="1" table:style-name="ce233"/>
          <table:covered-table-cell/>
          <table:table-cell table:number-columns-spanned="2" table:number-rows-spanned="1" table:style-name="ce233"/>
          <table:covered-table-cell/>
          <table:table-cell table:number-columns-spanned="2" table:number-rows-spanned="1" table:style-name="ce233"/>
          <table:covered-table-cell/>
          <table:table-cell table:style-name="ce234"/>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235"/>
          <table:table-cell table:number-columns-spanned="2" table:number-rows-spanned="1" table:style-name="ce230"/>
          <table:covered-table-cell/>
          <table:table-cell table:number-columns-spanned="2" table:number-rows-spanned="1" table:style-name="ce230"/>
          <table:covered-table-cell/>
          <table:table-cell table:number-columns-spanned="2" table:number-rows-spanned="1" table:style-name="ce230"/>
          <table:covered-table-cell/>
          <table:table-cell table:style-name="ce231"/>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232"/>
          <table:table-cell table:number-columns-spanned="2" table:number-rows-spanned="1" table:style-name="ce233"/>
          <table:covered-table-cell/>
          <table:table-cell table:number-columns-spanned="2" table:number-rows-spanned="1" table:style-name="ce233"/>
          <table:covered-table-cell/>
          <table:table-cell table:number-columns-spanned="2" table:number-rows-spanned="1" table:style-name="ce233"/>
          <table:covered-table-cell/>
          <table:table-cell table:style-name="ce234"/>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235"/>
          <table:table-cell table:number-columns-spanned="2" table:number-rows-spanned="1" table:style-name="ce230"/>
          <table:covered-table-cell/>
          <table:table-cell table:number-columns-spanned="2" table:number-rows-spanned="1" table:style-name="ce230"/>
          <table:covered-table-cell/>
          <table:table-cell table:number-columns-spanned="2" table:number-rows-spanned="1" table:style-name="ce230"/>
          <table:covered-table-cell/>
          <table:table-cell table:style-name="ce231"/>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240"/>
          <table:table-cell table:number-columns-spanned="2" table:number-rows-spanned="1" table:style-name="ce241"/>
          <table:covered-table-cell/>
          <table:table-cell table:number-columns-spanned="2" table:number-rows-spanned="1" table:style-name="ce241"/>
          <table:covered-table-cell/>
          <table:table-cell table:number-columns-spanned="2" table:number-rows-spanned="1" table:style-name="ce241"/>
          <table:covered-table-cell/>
          <table:table-cell table:style-name="ce242"/>
          <table:table-cell table:style-name="ce11"/>
          <table:table-cell table:style-name="ce47"/>
          <table:table-cell table:style-name="ce56"/>
          <table:table-cell table:number-columns-repeated="16372"/>
        </table:table-row>
        <table:table-row table:number-rows-repeated="1048545" table:style-name="ro1">
          <table:table-cell table:number-columns-repeated="16384"/>
        </table:table-row>
        <table:named-expressions>
          <table:named-range table:name="AssignmentDays" table:cell-range-address="Nov.$K$2:Nov.$K$31" table:base-cell-address="Nov.$A$1"/>
          <table:named-range table:name="ImportantDatesTable" table:cell-range-address="Nov.$K$2:Nov.$L$6" table:base-cell-address="Nov.$A$1"/>
        </table:named-expressions>
      </table:table>
      <table:table table:name="Dic" table:style-name="ta1">
        <table:table-column table:style-name="co1" table:default-cell-style-name="ce2"/>
        <table:table-column table:style-name="co2" table:default-cell-style-name="ce18"/>
        <table:table-column table:style-name="co3" table:number-columns-repeated="6" table:default-cell-style-name="ce2"/>
        <table:table-column table:style-name="co2" table:default-cell-style-name="ce2"/>
        <table:table-column table:style-name="co3" table:default-cell-style-name="ce18"/>
        <table:table-column table:style-name="co3" table:default-cell-style-name="ce3"/>
        <table:table-column table:style-name="co4" table:default-cell-style-name="ce2"/>
        <table:table-column table:style-name="co1" table:default-cell-style-name="ce1"/>
        <table:table-column table:style-name="co5" table:number-columns-repeated="16371" table:default-cell-style-name="ce1"/>
        <table:table-row table:style-name="ro1">
          <table:table-cell table:content-validation-name="val146" table:style-name="ce18"/>
          <table:table-cell office:value-type="float" office:value="2019" table:formula="of:=$$AñoCalendario" table:content-validation-name="val145" table:style-name="ce13">
            <text:p>2019</text:p>
          </table:table-cell>
          <table:table-cell table:number-columns-repeated="7" table:style-name="ce2"/>
          <table:table-cell office:value-type="string" table:content-validation-name="val152" table:style-name="ce20">
            <text:p>Día de la semana</text:p>
          </table:table-cell>
          <table:table-cell office:value-type="string" table:content-validation-name="val154" table:style-name="ce20">
            <text:p>día de calendario</text:p>
          </table:table-cell>
          <table:table-cell office:value-type="string" table:content-validation-name="val153" table:style-name="ce12">
            <text:p>TAREAS</text:p>
          </table:table-cell>
          <table:table-cell table:number-columns-repeated="16372"/>
        </table:table-row>
        <table:table-row table:style-name="ro1">
          <table:table-cell table:style-name="ce14"/>
          <table:table-cell office:value-type="string" table:content-validation-name="val144" table:style-name="ce24">
            <text:p>DIC</text:p>
          </table:table-cell>
          <table:table-cell office:value-type="string" table:content-validation-name="val147" table:style-name="ce8">
            <text:p>LU</text:p>
          </table:table-cell>
          <table:table-cell office:value-type="string" table:style-name="ce8">
            <text:p>MA</text:p>
          </table:table-cell>
          <table:table-cell office:value-type="string" table:style-name="ce8">
            <text:p>MI</text:p>
          </table:table-cell>
          <table:table-cell office:value-type="string" table:style-name="ce8">
            <text:p>JU</text:p>
          </table:table-cell>
          <table:table-cell office:value-type="string" table:style-name="ce8">
            <text:p>VI</text:p>
          </table:table-cell>
          <table:table-cell office:value-type="string" table:style-name="ce8">
            <text:p>SÁ</text:p>
          </table:table-cell>
          <table:table-cell office:value-type="string" table:style-name="ce8">
            <text:p>DO</text:p>
          </table:table-cell>
          <table:table-cell office:value-type="string" table:style-name="ce11">
            <text:p>LU</text:p>
          </table:table-cell>
          <table:table-cell table:style-name="ce47"/>
          <table:table-cell table:style-name="ce54"/>
          <table:table-cell table:number-columns-repeated="16372"/>
        </table:table-row>
        <table:table-row table:style-name="ro1">
          <table:table-cell table:style-name="ce14"/>
          <table:table-cell table:style-name="ce18"/>
          <table:table-cell office:value-type="date" office:date-value="2019-11-25T00:00:00" table:formula="of:=IF(DAY($$DecDom1)=1;$$DecDom1-6;$$DecDom1+1)" table:content-validation-name="val148" table:style-name="ce244">
            <text:p>25</text:p>
          </table:table-cell>
          <table:table-cell office:value-type="date" office:date-value="2019-11-26T00:00:00" table:formula="of:=IF(DAY($$DecDom1)=1;$$DecDom1-5;$$DecDom1+2)" table:style-name="ce244">
            <text:p>26</text:p>
          </table:table-cell>
          <table:table-cell office:value-type="date" office:date-value="2019-11-27T00:00:00" table:formula="of:=IF(DAY($$DecDom1)=1;$$DecDom1-4;$$DecDom1+3)" table:style-name="ce244">
            <text:p>27</text:p>
          </table:table-cell>
          <table:table-cell office:value-type="date" office:date-value="2019-11-28T00:00:00" table:formula="of:=IF(DAY($$DecDom1)=1;$$DecDom1-3;$$DecDom1+4)" table:style-name="ce244">
            <text:p>28</text:p>
          </table:table-cell>
          <table:table-cell office:value-type="date" office:date-value="2019-11-29T00:00:00" table:formula="of:=IF(DAY($$DecDom1)=1;$$DecDom1-2;$$DecDom1+5)" table:style-name="ce244">
            <text:p>29</text:p>
          </table:table-cell>
          <table:table-cell office:value-type="date" office:date-value="2019-11-30T00:00:00" table:formula="of:=IF(DAY($$DecDom1)=1;$$DecDom1-1;$$DecDom1+6)" table:style-name="ce244">
            <text:p>30</text:p>
          </table:table-cell>
          <table:table-cell office:value-type="date" office:date-value="2019-12-01T00:00:00" table:formula="of:=IF(DAY($$DecDom1)=1;$$DecDom1;$$DecDom1+7)" table:style-name="ce245">
            <text:p>1</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12-02T00:00:00" table:formula="of:=IF(DAY($$DecDom1)=1;$$DecDom1+1;$$DecDom1+8)" table:style-name="ce245">
            <text:p>2</text:p>
          </table:table-cell>
          <table:table-cell office:value-type="date" office:date-value="2019-12-03T00:00:00" table:formula="of:=IF(DAY($$DecDom1)=1;$$DecDom1+2;$$DecDom1+9)" table:style-name="ce245">
            <text:p>3</text:p>
          </table:table-cell>
          <table:table-cell office:value-type="date" office:date-value="2019-12-04T00:00:00" table:formula="of:=IF(DAY($$DecDom1)=1;$$DecDom1+3;$$DecDom1+10)" table:style-name="ce245">
            <text:p>4</text:p>
          </table:table-cell>
          <table:table-cell office:value-type="date" office:date-value="2019-12-05T00:00:00" table:formula="of:=IF(DAY($$DecDom1)=1;$$DecDom1+4;$$DecDom1+11)" table:style-name="ce245">
            <text:p>5</text:p>
          </table:table-cell>
          <table:table-cell office:value-type="date" office:date-value="2019-12-06T00:00:00" table:formula="of:=IF(DAY($$DecDom1)=1;$$DecDom1+5;$$DecDom1+12)" table:style-name="ce245">
            <text:p>6</text:p>
          </table:table-cell>
          <table:table-cell office:value-type="date" office:date-value="2019-12-07T00:00:00" table:formula="of:=IF(DAY($$DecDom1)=1;$$DecDom1+6;$$DecDom1+13)" table:style-name="ce245">
            <text:p>7</text:p>
          </table:table-cell>
          <table:table-cell office:value-type="date" office:date-value="2019-12-08T00:00:00" table:formula="of:=IF(DAY($$DecDom1)=1;$$DecDom1+7;$$DecDom1+14)" table:style-name="ce245">
            <text:p>8</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12-09T00:00:00" table:formula="of:=IF(DAY($$DecDom1)=1;$$DecDom1+8;$$DecDom1+15)" table:style-name="ce245">
            <text:p>9</text:p>
          </table:table-cell>
          <table:table-cell office:value-type="date" office:date-value="2019-12-10T00:00:00" table:formula="of:=IF(DAY($$DecDom1)=1;$$DecDom1+9;$$DecDom1+16)" table:style-name="ce245">
            <text:p>10</text:p>
          </table:table-cell>
          <table:table-cell office:value-type="date" office:date-value="2019-12-11T00:00:00" table:formula="of:=IF(DAY($$DecDom1)=1;$$DecDom1+10;$$DecDom1+17)" table:style-name="ce245">
            <text:p>11</text:p>
          </table:table-cell>
          <table:table-cell office:value-type="date" office:date-value="2019-12-12T00:00:00" table:formula="of:=IF(DAY($$DecDom1)=1;$$DecDom1+11;$$DecDom1+18)" table:style-name="ce245">
            <text:p>12</text:p>
          </table:table-cell>
          <table:table-cell office:value-type="date" office:date-value="2019-12-13T00:00:00" table:formula="of:=IF(DAY($$DecDom1)=1;$$DecDom1+12;$$DecDom1+19)" table:style-name="ce245">
            <text:p>13</text:p>
          </table:table-cell>
          <table:table-cell office:value-type="date" office:date-value="2019-12-14T00:00:00" table:formula="of:=IF(DAY($$DecDom1)=1;$$DecDom1+13;$$DecDom1+20)" table:style-name="ce245">
            <text:p>14</text:p>
          </table:table-cell>
          <table:table-cell office:value-type="date" office:date-value="2019-12-15T00:00:00" table:formula="of:=IF(DAY($$DecDom1)=1;$$DecDom1+14;$$DecDom1+21)" table:style-name="ce245">
            <text:p>15</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12-16T00:00:00" table:formula="of:=IF(DAY($$DecDom1)=1;$$DecDom1+15;$$DecDom1+22)" table:style-name="ce245">
            <text:p>16</text:p>
          </table:table-cell>
          <table:table-cell office:value-type="date" office:date-value="2019-12-17T00:00:00" table:formula="of:=IF(DAY($$DecDom1)=1;$$DecDom1+16;$$DecDom1+23)" table:style-name="ce245">
            <text:p>17</text:p>
          </table:table-cell>
          <table:table-cell office:value-type="date" office:date-value="2019-12-18T00:00:00" table:formula="of:=IF(DAY($$DecDom1)=1;$$DecDom1+17;$$DecDom1+24)" table:style-name="ce245">
            <text:p>18</text:p>
          </table:table-cell>
          <table:table-cell office:value-type="date" office:date-value="2019-12-19T00:00:00" table:formula="of:=IF(DAY($$DecDom1)=1;$$DecDom1+18;$$DecDom1+25)" table:style-name="ce245">
            <text:p>19</text:p>
          </table:table-cell>
          <table:table-cell office:value-type="date" office:date-value="2019-12-20T00:00:00" table:formula="of:=IF(DAY($$DecDom1)=1;$$DecDom1+19;$$DecDom1+26)" table:style-name="ce245">
            <text:p>20</text:p>
          </table:table-cell>
          <table:table-cell office:value-type="date" office:date-value="2019-12-21T00:00:00" table:formula="of:=IF(DAY($$DecDom1)=1;$$DecDom1+20;$$DecDom1+27)" table:style-name="ce245">
            <text:p>21</text:p>
          </table:table-cell>
          <table:table-cell office:value-type="date" office:date-value="2019-12-22T00:00:00" table:formula="of:=IF(DAY($$DecDom1)=1;$$DecDom1+21;$$DecDom1+28)" table:style-name="ce245">
            <text:p>22</text:p>
          </table:table-cell>
          <table:table-cell table:style-name="ce11"/>
          <table:table-cell table:style-name="ce41"/>
          <table:table-cell table:style-name="ce54"/>
          <table:table-cell table:number-columns-repeated="16372"/>
        </table:table-row>
        <table:table-row table:style-name="ro1">
          <table:table-cell table:style-name="ce14"/>
          <table:table-cell table:style-name="ce18"/>
          <table:table-cell office:value-type="date" office:date-value="2019-12-23T00:00:00" table:formula="of:=IF(DAY($$DecDom1)=1;$$DecDom1+22;$$DecDom1+29)" table:style-name="ce246">
            <text:p>23</text:p>
          </table:table-cell>
          <table:table-cell office:value-type="date" office:date-value="2019-12-24T00:00:00" table:formula="of:=IF(DAY($$DecDom1)=1;$$DecDom1+23;$$DecDom1+30)" table:style-name="ce246">
            <text:p>24</text:p>
          </table:table-cell>
          <table:table-cell office:value-type="date" office:date-value="2019-12-25T00:00:00" table:formula="of:=IF(DAY($$DecDom1)=1;$$DecDom1+24;$$DecDom1+31)" table:style-name="ce246">
            <text:p>25</text:p>
          </table:table-cell>
          <table:table-cell office:value-type="date" office:date-value="2019-12-26T00:00:00" table:formula="of:=IF(DAY($$DecDom1)=1;$$DecDom1+25;$$DecDom1+32)" table:style-name="ce246">
            <text:p>26</text:p>
          </table:table-cell>
          <table:table-cell office:value-type="date" office:date-value="2019-12-27T00:00:00" table:formula="of:=IF(DAY($$DecDom1)=1;$$DecDom1+26;$$DecDom1+33)" table:style-name="ce246">
            <text:p>27</text:p>
          </table:table-cell>
          <table:table-cell office:value-type="date" office:date-value="2019-12-28T00:00:00" table:formula="of:=IF(DAY($$DecDom1)=1;$$DecDom1+27;$$DecDom1+34)" table:style-name="ce246">
            <text:p>28</text:p>
          </table:table-cell>
          <table:table-cell office:value-type="date" office:date-value="2019-12-29T00:00:00" table:formula="of:=IF(DAY($$DecDom1)=1;$$DecDom1+28;$$DecDom1+35)" table:style-name="ce246">
            <text:p>29</text:p>
          </table:table-cell>
          <table:table-cell table:style-name="ce21"/>
          <table:table-cell table:style-name="ce40"/>
          <table:table-cell table:style-name="ce19"/>
          <table:table-cell table:number-columns-repeated="16372"/>
        </table:table-row>
        <table:table-row table:style-name="ro1">
          <table:table-cell table:style-name="ce14"/>
          <table:table-cell table:style-name="ce19"/>
          <table:table-cell office:value-type="date" office:date-value="2019-12-30T00:00:00" table:formula="of:=IF(DAY($$DecDom1)=1;$$DecDom1+29;$$DecDom1+36)" table:content-validation-name="val149" table:style-name="ce246">
            <text:p>30</text:p>
          </table:table-cell>
          <table:table-cell office:value-type="date" office:date-value="2019-12-31T00:00:00" table:formula="of:=IF(DAY($$DecDom1)=1;$$DecDom1+30;$$DecDom1+37)" table:style-name="ce246">
            <text:p>31</text:p>
          </table:table-cell>
          <table:table-cell office:value-type="date" office:date-value="2020-01-01T00:00:00" table:formula="of:=IF(DAY($$DecDom1)=1;$$DecDom1+31;$$DecDom1+38)" table:style-name="ce246">
            <text:p>1</text:p>
          </table:table-cell>
          <table:table-cell office:value-type="date" office:date-value="2020-01-02T00:00:00" table:formula="of:=IF(DAY($$DecDom1)=1;$$DecDom1+32;$$DecDom1+39)" table:style-name="ce246">
            <text:p>2</text:p>
          </table:table-cell>
          <table:table-cell office:value-type="date" office:date-value="2020-01-03T00:00:00" table:formula="of:=IF(DAY($$DecDom1)=1;$$DecDom1+33;$$DecDom1+40)" table:style-name="ce246">
            <text:p>3</text:p>
          </table:table-cell>
          <table:table-cell office:value-type="date" office:date-value="2020-01-04T00:00:00" table:formula="of:=IF(DAY($$DecDom1)=1;$$DecDom1+34;$$DecDom1+41)" table:style-name="ce246">
            <text:p>4</text:p>
          </table:table-cell>
          <table:table-cell office:value-type="date" office:date-value="2020-01-05T00:00:00" table:formula="of:=IF(DAY($$DecDom1)=1;$$DecDom1+35;$$DecDom1+42)" table:style-name="ce246">
            <text:p>5</text:p>
          </table:table-cell>
          <table:table-cell office:value-type="string" table:style-name="ce11">
            <text:p>MA</text:p>
          </table:table-cell>
          <table:table-cell table:style-name="ce41"/>
          <table:table-cell table:style-name="ce54"/>
          <table:table-cell table:number-columns-repeated="16372"/>
        </table:table-row>
        <table:table-row table:style-name="ro1">
          <table:table-cell table:style-name="ce14"/>
          <table:table-cell table:style-name="ce18"/>
          <table:table-cell table:number-columns-repeated="7" table:style-name="ce5"/>
          <table:table-cell table:style-name="ce11"/>
          <table:table-cell table:style-name="ce41"/>
          <table:table-cell table:style-name="ce54"/>
          <table:table-cell table:number-columns-repeated="16372"/>
        </table:table-row>
        <table:table-row table:style-name="ro1">
          <table:table-cell table:style-name="ce14"/>
          <table:table-cell office:value-type="string" table:content-validation-name="val156" table:style-name="ce17">
            <text:p>PROGRAMACIÓN SEMANAL</text:p>
          </table:table-cell>
          <table:table-cell table:number-columns-repeated="7" table:style-name="ce10"/>
          <table:table-cell table:style-name="ce11"/>
          <table:table-cell table:style-name="ce41"/>
          <table:table-cell table:style-name="ce54"/>
          <table:table-cell table:number-columns-repeated="16372"/>
        </table:table-row>
        <table:table-row table:style-name="ro1">
          <table:table-cell office:value-type="string" table:style-name="ce27">
            <text:p>Día de la semana</text:p>
          </table:table-cell>
          <table:table-cell office:value-type="string" table:content-validation-name="val155" table:style-name="ce26">
            <text:p>LU</text:p>
          </table:table-cell>
          <table:table-cell office:value-type="string" table:number-columns-spanned="2" table:number-rows-spanned="1" table:style-name="ce79">
            <text:p>MA</text:p>
          </table:table-cell>
          <table:covered-table-cell/>
          <table:table-cell office:value-type="string" table:number-columns-spanned="2" table:number-rows-spanned="1" table:style-name="ce79">
            <text:p>MI</text:p>
          </table:table-cell>
          <table:covered-table-cell/>
          <table:table-cell office:value-type="string" table:number-columns-spanned="2" table:number-rows-spanned="1" table:style-name="ce79">
            <text:p>JU</text:p>
          </table:table-cell>
          <table:covered-table-cell/>
          <table:table-cell office:value-type="string" table:style-name="ce4">
            <text:p>VI</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time" office:time-value="PT8H0M0S" table:content-validation-name="val150" table:style-name="ce247">
            <text:p>8:00</text:p>
          </table:table-cell>
          <table:table-cell table:number-columns-spanned="2" table:number-rows-spanned="1" table:style-name="ce248"/>
          <table:covered-table-cell/>
          <table:table-cell office:value-type="time" office:time-value="PT8H0M0S" table:number-columns-spanned="2" table:number-rows-spanned="1" table:style-name="ce248">
            <text:p>8:00</text:p>
          </table:table-cell>
          <table:covered-table-cell/>
          <table:table-cell table:number-columns-spanned="2" table:number-rows-spanned="1" table:style-name="ce248"/>
          <table:covered-table-cell/>
          <table:table-cell office:value-type="time" office:time-value="PT8H0M0S" table:style-name="ce249">
            <text:p>8: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content-validation-name="val151" table:style-name="ce250">
            <text:p>Francés</text:p>
          </table:table-cell>
          <table:table-cell table:number-columns-spanned="2" table:number-rows-spanned="1" table:style-name="ce251"/>
          <table:covered-table-cell/>
          <table:table-cell office:value-type="string" table:number-columns-spanned="2" table:number-rows-spanned="1" table:style-name="ce251">
            <text:p>Francés</text:p>
          </table:table-cell>
          <table:covered-table-cell/>
          <table:table-cell table:number-columns-spanned="2" table:number-rows-spanned="1" table:style-name="ce251"/>
          <table:covered-table-cell/>
          <table:table-cell office:value-type="string" table:style-name="ce252">
            <text:p>Francés</text:p>
          </table:table-cell>
          <table:table-cell table:style-name="ce21"/>
          <table:table-cell table:style-name="ce40"/>
          <table:table-cell table:style-name="ce19"/>
          <table:table-cell table:number-columns-repeated="16372"/>
        </table:table-row>
        <table:table-row table:style-name="ro1">
          <table:table-cell office:value-type="string" table:style-name="ce27">
            <text:p>Hora</text:p>
          </table:table-cell>
          <table:table-cell table:style-name="ce247"/>
          <table:table-cell office:value-type="time" office:time-value="PT9H0M0S" table:number-columns-spanned="2" table:number-rows-spanned="1" table:style-name="ce248">
            <text:p>9:00</text:p>
          </table:table-cell>
          <table:covered-table-cell/>
          <table:table-cell table:number-columns-spanned="2" table:number-rows-spanned="1" table:style-name="ce248"/>
          <table:covered-table-cell/>
          <table:table-cell office:value-type="time" office:time-value="PT9H0M0S" table:number-columns-spanned="2" table:number-rows-spanned="1" table:style-name="ce248">
            <text:p>9:00</text:p>
          </table:table-cell>
          <table:covered-table-cell/>
          <table:table-cell table:style-name="ce249"/>
          <table:table-cell office:value-type="string" table:style-name="ce11">
            <text:p>MI</text:p>
          </table:table-cell>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250"/>
          <table:table-cell office:value-type="string" table:number-columns-spanned="2" table:number-rows-spanned="1" table:style-name="ce251">
            <text:p>Historia del arte</text:p>
          </table:table-cell>
          <table:covered-table-cell/>
          <table:table-cell table:number-columns-spanned="2" table:number-rows-spanned="1" table:style-name="ce251"/>
          <table:covered-table-cell/>
          <table:table-cell office:value-type="string" table:number-columns-spanned="2" table:number-rows-spanned="1" table:style-name="ce251">
            <text:p>Historia del arte</text:p>
          </table:table-cell>
          <table:covered-table-cell/>
          <table:table-cell table:style-name="ce252"/>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string" table:style-name="ce247">
            <text:p>10:00</text:p>
          </table:table-cell>
          <table:table-cell table:number-columns-spanned="2" table:number-rows-spanned="1" table:style-name="ce248"/>
          <table:covered-table-cell/>
          <table:table-cell office:value-type="string" table:number-columns-spanned="2" table:number-rows-spanned="1" table:style-name="ce248">
            <text:p>10:00</text:p>
          </table:table-cell>
          <table:covered-table-cell/>
          <table:table-cell table:number-columns-spanned="2" table:number-rows-spanned="1" table:style-name="ce248"/>
          <table:covered-table-cell/>
          <table:table-cell office:value-type="string" table:style-name="ce254">
            <text:p>10: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style-name="ce250">
            <text:p>Matemáticas</text:p>
          </table:table-cell>
          <table:table-cell table:number-columns-spanned="2" table:number-rows-spanned="1" table:style-name="ce251"/>
          <table:covered-table-cell/>
          <table:table-cell office:value-type="string" table:number-columns-spanned="2" table:number-rows-spanned="1" table:style-name="ce251">
            <text:p>Matemáticas</text:p>
          </table:table-cell>
          <table:covered-table-cell/>
          <table:table-cell table:number-columns-spanned="2" table:number-rows-spanned="1" table:style-name="ce251"/>
          <table:covered-table-cell/>
          <table:table-cell office:value-type="string" table:style-name="ce252">
            <text:p>Matemáticas</text:p>
          </table:table-cell>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247"/>
          <table:table-cell table:number-columns-spanned="2" table:number-rows-spanned="1" table:style-name="ce248"/>
          <table:covered-table-cell/>
          <table:table-cell table:number-columns-spanned="2" table:number-rows-spanned="1" table:style-name="ce248"/>
          <table:covered-table-cell/>
          <table:table-cell table:number-columns-spanned="2" table:number-rows-spanned="1" table:style-name="ce248"/>
          <table:covered-table-cell/>
          <table:table-cell table:style-name="ce249"/>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250"/>
          <table:table-cell table:number-columns-spanned="2" table:number-rows-spanned="1" table:style-name="ce251"/>
          <table:covered-table-cell/>
          <table:table-cell table:number-columns-spanned="2" table:number-rows-spanned="1" table:style-name="ce251"/>
          <table:covered-table-cell/>
          <table:table-cell table:number-columns-spanned="2" table:number-rows-spanned="1" table:style-name="ce251"/>
          <table:covered-table-cell/>
          <table:table-cell table:style-name="ce253"/>
          <table:table-cell table:style-name="ce21"/>
          <table:table-cell table:style-name="ce40"/>
          <table:table-cell table:style-name="ce19"/>
          <table:table-cell table:number-columns-repeated="16372"/>
        </table:table-row>
        <table:table-row table:style-name="ro1">
          <table:table-cell office:value-type="string" table:style-name="ce27">
            <text:p>Hora</text:p>
          </table:table-cell>
          <table:table-cell table:style-name="ce247"/>
          <table:table-cell table:number-columns-spanned="2" table:number-rows-spanned="1" table:style-name="ce248"/>
          <table:covered-table-cell/>
          <table:table-cell table:number-columns-spanned="2" table:number-rows-spanned="1" table:style-name="ce248"/>
          <table:covered-table-cell/>
          <table:table-cell table:number-columns-spanned="2" table:number-rows-spanned="1" table:style-name="ce248"/>
          <table:covered-table-cell/>
          <table:table-cell table:style-name="ce249"/>
          <table:table-cell office:value-type="string" table:style-name="ce11">
            <text:p>JU</text:p>
          </table:table-cell>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250"/>
          <table:table-cell table:number-columns-spanned="2" table:number-rows-spanned="1" table:style-name="ce251"/>
          <table:covered-table-cell/>
          <table:table-cell table:number-columns-spanned="2" table:number-rows-spanned="1" table:style-name="ce251"/>
          <table:covered-table-cell/>
          <table:table-cell table:number-columns-spanned="2" table:number-rows-spanned="1" table:style-name="ce251"/>
          <table:covered-table-cell/>
          <table:table-cell table:style-name="ce252"/>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table:style-name="ce247"/>
          <table:table-cell table:number-columns-spanned="2" table:number-rows-spanned="1" table:style-name="ce248"/>
          <table:covered-table-cell/>
          <table:table-cell table:number-columns-spanned="2" table:number-rows-spanned="1" table:style-name="ce248"/>
          <table:covered-table-cell/>
          <table:table-cell table:number-columns-spanned="2" table:number-rows-spanned="1" table:style-name="ce248"/>
          <table:covered-table-cell/>
          <table:table-cell table:style-name="ce249"/>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table:style-name="ce250"/>
          <table:table-cell table:number-columns-spanned="2" table:number-rows-spanned="1" table:style-name="ce251"/>
          <table:covered-table-cell/>
          <table:table-cell table:number-columns-spanned="2" table:number-rows-spanned="1" table:style-name="ce251"/>
          <table:covered-table-cell/>
          <table:table-cell table:number-columns-spanned="2" table:number-rows-spanned="1" table:style-name="ce251"/>
          <table:covered-table-cell/>
          <table:table-cell table:style-name="ce252"/>
          <table:table-cell table:style-name="ce11"/>
          <table:table-cell table:style-name="ce41"/>
          <table:table-cell table:style-name="ce54"/>
          <table:table-cell table:number-columns-repeated="16372"/>
        </table:table-row>
        <table:table-row table:style-name="ro1">
          <table:table-cell office:value-type="string" table:style-name="ce27">
            <text:p>Hora</text:p>
          </table:table-cell>
          <table:table-cell office:value-type="string" table:style-name="ce247">
            <text:p>14:00</text:p>
          </table:table-cell>
          <table:table-cell table:number-columns-spanned="2" table:number-rows-spanned="1" table:style-name="ce248"/>
          <table:covered-table-cell/>
          <table:table-cell office:value-type="string" table:number-columns-spanned="2" table:number-rows-spanned="1" table:style-name="ce248">
            <text:p>14:00</text:p>
          </table:table-cell>
          <table:covered-table-cell/>
          <table:table-cell table:number-columns-spanned="2" table:number-rows-spanned="1" table:style-name="ce248"/>
          <table:covered-table-cell/>
          <table:table-cell office:value-type="string" table:style-name="ce249">
            <text:p>14:00</text:p>
          </table:table-cell>
          <table:table-cell table:style-name="ce11"/>
          <table:table-cell table:style-name="ce41"/>
          <table:table-cell table:style-name="ce54"/>
          <table:table-cell table:number-columns-repeated="16372"/>
        </table:table-row>
        <table:table-row table:style-name="ro1">
          <table:table-cell office:value-type="string" table:style-name="ce27">
            <text:p>Clase</text:p>
          </table:table-cell>
          <table:table-cell office:value-type="string" table:style-name="ce250">
            <text:p>Inglés</text:p>
          </table:table-cell>
          <table:table-cell table:number-columns-spanned="2" table:number-rows-spanned="1" table:style-name="ce251"/>
          <table:covered-table-cell/>
          <table:table-cell office:value-type="string" table:number-columns-spanned="2" table:number-rows-spanned="1" table:style-name="ce251">
            <text:p>Inglés</text:p>
          </table:table-cell>
          <table:covered-table-cell/>
          <table:table-cell table:number-columns-spanned="2" table:number-rows-spanned="1" table:style-name="ce251"/>
          <table:covered-table-cell/>
          <table:table-cell office:value-type="string" table:style-name="ce252">
            <text:p>Inglés</text:p>
          </table:table-cell>
          <table:table-cell table:style-name="ce21"/>
          <table:table-cell table:style-name="ce40"/>
          <table:table-cell table:style-name="ce19"/>
          <table:table-cell table:number-columns-repeated="16372"/>
        </table:table-row>
        <table:table-row table:style-name="ro1">
          <table:table-cell office:value-type="string" table:style-name="ce27">
            <text:p>Hora</text:p>
          </table:table-cell>
          <table:table-cell table:style-name="ce247"/>
          <table:table-cell table:number-columns-spanned="2" table:number-rows-spanned="1" table:style-name="ce248"/>
          <table:covered-table-cell/>
          <table:table-cell table:number-columns-spanned="2" table:number-rows-spanned="1" table:style-name="ce248"/>
          <table:covered-table-cell/>
          <table:table-cell table:number-columns-spanned="2" table:number-rows-spanned="1" table:style-name="ce248"/>
          <table:covered-table-cell/>
          <table:table-cell table:style-name="ce249"/>
          <table:table-cell office:value-type="string" table:style-name="ce33">
            <text:p>VI</text:p>
          </table:table-cell>
          <table:table-cell table:style-name="ce42"/>
          <table:table-cell table:style-name="ce60"/>
          <table:table-cell table:number-columns-repeated="16372"/>
        </table:table-row>
        <table:table-row table:style-name="ro1">
          <table:table-cell office:value-type="string" table:style-name="ce27">
            <text:p>Clase</text:p>
          </table:table-cell>
          <table:table-cell table:style-name="ce250"/>
          <table:table-cell table:number-columns-spanned="2" table:number-rows-spanned="1" table:style-name="ce251"/>
          <table:covered-table-cell/>
          <table:table-cell table:number-columns-spanned="2" table:number-rows-spanned="1" table:style-name="ce251"/>
          <table:covered-table-cell/>
          <table:table-cell table:number-columns-spanned="2" table:number-rows-spanned="1" table:style-name="ce251"/>
          <table:covered-table-cell/>
          <table:table-cell table:style-name="ce252"/>
          <table:table-cell table:style-name="ce50"/>
          <table:table-cell table:style-name="ce47"/>
          <table:table-cell table:style-name="ce61"/>
          <table:table-cell table:number-columns-repeated="16372"/>
        </table:table-row>
        <table:table-row table:style-name="ro1">
          <table:table-cell office:value-type="string" table:style-name="ce27">
            <text:p>Hora</text:p>
          </table:table-cell>
          <table:table-cell table:style-name="ce247"/>
          <table:table-cell office:value-type="string" table:number-columns-spanned="2" table:number-rows-spanned="1" table:style-name="ce248">
            <text:p>16:00</text:p>
          </table:table-cell>
          <table:covered-table-cell/>
          <table:table-cell table:number-columns-spanned="2" table:number-rows-spanned="1" table:style-name="ce248"/>
          <table:covered-table-cell/>
          <table:table-cell office:value-type="string" table:number-columns-spanned="2" table:number-rows-spanned="1" table:style-name="ce248">
            <text:p>16:00</text:p>
          </table:table-cell>
          <table:covered-table-cell/>
          <table:table-cell table:style-name="ce249"/>
          <table:table-cell table:style-name="ce50"/>
          <table:table-cell table:style-name="ce47"/>
          <table:table-cell table:style-name="ce61"/>
          <table:table-cell table:number-columns-repeated="16372"/>
        </table:table-row>
        <table:table-row table:style-name="ro1">
          <table:table-cell office:value-type="string" table:style-name="ce27">
            <text:p>Clase</text:p>
          </table:table-cell>
          <table:table-cell table:style-name="ce250"/>
          <table:table-cell office:value-type="string" table:number-columns-spanned="2" table:number-rows-spanned="1" table:style-name="ce251">
            <text:p>Programación</text:p>
          </table:table-cell>
          <table:covered-table-cell/>
          <table:table-cell table:number-columns-spanned="2" table:number-rows-spanned="1" table:style-name="ce251"/>
          <table:covered-table-cell/>
          <table:table-cell office:value-type="string" table:number-columns-spanned="2" table:number-rows-spanned="1" table:style-name="ce251">
            <text:p>Programación</text:p>
          </table:table-cell>
          <table:covered-table-cell/>
          <table:table-cell table:style-name="ce252"/>
          <table:table-cell table:style-name="ce50"/>
          <table:table-cell table:style-name="ce47"/>
          <table:table-cell table:style-name="ce61"/>
          <table:table-cell table:number-columns-repeated="16372"/>
        </table:table-row>
        <table:table-row table:style-name="ro1">
          <table:table-cell office:value-type="string" table:style-name="ce27">
            <text:p>Hora</text:p>
          </table:table-cell>
          <table:table-cell table:style-name="ce247"/>
          <table:table-cell table:number-columns-spanned="2" table:number-rows-spanned="1" table:style-name="ce248"/>
          <table:covered-table-cell/>
          <table:table-cell table:number-columns-spanned="2" table:number-rows-spanned="1" table:style-name="ce248"/>
          <table:covered-table-cell/>
          <table:table-cell table:number-columns-spanned="2" table:number-rows-spanned="1" table:style-name="ce248"/>
          <table:covered-table-cell/>
          <table:table-cell table:style-name="ce249"/>
          <table:table-cell table:style-name="ce50"/>
          <table:table-cell table:style-name="ce47"/>
          <table:table-cell table:style-name="ce61"/>
          <table:table-cell table:number-columns-repeated="16372"/>
        </table:table-row>
        <table:table-row table:style-name="ro1">
          <table:table-cell office:value-type="string" table:style-name="ce27">
            <text:p>Clase</text:p>
          </table:table-cell>
          <table:table-cell table:style-name="ce255"/>
          <table:table-cell table:number-columns-spanned="2" table:number-rows-spanned="1" table:style-name="ce256"/>
          <table:covered-table-cell/>
          <table:table-cell table:number-columns-spanned="2" table:number-rows-spanned="1" table:style-name="ce256"/>
          <table:covered-table-cell/>
          <table:table-cell table:number-columns-spanned="2" table:number-rows-spanned="1" table:style-name="ce256"/>
          <table:covered-table-cell/>
          <table:table-cell table:style-name="ce257"/>
          <table:table-cell table:style-name="ce50"/>
          <table:table-cell table:style-name="ce47"/>
          <table:table-cell table:style-name="ce61"/>
          <table:table-cell table:number-columns-repeated="16372"/>
        </table:table-row>
        <table:table-row table:number-rows-repeated="1048545" table:style-name="ro1">
          <table:table-cell table:number-columns-repeated="16384"/>
        </table:table-row>
        <table:named-expressions>
          <table:named-range table:name="AssignmentDays" table:cell-range-address="Dic.$K$2:Dic.$K$31" table:base-cell-address="Dic.$A$1"/>
          <table:named-range table:name="ImportantDatesTable" table:cell-range-address="Dic.$K$2:Dic.$L$6" table:base-cell-address="Dic.$A$1"/>
        </table:named-expressions>
      </table:table>
      <table:named-expressions>
        <table:named-expression table:name="AbrDom1" table:expression="of:=DATE($$AñoCalendario;4;1)-WEEKDAY(DATE($$AñoCalendario;4;1))+1" table:base-cell-address="Ene.$A$1"/>
        <table:named-expression table:name="AgoDom1" table:expression="of:=DATE($$AñoCalendario;8;1)-WEEKDAY(DATE($$AñoCalendario;8;1))+1" table:base-cell-address="Ene.$A$1"/>
        <table:named-range table:name="AñoCalendario" table:cell-range-address="Ene.$B$1" table:base-cell-address="Ene.$A$1"/>
        <table:named-range table:name="AssignmentDays" table:cell-range-address="Ene.$K$2:Ene.$K$31" table:base-cell-address="Ene.$A$1"/>
        <table:named-range table:name="ColumnTitleRegion1..I8.1" table:cell-range-address="Ene.$C$2" table:base-cell-address="Ene.$A$1"/>
        <table:named-range table:name="ColumnTitleRegion1..I8.10" table:cell-range-address="Oct.$C$2" table:base-cell-address="Oct.$A$1"/>
        <table:named-range table:name="ColumnTitleRegion1..I8.11" table:cell-range-address="Nov.$C$2" table:base-cell-address="Nov.$A$1"/>
        <table:named-range table:name="ColumnTitleRegion1..I8.12" table:cell-range-address="Dic.$C$2" table:base-cell-address="Dic.$A$1"/>
        <table:named-range table:name="ColumnTitleRegion1..I8.2" table:cell-range-address="Feb.$C$2" table:base-cell-address="Feb.$A$1"/>
        <table:named-range table:name="ColumnTitleRegion1..I8.3" table:cell-range-address="Mar.$C$2" table:base-cell-address="Mar.$A$1"/>
        <table:named-range table:name="ColumnTitleRegion1..I8.4" table:cell-range-address="Abr.$C$2" table:base-cell-address="Abr.$A$1"/>
        <table:named-range table:name="ColumnTitleRegion1..I8.5" table:cell-range-address="May.$C$2" table:base-cell-address="May.$A$1"/>
        <table:named-range table:name="ColumnTitleRegion1..I8.6" table:cell-range-address="Jun.$C$2" table:base-cell-address="Jun.$A$1"/>
        <table:named-range table:name="ColumnTitleRegion1..I8.7" table:cell-range-address="Jul.$C$2" table:base-cell-address="Jul.$A$1"/>
        <table:named-range table:name="ColumnTitleRegion1..I8.8" table:cell-range-address="Ago.$C$2" table:base-cell-address="Ago.$A$1"/>
        <table:named-range table:name="ColumnTitleRegion1..I8.9" table:cell-range-address="Sep.$C$2" table:base-cell-address="Sep.$A$1"/>
        <table:named-expression table:name="DecDom1" table:expression="of:=DATE($$AñoCalendario;12;1)-WEEKDAY(DATE($$AñoCalendario;12;1))+1" table:base-cell-address="Ene.$A$1"/>
        <table:named-expression table:name="FebDom1" table:expression="of:=DATE($$AñoCalendario;2;1)-WEEKDAY(DATE($$AñoCalendario;2;1))+1" table:base-cell-address="Ene.$A$1"/>
        <table:named-range table:name="ImportantDatesTable" table:cell-range-address="Ene.$K$2:Ene.$L$6" table:base-cell-address="Ene.$A$1"/>
        <table:named-expression table:name="JanDom1" table:expression="of:=DATE($$AñoCalendario;1;1)-WEEKDAY(DATE($$AñoCalendario;1;1))+1" table:base-cell-address="Ene.$A$1"/>
        <table:named-expression table:name="JulDom1" table:expression="of:=DATE($$AñoCalendario;7;1)-WEEKDAY(DATE($$AñoCalendario;7;1))+1" table:base-cell-address="Ene.$A$1"/>
        <table:named-expression table:name="JunDom1" table:expression="of:=DATE($$AñoCalendario;6;1)-WEEKDAY(DATE($$AñoCalendario;6;1))+1" table:base-cell-address="Ene.$A$1"/>
        <table:named-expression table:name="MarDom1" table:expression="of:=DATE($$AñoCalendario;3;1)-WEEKDAY(DATE($$AñoCalendario;3;1))+1" table:base-cell-address="Ene.$A$1"/>
        <table:named-expression table:name="MayDom1" table:expression="of:=DATE($$AñoCalendario;5;1)-WEEKDAY(DATE($$AñoCalendario;5;1))+1" table:base-cell-address="Ene.$A$1"/>
        <table:named-expression table:name="NovDom1" table:expression="of:=DATE($$AñoCalendario;11;1)-WEEKDAY(DATE($$AñoCalendario;11;1))+1" table:base-cell-address="Ene.$A$1"/>
        <table:named-expression table:name="OctDom1" table:expression="of:=DATE($$AñoCalendario;10;1)-WEEKDAY(DATE($$AñoCalendario;10;1))+1" table:base-cell-address="Ene.$A$1"/>
        <table:named-expression table:name="SepDom1" table:expression="of:=DATE($$AñoCalendario;9;1)-WEEKDAY(DATE($$AñoCalendario;9;1))+1" table:base-cell-address="Ene.$A$1"/>
        <table:named-range table:name="TitleRegion2..I31.1" table:cell-range-address="Ene.$A$11" table:base-cell-address="Ene.$A$1"/>
        <table:named-range table:name="TitleRegion2..I31.10" table:cell-range-address="Oct.$A$11" table:base-cell-address="Oct.$A$1"/>
        <table:named-range table:name="TitleRegion2..I31.11" table:cell-range-address="Nov.$A$11" table:base-cell-address="Nov.$A$1"/>
        <table:named-range table:name="TitleRegion2..I31.12" table:cell-range-address="Dic.$A$11" table:base-cell-address="Dic.$A$1"/>
        <table:named-range table:name="TitleRegion2..I31.2" table:cell-range-address="Feb.$A$11" table:base-cell-address="Feb.$A$1"/>
        <table:named-range table:name="TitleRegion2..I31.3" table:cell-range-address="Mar.$A$11" table:base-cell-address="Mar.$A$1"/>
        <table:named-range table:name="TitleRegion2..I31.4" table:cell-range-address="Abr.$A$11" table:base-cell-address="Abr.$A$1"/>
        <table:named-range table:name="TitleRegion2..I31.5" table:cell-range-address="May.$A$11" table:base-cell-address="May.$A$1"/>
        <table:named-range table:name="TitleRegion2..I31.6" table:cell-range-address="Jun.$A$11" table:base-cell-address="Jun.$A$1"/>
        <table:named-range table:name="TitleRegion2..I31.7" table:cell-range-address="Jul.$A$11" table:base-cell-address="Jul.$A$1"/>
        <table:named-range table:name="TitleRegion2..I31.8" table:cell-range-address="Ago.$A$11" table:base-cell-address="Ago.$A$1"/>
        <table:named-range table:name="TitleRegion2..I31.9" table:cell-range-address="Sep.$A$11" table:base-cell-address="Sep.$A$1"/>
        <table:named-expression table:name="TítuloDeColumna1" table:expression="of:=[Ene.$J$1]" table:base-cell-address="Ene.$A$1"/>
        <table:named-expression table:name="TítuloDeColumna10" table:expression="of:=[Oct.$J$1]" table:base-cell-address="Ene.$A$1"/>
        <table:named-expression table:name="TítuloDeColumna11" table:expression="of:=[Nov.$J$1]" table:base-cell-address="Ene.$A$1"/>
        <table:named-expression table:name="TítuloDeColumna12" table:expression="of:=[Dic.$J$1]" table:base-cell-address="Ene.$A$1"/>
        <table:named-expression table:name="TítuloDeColumna2" table:expression="of:=[Feb.$J$1]" table:base-cell-address="Ene.$A$1"/>
        <table:named-expression table:name="TítuloDeColumna3" table:expression="of:=[Mar.$J$1]" table:base-cell-address="Ene.$A$1"/>
        <table:named-expression table:name="TítuloDeColumna4" table:expression="of:=[Abr.$J$1]" table:base-cell-address="Ene.$A$1"/>
        <table:named-expression table:name="TítuloDeColumna5" table:expression="of:=[May.$J$1]" table:base-cell-address="Ene.$A$1"/>
        <table:named-expression table:name="TítuloDeColumna6" table:expression="of:=[Jun.$J$1]" table:base-cell-address="Ene.$A$1"/>
        <table:named-expression table:name="TítuloDeColumna7" table:expression="of:=[Jul.$J$1]" table:base-cell-address="Ene.$A$1"/>
        <table:named-expression table:name="TítuloDeColumna8" table:expression="of:=[Ago.$J$1]" table:base-cell-address="Ene.$A$1"/>
        <table:named-expression table:name="TítuloDeColumna9" table:expression="of:=[Sep.$J$1]" table:base-cell-address="Ene.$A$1"/>
      </table:named-expressions>
      <table:database-ranges>
        <table:database-range table:target-range-address="Ene.J1:Ene.L31" table:name="EneroTareas" table:display-filter-buttons="false"/>
        <table:database-range table:target-range-address="Feb.J1:Feb.L31" table:name="FebreroTareas" table:display-filter-buttons="false"/>
        <table:database-range table:target-range-address="Mar.J1:Mar.L31" table:name="MarzoTareas" table:display-filter-buttons="false"/>
        <table:database-range table:target-range-address="Abr.J1:Abr.L31" table:name="AbrilTareas" table:display-filter-buttons="false"/>
        <table:database-range table:target-range-address="May.J1:May.L31" table:name="MayoTareas" table:display-filter-buttons="false"/>
        <table:database-range table:target-range-address="Jun.J1:Jun.L31" table:name="JunioTareas" table:display-filter-buttons="false"/>
        <table:database-range table:target-range-address="Jul.J1:Jul.L31" table:name="JulioTareas" table:display-filter-buttons="false"/>
        <table:database-range table:target-range-address="Ago.J1:Ago.L31" table:name="AgostoTareas" table:display-filter-buttons="false"/>
        <table:database-range table:target-range-address="Sep.J1:Sep.L31" table:name="SeptiembreTareas" table:display-filter-buttons="false"/>
        <table:database-range table:target-range-address="Oct.J1:Oct.L31" table:name="OctubreTareas" table:display-filter-buttons="false"/>
        <table:database-range table:target-range-address="Nov.J1:Nov.L31" table:name="NoviembreTareas" table:display-filter-buttons="false"/>
        <table:database-range table:target-range-address="Dic.J1:Dic.L31" table:name="DiciembreTareas" table:display-filter-buttons="fals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percentage-style style:name="N13">
      <number:number number:decimal-places="0" number:min-integer-digits="1"/>
      <number:text>%</number:text>
    </number:percentage-style>
    <number:time-style style:name="N25">
      <number:hours/>
      <number:text>:</number:text>
      <number:minutes number:style="long"/>
    </number:time-style>
    <number:number-style style:name="N36P0">
      <number:text> $</number:text>
      <number:number number:decimal-places="0" number:min-integer-digits="1" number:grouping="true">
        <number:embedded-text number:position="0"> </number:embedded-text>
      </number:number>
    </number:number-style>
    <number:number-style style:name="N36P1">
      <number:text> $(</number:text>
      <number:number number:decimal-places="0" number:min-integer-digits="1" number:grouping="true">
        <number:embedded-text number:position="0">)</number:embedded-text>
      </number:number>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0" number:min-integer-digits="1" number:grouping="true">
        <number:embedded-text number:position="0"> </number:embedded-text>
      </number:number>
    </number:number-style>
    <number:number-style style:name="N37P1">
      <number:text> (</number:text>
      <number:number number:decimal-places="0" number:min-integer-digits="1" number:grouping="true">
        <number:embedded-text number:position="0">)</number:embedded-text>
      </number:number>
    </number:number-style>
    <number:text-style style:name="N37P2">
      <number:text> - </number:text>
    </number:text-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 $(</number:text>
      <number:number number:decimal-places="2" number:min-integer-digits="1" number:grouping="true"/>
      <number:text>)</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2" number:min-integer-digits="1" number:grouping="true"/>
      <number:text> </number:text>
    </number:number-style>
    <number:number-style style:name="N39P1">
      <number:text> (</number:text>
      <number:number number:decimal-places="2" number:min-integer-digits="1" number:grouping="true"/>
      <number:text>)</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date-style style:name="N40">
      <number:day/>
    </number:date-style>
    <number:date-style style:name="N41P0" number:language="es" number:country="ES">
      <number:month number:textual="true"/>
    </number:date-style>
    <number:text-style style:name="N41">
      <number:text-content/>
      <style:map style:condition="value()&gt;=0" style:apply-style-name="N41P0"/>
    </number:text-style>
    <style:style style:name="Alineaci_243_n_32_del_32_calendario" style:display-name="Alineación del calendario" style:family="table-cell" style:data-style-name="N40">
      <style:table-cell-properties style:vertical-align="middle" style:repeat-content="false"/>
      <style:paragraph-properties fo:text-align="start" fo:margin-left="0.353cm"/>
      <style:text-properties fo:color="#404040" fo:font-size="12pt" style:font-size-asian="12pt" style:font-size-complex="12pt"/>
    </style:style>
    <style:style style:name="Borde_32_derecho" style:display-name="Borde derecho" style:family="table-cell" style:data-style-name="N0">
      <style:table-cell-properties fo:border-top="none" fo:border-bottom="none" fo:border-left="none" fo:border-right="thin solid #185C6D"/>
    </style:style>
    <style:style style:name="Borde_32_inferior" style:display-name="Borde inferior" style:family="table-cell" style:data-style-name="N0">
      <style:table-cell-properties fo:border-top="none" fo:border-bottom="thin solid #185C6D" fo:border-left="none" fo:border-right="none"/>
    </style:style>
    <style:style style:name="Borde_32_superior" style:display-name="Borde superior" style:family="table-cell" style:data-style-name="N0">
      <style:table-cell-properties fo:border-top="thin solid #185C6D" fo:border-bottom="none" fo:border-left="none" fo:border-right="none"/>
    </style:style>
    <style:style style:name="D_237_as_32_de_32_la_32_semana" style:display-name="Días de la semana" style:family="table-cell" style:data-style-name="N0">
      <style:table-cell-properties fo:border-top="none" fo:border-bottom="none" fo:border-left="thin solid #D7F0F7" fo:border-right="thin solid #FFFFFF" style:vertical-align="automatic" fo:background-color="#185C6D" style:repeat-content="false"/>
      <style:paragraph-properties fo:text-align="start" fo:margin-left="0.353cm"/>
      <style:text-properties fo:color="#FFFFFF"/>
    </style:style>
    <style:style style:name="Encabezado_32_1" style:display-name="Encabezado 1" style:family="table-cell" style:data-style-name="N41">
      <style:table-cell-properties style:vertical-align="middle" style:repeat-content="false"/>
      <style:paragraph-properties fo:text-align="center"/>
      <style:text-properties fo:color="#185C6D" fo:font-size="24pt" style:font-size-asian="24pt" style:font-size-complex="24pt" fo:font-weight="bold" style:font-weight-asian="bold" style:font-weight-complex="bold"/>
    </style:style>
    <style:style style:name="Encabezado_32_4" style:display-name="Encabezado 4" style:family="table-cell" style:data-style-name="N0">
      <style:table-cell-properties style:vertical-align="automatic"/>
      <style:text-properties fo:color="#185C6D" fo:font-size="12pt" style:font-size-asian="12pt" style:font-size-complex="12pt" fo:font-weight="bold" style:font-weight-asian="bold" style:font-weight-complex="bold"/>
    </style:style>
    <style:style style:name="Encabezado_32_de_32_la_32_tabla_32_en_32_blanco" style:display-name="Encabezado de la tabla en blanco" style:family="table-cell" style:data-style-name="N0">
      <style:text-properties fo:color="#FFFFFF"/>
    </style:style>
    <style:style style:name="Etiqueta" style:family="table-cell" style:data-style-name="N0">
      <style:table-cell-properties style:vertical-align="middle" fo:background-color="transparent"/>
      <style:text-properties fo:color="#185C6D" fo:font-weight="bold" style:font-weight-asian="bold" style:font-weight-complex="bold"/>
    </style:style>
    <style:style style:name="Fecha" style:family="table-cell" style:data-style-name="N1">
      <style:table-cell-properties style:vertical-align="automatic" style:repeat-content="false"/>
      <style:paragraph-properties fo:text-align="center"/>
      <style:text-properties fo:font-weight="bold" style:font-weight-asian="bold" style:font-weight-complex="bold"/>
    </style:style>
    <style:style style:name="Hora" style:family="table-cell" style:data-style-name="N25">
      <style:table-cell-properties style:vertical-align="automatic" style:repeat-content="false"/>
      <style:paragraph-properties fo:text-align="start" fo:margin-left="0.353cm"/>
      <style:text-properties fo:color="#000000"/>
    </style:style>
    <style:style style:name="Millares" style:family="table-cell" style:data-style-name="N39"/>
    <style:style style:name="Millares_32__91_0_93_" style:display-name="Millares [0]" style:family="table-cell" style:data-style-name="N37"/>
    <style:style style:name="Moneda" style:family="table-cell" style:data-style-name="N38"/>
    <style:style style:name="Moneda_32__91_0_93_" style:display-name="Moneda [0]" style:family="table-cell" style:data-style-name="N36"/>
    <style:style style:name="Default" style:family="table-cell" style:data-style-name="N0">
      <style:table-cell-properties style:vertical-align="automatic" fo:wrap-option="wrap" fo:background-color="transparent"/>
      <style:text-properties fo:color="#000000" style:font-name="Arial" style:font-name-asian="Arial" style:font-name-complex="Arial" fo:font-size="11pt" style:font-size-asian="11pt" style:font-size-complex="11pt"/>
    </style:style>
    <style:style style:name="Notas" style:family="table-cell" style:data-style-name="N0">
      <style:table-cell-properties fo:border="thin solid #B2B2B2" fo:background-color="#FFFFCC"/>
    </style:style>
    <style:style style:name="Porcentaje" style:family="table-cell" style:data-style-name="N13"/>
    <style:style style:name="Relleno_32_de_32_programaci_243_n_32_semanal" style:display-name="Relleno de programación semanal" style:family="table-cell" style:data-style-name="N0">
      <style:table-cell-properties style:vertical-align="top" fo:background-color="#F2F2F2" style:repeat-content="false"/>
      <style:paragraph-properties fo:text-align="start" fo:margin-left="0.353cm"/>
    </style:style>
    <style:style style:name="T_237_tulo" style:display-name="Título" style:family="table-cell" style:data-style-name="N0">
      <style:table-cell-properties style:vertical-align="middle" style:repeat-content="false"/>
      <style:paragraph-properties fo:text-align="center"/>
      <style:text-properties fo:color="#185C6D" fo:font-size="18pt" style:font-size-asian="18pt" style:font-size-complex="18pt" fo:font-weight="bold" style:font-weight-asian="bold" style:font-weight-complex="bold"/>
    </style:style>
    <style:style style:name="T_237_tulo_32_2" style:display-name="Título 2" style:family="table-cell" style:data-style-name="N0">
      <style:table-cell-properties style:vertical-align="middle" style:repeat-content="false"/>
      <style:paragraph-properties fo:text-align="start" fo:margin-left="0.706cm"/>
      <style:text-properties fo:color="#185C6D" fo:font-size="17pt" style:font-size-asian="17pt" style:font-size-complex="17pt" fo:font-weight="bold" style:font-weight-asian="bold" style:font-weight-complex="bold"/>
    </style:style>
    <style:style style:name="T_237_tulo_32_3" style:display-name="Título 3" style:family="table-cell" style:data-style-name="N0">
      <style:table-cell-properties style:vertical-align="middle" style:repeat-content="false"/>
      <style:paragraph-properties fo:text-align="start" fo:margin-left="0cm"/>
      <style:text-properties fo:color="#185C6D" fo:font-size="12pt" style:font-size-asian="12pt" style:font-size-complex="12pt" fo:font-weight="bold" style:font-weight-asian="bold" style:font-weight-complex="bold"/>
    </style:style>
    <style:style style:name="cf1" style:family="table-cell">
      <style:text-properties fo:color="#BFBFBF"/>
    </style:style>
    <style:style style:name="cf2" style:family="table-cell">
      <style:table-cell-properties fo:background-color="#D7F0F7"/>
      <style:text-properties fo:color="#000000" fo:font-weight="bold" style:font-weight-asian="bold" style:font-weight-complex="bold"/>
    </style:style>
    <style:style style:name="cf3" style:family="table-cell">
      <style:table-cell-properties fo:background-color="#D7F0F7"/>
      <style:text-properties fo:font-weight="bold" style:font-weight-asian="bold" style:font-weight-complex="bold"/>
    </style:style>
    <style:style style:name="cf4" style:family="table-cell">
      <style:table-cell-properties fo:background-color="#D7F0F7"/>
    </style:style>
    <style:style style:name="cf5" style:family="table-cell">
      <style:table-cell-properties fo:border-bottom="thin solid #FFFFFF"/>
    </style:style>
    <style:style style:name="cf6" style:family="table-cell">
      <style:table-cell-properties fo:border-left="thin solid #FFFFFF"/>
    </style:style>
    <style:style style:name="cf7" style:family="table-cell">
      <style:table-cell-properties fo:background-color="#D7F0F7"/>
    </style:style>
    <style:style style:name="cf8" style:family="table-cell">
      <style:table-cell-properties fo:border-bottom="thin solid #FFFFFF" fo:border-left="thin solid #FFFFFF"/>
    </style:style>
    <style:default-style style:family="graphic">
      <style:graphic-properties draw:fill="solid" draw:fill-color="#39b5d4" draw:opacity="100%" draw:stroke="solid" svg:stroke-width="0.02778in" svg:stroke-color="#27849b" svg:stroke-opacity="100%" svg:stroke-linecap="butt"/>
    </style:default-style>
  </office:styles>
  <office:automatic-styles>
    <style:page-layout style:name="pm1">
      <style:page-layout-properties fo:margin-top="0.3in" fo:margin-bottom="0.3in" fo:margin-left="0.5in" fo:margin-right="0.5in" style:print-orientation="landscape" style:print-page-order="ttb" style:first-page-number="continue" style:scale-to="58%" style:table-centering="both" style:print="objects charts drawings"/>
      <style:header-style>
        <style:header-footer-properties fo:min-height="0.2in" fo:margin-left="0.5in" fo:margin-right="0.5in" fo:margin-bottom="0in"/>
      </style:header-style>
      <style:footer-style>
        <style:header-footer-properties fo:min-height="0.2in" fo:margin-left="0.5in" fo:margin-right="0.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130</meta:generator>
    <meta:initial-creator>Probook</meta:initial-creator>
    <dc:creator>Probook</dc:creator>
    <meta:creation-date>2016-12-22T23:12:27Z</meta:creation-date>
    <dc:date>2019-11-08T14:00:41Z</dc:date>
  </office:meta>
</office:document-meta>
</file>